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9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  <style:style style:name="ce5" style:family="table-cell" style:parent-style-name="Default">
      <style:map style:condition="cell-content()=0" style:apply-style-name="Untitled1" style:base-cell-address="Sheet1.L2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8mm" svg:height="147.72mm" svg:x="226.74mm" svg:y="1.29mm">
            <loext:p draw:notify-on-update-of-ranges="Sheet1.D104:Sheet1.D113 Sheet1.B2:Sheet1.B101 Sheet1.C2:Sheet1.C101 Sheet1.B104:Sheet1.B113 Sheet1.C104:Sheet1.C1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9" table:default-cell-style-name="Default"/>
        <table:table-row table:style-name="ro1">
          <table:table-cell table:style-name="ce1" office:value-type="string" calcext:value-type="string">
            <text:p>LOCATION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REQUIRED</text:p>
          </table:table-cell>
          <table:table-cell table:number-columns-repeated="5"/>
          <table:table-cell table:style-name="ce2"/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4" office:value-type="float" office:value="0.338446321865011" calcext:value-type="float">
            <text:p>0.34</text:p>
          </table:table-cell>
          <table:table-cell table:formula="of:=ROUNDDOWN([.D2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638269660178775" calcext:value-type="float">
            <text:p>0.64</text:p>
          </table:table-cell>
          <table:table-cell table:formula="of:=ROUNDDOWN([.D3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138957840632032" calcext:value-type="float">
            <text:p>0.14</text:p>
          </table:table-cell>
          <table:table-cell table:formula="of:=ROUNDDOWN([.D4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35428983120045" calcext:value-type="float">
            <text:p>0.35</text:p>
          </table:table-cell>
          <table:table-cell table:formula="of:=ROUNDDOWN([.D5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.147799396528367" calcext:value-type="float">
            <text:p>0.15</text:p>
          </table:table-cell>
          <table:table-cell table:formula="of:=ROUNDDOWN([.D6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0.184568435786854" calcext:value-type="float">
            <text:p>0.18</text:p>
          </table:table-cell>
          <table:table-cell table:formula="of:=ROUNDDOWN([.D7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.132475499426112" calcext:value-type="float">
            <text:p>0.13</text:p>
          </table:table-cell>
          <table:table-cell table:formula="of:=ROUNDDOWN([.D8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796346219969965" calcext:value-type="float">
            <text:p>0.80</text:p>
          </table:table-cell>
          <table:table-cell table:formula="of:=ROUNDDOWN([.D9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0.838543519323671" calcext:value-type="float">
            <text:p>0.84</text:p>
          </table:table-cell>
          <table:table-cell table:formula="of:=ROUNDDOWN([.D10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0.092414656849324" calcext:value-type="float">
            <text:p>0.09</text:p>
          </table:table-cell>
          <table:table-cell table:formula="of:=ROUNDDOWN([.D11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380311695396034" calcext:value-type="float">
            <text:p>0.04</text:p>
          </table:table-cell>
          <table:table-cell table:formula="of:=ROUNDDOWN([.D12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4" office:value-type="float" office:value="0.915377883875591" calcext:value-type="float">
            <text:p>0.92</text:p>
          </table:table-cell>
          <table:table-cell table:formula="of:=ROUNDDOWN([.D13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862945444018805" calcext:value-type="float">
            <text:p>0.09</text:p>
          </table:table-cell>
          <table:table-cell table:formula="of:=ROUNDDOWN([.D14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421385575919048" calcext:value-type="float">
            <text:p>0.42</text:p>
          </table:table-cell>
          <table:table-cell table:formula="of:=ROUNDDOWN([.D15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.0883941810887553" calcext:value-type="float">
            <text:p>0.09</text:p>
          </table:table-cell>
          <table:table-cell table:formula="of:=ROUNDDOWN([.D16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0.459631853412258" calcext:value-type="float">
            <text:p>0.46</text:p>
          </table:table-cell>
          <table:table-cell table:formula="of:=ROUNDDOWN([.D17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.563332570861022" calcext:value-type="float">
            <text:p>0.56</text:p>
          </table:table-cell>
          <table:table-cell table:formula="of:=ROUNDDOWN([.D18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581579042167632" calcext:value-type="float">
            <text:p>0.58</text:p>
          </table:table-cell>
          <table:table-cell table:formula="of:=ROUNDDOWN([.D19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0.708260827551481" calcext:value-type="float">
            <text:p>0.71</text:p>
          </table:table-cell>
          <table:table-cell table:formula="of:=ROUNDDOWN([.D20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0.780705694403935" calcext:value-type="float">
            <text:p>0.78</text:p>
          </table:table-cell>
          <table:table-cell table:formula="of:=ROUNDDOWN([.D21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912984408611364" calcext:value-type="float">
            <text:p>0.91</text:p>
          </table:table-cell>
          <table:table-cell table:formula="of:=ROUNDDOWN([.D22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6612329089847" calcext:value-type="float">
            <text:p>0.66</text:p>
          </table:table-cell>
          <table:table-cell table:formula="of:=ROUNDDOWN([.D23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4" office:value-type="float" office:value="0.827430089298093" calcext:value-type="float">
            <text:p>0.83</text:p>
          </table:table-cell>
          <table:table-cell table:formula="of:=ROUNDDOWN([.D24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566818045493802" calcext:value-type="float">
            <text:p>0.57</text:p>
          </table:table-cell>
          <table:table-cell table:formula="of:=ROUNDDOWN([.D25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.907919759261029" calcext:value-type="float">
            <text:p>0.91</text:p>
          </table:table-cell>
          <table:table-cell table:formula="of:=ROUNDDOWN([.D26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0.486806824076715" calcext:value-type="float">
            <text:p>0.49</text:p>
          </table:table-cell>
          <table:table-cell table:formula="of:=ROUNDDOWN([.D27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.88660229787821" calcext:value-type="float">
            <text:p>0.89</text:p>
          </table:table-cell>
          <table:table-cell table:formula="of:=ROUNDDOWN([.D28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491092541060318" calcext:value-type="float">
            <text:p>0.49</text:p>
          </table:table-cell>
          <table:table-cell table:formula="of:=ROUNDDOWN([.D29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0.311214669543956" calcext:value-type="float">
            <text:p>0.31</text:p>
          </table:table-cell>
          <table:table-cell table:formula="of:=ROUNDDOWN([.D30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0.505830552711693" calcext:value-type="float">
            <text:p>0.51</text:p>
          </table:table-cell>
          <table:table-cell table:formula="of:=ROUNDDOWN([.D31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71710369680637" calcext:value-type="float">
            <text:p>0.72</text:p>
          </table:table-cell>
          <table:table-cell table:formula="of:=ROUNDDOWN([.D32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105982243922953" calcext:value-type="float">
            <text:p>0.11</text:p>
          </table:table-cell>
          <table:table-cell table:formula="of:=ROUNDDOWN([.D33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271631115233" calcext:value-type="float">
            <text:p>0.27</text:p>
          </table:table-cell>
          <table:table-cell table:formula="of:=ROUNDDOWN([.D34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ce4" office:value-type="float" office:value="0.872001726288707" calcext:value-type="float">
            <text:p>0.87</text:p>
          </table:table-cell>
          <table:table-cell table:formula="of:=ROUNDDOWN([.D35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.541160520675862" calcext:value-type="float">
            <text:p>0.54</text:p>
          </table:table-cell>
          <table:table-cell table:formula="of:=ROUNDDOWN([.D36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0.449567996754679" calcext:value-type="float">
            <text:p>0.45</text:p>
          </table:table-cell>
          <table:table-cell table:formula="of:=ROUNDDOWN([.D37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.896323152194775" calcext:value-type="float">
            <text:p>0.90</text:p>
          </table:table-cell>
          <table:table-cell table:formula="of:=ROUNDDOWN([.D38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262956500401157" calcext:value-type="float">
            <text:p>0.26</text:p>
          </table:table-cell>
          <table:table-cell table:formula="of:=ROUNDDOWN([.D39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0.577445889349635" calcext:value-type="float">
            <text:p>0.58</text:p>
          </table:table-cell>
          <table:table-cell table:formula="of:=ROUNDDOWN([.D40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0.109952469188728" calcext:value-type="float">
            <text:p>0.11</text:p>
          </table:table-cell>
          <table:table-cell table:formula="of:=ROUNDDOWN([.D41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127071216428728" calcext:value-type="float">
            <text:p>0.13</text:p>
          </table:table-cell>
          <table:table-cell table:formula="of:=ROUNDDOWN([.D42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139709188641898" calcext:value-type="float">
            <text:p>0.14</text:p>
          </table:table-cell>
          <table:table-cell table:formula="of:=ROUNDDOWN([.D43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305457614515195" calcext:value-type="float">
            <text:p>0.31</text:p>
          </table:table-cell>
          <table:table-cell table:formula="of:=ROUNDDOWN([.D44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452876218879982" calcext:value-type="float">
            <text:p>0.45</text:p>
          </table:table-cell>
          <table:table-cell table:formula="of:=ROUNDDOWN([.D45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90" calcext:value-type="float">
            <text:p>90</text:p>
          </table:table-cell>
          <table:table-cell table:style-name="ce4" office:value-type="float" office:value="0.561144939739258" calcext:value-type="float">
            <text:p>0.56</text:p>
          </table:table-cell>
          <table:table-cell table:formula="of:=ROUNDDOWN([.D46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0.360412895779404" calcext:value-type="float">
            <text:p>0.36</text:p>
          </table:table-cell>
          <table:table-cell table:formula="of:=ROUNDDOWN([.D47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.428332650726614" calcext:value-type="float">
            <text:p>0.43</text:p>
          </table:table-cell>
          <table:table-cell table:formula="of:=ROUNDDOWN([.D48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0575558405434582" calcext:value-type="float">
            <text:p>0.06</text:p>
          </table:table-cell>
          <table:table-cell table:formula="of:=ROUNDDOWN([.D49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0.566265128718743" calcext:value-type="float">
            <text:p>0.57</text:p>
          </table:table-cell>
          <table:table-cell table:formula="of:=ROUNDDOWN([.D50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0.635971025774653" calcext:value-type="float">
            <text:p>0.64</text:p>
          </table:table-cell>
          <table:table-cell table:formula="of:=ROUNDDOWN([.D51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681392236497291" calcext:value-type="float">
            <text:p>0.68</text:p>
          </table:table-cell>
          <table:table-cell table:formula="of:=ROUNDDOWN([.D52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456085110954597" calcext:value-type="float">
            <text:p>0.46</text:p>
          </table:table-cell>
          <table:table-cell table:formula="of:=ROUNDDOWN([.D53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66758489065861" calcext:value-type="float">
            <text:p>0.67</text:p>
          </table:table-cell>
          <table:table-cell table:formula="of:=ROUNDDOWN([.D54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902490747897507" calcext:value-type="float">
            <text:p>0.90</text:p>
          </table:table-cell>
          <table:table-cell table:formula="of:=ROUNDDOWN([.D55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.351816934192594" calcext:value-type="float">
            <text:p>0.35</text:p>
          </table:table-cell>
          <table:table-cell table:formula="of:=ROUNDDOWN([.D56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10" calcext:value-type="float">
            <text:p>110</text:p>
          </table:table-cell>
          <table:table-cell table:style-name="ce4" office:value-type="float" office:value="0.0670080021890045" calcext:value-type="float">
            <text:p>0.07</text:p>
          </table:table-cell>
          <table:table-cell table:formula="of:=ROUNDDOWN([.D57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.258680817991602" calcext:value-type="float">
            <text:p>0.26</text:p>
          </table:table-cell>
          <table:table-cell table:formula="of:=ROUNDDOWN([.D58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778933682210386" calcext:value-type="float">
            <text:p>0.78</text:p>
          </table:table-cell>
          <table:table-cell table:formula="of:=ROUNDDOWN([.D59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0.807290061995838" calcext:value-type="float">
            <text:p>0.81</text:p>
          </table:table-cell>
          <table:table-cell table:formula="of:=ROUNDDOWN([.D60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0.0491264560659971" calcext:value-type="float">
            <text:p>0.05</text:p>
          </table:table-cell>
          <table:table-cell table:formula="of:=ROUNDDOWN([.D61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211869153730586" calcext:value-type="float">
            <text:p>0.21</text:p>
          </table:table-cell>
          <table:table-cell table:formula="of:=ROUNDDOWN([.D62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0788094486486135" calcext:value-type="float">
            <text:p>0.08</text:p>
          </table:table-cell>
          <table:table-cell table:formula="of:=ROUNDDOWN([.D63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0359098145132443" calcext:value-type="float">
            <text:p>0.04</text:p>
          </table:table-cell>
          <table:table-cell table:formula="of:=ROUNDDOWN([.D64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553001016134052" calcext:value-type="float">
            <text:p>0.55</text:p>
          </table:table-cell>
          <table:table-cell table:formula="of:=ROUNDDOWN([.D65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.724753772125088" calcext:value-type="float">
            <text:p>0.72</text:p>
          </table:table-cell>
          <table:table-cell table:formula="of:=ROUNDDOWN([.D66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0.527703727806543" calcext:value-type="float">
            <text:p>0.53</text:p>
          </table:table-cell>
          <table:table-cell table:formula="of:=ROUNDDOWN([.D67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30" calcext:value-type="float">
            <text:p>130</text:p>
          </table:table-cell>
          <table:table-cell table:style-name="ce4" office:value-type="float" office:value="0.525009533326752" calcext:value-type="float">
            <text:p>0.53</text:p>
          </table:table-cell>
          <table:table-cell table:formula="of:=ROUNDDOWN([.D68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604137182118094" calcext:value-type="float">
            <text:p>0.60</text:p>
          </table:table-cell>
          <table:table-cell table:formula="of:=ROUNDDOWN([.D69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0.502290270752815" calcext:value-type="float">
            <text:p>0.50</text:p>
          </table:table-cell>
          <table:table-cell table:formula="of:=ROUNDDOWN([.D70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0.254737380076911" calcext:value-type="float">
            <text:p>0.25</text:p>
          </table:table-cell>
          <table:table-cell table:formula="of:=ROUNDDOWN([.D71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729657099783691" calcext:value-type="float">
            <text:p>0.73</text:p>
          </table:table-cell>
          <table:table-cell table:formula="of:=ROUNDDOWN([.D72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0917754334361525" calcext:value-type="float">
            <text:p>0.09</text:p>
          </table:table-cell>
          <table:table-cell table:formula="of:=ROUNDDOWN([.D73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155863325212984" calcext:value-type="float">
            <text:p>0.16</text:p>
          </table:table-cell>
          <table:table-cell table:formula="of:=ROUNDDOWN([.D74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977823105393167" calcext:value-type="float">
            <text:p>0.98</text:p>
          </table:table-cell>
          <table:table-cell table:formula="of:=ROUNDDOWN([.D75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.0851636735548903" calcext:value-type="float">
            <text:p>0.09</text:p>
          </table:table-cell>
          <table:table-cell table:formula="of:=ROUNDDOWN([.D76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0.931552037501385" calcext:value-type="float">
            <text:p>0.93</text:p>
          </table:table-cell>
          <table:table-cell table:formula="of:=ROUNDDOWN([.D77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.308951403604796" calcext:value-type="float">
            <text:p>0.31</text:p>
          </table:table-cell>
          <table:table-cell table:formula="of:=ROUNDDOWN([.D78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ce4" office:value-type="float" office:value="0.97151427906479" calcext:value-type="float">
            <text:p>0.97</text:p>
          </table:table-cell>
          <table:table-cell table:formula="of:=ROUNDDOWN([.D79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0.247615231002877" calcext:value-type="float">
            <text:p>0.25</text:p>
          </table:table-cell>
          <table:table-cell table:formula="of:=ROUNDDOWN([.D80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0.318977292701804" calcext:value-type="float">
            <text:p>0.32</text:p>
          </table:table-cell>
          <table:table-cell table:formula="of:=ROUNDDOWN([.D81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409866434502844" calcext:value-type="float">
            <text:p>0.41</text:p>
          </table:table-cell>
          <table:table-cell table:formula="of:=ROUNDDOWN([.D82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510354179137633" calcext:value-type="float">
            <text:p>0.51</text:p>
          </table:table-cell>
          <table:table-cell table:formula="of:=ROUNDDOWN([.D83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551955968906358" calcext:value-type="float">
            <text:p>0.55</text:p>
          </table:table-cell>
          <table:table-cell table:formula="of:=ROUNDDOWN([.D84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599084014745372" calcext:value-type="float">
            <text:p>0.60</text:p>
          </table:table-cell>
          <table:table-cell table:formula="of:=ROUNDDOWN([.D85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.0680893820019855" calcext:value-type="float">
            <text:p>0.07</text:p>
          </table:table-cell>
          <table:table-cell table:formula="of:=ROUNDDOWN([.D86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0.0224010507925025" calcext:value-type="float">
            <text:p>0.02</text:p>
          </table:table-cell>
          <table:table-cell table:formula="of:=ROUNDDOWN([.D87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.664576188479606" calcext:value-type="float">
            <text:p>0.66</text:p>
          </table:table-cell>
          <table:table-cell table:formula="of:=ROUNDDOWN([.D88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719149777400704" calcext:value-type="float">
            <text:p>0.72</text:p>
          </table:table-cell>
          <table:table-cell table:formula="of:=ROUNDDOWN([.D89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ce4" office:value-type="float" office:value="0.71325063390333" calcext:value-type="float">
            <text:p>0.71</text:p>
          </table:table-cell>
          <table:table-cell table:formula="of:=ROUNDDOWN([.D90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0.967980002337823" calcext:value-type="float">
            <text:p>0.97</text:p>
          </table:table-cell>
          <table:table-cell table:formula="of:=ROUNDDOWN([.D91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693588025848636" calcext:value-type="float">
            <text:p>0.69</text:p>
          </table:table-cell>
          <table:table-cell table:formula="of:=ROUNDDOWN([.D92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365739295001308" calcext:value-type="float">
            <text:p>0.37</text:p>
          </table:table-cell>
          <table:table-cell table:formula="of:=ROUNDDOWN([.D93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572834426127194" calcext:value-type="float">
            <text:p>0.57</text:p>
          </table:table-cell>
          <table:table-cell table:formula="of:=ROUNDDOWN([.D94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748937142684377" calcext:value-type="float">
            <text:p>0.75</text:p>
          </table:table-cell>
          <table:table-cell table:formula="of:=ROUNDDOWN([.D95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.624803144352655" calcext:value-type="float">
            <text:p>0.62</text:p>
          </table:table-cell>
          <table:table-cell table:formula="of:=ROUNDDOWN([.D96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0.724233853070442" calcext:value-type="float">
            <text:p>0.72</text:p>
          </table:table-cell>
          <table:table-cell table:formula="of:=ROUNDDOWN([.D97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.851242952140504" calcext:value-type="float">
            <text:p>0.85</text:p>
          </table:table-cell>
          <table:table-cell table:formula="of:=ROUNDDOWN([.D98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0458207554702432" calcext:value-type="float">
            <text:p>0.05</text:p>
          </table:table-cell>
          <table:table-cell table:formula="of:=ROUNDDOWN([.D99]*2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0.740065034652347" calcext:value-type="float">
            <text:p>0.74</text:p>
          </table:table-cell>
          <table:table-cell table:formula="of:=ROUNDDOWN([.D100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90" calcext:value-type="float">
            <text:p>190</text:p>
          </table:table-cell>
          <table:table-cell table:style-name="ce4" office:value-type="float" office:value="0.730393342772982" calcext:value-type="float">
            <text:p>0.73</text:p>
          </table:table-cell>
          <table:table-cell table:formula="of:=ROUNDDOWN([.D101]*2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BAS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A_0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2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DISTANCES BETWEEN BASES</text:p>
          </table:table-cell>
          <table:table-cell table:number-columns-repeated="29"/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SQRT((VLOOKUP([.$A117];[.$A$104:.$C$113];2;0)-VLOOKUP([.B$116];[.$A$104:.$C$113];2;0))^2+(VLOOKUP([.$A117];[.$A$104:.$C$113];3;0)-VLOOKUP([.B$116];[.$A$104:.$C$113];3;0))^2)" office:value-type="float" office:value="0" calcext:value-type="float">
            <text:p>0</text:p>
          </table:table-cell>
          <table:table-cell table:style-name="ce3" table:formula="of:=SQRT((VLOOKUP([.$A117];[.$A$104:.$C$113];2;0)-VLOOKUP([.C$116];[.$A$104:.$C$113];2;0))^2+(VLOOKUP([.$A117];[.$A$104:.$C$113];3;0)-VLOOKUP([.C$116];[.$A$104:.$C$113];3;0))^2)" office:value-type="float" office:value="92.1954445729289" calcext:value-type="float">
            <text:p>92</text:p>
          </table:table-cell>
          <table:table-cell table:style-name="ce3" table:formula="of:=SQRT((VLOOKUP([.$A117];[.$A$104:.$C$113];2;0)-VLOOKUP([.D$116];[.$A$104:.$C$113];2;0))^2+(VLOOKUP([.$A117];[.$A$104:.$C$113];3;0)-VLOOKUP([.D$116];[.$A$104:.$C$113];3;0))^2)" office:value-type="float" office:value="160.312195418814" calcext:value-type="float">
            <text:p>160</text:p>
          </table:table-cell>
          <table:table-cell table:style-name="ce3" table:formula="of:=SQRT((VLOOKUP([.$A117];[.$A$104:.$C$113];2;0)-VLOOKUP([.E$116];[.$A$104:.$C$113];2;0))^2+(VLOOKUP([.$A117];[.$A$104:.$C$113];3;0)-VLOOKUP([.E$116];[.$A$104:.$C$113];3;0))^2)" office:value-type="float" office:value="90.5538513813742" calcext:value-type="float">
            <text:p>91</text:p>
          </table:table-cell>
          <table:table-cell table:style-name="ce3" table:formula="of:=SQRT((VLOOKUP([.$A117];[.$A$104:.$C$113];2;0)-VLOOKUP([.F$116];[.$A$104:.$C$113];2;0))^2+(VLOOKUP([.$A117];[.$A$104:.$C$113];3;0)-VLOOKUP([.F$116];[.$A$104:.$C$113];3;0))^2)" office:value-type="float" office:value="194.164878389476" calcext:value-type="float">
            <text:p>194</text:p>
          </table:table-cell>
          <table:table-cell table:style-name="ce3" table:formula="of:=SQRT((VLOOKUP([.$A117];[.$A$104:.$C$113];2;0)-VLOOKUP([.G$116];[.$A$104:.$C$113];2;0))^2+(VLOOKUP([.$A117];[.$A$104:.$C$113];3;0)-VLOOKUP([.G$116];[.$A$104:.$C$113];3;0))^2)" office:value-type="float" office:value="152.970585407784" calcext:value-type="float">
            <text:p>153</text:p>
          </table:table-cell>
          <table:table-cell table:style-name="ce3" table:formula="of:=SQRT((VLOOKUP([.$A117];[.$A$104:.$C$113];2;0)-VLOOKUP([.H$116];[.$A$104:.$C$113];2;0))^2+(VLOOKUP([.$A117];[.$A$104:.$C$113];3;0)-VLOOKUP([.H$116];[.$A$104:.$C$113];3;0))^2)" office:value-type="float" office:value="152.643375224737" calcext:value-type="float">
            <text:p>153</text:p>
          </table:table-cell>
          <table:table-cell table:style-name="ce3" table:formula="of:=SQRT((VLOOKUP([.$A117];[.$A$104:.$C$113];2;0)-VLOOKUP([.I$116];[.$A$104:.$C$113];2;0))^2+(VLOOKUP([.$A117];[.$A$104:.$C$113];3;0)-VLOOKUP([.I$116];[.$A$104:.$C$113];3;0))^2)" office:value-type="float" office:value="78.1024967590665" calcext:value-type="float">
            <text:p>78</text:p>
          </table:table-cell>
          <table:table-cell table:style-name="ce3" table:formula="of:=SQRT((VLOOKUP([.$A117];[.$A$104:.$C$113];2;0)-VLOOKUP([.J$116];[.$A$104:.$C$113];2;0))^2+(VLOOKUP([.$A117];[.$A$104:.$C$113];3;0)-VLOOKUP([.J$116];[.$A$104:.$C$113];3;0))^2)" office:value-type="float" office:value="138.924439894498" calcext:value-type="float">
            <text:p>139</text:p>
          </table:table-cell>
          <table:table-cell table:style-name="ce3" table:formula="of:=SQRT((VLOOKUP([.$A117];[.$A$104:.$C$113];2;0)-VLOOKUP([.K$116];[.$A$104:.$C$113];2;0))^2+(VLOOKUP([.$A117];[.$A$104:.$C$113];3;0)-VLOOKUP([.K$116];[.$A$104:.$C$113];3;0))^2)" office:value-type="float" office:value="123.69316876853" calcext:value-type="float">
            <text:p>124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SQRT((VLOOKUP([.$A118];[.$A$104:.$C$113];2;0)-VLOOKUP([.B$116];[.$A$104:.$C$113];2;0))^2+(VLOOKUP([.$A118];[.$A$104:.$C$113];3;0)-VLOOKUP([.B$116];[.$A$104:.$C$113];3;0))^2)" office:value-type="float" office:value="92.1954445729289" calcext:value-type="float">
            <text:p>92</text:p>
          </table:table-cell>
          <table:table-cell table:style-name="ce3" table:formula="of:=SQRT((VLOOKUP([.$A118];[.$A$104:.$C$113];2;0)-VLOOKUP([.C$116];[.$A$104:.$C$113];2;0))^2+(VLOOKUP([.$A118];[.$A$104:.$C$113];3;0)-VLOOKUP([.C$116];[.$A$104:.$C$113];3;0))^2)" office:value-type="float" office:value="0" calcext:value-type="float">
            <text:p>0</text:p>
          </table:table-cell>
          <table:table-cell table:style-name="ce3" table:formula="of:=SQRT((VLOOKUP([.$A118];[.$A$104:.$C$113];2;0)-VLOOKUP([.D$116];[.$A$104:.$C$113];2;0))^2+(VLOOKUP([.$A118];[.$A$104:.$C$113];3;0)-VLOOKUP([.D$116];[.$A$104:.$C$113];3;0))^2)" office:value-type="float" office:value="161.245154965971" calcext:value-type="float">
            <text:p>161</text:p>
          </table:table-cell>
          <table:table-cell table:style-name="ce3" table:formula="of:=SQRT((VLOOKUP([.$A118];[.$A$104:.$C$113];2;0)-VLOOKUP([.E$116];[.$A$104:.$C$113];2;0))^2+(VLOOKUP([.$A118];[.$A$104:.$C$113];3;0)-VLOOKUP([.E$116];[.$A$104:.$C$113];3;0))^2)" office:value-type="float" office:value="122.065556157337" calcext:value-type="float">
            <text:p>122</text:p>
          </table:table-cell>
          <table:table-cell table:style-name="ce3" table:formula="of:=SQRT((VLOOKUP([.$A118];[.$A$104:.$C$113];2;0)-VLOOKUP([.F$116];[.$A$104:.$C$113];2;0))^2+(VLOOKUP([.$A118];[.$A$104:.$C$113];3;0)-VLOOKUP([.F$116];[.$A$104:.$C$113];3;0))^2)" office:value-type="float" office:value="141.42135623731" calcext:value-type="float">
            <text:p>141</text:p>
          </table:table-cell>
          <table:table-cell table:style-name="ce3" table:formula="of:=SQRT((VLOOKUP([.$A118];[.$A$104:.$C$113];2;0)-VLOOKUP([.G$116];[.$A$104:.$C$113];2;0))^2+(VLOOKUP([.$A118];[.$A$104:.$C$113];3;0)-VLOOKUP([.G$116];[.$A$104:.$C$113];3;0))^2)" office:value-type="float" office:value="60.8276253029822" calcext:value-type="float">
            <text:p>61</text:p>
          </table:table-cell>
          <table:table-cell table:style-name="ce3" table:formula="of:=SQRT((VLOOKUP([.$A118];[.$A$104:.$C$113];2;0)-VLOOKUP([.H$116];[.$A$104:.$C$113];2;0))^2+(VLOOKUP([.$A118];[.$A$104:.$C$113];3;0)-VLOOKUP([.H$116];[.$A$104:.$C$113];3;0))^2)" office:value-type="float" office:value="72.1110255092798" calcext:value-type="float">
            <text:p>72</text:p>
          </table:table-cell>
          <table:table-cell table:style-name="ce3" table:formula="of:=SQRT((VLOOKUP([.$A118];[.$A$104:.$C$113];2;0)-VLOOKUP([.I$116];[.$A$104:.$C$113];2;0))^2+(VLOOKUP([.$A118];[.$A$104:.$C$113];3;0)-VLOOKUP([.I$116];[.$A$104:.$C$113];3;0))^2)" office:value-type="float" office:value="56.5685424949238" calcext:value-type="float">
            <text:p>57</text:p>
          </table:table-cell>
          <table:table-cell table:style-name="ce3" table:formula="of:=SQRT((VLOOKUP([.$A118];[.$A$104:.$C$113];2;0)-VLOOKUP([.J$116];[.$A$104:.$C$113];2;0))^2+(VLOOKUP([.$A118];[.$A$104:.$C$113];3;0)-VLOOKUP([.J$116];[.$A$104:.$C$113];3;0))^2)" office:value-type="float" office:value="101.980390271856" calcext:value-type="float">
            <text:p>102</text:p>
          </table:table-cell>
          <table:table-cell table:style-name="ce3" table:formula="of:=SQRT((VLOOKUP([.$A118];[.$A$104:.$C$113];2;0)-VLOOKUP([.K$116];[.$A$104:.$C$113];2;0))^2+(VLOOKUP([.$A118];[.$A$104:.$C$113];3;0)-VLOOKUP([.K$116];[.$A$104:.$C$113];3;0))^2)" office:value-type="float" office:value="116.619037896906" calcext:value-type="float">
            <text:p>117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SQRT((VLOOKUP([.$A119];[.$A$104:.$C$113];2;0)-VLOOKUP([.B$116];[.$A$104:.$C$113];2;0))^2+(VLOOKUP([.$A119];[.$A$104:.$C$113];3;0)-VLOOKUP([.B$116];[.$A$104:.$C$113];3;0))^2)" office:value-type="float" office:value="160.312195418814" calcext:value-type="float">
            <text:p>160</text:p>
          </table:table-cell>
          <table:table-cell table:style-name="ce3" table:formula="of:=SQRT((VLOOKUP([.$A119];[.$A$104:.$C$113];2;0)-VLOOKUP([.C$116];[.$A$104:.$C$113];2;0))^2+(VLOOKUP([.$A119];[.$A$104:.$C$113];3;0)-VLOOKUP([.C$116];[.$A$104:.$C$113];3;0))^2)" office:value-type="float" office:value="161.245154965971" calcext:value-type="float">
            <text:p>161</text:p>
          </table:table-cell>
          <table:table-cell table:style-name="ce3" table:formula="of:=SQRT((VLOOKUP([.$A119];[.$A$104:.$C$113];2;0)-VLOOKUP([.D$116];[.$A$104:.$C$113];2;0))^2+(VLOOKUP([.$A119];[.$A$104:.$C$113];3;0)-VLOOKUP([.D$116];[.$A$104:.$C$113];3;0))^2)" office:value-type="float" office:value="0" calcext:value-type="float">
            <text:p>0</text:p>
          </table:table-cell>
          <table:table-cell table:style-name="ce3" table:formula="of:=SQRT((VLOOKUP([.$A119];[.$A$104:.$C$113];2;0)-VLOOKUP([.E$116];[.$A$104:.$C$113];2;0))^2+(VLOOKUP([.$A119];[.$A$104:.$C$113];3;0)-VLOOKUP([.E$116];[.$A$104:.$C$113];3;0))^2)" office:value-type="float" office:value="72.8010988928052" calcext:value-type="float">
            <text:p>73</text:p>
          </table:table-cell>
          <table:table-cell table:style-name="ce3" table:formula="of:=SQRT((VLOOKUP([.$A119];[.$A$104:.$C$113];2;0)-VLOOKUP([.F$116];[.$A$104:.$C$113];2;0))^2+(VLOOKUP([.$A119];[.$A$104:.$C$113];3;0)-VLOOKUP([.F$116];[.$A$104:.$C$113];3;0))^2)" office:value-type="float" office:value="100" calcext:value-type="float">
            <text:p>100</text:p>
          </table:table-cell>
          <table:table-cell table:style-name="ce3" table:formula="of:=SQRT((VLOOKUP([.$A119];[.$A$104:.$C$113];2;0)-VLOOKUP([.G$116];[.$A$104:.$C$113];2;0))^2+(VLOOKUP([.$A119];[.$A$104:.$C$113];3;0)-VLOOKUP([.G$116];[.$A$104:.$C$113];3;0))^2)" office:value-type="float" office:value="191.049731745428" calcext:value-type="float">
            <text:p>191</text:p>
          </table:table-cell>
          <table:table-cell table:style-name="ce3" table:formula="of:=SQRT((VLOOKUP([.$A119];[.$A$104:.$C$113];2;0)-VLOOKUP([.H$116];[.$A$104:.$C$113];2;0))^2+(VLOOKUP([.$A119];[.$A$104:.$C$113];3;0)-VLOOKUP([.H$116];[.$A$104:.$C$113];3;0))^2)" office:value-type="float" office:value="144.22205101856" calcext:value-type="float">
            <text:p>144</text:p>
          </table:table-cell>
          <table:table-cell table:style-name="ce3" table:formula="of:=SQRT((VLOOKUP([.$A119];[.$A$104:.$C$113];2;0)-VLOOKUP([.I$116];[.$A$104:.$C$113];2;0))^2+(VLOOKUP([.$A119];[.$A$104:.$C$113];3;0)-VLOOKUP([.I$116];[.$A$104:.$C$113];3;0))^2)" office:value-type="float" office:value="107.70329614269" calcext:value-type="float">
            <text:p>108</text:p>
          </table:table-cell>
          <table:table-cell table:style-name="ce3" table:formula="of:=SQRT((VLOOKUP([.$A119];[.$A$104:.$C$113];2;0)-VLOOKUP([.J$116];[.$A$104:.$C$113];2;0))^2+(VLOOKUP([.$A119];[.$A$104:.$C$113];3;0)-VLOOKUP([.J$116];[.$A$104:.$C$113];3;0))^2)" office:value-type="float" office:value="72.1110255092798" calcext:value-type="float">
            <text:p>72</text:p>
          </table:table-cell>
          <table:table-cell table:style-name="ce3" table:formula="of:=SQRT((VLOOKUP([.$A119];[.$A$104:.$C$113];2;0)-VLOOKUP([.K$116];[.$A$104:.$C$113];2;0))^2+(VLOOKUP([.$A119];[.$A$104:.$C$113];3;0)-VLOOKUP([.K$116];[.$A$104:.$C$113];3;0))^2)" office:value-type="float" office:value="44.7213595499958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SQRT((VLOOKUP([.$A120];[.$A$104:.$C$113];2;0)-VLOOKUP([.B$116];[.$A$104:.$C$113];2;0))^2+(VLOOKUP([.$A120];[.$A$104:.$C$113];3;0)-VLOOKUP([.B$116];[.$A$104:.$C$113];3;0))^2)" office:value-type="float" office:value="90.5538513813742" calcext:value-type="float">
            <text:p>91</text:p>
          </table:table-cell>
          <table:table-cell table:style-name="ce3" table:formula="of:=SQRT((VLOOKUP([.$A120];[.$A$104:.$C$113];2;0)-VLOOKUP([.C$116];[.$A$104:.$C$113];2;0))^2+(VLOOKUP([.$A120];[.$A$104:.$C$113];3;0)-VLOOKUP([.C$116];[.$A$104:.$C$113];3;0))^2)" office:value-type="float" office:value="122.065556157337" calcext:value-type="float">
            <text:p>122</text:p>
          </table:table-cell>
          <table:table-cell table:style-name="ce3" table:formula="of:=SQRT((VLOOKUP([.$A120];[.$A$104:.$C$113];2;0)-VLOOKUP([.D$116];[.$A$104:.$C$113];2;0))^2+(VLOOKUP([.$A120];[.$A$104:.$C$113];3;0)-VLOOKUP([.D$116];[.$A$104:.$C$113];3;0))^2)" office:value-type="float" office:value="72.8010988928052" calcext:value-type="float">
            <text:p>73</text:p>
          </table:table-cell>
          <table:table-cell table:style-name="ce3" table:formula="of:=SQRT((VLOOKUP([.$A120];[.$A$104:.$C$113];2;0)-VLOOKUP([.E$116];[.$A$104:.$C$113];2;0))^2+(VLOOKUP([.$A120];[.$A$104:.$C$113];3;0)-VLOOKUP([.E$116];[.$A$104:.$C$113];3;0))^2)" office:value-type="float" office:value="0" calcext:value-type="float">
            <text:p>0</text:p>
          </table:table-cell>
          <table:table-cell table:style-name="ce3" table:formula="of:=SQRT((VLOOKUP([.$A120];[.$A$104:.$C$113];2;0)-VLOOKUP([.F$116];[.$A$104:.$C$113];2;0))^2+(VLOOKUP([.$A120];[.$A$104:.$C$113];3;0)-VLOOKUP([.F$116];[.$A$104:.$C$113];3;0))^2)" office:value-type="float" office:value="138.924439894498" calcext:value-type="float">
            <text:p>139</text:p>
          </table:table-cell>
          <table:table-cell table:style-name="ce3" table:formula="of:=SQRT((VLOOKUP([.$A120];[.$A$104:.$C$113];2;0)-VLOOKUP([.G$116];[.$A$104:.$C$113];2;0))^2+(VLOOKUP([.$A120];[.$A$104:.$C$113];3;0)-VLOOKUP([.G$116];[.$A$104:.$C$113];3;0))^2)" office:value-type="float" office:value="170.880074906351" calcext:value-type="float">
            <text:p>171</text:p>
          </table:table-cell>
          <table:table-cell table:style-name="ce3" table:formula="of:=SQRT((VLOOKUP([.$A120];[.$A$104:.$C$113];2;0)-VLOOKUP([.H$116];[.$A$104:.$C$113];2;0))^2+(VLOOKUP([.$A120];[.$A$104:.$C$113];3;0)-VLOOKUP([.H$116];[.$A$104:.$C$113];3;0))^2)" office:value-type="float" office:value="140.356688476182" calcext:value-type="float">
            <text:p>140</text:p>
          </table:table-cell>
          <table:table-cell table:style-name="ce3" table:formula="of:=SQRT((VLOOKUP([.$A120];[.$A$104:.$C$113];2;0)-VLOOKUP([.I$116];[.$A$104:.$C$113];2;0))^2+(VLOOKUP([.$A120];[.$A$104:.$C$113];3;0)-VLOOKUP([.I$116];[.$A$104:.$C$113];3;0))^2)" office:value-type="float" office:value="67.0820393249937" calcext:value-type="float">
            <text:p>67</text:p>
          </table:table-cell>
          <table:table-cell table:style-name="ce3" table:formula="of:=SQRT((VLOOKUP([.$A120];[.$A$104:.$C$113];2;0)-VLOOKUP([.J$116];[.$A$104:.$C$113];2;0))^2+(VLOOKUP([.$A120];[.$A$104:.$C$113];3;0)-VLOOKUP([.J$116];[.$A$104:.$C$113];3;0))^2)" office:value-type="float" office:value="85.4400374531753" calcext:value-type="float">
            <text:p>85</text:p>
          </table:table-cell>
          <table:table-cell table:style-name="ce3" table:formula="of:=SQRT((VLOOKUP([.$A120];[.$A$104:.$C$113];2;0)-VLOOKUP([.K$116];[.$A$104:.$C$113];2;0))^2+(VLOOKUP([.$A120];[.$A$104:.$C$113];3;0)-VLOOKUP([.K$116];[.$A$104:.$C$113];3;0))^2)"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SQRT((VLOOKUP([.$A121];[.$A$104:.$C$113];2;0)-VLOOKUP([.B$116];[.$A$104:.$C$113];2;0))^2+(VLOOKUP([.$A121];[.$A$104:.$C$113];3;0)-VLOOKUP([.B$116];[.$A$104:.$C$113];3;0))^2)" office:value-type="float" office:value="194.164878389476" calcext:value-type="float">
            <text:p>194</text:p>
          </table:table-cell>
          <table:table-cell table:style-name="ce3" table:formula="of:=SQRT((VLOOKUP([.$A121];[.$A$104:.$C$113];2;0)-VLOOKUP([.C$116];[.$A$104:.$C$113];2;0))^2+(VLOOKUP([.$A121];[.$A$104:.$C$113];3;0)-VLOOKUP([.C$116];[.$A$104:.$C$113];3;0))^2)" office:value-type="float" office:value="141.42135623731" calcext:value-type="float">
            <text:p>141</text:p>
          </table:table-cell>
          <table:table-cell table:style-name="ce3" table:formula="of:=SQRT((VLOOKUP([.$A121];[.$A$104:.$C$113];2;0)-VLOOKUP([.D$116];[.$A$104:.$C$113];2;0))^2+(VLOOKUP([.$A121];[.$A$104:.$C$113];3;0)-VLOOKUP([.D$116];[.$A$104:.$C$113];3;0))^2)" office:value-type="float" office:value="100" calcext:value-type="float">
            <text:p>100</text:p>
          </table:table-cell>
          <table:table-cell table:style-name="ce3" table:formula="of:=SQRT((VLOOKUP([.$A121];[.$A$104:.$C$113];2;0)-VLOOKUP([.E$116];[.$A$104:.$C$113];2;0))^2+(VLOOKUP([.$A121];[.$A$104:.$C$113];3;0)-VLOOKUP([.E$116];[.$A$104:.$C$113];3;0))^2)" office:value-type="float" office:value="138.924439894498" calcext:value-type="float">
            <text:p>139</text:p>
          </table:table-cell>
          <table:table-cell table:style-name="ce3" table:formula="of:=SQRT((VLOOKUP([.$A121];[.$A$104:.$C$113];2;0)-VLOOKUP([.F$116];[.$A$104:.$C$113];2;0))^2+(VLOOKUP([.$A121];[.$A$104:.$C$113];3;0)-VLOOKUP([.F$116];[.$A$104:.$C$113];3;0))^2)" office:value-type="float" office:value="0" calcext:value-type="float">
            <text:p>0</text:p>
          </table:table-cell>
          <table:table-cell table:style-name="ce3" table:formula="of:=SQRT((VLOOKUP([.$A121];[.$A$104:.$C$113];2;0)-VLOOKUP([.G$116];[.$A$104:.$C$113];2;0))^2+(VLOOKUP([.$A121];[.$A$104:.$C$113];3;0)-VLOOKUP([.G$116];[.$A$104:.$C$113];3;0))^2)" office:value-type="float" office:value="136.014705087354" calcext:value-type="float">
            <text:p>136</text:p>
          </table:table-cell>
          <table:table-cell table:style-name="ce3" table:formula="of:=SQRT((VLOOKUP([.$A121];[.$A$104:.$C$113];2;0)-VLOOKUP([.H$116];[.$A$104:.$C$113];2;0))^2+(VLOOKUP([.$A121];[.$A$104:.$C$113];3;0)-VLOOKUP([.H$116];[.$A$104:.$C$113];3;0))^2)" office:value-type="float" office:value="82.4621125123532" calcext:value-type="float">
            <text:p>82</text:p>
          </table:table-cell>
          <table:table-cell table:style-name="ce3" table:formula="of:=SQRT((VLOOKUP([.$A121];[.$A$104:.$C$113];2;0)-VLOOKUP([.I$116];[.$A$104:.$C$113];2;0))^2+(VLOOKUP([.$A121];[.$A$104:.$C$113];3;0)-VLOOKUP([.I$116];[.$A$104:.$C$113];3;0))^2)" office:value-type="float" office:value="116.619037896906" calcext:value-type="float">
            <text:p>117</text:p>
          </table:table-cell>
          <table:table-cell table:style-name="ce3" table:formula="of:=SQRT((VLOOKUP([.$A121];[.$A$104:.$C$113];2;0)-VLOOKUP([.J$116];[.$A$104:.$C$113];2;0))^2+(VLOOKUP([.$A121];[.$A$104:.$C$113];3;0)-VLOOKUP([.J$116];[.$A$104:.$C$113];3;0))^2)" office:value-type="float" office:value="56.5685424949238" calcext:value-type="float">
            <text:p>57</text:p>
          </table:table-cell>
          <table:table-cell table:style-name="ce3" table:formula="of:=SQRT((VLOOKUP([.$A121];[.$A$104:.$C$113];2;0)-VLOOKUP([.K$116];[.$A$104:.$C$113];2;0))^2+(VLOOKUP([.$A121];[.$A$104:.$C$113];3;0)-VLOOKUP([.K$116];[.$A$104:.$C$113];3;0))^2)" office:value-type="float" office:value="89.4427190999916" calcext:value-type="float">
            <text:p>89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SQRT((VLOOKUP([.$A122];[.$A$104:.$C$113];2;0)-VLOOKUP([.B$116];[.$A$104:.$C$113];2;0))^2+(VLOOKUP([.$A122];[.$A$104:.$C$113];3;0)-VLOOKUP([.B$116];[.$A$104:.$C$113];3;0))^2)" office:value-type="float" office:value="152.970585407784" calcext:value-type="float">
            <text:p>153</text:p>
          </table:table-cell>
          <table:table-cell table:style-name="ce3" table:formula="of:=SQRT((VLOOKUP([.$A122];[.$A$104:.$C$113];2;0)-VLOOKUP([.C$116];[.$A$104:.$C$113];2;0))^2+(VLOOKUP([.$A122];[.$A$104:.$C$113];3;0)-VLOOKUP([.C$116];[.$A$104:.$C$113];3;0))^2)" office:value-type="float" office:value="60.8276253029822" calcext:value-type="float">
            <text:p>61</text:p>
          </table:table-cell>
          <table:table-cell table:style-name="ce3" table:formula="of:=SQRT((VLOOKUP([.$A122];[.$A$104:.$C$113];2;0)-VLOOKUP([.D$116];[.$A$104:.$C$113];2;0))^2+(VLOOKUP([.$A122];[.$A$104:.$C$113];3;0)-VLOOKUP([.D$116];[.$A$104:.$C$113];3;0))^2)" office:value-type="float" office:value="191.049731745428" calcext:value-type="float">
            <text:p>191</text:p>
          </table:table-cell>
          <table:table-cell table:style-name="ce3" table:formula="of:=SQRT((VLOOKUP([.$A122];[.$A$104:.$C$113];2;0)-VLOOKUP([.E$116];[.$A$104:.$C$113];2;0))^2+(VLOOKUP([.$A122];[.$A$104:.$C$113];3;0)-VLOOKUP([.E$116];[.$A$104:.$C$113];3;0))^2)" office:value-type="float" office:value="170.880074906351" calcext:value-type="float">
            <text:p>171</text:p>
          </table:table-cell>
          <table:table-cell table:style-name="ce3" table:formula="of:=SQRT((VLOOKUP([.$A122];[.$A$104:.$C$113];2;0)-VLOOKUP([.F$116];[.$A$104:.$C$113];2;0))^2+(VLOOKUP([.$A122];[.$A$104:.$C$113];3;0)-VLOOKUP([.F$116];[.$A$104:.$C$113];3;0))^2)" office:value-type="float" office:value="136.014705087354" calcext:value-type="float">
            <text:p>136</text:p>
          </table:table-cell>
          <table:table-cell table:style-name="ce3" table:formula="of:=SQRT((VLOOKUP([.$A122];[.$A$104:.$C$113];2;0)-VLOOKUP([.G$116];[.$A$104:.$C$113];2;0))^2+(VLOOKUP([.$A122];[.$A$104:.$C$113];3;0)-VLOOKUP([.G$116];[.$A$104:.$C$113];3;0))^2)" office:value-type="float" office:value="0" calcext:value-type="float">
            <text:p>0</text:p>
          </table:table-cell>
          <table:table-cell table:style-name="ce3" table:formula="of:=SQRT((VLOOKUP([.$A122];[.$A$104:.$C$113];2;0)-VLOOKUP([.H$116];[.$A$104:.$C$113];2;0))^2+(VLOOKUP([.$A122];[.$A$104:.$C$113];3;0)-VLOOKUP([.H$116];[.$A$104:.$C$113];3;0))^2)" office:value-type="float" office:value="53.851648071345" calcext:value-type="float">
            <text:p>54</text:p>
          </table:table-cell>
          <table:table-cell table:style-name="ce3" table:formula="of:=SQRT((VLOOKUP([.$A122];[.$A$104:.$C$113];2;0)-VLOOKUP([.I$116];[.$A$104:.$C$113];2;0))^2+(VLOOKUP([.$A122];[.$A$104:.$C$113];3;0)-VLOOKUP([.I$116];[.$A$104:.$C$113];3;0))^2)" office:value-type="float" office:value="104.403065089106" calcext:value-type="float">
            <text:p>104</text:p>
          </table:table-cell>
          <table:table-cell table:style-name="ce3" table:formula="of:=SQRT((VLOOKUP([.$A122];[.$A$104:.$C$113];2;0)-VLOOKUP([.J$116];[.$A$104:.$C$113];2;0))^2+(VLOOKUP([.$A122];[.$A$104:.$C$113];3;0)-VLOOKUP([.J$116];[.$A$104:.$C$113];3;0))^2)" office:value-type="float" office:value="120.415945787923" calcext:value-type="float">
            <text:p>120</text:p>
          </table:table-cell>
          <table:table-cell table:style-name="ce3" table:formula="of:=SQRT((VLOOKUP([.$A122];[.$A$104:.$C$113];2;0)-VLOOKUP([.K$116];[.$A$104:.$C$113];2;0))^2+(VLOOKUP([.$A122];[.$A$104:.$C$113];3;0)-VLOOKUP([.K$116];[.$A$104:.$C$113];3;0))^2)" office:value-type="float" office:value="150" calcext:value-type="float">
            <text:p>150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SQRT((VLOOKUP([.$A123];[.$A$104:.$C$113];2;0)-VLOOKUP([.B$116];[.$A$104:.$C$113];2;0))^2+(VLOOKUP([.$A123];[.$A$104:.$C$113];3;0)-VLOOKUP([.B$116];[.$A$104:.$C$113];3;0))^2)" office:value-type="float" office:value="152.643375224737" calcext:value-type="float">
            <text:p>153</text:p>
          </table:table-cell>
          <table:table-cell table:style-name="ce3" table:formula="of:=SQRT((VLOOKUP([.$A123];[.$A$104:.$C$113];2;0)-VLOOKUP([.C$116];[.$A$104:.$C$113];2;0))^2+(VLOOKUP([.$A123];[.$A$104:.$C$113];3;0)-VLOOKUP([.C$116];[.$A$104:.$C$113];3;0))^2)" office:value-type="float" office:value="72.1110255092798" calcext:value-type="float">
            <text:p>72</text:p>
          </table:table-cell>
          <table:table-cell table:style-name="ce3" table:formula="of:=SQRT((VLOOKUP([.$A123];[.$A$104:.$C$113];2;0)-VLOOKUP([.D$116];[.$A$104:.$C$113];2;0))^2+(VLOOKUP([.$A123];[.$A$104:.$C$113];3;0)-VLOOKUP([.D$116];[.$A$104:.$C$113];3;0))^2)" office:value-type="float" office:value="144.22205101856" calcext:value-type="float">
            <text:p>144</text:p>
          </table:table-cell>
          <table:table-cell table:style-name="ce3" table:formula="of:=SQRT((VLOOKUP([.$A123];[.$A$104:.$C$113];2;0)-VLOOKUP([.E$116];[.$A$104:.$C$113];2;0))^2+(VLOOKUP([.$A123];[.$A$104:.$C$113];3;0)-VLOOKUP([.E$116];[.$A$104:.$C$113];3;0))^2)" office:value-type="float" office:value="140.356688476182" calcext:value-type="float">
            <text:p>140</text:p>
          </table:table-cell>
          <table:table-cell table:style-name="ce3" table:formula="of:=SQRT((VLOOKUP([.$A123];[.$A$104:.$C$113];2;0)-VLOOKUP([.F$116];[.$A$104:.$C$113];2;0))^2+(VLOOKUP([.$A123];[.$A$104:.$C$113];3;0)-VLOOKUP([.F$116];[.$A$104:.$C$113];3;0))^2)" office:value-type="float" office:value="82.4621125123532" calcext:value-type="float">
            <text:p>82</text:p>
          </table:table-cell>
          <table:table-cell table:style-name="ce3" table:formula="of:=SQRT((VLOOKUP([.$A123];[.$A$104:.$C$113];2;0)-VLOOKUP([.G$116];[.$A$104:.$C$113];2;0))^2+(VLOOKUP([.$A123];[.$A$104:.$C$113];3;0)-VLOOKUP([.G$116];[.$A$104:.$C$113];3;0))^2)" office:value-type="float" office:value="53.851648071345" calcext:value-type="float">
            <text:p>54</text:p>
          </table:table-cell>
          <table:table-cell table:style-name="ce3" table:formula="of:=SQRT((VLOOKUP([.$A123];[.$A$104:.$C$113];2;0)-VLOOKUP([.H$116];[.$A$104:.$C$113];2;0))^2+(VLOOKUP([.$A123];[.$A$104:.$C$113];3;0)-VLOOKUP([.H$116];[.$A$104:.$C$113];3;0))^2)" office:value-type="float" office:value="0" calcext:value-type="float">
            <text:p>0</text:p>
          </table:table-cell>
          <table:table-cell table:style-name="ce3" table:formula="of:=SQRT((VLOOKUP([.$A123];[.$A$104:.$C$113];2;0)-VLOOKUP([.I$116];[.$A$104:.$C$113];2;0))^2+(VLOOKUP([.$A123];[.$A$104:.$C$113];3;0)-VLOOKUP([.I$116];[.$A$104:.$C$113];3;0))^2)" office:value-type="float" office:value="82.4621125123532" calcext:value-type="float">
            <text:p>82</text:p>
          </table:table-cell>
          <table:table-cell table:style-name="ce3" table:formula="of:=SQRT((VLOOKUP([.$A123];[.$A$104:.$C$113];2;0)-VLOOKUP([.J$116];[.$A$104:.$C$113];2;0))^2+(VLOOKUP([.$A123];[.$A$104:.$C$113];3;0)-VLOOKUP([.J$116];[.$A$104:.$C$113];3;0))^2)" office:value-type="float" office:value="72.1110255092798" calcext:value-type="float">
            <text:p>72</text:p>
          </table:table-cell>
          <table:table-cell table:style-name="ce3" table:formula="of:=SQRT((VLOOKUP([.$A123];[.$A$104:.$C$113];2;0)-VLOOKUP([.K$116];[.$A$104:.$C$113];2;0))^2+(VLOOKUP([.$A123];[.$A$104:.$C$113];3;0)-VLOOKUP([.K$116];[.$A$104:.$C$113];3;0))^2)" office:value-type="float" office:value="107.70329614269" calcext:value-type="float">
            <text:p>108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SQRT((VLOOKUP([.$A124];[.$A$104:.$C$113];2;0)-VLOOKUP([.B$116];[.$A$104:.$C$113];2;0))^2+(VLOOKUP([.$A124];[.$A$104:.$C$113];3;0)-VLOOKUP([.B$116];[.$A$104:.$C$113];3;0))^2)" office:value-type="float" office:value="78.1024967590665" calcext:value-type="float">
            <text:p>78</text:p>
          </table:table-cell>
          <table:table-cell table:style-name="ce3" table:formula="of:=SQRT((VLOOKUP([.$A124];[.$A$104:.$C$113];2;0)-VLOOKUP([.C$116];[.$A$104:.$C$113];2;0))^2+(VLOOKUP([.$A124];[.$A$104:.$C$113];3;0)-VLOOKUP([.C$116];[.$A$104:.$C$113];3;0))^2)" office:value-type="float" office:value="56.5685424949238" calcext:value-type="float">
            <text:p>57</text:p>
          </table:table-cell>
          <table:table-cell table:style-name="ce3" table:formula="of:=SQRT((VLOOKUP([.$A124];[.$A$104:.$C$113];2;0)-VLOOKUP([.D$116];[.$A$104:.$C$113];2;0))^2+(VLOOKUP([.$A124];[.$A$104:.$C$113];3;0)-VLOOKUP([.D$116];[.$A$104:.$C$113];3;0))^2)" office:value-type="float" office:value="107.70329614269" calcext:value-type="float">
            <text:p>108</text:p>
          </table:table-cell>
          <table:table-cell table:style-name="ce3" table:formula="of:=SQRT((VLOOKUP([.$A124];[.$A$104:.$C$113];2;0)-VLOOKUP([.E$116];[.$A$104:.$C$113];2;0))^2+(VLOOKUP([.$A124];[.$A$104:.$C$113];3;0)-VLOOKUP([.E$116];[.$A$104:.$C$113];3;0))^2)" office:value-type="float" office:value="67.0820393249937" calcext:value-type="float">
            <text:p>67</text:p>
          </table:table-cell>
          <table:table-cell table:style-name="ce3" table:formula="of:=SQRT((VLOOKUP([.$A124];[.$A$104:.$C$113];2;0)-VLOOKUP([.F$116];[.$A$104:.$C$113];2;0))^2+(VLOOKUP([.$A124];[.$A$104:.$C$113];3;0)-VLOOKUP([.F$116];[.$A$104:.$C$113];3;0))^2)" office:value-type="float" office:value="116.619037896906" calcext:value-type="float">
            <text:p>117</text:p>
          </table:table-cell>
          <table:table-cell table:style-name="ce3" table:formula="of:=SQRT((VLOOKUP([.$A124];[.$A$104:.$C$113];2;0)-VLOOKUP([.G$116];[.$A$104:.$C$113];2;0))^2+(VLOOKUP([.$A124];[.$A$104:.$C$113];3;0)-VLOOKUP([.G$116];[.$A$104:.$C$113];3;0))^2)" office:value-type="float" office:value="104.403065089106" calcext:value-type="float">
            <text:p>104</text:p>
          </table:table-cell>
          <table:table-cell table:style-name="ce3" table:formula="of:=SQRT((VLOOKUP([.$A124];[.$A$104:.$C$113];2;0)-VLOOKUP([.H$116];[.$A$104:.$C$113];2;0))^2+(VLOOKUP([.$A124];[.$A$104:.$C$113];3;0)-VLOOKUP([.H$116];[.$A$104:.$C$113];3;0))^2)" office:value-type="float" office:value="82.4621125123532" calcext:value-type="float">
            <text:p>82</text:p>
          </table:table-cell>
          <table:table-cell table:style-name="ce3" table:formula="of:=SQRT((VLOOKUP([.$A124];[.$A$104:.$C$113];2;0)-VLOOKUP([.I$116];[.$A$104:.$C$113];2;0))^2+(VLOOKUP([.$A124];[.$A$104:.$C$113];3;0)-VLOOKUP([.I$116];[.$A$104:.$C$113];3;0))^2)" office:value-type="float" office:value="0" calcext:value-type="float">
            <text:p>0</text:p>
          </table:table-cell>
          <table:table-cell table:style-name="ce3" table:formula="of:=SQRT((VLOOKUP([.$A124];[.$A$104:.$C$113];2;0)-VLOOKUP([.J$116];[.$A$104:.$C$113];2;0))^2+(VLOOKUP([.$A124];[.$A$104:.$C$113];3;0)-VLOOKUP([.J$116];[.$A$104:.$C$113];3;0))^2)" office:value-type="float" office:value="63.2455532033676" calcext:value-type="float">
            <text:p>63</text:p>
          </table:table-cell>
          <table:table-cell table:style-name="ce3" table:formula="of:=SQRT((VLOOKUP([.$A124];[.$A$104:.$C$113];2;0)-VLOOKUP([.K$116];[.$A$104:.$C$113];2;0))^2+(VLOOKUP([.$A124];[.$A$104:.$C$113];3;0)-VLOOKUP([.K$116];[.$A$104:.$C$113];3;0))^2)" office:value-type="float" office:value="63.2455532033676" calcext:value-type="float">
            <text:p>63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SQRT((VLOOKUP([.$A125];[.$A$104:.$C$113];2;0)-VLOOKUP([.B$116];[.$A$104:.$C$113];2;0))^2+(VLOOKUP([.$A125];[.$A$104:.$C$113];3;0)-VLOOKUP([.B$116];[.$A$104:.$C$113];3;0))^2)" office:value-type="float" office:value="138.924439894498" calcext:value-type="float">
            <text:p>139</text:p>
          </table:table-cell>
          <table:table-cell table:style-name="ce3" table:formula="of:=SQRT((VLOOKUP([.$A125];[.$A$104:.$C$113];2;0)-VLOOKUP([.C$116];[.$A$104:.$C$113];2;0))^2+(VLOOKUP([.$A125];[.$A$104:.$C$113];3;0)-VLOOKUP([.C$116];[.$A$104:.$C$113];3;0))^2)" office:value-type="float" office:value="101.980390271856" calcext:value-type="float">
            <text:p>102</text:p>
          </table:table-cell>
          <table:table-cell table:style-name="ce3" table:formula="of:=SQRT((VLOOKUP([.$A125];[.$A$104:.$C$113];2;0)-VLOOKUP([.D$116];[.$A$104:.$C$113];2;0))^2+(VLOOKUP([.$A125];[.$A$104:.$C$113];3;0)-VLOOKUP([.D$116];[.$A$104:.$C$113];3;0))^2)" office:value-type="float" office:value="72.1110255092798" calcext:value-type="float">
            <text:p>72</text:p>
          </table:table-cell>
          <table:table-cell table:style-name="ce3" table:formula="of:=SQRT((VLOOKUP([.$A125];[.$A$104:.$C$113];2;0)-VLOOKUP([.E$116];[.$A$104:.$C$113];2;0))^2+(VLOOKUP([.$A125];[.$A$104:.$C$113];3;0)-VLOOKUP([.E$116];[.$A$104:.$C$113];3;0))^2)" office:value-type="float" office:value="85.4400374531753" calcext:value-type="float">
            <text:p>85</text:p>
          </table:table-cell>
          <table:table-cell table:style-name="ce3" table:formula="of:=SQRT((VLOOKUP([.$A125];[.$A$104:.$C$113];2;0)-VLOOKUP([.F$116];[.$A$104:.$C$113];2;0))^2+(VLOOKUP([.$A125];[.$A$104:.$C$113];3;0)-VLOOKUP([.F$116];[.$A$104:.$C$113];3;0))^2)" office:value-type="float" office:value="56.5685424949238" calcext:value-type="float">
            <text:p>57</text:p>
          </table:table-cell>
          <table:table-cell table:style-name="ce3" table:formula="of:=SQRT((VLOOKUP([.$A125];[.$A$104:.$C$113];2;0)-VLOOKUP([.G$116];[.$A$104:.$C$113];2;0))^2+(VLOOKUP([.$A125];[.$A$104:.$C$113];3;0)-VLOOKUP([.G$116];[.$A$104:.$C$113];3;0))^2)" office:value-type="float" office:value="120.415945787923" calcext:value-type="float">
            <text:p>120</text:p>
          </table:table-cell>
          <table:table-cell table:style-name="ce3" table:formula="of:=SQRT((VLOOKUP([.$A125];[.$A$104:.$C$113];2;0)-VLOOKUP([.H$116];[.$A$104:.$C$113];2;0))^2+(VLOOKUP([.$A125];[.$A$104:.$C$113];3;0)-VLOOKUP([.H$116];[.$A$104:.$C$113];3;0))^2)" office:value-type="float" office:value="72.1110255092798" calcext:value-type="float">
            <text:p>72</text:p>
          </table:table-cell>
          <table:table-cell table:style-name="ce3" table:formula="of:=SQRT((VLOOKUP([.$A125];[.$A$104:.$C$113];2;0)-VLOOKUP([.I$116];[.$A$104:.$C$113];2;0))^2+(VLOOKUP([.$A125];[.$A$104:.$C$113];3;0)-VLOOKUP([.I$116];[.$A$104:.$C$113];3;0))^2)" office:value-type="float" office:value="63.2455532033676" calcext:value-type="float">
            <text:p>63</text:p>
          </table:table-cell>
          <table:table-cell table:style-name="ce3" table:formula="of:=SQRT((VLOOKUP([.$A125];[.$A$104:.$C$113];2;0)-VLOOKUP([.J$116];[.$A$104:.$C$113];2;0))^2+(VLOOKUP([.$A125];[.$A$104:.$C$113];3;0)-VLOOKUP([.J$116];[.$A$104:.$C$113];3;0))^2)" office:value-type="float" office:value="0" calcext:value-type="float">
            <text:p>0</text:p>
          </table:table-cell>
          <table:table-cell table:style-name="ce3" table:formula="of:=SQRT((VLOOKUP([.$A125];[.$A$104:.$C$113];2;0)-VLOOKUP([.K$116];[.$A$104:.$C$113];2;0))^2+(VLOOKUP([.$A125];[.$A$104:.$C$113];3;0)-VLOOKUP([.K$116];[.$A$104:.$C$113];3;0))^2)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SQRT((VLOOKUP([.$A126];[.$A$104:.$C$113];2;0)-VLOOKUP([.B$116];[.$A$104:.$C$113];2;0))^2+(VLOOKUP([.$A126];[.$A$104:.$C$113];3;0)-VLOOKUP([.B$116];[.$A$104:.$C$113];3;0))^2)" office:value-type="float" office:value="123.69316876853" calcext:value-type="float">
            <text:p>124</text:p>
          </table:table-cell>
          <table:table-cell table:style-name="ce3" table:formula="of:=SQRT((VLOOKUP([.$A126];[.$A$104:.$C$113];2;0)-VLOOKUP([.C$116];[.$A$104:.$C$113];2;0))^2+(VLOOKUP([.$A126];[.$A$104:.$C$113];3;0)-VLOOKUP([.C$116];[.$A$104:.$C$113];3;0))^2)" office:value-type="float" office:value="116.619037896906" calcext:value-type="float">
            <text:p>117</text:p>
          </table:table-cell>
          <table:table-cell table:style-name="ce3" table:formula="of:=SQRT((VLOOKUP([.$A126];[.$A$104:.$C$113];2;0)-VLOOKUP([.D$116];[.$A$104:.$C$113];2;0))^2+(VLOOKUP([.$A126];[.$A$104:.$C$113];3;0)-VLOOKUP([.D$116];[.$A$104:.$C$113];3;0))^2)" office:value-type="float" office:value="44.7213595499958" calcext:value-type="float">
            <text:p>45</text:p>
          </table:table-cell>
          <table:table-cell table:style-name="ce3" table:formula="of:=SQRT((VLOOKUP([.$A126];[.$A$104:.$C$113];2;0)-VLOOKUP([.E$116];[.$A$104:.$C$113];2;0))^2+(VLOOKUP([.$A126];[.$A$104:.$C$113];3;0)-VLOOKUP([.E$116];[.$A$104:.$C$113];3;0))^2)" office:value-type="float" office:value="50" calcext:value-type="float">
            <text:p>50</text:p>
          </table:table-cell>
          <table:table-cell table:style-name="ce3" table:formula="of:=SQRT((VLOOKUP([.$A126];[.$A$104:.$C$113];2;0)-VLOOKUP([.F$116];[.$A$104:.$C$113];2;0))^2+(VLOOKUP([.$A126];[.$A$104:.$C$113];3;0)-VLOOKUP([.F$116];[.$A$104:.$C$113];3;0))^2)" office:value-type="float" office:value="89.4427190999916" calcext:value-type="float">
            <text:p>89</text:p>
          </table:table-cell>
          <table:table-cell table:style-name="ce3" table:formula="of:=SQRT((VLOOKUP([.$A126];[.$A$104:.$C$113];2;0)-VLOOKUP([.G$116];[.$A$104:.$C$113];2;0))^2+(VLOOKUP([.$A126];[.$A$104:.$C$113];3;0)-VLOOKUP([.G$116];[.$A$104:.$C$113];3;0))^2)" office:value-type="float" office:value="150" calcext:value-type="float">
            <text:p>150</text:p>
          </table:table-cell>
          <table:table-cell table:style-name="ce3" table:formula="of:=SQRT((VLOOKUP([.$A126];[.$A$104:.$C$113];2;0)-VLOOKUP([.H$116];[.$A$104:.$C$113];2;0))^2+(VLOOKUP([.$A126];[.$A$104:.$C$113];3;0)-VLOOKUP([.H$116];[.$A$104:.$C$113];3;0))^2)" office:value-type="float" office:value="107.70329614269" calcext:value-type="float">
            <text:p>108</text:p>
          </table:table-cell>
          <table:table-cell table:style-name="ce3" table:formula="of:=SQRT((VLOOKUP([.$A126];[.$A$104:.$C$113];2;0)-VLOOKUP([.I$116];[.$A$104:.$C$113];2;0))^2+(VLOOKUP([.$A126];[.$A$104:.$C$113];3;0)-VLOOKUP([.I$116];[.$A$104:.$C$113];3;0))^2)" office:value-type="float" office:value="63.2455532033676" calcext:value-type="float">
            <text:p>63</text:p>
          </table:table-cell>
          <table:table-cell table:style-name="ce3" table:formula="of:=SQRT((VLOOKUP([.$A126];[.$A$104:.$C$113];2;0)-VLOOKUP([.J$116];[.$A$104:.$C$113];2;0))^2+(VLOOKUP([.$A126];[.$A$104:.$C$113];3;0)-VLOOKUP([.J$116];[.$A$104:.$C$113];3;0))^2)" office:value-type="float" office:value="40" calcext:value-type="float">
            <text:p>40</text:p>
          </table:table-cell>
          <table:table-cell table:style-name="ce3" table:formula="of:=SQRT((VLOOKUP([.$A126];[.$A$104:.$C$113];2;0)-VLOOKUP([.K$116];[.$A$104:.$C$113];2;0))^2+(VLOOKUP([.$A126];[.$A$104:.$C$113];3;0)-VLOOKUP([.K$116];[.$A$104:.$C$113];3;0))^2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DISTANCES BETWEEN BASES AND DEMAND NODES</text:p>
          </table:table-cell>
          <table:table-cell table:number-columns-repeated="29"/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(VLOOKUP([.$A130];[.$A$2:.$D$101];2;0)-VLOOKUP([.B$129];[.$A$104:.$C$113];2;0))^2+(VLOOKUP([.$A130];[.$A$2:.$D$101];3;0)-VLOOKUP([.B$129];[.$A$104:.$C$113];3;0))^2)" office:value-type="float" office:value="22.3606797749979" calcext:value-type="float">
            <text:p>22.360679775</text:p>
          </table:table-cell>
          <table:table-cell table:formula="of:=SQRT((VLOOKUP([.$A130];[.$A$2:.$D$101];2;0)-VLOOKUP([.C$129];[.$A$104:.$C$113];2;0))^2+(VLOOKUP([.$A130];[.$A$2:.$D$101];3;0)-VLOOKUP([.C$129];[.$A$104:.$C$113];3;0))^2)" office:value-type="float" office:value="114.017542509914" calcext:value-type="float">
            <text:p>114.0175425099</text:p>
          </table:table-cell>
          <table:table-cell table:formula="of:=SQRT((VLOOKUP([.$A130];[.$A$2:.$D$101];2;0)-VLOOKUP([.D$129];[.$A$104:.$C$113];2;0))^2+(VLOOKUP([.$A130];[.$A$2:.$D$101];3;0)-VLOOKUP([.D$129];[.$A$104:.$C$113];3;0))^2)" office:value-type="float" office:value="172.626765016321" calcext:value-type="float">
            <text:p>172.6267650163</text:p>
          </table:table-cell>
          <table:table-cell table:formula="of:=SQRT((VLOOKUP([.$A130];[.$A$2:.$D$101];2;0)-VLOOKUP([.E$129];[.$A$104:.$C$113];2;0))^2+(VLOOKUP([.$A130];[.$A$2:.$D$101];3;0)-VLOOKUP([.E$129];[.$A$104:.$C$113];3;0))^2)" office:value-type="float" office:value="100.498756211209" calcext:value-type="float">
            <text:p>100.4987562112</text:p>
          </table:table-cell>
          <table:table-cell table:formula="of:=SQRT((VLOOKUP([.$A130];[.$A$2:.$D$101];2;0)-VLOOKUP([.F$129];[.$A$104:.$C$113];2;0))^2+(VLOOKUP([.$A130];[.$A$2:.$D$101];3;0)-VLOOKUP([.F$129];[.$A$104:.$C$113];3;0))^2)" office:value-type="float" office:value="214.009345590327" calcext:value-type="float">
            <text:p>214.0093455903</text:p>
          </table:table-cell>
          <table:table-cell table:formula="of:=SQRT((VLOOKUP([.$A130];[.$A$2:.$D$101];2;0)-VLOOKUP([.G$129];[.$A$104:.$C$113];2;0))^2+(VLOOKUP([.$A130];[.$A$2:.$D$101];3;0)-VLOOKUP([.G$129];[.$A$104:.$C$113];3;0))^2)" office:value-type="float" office:value="174.64249196573" calcext:value-type="float">
            <text:p>174.6424919657</text:p>
          </table:table-cell>
          <table:table-cell table:formula="of:=SQRT((VLOOKUP([.$A130];[.$A$2:.$D$101];2;0)-VLOOKUP([.H$129];[.$A$104:.$C$113];2;0))^2+(VLOOKUP([.$A130];[.$A$2:.$D$101];3;0)-VLOOKUP([.H$129];[.$A$104:.$C$113];3;0))^2)" office:value-type="float" office:value="174.928556845359" calcext:value-type="float">
            <text:p>174.9285568454</text:p>
          </table:table-cell>
          <table:table-cell table:formula="of:=SQRT((VLOOKUP([.$A130];[.$A$2:.$D$101];2;0)-VLOOKUP([.I$129];[.$A$104:.$C$113];2;0))^2+(VLOOKUP([.$A130];[.$A$2:.$D$101];3;0)-VLOOKUP([.I$129];[.$A$104:.$C$113];3;0))^2)" office:value-type="float" office:value="98.9949493661167" calcext:value-type="float">
            <text:p>98.9949493661</text:p>
          </table:table-cell>
          <table:table-cell table:formula="of:=SQRT((VLOOKUP([.$A130];[.$A$2:.$D$101];2;0)-VLOOKUP([.J$129];[.$A$104:.$C$113];2;0))^2+(VLOOKUP([.$A130];[.$A$2:.$D$101];3;0)-VLOOKUP([.J$129];[.$A$104:.$C$113];3;0))^2)" office:value-type="float" office:value="158.113883008419" calcext:value-type="float">
            <text:p>158.1138830084</text:p>
          </table:table-cell>
          <table:table-cell table:formula="of:=SQRT((VLOOKUP([.$A130];[.$A$2:.$D$101];2;0)-VLOOKUP([.K$129];[.$A$104:.$C$113];2;0))^2+(VLOOKUP([.$A130];[.$A$2:.$D$101];3;0)-VLOOKUP([.K$129];[.$A$104:.$C$113];3;0))^2)" office:value-type="float" office:value="139.283882771841" calcext:value-type="float">
            <text:p>139.2838827718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(VLOOKUP([.$A131];[.$A$2:.$D$101];2;0)-VLOOKUP([.B$129];[.$A$104:.$C$113];2;0))^2+(VLOOKUP([.$A131];[.$A$2:.$D$101];3;0)-VLOOKUP([.B$129];[.$A$104:.$C$113];3;0))^2)" office:value-type="float" office:value="22.3606797749979" calcext:value-type="float">
            <text:p>22.360679775</text:p>
          </table:table-cell>
          <table:table-cell table:formula="of:=SQRT((VLOOKUP([.$A131];[.$A$2:.$D$101];2;0)-VLOOKUP([.C$129];[.$A$104:.$C$113];2;0))^2+(VLOOKUP([.$A131];[.$A$2:.$D$101];3;0)-VLOOKUP([.C$129];[.$A$104:.$C$113];3;0))^2)" office:value-type="float" office:value="110.453610171873" calcext:value-type="float">
            <text:p>110.4536101719</text:p>
          </table:table-cell>
          <table:table-cell table:formula="of:=SQRT((VLOOKUP([.$A131];[.$A$2:.$D$101];2;0)-VLOOKUP([.D$129];[.$A$104:.$C$113];2;0))^2+(VLOOKUP([.$A131];[.$A$2:.$D$101];3;0)-VLOOKUP([.D$129];[.$A$104:.$C$113];3;0))^2)" office:value-type="float" office:value="152.970585407784" calcext:value-type="float">
            <text:p>152.9705854078</text:p>
          </table:table-cell>
          <table:table-cell table:formula="of:=SQRT((VLOOKUP([.$A131];[.$A$2:.$D$101];2;0)-VLOOKUP([.E$129];[.$A$104:.$C$113];2;0))^2+(VLOOKUP([.$A131];[.$A$2:.$D$101];3;0)-VLOOKUP([.E$129];[.$A$104:.$C$113];3;0))^2)" office:value-type="float" office:value="80.6225774829855" calcext:value-type="float">
            <text:p>80.622577483</text:p>
          </table:table-cell>
          <table:table-cell table:formula="of:=SQRT((VLOOKUP([.$A131];[.$A$2:.$D$101];2;0)-VLOOKUP([.F$129];[.$A$104:.$C$113];2;0))^2+(VLOOKUP([.$A131];[.$A$2:.$D$101];3;0)-VLOOKUP([.F$129];[.$A$104:.$C$113];3;0))^2)" office:value-type="float" office:value="198.494332412792" calcext:value-type="float">
            <text:p>198.4943324128</text:p>
          </table:table-cell>
          <table:table-cell table:formula="of:=SQRT((VLOOKUP([.$A131];[.$A$2:.$D$101];2;0)-VLOOKUP([.G$129];[.$A$104:.$C$113];2;0))^2+(VLOOKUP([.$A131];[.$A$2:.$D$101];3;0)-VLOOKUP([.G$129];[.$A$104:.$C$113];3;0))^2)" office:value-type="float" office:value="171.172427686237" calcext:value-type="float">
            <text:p>171.1724276862</text:p>
          </table:table-cell>
          <table:table-cell table:formula="of:=SQRT((VLOOKUP([.$A131];[.$A$2:.$D$101];2;0)-VLOOKUP([.H$129];[.$A$104:.$C$113];2;0))^2+(VLOOKUP([.$A131];[.$A$2:.$D$101];3;0)-VLOOKUP([.H$129];[.$A$104:.$C$113];3;0))^2)" office:value-type="float" office:value="165.529453572468" calcext:value-type="float">
            <text:p>165.5294535725</text:p>
          </table:table-cell>
          <table:table-cell table:formula="of:=SQRT((VLOOKUP([.$A131];[.$A$2:.$D$101];2;0)-VLOOKUP([.I$129];[.$A$104:.$C$113];2;0))^2+(VLOOKUP([.$A131];[.$A$2:.$D$101];3;0)-VLOOKUP([.I$129];[.$A$104:.$C$113];3;0))^2)" office:value-type="float" office:value="86.0232526704263" calcext:value-type="float">
            <text:p>86.0232526704</text:p>
          </table:table-cell>
          <table:table-cell table:formula="of:=SQRT((VLOOKUP([.$A131];[.$A$2:.$D$101];2;0)-VLOOKUP([.J$129];[.$A$104:.$C$113];2;0))^2+(VLOOKUP([.$A131];[.$A$2:.$D$101];3;0)-VLOOKUP([.J$129];[.$A$104:.$C$113];3;0))^2)" office:value-type="float" office:value="142.126704035519" calcext:value-type="float">
            <text:p>142.1267040355</text:p>
          </table:table-cell>
          <table:table-cell table:formula="of:=SQRT((VLOOKUP([.$A131];[.$A$2:.$D$101];2;0)-VLOOKUP([.K$129];[.$A$104:.$C$113];2;0))^2+(VLOOKUP([.$A131];[.$A$2:.$D$101];3;0)-VLOOKUP([.K$129];[.$A$104:.$C$113];3;0))^2)" office:value-type="float" office:value="120.830459735946" calcext:value-type="float">
            <text:p>120.8304597359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(VLOOKUP([.$A132];[.$A$2:.$D$101];2;0)-VLOOKUP([.B$129];[.$A$104:.$C$113];2;0))^2+(VLOOKUP([.$A132];[.$A$2:.$D$101];3;0)-VLOOKUP([.B$129];[.$A$104:.$C$113];3;0))^2)" office:value-type="float" office:value="36.0555127546399" calcext:value-type="float">
            <text:p>36.0555127546</text:p>
          </table:table-cell>
          <table:table-cell table:formula="of:=SQRT((VLOOKUP([.$A132];[.$A$2:.$D$101];2;0)-VLOOKUP([.C$129];[.$A$104:.$C$113];2;0))^2+(VLOOKUP([.$A132];[.$A$2:.$D$101];3;0)-VLOOKUP([.C$129];[.$A$104:.$C$113];3;0))^2)" office:value-type="float" office:value="110.453610171873" calcext:value-type="float">
            <text:p>110.4536101719</text:p>
          </table:table-cell>
          <table:table-cell table:formula="of:=SQRT((VLOOKUP([.$A132];[.$A$2:.$D$101];2;0)-VLOOKUP([.D$129];[.$A$104:.$C$113];2;0))^2+(VLOOKUP([.$A132];[.$A$2:.$D$101];3;0)-VLOOKUP([.D$129];[.$A$104:.$C$113];3;0))^2)" office:value-type="float" office:value="133.416640641263" calcext:value-type="float">
            <text:p>133.4166406413</text:p>
          </table:table-cell>
          <table:table-cell table:formula="of:=SQRT((VLOOKUP([.$A132];[.$A$2:.$D$101];2;0)-VLOOKUP([.E$129];[.$A$104:.$C$113];2;0))^2+(VLOOKUP([.$A132];[.$A$2:.$D$101];3;0)-VLOOKUP([.E$129];[.$A$104:.$C$113];3;0))^2)" office:value-type="float" office:value="60.8276253029822" calcext:value-type="float">
            <text:p>60.827625303</text:p>
          </table:table-cell>
          <table:table-cell table:formula="of:=SQRT((VLOOKUP([.$A132];[.$A$2:.$D$101];2;0)-VLOOKUP([.F$129];[.$A$104:.$C$113];2;0))^2+(VLOOKUP([.$A132];[.$A$2:.$D$101];3;0)-VLOOKUP([.F$129];[.$A$104:.$C$113];3;0))^2)" office:value-type="float" office:value="183.847763108502" calcext:value-type="float">
            <text:p>183.8477631085</text:p>
          </table:table-cell>
          <table:table-cell table:formula="of:=SQRT((VLOOKUP([.$A132];[.$A$2:.$D$101];2;0)-VLOOKUP([.G$129];[.$A$104:.$C$113];2;0))^2+(VLOOKUP([.$A132];[.$A$2:.$D$101];3;0)-VLOOKUP([.G$129];[.$A$104:.$C$113];3;0))^2)" office:value-type="float" office:value="170" calcext:value-type="float">
            <text:p>170</text:p>
          </table:table-cell>
          <table:table-cell table:formula="of:=SQRT((VLOOKUP([.$A132];[.$A$2:.$D$101];2;0)-VLOOKUP([.H$129];[.$A$104:.$C$113];2;0))^2+(VLOOKUP([.$A132];[.$A$2:.$D$101];3;0)-VLOOKUP([.H$129];[.$A$104:.$C$113];3;0))^2)" office:value-type="float" office:value="158.113883008419" calcext:value-type="float">
            <text:p>158.1138830084</text:p>
          </table:table-cell>
          <table:table-cell table:formula="of:=SQRT((VLOOKUP([.$A132];[.$A$2:.$D$101];2;0)-VLOOKUP([.I$129];[.$A$104:.$C$113];2;0))^2+(VLOOKUP([.$A132];[.$A$2:.$D$101];3;0)-VLOOKUP([.I$129];[.$A$104:.$C$113];3;0))^2)" office:value-type="float" office:value="76.1577310586391" calcext:value-type="float">
            <text:p>76.1577310586</text:p>
          </table:table-cell>
          <table:table-cell table:formula="of:=SQRT((VLOOKUP([.$A132];[.$A$2:.$D$101];2;0)-VLOOKUP([.J$129];[.$A$104:.$C$113];2;0))^2+(VLOOKUP([.$A132];[.$A$2:.$D$101];3;0)-VLOOKUP([.J$129];[.$A$104:.$C$113];3;0))^2)" office:value-type="float" office:value="127.279220613579" calcext:value-type="float">
            <text:p>127.2792206136</text:p>
          </table:table-cell>
          <table:table-cell table:formula="of:=SQRT((VLOOKUP([.$A132];[.$A$2:.$D$101];2;0)-VLOOKUP([.K$129];[.$A$104:.$C$113];2;0))^2+(VLOOKUP([.$A132];[.$A$2:.$D$101];3;0)-VLOOKUP([.K$129];[.$A$104:.$C$113];3;0))^2)" office:value-type="float" office:value="102.95630140987" calcext:value-type="float">
            <text:p>102.9563014099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(VLOOKUP([.$A133];[.$A$2:.$D$101];2;0)-VLOOKUP([.B$129];[.$A$104:.$C$113];2;0))^2+(VLOOKUP([.$A133];[.$A$2:.$D$101];3;0)-VLOOKUP([.B$129];[.$A$104:.$C$113];3;0))^2)" office:value-type="float" office:value="53.851648071345" calcext:value-type="float">
            <text:p>53.8516480713</text:p>
          </table:table-cell>
          <table:table-cell table:formula="of:=SQRT((VLOOKUP([.$A133];[.$A$2:.$D$101];2;0)-VLOOKUP([.C$129];[.$A$104:.$C$113];2;0))^2+(VLOOKUP([.$A133];[.$A$2:.$D$101];3;0)-VLOOKUP([.C$129];[.$A$104:.$C$113];3;0))^2)" office:value-type="float" office:value="114.017542509914" calcext:value-type="float">
            <text:p>114.0175425099</text:p>
          </table:table-cell>
          <table:table-cell table:formula="of:=SQRT((VLOOKUP([.$A133];[.$A$2:.$D$101];2;0)-VLOOKUP([.D$129];[.$A$104:.$C$113];2;0))^2+(VLOOKUP([.$A133];[.$A$2:.$D$101];3;0)-VLOOKUP([.D$129];[.$A$104:.$C$113];3;0))^2)" office:value-type="float" office:value="114.017542509914" calcext:value-type="float">
            <text:p>114.0175425099</text:p>
          </table:table-cell>
          <table:table-cell table:formula="of:=SQRT((VLOOKUP([.$A133];[.$A$2:.$D$101];2;0)-VLOOKUP([.E$129];[.$A$104:.$C$113];2;0))^2+(VLOOKUP([.$A133];[.$A$2:.$D$101];3;0)-VLOOKUP([.E$129];[.$A$104:.$C$113];3;0))^2)" office:value-type="float" office:value="41.2310562561766" calcext:value-type="float">
            <text:p>41.2310562562</text:p>
          </table:table-cell>
          <table:table-cell table:formula="of:=SQRT((VLOOKUP([.$A133];[.$A$2:.$D$101];2;0)-VLOOKUP([.F$129];[.$A$104:.$C$113];2;0))^2+(VLOOKUP([.$A133];[.$A$2:.$D$101];3;0)-VLOOKUP([.F$129];[.$A$104:.$C$113];3;0))^2)" office:value-type="float" office:value="170.293863659264" calcext:value-type="float">
            <text:p>170.2938636593</text:p>
          </table:table-cell>
          <table:table-cell table:formula="of:=SQRT((VLOOKUP([.$A133];[.$A$2:.$D$101];2;0)-VLOOKUP([.G$129];[.$A$104:.$C$113];2;0))^2+(VLOOKUP([.$A133];[.$A$2:.$D$101];3;0)-VLOOKUP([.G$129];[.$A$104:.$C$113];3;0))^2)" office:value-type="float" office:value="171.172427686237" calcext:value-type="float">
            <text:p>171.1724276862</text:p>
          </table:table-cell>
          <table:table-cell table:formula="of:=SQRT((VLOOKUP([.$A133];[.$A$2:.$D$101];2;0)-VLOOKUP([.H$129];[.$A$104:.$C$113];2;0))^2+(VLOOKUP([.$A133];[.$A$2:.$D$101];3;0)-VLOOKUP([.H$129];[.$A$104:.$C$113];3;0))^2)" office:value-type="float" office:value="152.970585407784" calcext:value-type="float">
            <text:p>152.9705854078</text:p>
          </table:table-cell>
          <table:table-cell table:formula="of:=SQRT((VLOOKUP([.$A133];[.$A$2:.$D$101];2;0)-VLOOKUP([.I$129];[.$A$104:.$C$113];2;0))^2+(VLOOKUP([.$A133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133];[.$A$2:.$D$101];2;0)-VLOOKUP([.J$129];[.$A$104:.$C$113];2;0))^2+(VLOOKUP([.$A133];[.$A$2:.$D$101];3;0)-VLOOKUP([.J$129];[.$A$104:.$C$113];3;0))^2)" office:value-type="float" office:value="114.017542509914" calcext:value-type="float">
            <text:p>114.0175425099</text:p>
          </table:table-cell>
          <table:table-cell table:formula="of:=SQRT((VLOOKUP([.$A133];[.$A$2:.$D$101];2;0)-VLOOKUP([.K$129];[.$A$104:.$C$113];2;0))^2+(VLOOKUP([.$A133];[.$A$2:.$D$101];3;0)-VLOOKUP([.K$129];[.$A$104:.$C$113];3;0))^2)" office:value-type="float" office:value="86.0232526704263" calcext:value-type="float">
            <text:p>86.0232526704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(VLOOKUP([.$A134];[.$A$2:.$D$101];2;0)-VLOOKUP([.B$129];[.$A$104:.$C$113];2;0))^2+(VLOOKUP([.$A134];[.$A$2:.$D$101];3;0)-VLOOKUP([.B$129];[.$A$104:.$C$113];3;0))^2)" office:value-type="float" office:value="72.8010988928052" calcext:value-type="float">
            <text:p>72.8010988928</text:p>
          </table:table-cell>
          <table:table-cell table:formula="of:=SQRT((VLOOKUP([.$A134];[.$A$2:.$D$101];2;0)-VLOOKUP([.C$129];[.$A$104:.$C$113];2;0))^2+(VLOOKUP([.$A134];[.$A$2:.$D$101];3;0)-VLOOKUP([.C$129];[.$A$104:.$C$113];3;0))^2)" office:value-type="float" office:value="120.830459735946" calcext:value-type="float">
            <text:p>120.8304597359</text:p>
          </table:table-cell>
          <table:table-cell table:formula="of:=SQRT((VLOOKUP([.$A134];[.$A$2:.$D$101];2;0)-VLOOKUP([.D$129];[.$A$104:.$C$113];2;0))^2+(VLOOKUP([.$A134];[.$A$2:.$D$101];3;0)-VLOOKUP([.D$129];[.$A$104:.$C$113];3;0))^2)" office:value-type="float" office:value="94.8683298050514" calcext:value-type="float">
            <text:p>94.8683298051</text:p>
          </table:table-cell>
          <table:table-cell table:formula="of:=SQRT((VLOOKUP([.$A134];[.$A$2:.$D$101];2;0)-VLOOKUP([.E$129];[.$A$104:.$C$113];2;0))^2+(VLOOKUP([.$A134];[.$A$2:.$D$101];3;0)-VLOOKUP([.E$129];[.$A$104:.$C$113];3;0))^2)" office:value-type="float" office:value="22.3606797749979" calcext:value-type="float">
            <text:p>22.360679775</text:p>
          </table:table-cell>
          <table:table-cell table:formula="of:=SQRT((VLOOKUP([.$A134];[.$A$2:.$D$101];2;0)-VLOOKUP([.F$129];[.$A$104:.$C$113];2;0))^2+(VLOOKUP([.$A134];[.$A$2:.$D$101];3;0)-VLOOKUP([.F$129];[.$A$104:.$C$113];3;0))^2)" office:value-type="float" office:value="158.113883008419" calcext:value-type="float">
            <text:p>158.1138830084</text:p>
          </table:table-cell>
          <table:table-cell table:formula="of:=SQRT((VLOOKUP([.$A134];[.$A$2:.$D$101];2;0)-VLOOKUP([.G$129];[.$A$104:.$C$113];2;0))^2+(VLOOKUP([.$A134];[.$A$2:.$D$101];3;0)-VLOOKUP([.G$129];[.$A$104:.$C$113];3;0))^2)" office:value-type="float" office:value="174.64249196573" calcext:value-type="float">
            <text:p>174.6424919657</text:p>
          </table:table-cell>
          <table:table-cell table:formula="of:=SQRT((VLOOKUP([.$A134];[.$A$2:.$D$101];2;0)-VLOOKUP([.H$129];[.$A$104:.$C$113];2;0))^2+(VLOOKUP([.$A134];[.$A$2:.$D$101];3;0)-VLOOKUP([.H$129];[.$A$104:.$C$113];3;0))^2)" office:value-type="float" office:value="150.332963783729" calcext:value-type="float">
            <text:p>150.3329637837</text:p>
          </table:table-cell>
          <table:table-cell table:formula="of:=SQRT((VLOOKUP([.$A134];[.$A$2:.$D$101];2;0)-VLOOKUP([.I$129];[.$A$104:.$C$113];2;0))^2+(VLOOKUP([.$A134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134];[.$A$2:.$D$101];2;0)-VLOOKUP([.J$129];[.$A$104:.$C$113];2;0))^2+(VLOOKUP([.$A134];[.$A$2:.$D$101];3;0)-VLOOKUP([.J$129];[.$A$104:.$C$113];3;0))^2)" office:value-type="float" office:value="102.95630140987" calcext:value-type="float">
            <text:p>102.9563014099</text:p>
          </table:table-cell>
          <table:table-cell table:formula="of:=SQRT((VLOOKUP([.$A134];[.$A$2:.$D$101];2;0)-VLOOKUP([.K$129];[.$A$104:.$C$113];2;0))^2+(VLOOKUP([.$A134];[.$A$2:.$D$101];3;0)-VLOOKUP([.K$129];[.$A$104:.$C$113];3;0))^2)" office:value-type="float" office:value="70.7106781186548" calcext:value-type="float">
            <text:p>70.7106781187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(VLOOKUP([.$A135];[.$A$2:.$D$101];2;0)-VLOOKUP([.B$129];[.$A$104:.$C$113];2;0))^2+(VLOOKUP([.$A135];[.$A$2:.$D$101];3;0)-VLOOKUP([.B$129];[.$A$104:.$C$113];3;0))^2)" office:value-type="float" office:value="92.1954445729289" calcext:value-type="float">
            <text:p>92.1954445729</text:p>
          </table:table-cell>
          <table:table-cell table:formula="of:=SQRT((VLOOKUP([.$A135];[.$A$2:.$D$101];2;0)-VLOOKUP([.C$129];[.$A$104:.$C$113];2;0))^2+(VLOOKUP([.$A135];[.$A$2:.$D$101];3;0)-VLOOKUP([.C$129];[.$A$104:.$C$113];3;0))^2)" office:value-type="float" office:value="130.384048104053" calcext:value-type="float">
            <text:p>130.3840481041</text:p>
          </table:table-cell>
          <table:table-cell table:formula="of:=SQRT((VLOOKUP([.$A135];[.$A$2:.$D$101];2;0)-VLOOKUP([.D$129];[.$A$104:.$C$113];2;0))^2+(VLOOKUP([.$A135];[.$A$2:.$D$101];3;0)-VLOOKUP([.D$129];[.$A$104:.$C$113];3;0))^2)" office:value-type="float" office:value="76.1577310586391" calcext:value-type="float">
            <text:p>76.1577310586</text:p>
          </table:table-cell>
          <table:table-cell table:formula="of:=SQRT((VLOOKUP([.$A135];[.$A$2:.$D$101];2;0)-VLOOKUP([.E$129];[.$A$104:.$C$113];2;0))^2+(VLOOKUP([.$A135];[.$A$2:.$D$101];3;0)-VLOOKUP([.E$129];[.$A$104:.$C$113];3;0))^2)" office:value-type="float" office:value="10" calcext:value-type="float">
            <text:p>10</text:p>
          </table:table-cell>
          <table:table-cell table:formula="of:=SQRT((VLOOKUP([.$A135];[.$A$2:.$D$101];2;0)-VLOOKUP([.F$129];[.$A$104:.$C$113];2;0))^2+(VLOOKUP([.$A135];[.$A$2:.$D$101];3;0)-VLOOKUP([.F$129];[.$A$104:.$C$113];3;0))^2)" office:value-type="float" office:value="147.648230602334" calcext:value-type="float">
            <text:p>147.6482306023</text:p>
          </table:table-cell>
          <table:table-cell table:formula="of:=SQRT((VLOOKUP([.$A135];[.$A$2:.$D$101];2;0)-VLOOKUP([.G$129];[.$A$104:.$C$113];2;0))^2+(VLOOKUP([.$A135];[.$A$2:.$D$101];3;0)-VLOOKUP([.G$129];[.$A$104:.$C$113];3;0))^2)" office:value-type="float" office:value="180.277563773199" calcext:value-type="float">
            <text:p>180.2775637732</text:p>
          </table:table-cell>
          <table:table-cell table:formula="of:=SQRT((VLOOKUP([.$A135];[.$A$2:.$D$101];2;0)-VLOOKUP([.H$129];[.$A$104:.$C$113];2;0))^2+(VLOOKUP([.$A135];[.$A$2:.$D$101];3;0)-VLOOKUP([.H$129];[.$A$104:.$C$113];3;0))^2)" office:value-type="float" office:value="150.332963783729" calcext:value-type="float">
            <text:p>150.3329637837</text:p>
          </table:table-cell>
          <table:table-cell table:formula="of:=SQRT((VLOOKUP([.$A135];[.$A$2:.$D$101];2;0)-VLOOKUP([.I$129];[.$A$104:.$C$113];2;0))^2+(VLOOKUP([.$A135];[.$A$2:.$D$101];3;0)-VLOOKUP([.I$129];[.$A$104:.$C$113];3;0))^2)" office:value-type="float" office:value="76.1577310586391" calcext:value-type="float">
            <text:p>76.1577310586</text:p>
          </table:table-cell>
          <table:table-cell table:formula="of:=SQRT((VLOOKUP([.$A135];[.$A$2:.$D$101];2;0)-VLOOKUP([.J$129];[.$A$104:.$C$113];2;0))^2+(VLOOKUP([.$A135];[.$A$2:.$D$101];3;0)-VLOOKUP([.J$129];[.$A$104:.$C$113];3;0))^2)" office:value-type="float" office:value="94.8683298050514" calcext:value-type="float">
            <text:p>94.8683298051</text:p>
          </table:table-cell>
          <table:table-cell table:formula="of:=SQRT((VLOOKUP([.$A135];[.$A$2:.$D$101];2;0)-VLOOKUP([.K$129];[.$A$104:.$C$113];2;0))^2+(VLOOKUP([.$A135];[.$A$2:.$D$101];3;0)-VLOOKUP([.K$129];[.$A$104:.$C$113];3;0))^2)" office:value-type="float" office:value="58.309518948453" calcext:value-type="float">
            <text:p>58.3095189485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QRT((VLOOKUP([.$A136];[.$A$2:.$D$101];2;0)-VLOOKUP([.B$129];[.$A$104:.$C$113];2;0))^2+(VLOOKUP([.$A136];[.$A$2:.$D$101];3;0)-VLOOKUP([.B$129];[.$A$104:.$C$113];3;0))^2)" office:value-type="float" office:value="111.80339887499" calcext:value-type="float">
            <text:p>111.803398875</text:p>
          </table:table-cell>
          <table:table-cell table:formula="of:=SQRT((VLOOKUP([.$A136];[.$A$2:.$D$101];2;0)-VLOOKUP([.C$129];[.$A$104:.$C$113];2;0))^2+(VLOOKUP([.$A136];[.$A$2:.$D$101];3;0)-VLOOKUP([.C$129];[.$A$104:.$C$113];3;0))^2)" office:value-type="float" office:value="142.126704035519" calcext:value-type="float">
            <text:p>142.1267040355</text:p>
          </table:table-cell>
          <table:table-cell table:formula="of:=SQRT((VLOOKUP([.$A136];[.$A$2:.$D$101];2;0)-VLOOKUP([.D$129];[.$A$104:.$C$113];2;0))^2+(VLOOKUP([.$A136];[.$A$2:.$D$101];3;0)-VLOOKUP([.D$129];[.$A$104:.$C$113];3;0))^2)" office:value-type="float" office:value="58.309518948453" calcext:value-type="float">
            <text:p>58.3095189485</text:p>
          </table:table-cell>
          <table:table-cell table:formula="of:=SQRT((VLOOKUP([.$A136];[.$A$2:.$D$101];2;0)-VLOOKUP([.E$129];[.$A$104:.$C$113];2;0))^2+(VLOOKUP([.$A136];[.$A$2:.$D$101];3;0)-VLOOKUP([.E$129];[.$A$104:.$C$113];3;0))^2)" office:value-type="float" office:value="22.3606797749979" calcext:value-type="float">
            <text:p>22.360679775</text:p>
          </table:table-cell>
          <table:table-cell table:formula="of:=SQRT((VLOOKUP([.$A136];[.$A$2:.$D$101];2;0)-VLOOKUP([.F$129];[.$A$104:.$C$113];2;0))^2+(VLOOKUP([.$A136];[.$A$2:.$D$101];3;0)-VLOOKUP([.F$129];[.$A$104:.$C$113];3;0))^2)" office:value-type="float" office:value="139.283882771841" calcext:value-type="float">
            <text:p>139.2838827718</text:p>
          </table:table-cell>
          <table:table-cell table:formula="of:=SQRT((VLOOKUP([.$A136];[.$A$2:.$D$101];2;0)-VLOOKUP([.G$129];[.$A$104:.$C$113];2;0))^2+(VLOOKUP([.$A136];[.$A$2:.$D$101];3;0)-VLOOKUP([.G$129];[.$A$104:.$C$113];3;0))^2)" office:value-type="float" office:value="187.882942280559" calcext:value-type="float">
            <text:p>187.8829422806</text:p>
          </table:table-cell>
          <table:table-cell table:formula="of:=SQRT((VLOOKUP([.$A136];[.$A$2:.$D$101];2;0)-VLOOKUP([.H$129];[.$A$104:.$C$113];2;0))^2+(VLOOKUP([.$A136];[.$A$2:.$D$101];3;0)-VLOOKUP([.H$129];[.$A$104:.$C$113];3;0))^2)" office:value-type="float" office:value="152.970585407784" calcext:value-type="float">
            <text:p>152.9705854078</text:p>
          </table:table-cell>
          <table:table-cell table:formula="of:=SQRT((VLOOKUP([.$A136];[.$A$2:.$D$101];2;0)-VLOOKUP([.I$129];[.$A$104:.$C$113];2;0))^2+(VLOOKUP([.$A136];[.$A$2:.$D$101];3;0)-VLOOKUP([.I$129];[.$A$104:.$C$113];3;0))^2)" office:value-type="float" office:value="86.0232526704263" calcext:value-type="float">
            <text:p>86.0232526704</text:p>
          </table:table-cell>
          <table:table-cell table:formula="of:=SQRT((VLOOKUP([.$A136];[.$A$2:.$D$101];2;0)-VLOOKUP([.J$129];[.$A$104:.$C$113];2;0))^2+(VLOOKUP([.$A136];[.$A$2:.$D$101];3;0)-VLOOKUP([.J$129];[.$A$104:.$C$113];3;0))^2)" office:value-type="float" office:value="90.5538513813742" calcext:value-type="float">
            <text:p>90.5538513814</text:p>
          </table:table-cell>
          <table:table-cell table:formula="of:=SQRT((VLOOKUP([.$A136];[.$A$2:.$D$101];2;0)-VLOOKUP([.K$129];[.$A$104:.$C$113];2;0))^2+(VLOOKUP([.$A136];[.$A$2:.$D$101];3;0)-VLOOKUP([.K$129];[.$A$104:.$C$113];3;0))^2)" office:value-type="float" office:value="50.9901951359278" calcext:value-type="float">
            <text:p>50.9901951359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(VLOOKUP([.$A137];[.$A$2:.$D$101];2;0)-VLOOKUP([.B$129];[.$A$104:.$C$113];2;0))^2+(VLOOKUP([.$A137];[.$A$2:.$D$101];3;0)-VLOOKUP([.B$129];[.$A$104:.$C$113];3;0))^2)" office:value-type="float" office:value="131.529464379659" calcext:value-type="float">
            <text:p>131.5294643797</text:p>
          </table:table-cell>
          <table:table-cell table:formula="of:=SQRT((VLOOKUP([.$A137];[.$A$2:.$D$101];2;0)-VLOOKUP([.C$129];[.$A$104:.$C$113];2;0))^2+(VLOOKUP([.$A137];[.$A$2:.$D$101];3;0)-VLOOKUP([.C$129];[.$A$104:.$C$113];3;0))^2)" office:value-type="float" office:value="155.56349186104" calcext:value-type="float">
            <text:p>155.563491861</text:p>
          </table:table-cell>
          <table:table-cell table:formula="of:=SQRT((VLOOKUP([.$A137];[.$A$2:.$D$101];2;0)-VLOOKUP([.D$129];[.$A$104:.$C$113];2;0))^2+(VLOOKUP([.$A137];[.$A$2:.$D$101];3;0)-VLOOKUP([.D$129];[.$A$104:.$C$113];3;0))^2)" office:value-type="float" office:value="42.4264068711929" calcext:value-type="float">
            <text:p>42.4264068712</text:p>
          </table:table-cell>
          <table:table-cell table:formula="of:=SQRT((VLOOKUP([.$A137];[.$A$2:.$D$101];2;0)-VLOOKUP([.E$129];[.$A$104:.$C$113];2;0))^2+(VLOOKUP([.$A137];[.$A$2:.$D$101];3;0)-VLOOKUP([.E$129];[.$A$104:.$C$113];3;0))^2)" office:value-type="float" office:value="41.2310562561766" calcext:value-type="float">
            <text:p>41.2310562562</text:p>
          </table:table-cell>
          <table:table-cell table:formula="of:=SQRT((VLOOKUP([.$A137];[.$A$2:.$D$101];2;0)-VLOOKUP([.F$129];[.$A$104:.$C$113];2;0))^2+(VLOOKUP([.$A137];[.$A$2:.$D$101];3;0)-VLOOKUP([.F$129];[.$A$104:.$C$113];3;0))^2)" office:value-type="float" office:value="133.416640641263" calcext:value-type="float">
            <text:p>133.4166406413</text:p>
          </table:table-cell>
          <table:table-cell table:formula="of:=SQRT((VLOOKUP([.$A137];[.$A$2:.$D$101];2;0)-VLOOKUP([.G$129];[.$A$104:.$C$113];2;0))^2+(VLOOKUP([.$A137];[.$A$2:.$D$101];3;0)-VLOOKUP([.G$129];[.$A$104:.$C$113];3;0))^2)" office:value-type="float" office:value="197.23082923316" calcext:value-type="float">
            <text:p>197.2308292332</text:p>
          </table:table-cell>
          <table:table-cell table:formula="of:=SQRT((VLOOKUP([.$A137];[.$A$2:.$D$101];2;0)-VLOOKUP([.H$129];[.$A$104:.$C$113];2;0))^2+(VLOOKUP([.$A137];[.$A$2:.$D$101];3;0)-VLOOKUP([.H$129];[.$A$104:.$C$113];3;0))^2)" office:value-type="float" office:value="158.113883008419" calcext:value-type="float">
            <text:p>158.1138830084</text:p>
          </table:table-cell>
          <table:table-cell table:formula="of:=SQRT((VLOOKUP([.$A137];[.$A$2:.$D$101];2;0)-VLOOKUP([.I$129];[.$A$104:.$C$113];2;0))^2+(VLOOKUP([.$A137];[.$A$2:.$D$101];3;0)-VLOOKUP([.I$129];[.$A$104:.$C$113];3;0))^2)" office:value-type="float" office:value="98.9949493661167" calcext:value-type="float">
            <text:p>98.9949493661</text:p>
          </table:table-cell>
          <table:table-cell table:formula="of:=SQRT((VLOOKUP([.$A137];[.$A$2:.$D$101];2;0)-VLOOKUP([.J$129];[.$A$104:.$C$113];2;0))^2+(VLOOKUP([.$A137];[.$A$2:.$D$101];3;0)-VLOOKUP([.J$129];[.$A$104:.$C$113];3;0))^2)" office:value-type="float" office:value="90.5538513813742" calcext:value-type="float">
            <text:p>90.5538513814</text:p>
          </table:table-cell>
          <table:table-cell table:formula="of:=SQRT((VLOOKUP([.$A137];[.$A$2:.$D$101];2;0)-VLOOKUP([.K$129];[.$A$104:.$C$113];2;0))^2+(VLOOKUP([.$A137];[.$A$2:.$D$101];3;0)-VLOOKUP([.K$129];[.$A$104:.$C$113];3;0))^2)" office:value-type="float" office:value="50.9901951359278" calcext:value-type="float">
            <text:p>50.9901951359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QRT((VLOOKUP([.$A138];[.$A$2:.$D$101];2;0)-VLOOKUP([.B$129];[.$A$104:.$C$113];2;0))^2+(VLOOKUP([.$A138];[.$A$2:.$D$101];3;0)-VLOOKUP([.B$129];[.$A$104:.$C$113];3;0))^2)" office:value-type="float" office:value="151.327459504216" calcext:value-type="float">
            <text:p>151.3274595042</text:p>
          </table:table-cell>
          <table:table-cell table:formula="of:=SQRT((VLOOKUP([.$A138];[.$A$2:.$D$101];2;0)-VLOOKUP([.C$129];[.$A$104:.$C$113];2;0))^2+(VLOOKUP([.$A138];[.$A$2:.$D$101];3;0)-VLOOKUP([.C$129];[.$A$104:.$C$113];3;0))^2)" office:value-type="float" office:value="170.293863659264" calcext:value-type="float">
            <text:p>170.2938636593</text:p>
          </table:table-cell>
          <table:table-cell table:formula="of:=SQRT((VLOOKUP([.$A138];[.$A$2:.$D$101];2;0)-VLOOKUP([.D$129];[.$A$104:.$C$113];2;0))^2+(VLOOKUP([.$A138];[.$A$2:.$D$101];3;0)-VLOOKUP([.D$129];[.$A$104:.$C$113];3;0))^2)" office:value-type="float" office:value="31.6227766016838" calcext:value-type="float">
            <text:p>31.6227766017</text:p>
          </table:table-cell>
          <table:table-cell table:formula="of:=SQRT((VLOOKUP([.$A138];[.$A$2:.$D$101];2;0)-VLOOKUP([.E$129];[.$A$104:.$C$113];2;0))^2+(VLOOKUP([.$A138];[.$A$2:.$D$101];3;0)-VLOOKUP([.E$129];[.$A$104:.$C$113];3;0))^2)" office:value-type="float" office:value="60.8276253029822" calcext:value-type="float">
            <text:p>60.827625303</text:p>
          </table:table-cell>
          <table:table-cell table:formula="of:=SQRT((VLOOKUP([.$A138];[.$A$2:.$D$101];2;0)-VLOOKUP([.F$129];[.$A$104:.$C$113];2;0))^2+(VLOOKUP([.$A138];[.$A$2:.$D$101];3;0)-VLOOKUP([.F$129];[.$A$104:.$C$113];3;0))^2)" office:value-type="float" office:value="130.384048104053" calcext:value-type="float">
            <text:p>130.3840481041</text:p>
          </table:table-cell>
          <table:table-cell table:formula="of:=SQRT((VLOOKUP([.$A138];[.$A$2:.$D$101];2;0)-VLOOKUP([.G$129];[.$A$104:.$C$113];2;0))^2+(VLOOKUP([.$A138];[.$A$2:.$D$101];3;0)-VLOOKUP([.G$129];[.$A$104:.$C$113];3;0))^2)" office:value-type="float" office:value="208.086520466848" calcext:value-type="float">
            <text:p>208.0865204668</text:p>
          </table:table-cell>
          <table:table-cell table:formula="of:=SQRT((VLOOKUP([.$A138];[.$A$2:.$D$101];2;0)-VLOOKUP([.H$129];[.$A$104:.$C$113];2;0))^2+(VLOOKUP([.$A138];[.$A$2:.$D$101];3;0)-VLOOKUP([.H$129];[.$A$104:.$C$113];3;0))^2)" office:value-type="float" office:value="165.529453572468" calcext:value-type="float">
            <text:p>165.5294535725</text:p>
          </table:table-cell>
          <table:table-cell table:formula="of:=SQRT((VLOOKUP([.$A138];[.$A$2:.$D$101];2;0)-VLOOKUP([.I$129];[.$A$104:.$C$113];2;0))^2+(VLOOKUP([.$A138];[.$A$2:.$D$101];3;0)-VLOOKUP([.I$129];[.$A$104:.$C$113];3;0))^2)" office:value-type="float" office:value="114.017542509914" calcext:value-type="float">
            <text:p>114.0175425099</text:p>
          </table:table-cell>
          <table:table-cell table:formula="of:=SQRT((VLOOKUP([.$A138];[.$A$2:.$D$101];2;0)-VLOOKUP([.J$129];[.$A$104:.$C$113];2;0))^2+(VLOOKUP([.$A138];[.$A$2:.$D$101];3;0)-VLOOKUP([.J$129];[.$A$104:.$C$113];3;0))^2)" office:value-type="float" office:value="94.8683298050514" calcext:value-type="float">
            <text:p>94.8683298051</text:p>
          </table:table-cell>
          <table:table-cell table:formula="of:=SQRT((VLOOKUP([.$A138];[.$A$2:.$D$101];2;0)-VLOOKUP([.K$129];[.$A$104:.$C$113];2;0))^2+(VLOOKUP([.$A138];[.$A$2:.$D$101];3;0)-VLOOKUP([.K$129];[.$A$104:.$C$113];3;0))^2)" office:value-type="float" office:value="58.309518948453" calcext:value-type="float">
            <text:p>58.3095189485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(VLOOKUP([.$A139];[.$A$2:.$D$101];2;0)-VLOOKUP([.B$129];[.$A$104:.$C$113];2;0))^2+(VLOOKUP([.$A139];[.$A$2:.$D$101];3;0)-VLOOKUP([.B$129];[.$A$104:.$C$113];3;0))^2)" office:value-type="float" office:value="171.172427686237" calcext:value-type="float">
            <text:p>171.1724276862</text:p>
          </table:table-cell>
          <table:table-cell table:formula="of:=SQRT((VLOOKUP([.$A139];[.$A$2:.$D$101];2;0)-VLOOKUP([.C$129];[.$A$104:.$C$113];2;0))^2+(VLOOKUP([.$A139];[.$A$2:.$D$101];3;0)-VLOOKUP([.C$129];[.$A$104:.$C$113];3;0))^2)" office:value-type="float" office:value="186.010752377383" calcext:value-type="float">
            <text:p>186.0107523774</text:p>
          </table:table-cell>
          <table:table-cell table:formula="of:=SQRT((VLOOKUP([.$A139];[.$A$2:.$D$101];2;0)-VLOOKUP([.D$129];[.$A$104:.$C$113];2;0))^2+(VLOOKUP([.$A139];[.$A$2:.$D$101];3;0)-VLOOKUP([.D$129];[.$A$104:.$C$113];3;0))^2)" office:value-type="float" office:value="31.6227766016838" calcext:value-type="float">
            <text:p>31.6227766017</text:p>
          </table:table-cell>
          <table:table-cell table:formula="of:=SQRT((VLOOKUP([.$A139];[.$A$2:.$D$101];2;0)-VLOOKUP([.E$129];[.$A$104:.$C$113];2;0))^2+(VLOOKUP([.$A139];[.$A$2:.$D$101];3;0)-VLOOKUP([.E$129];[.$A$104:.$C$113];3;0))^2)" office:value-type="float" office:value="80.6225774829855" calcext:value-type="float">
            <text:p>80.622577483</text:p>
          </table:table-cell>
          <table:table-cell table:formula="of:=SQRT((VLOOKUP([.$A139];[.$A$2:.$D$101];2;0)-VLOOKUP([.F$129];[.$A$104:.$C$113];2;0))^2+(VLOOKUP([.$A139];[.$A$2:.$D$101];3;0)-VLOOKUP([.F$129];[.$A$104:.$C$113];3;0))^2)" office:value-type="float" office:value="130.384048104053" calcext:value-type="float">
            <text:p>130.3840481041</text:p>
          </table:table-cell>
          <table:table-cell table:formula="of:=SQRT((VLOOKUP([.$A139];[.$A$2:.$D$101];2;0)-VLOOKUP([.G$129];[.$A$104:.$C$113];2;0))^2+(VLOOKUP([.$A139];[.$A$2:.$D$101];3;0)-VLOOKUP([.G$129];[.$A$104:.$C$113];3;0))^2)" office:value-type="float" office:value="220.227155455452" calcext:value-type="float">
            <text:p>220.2271554555</text:p>
          </table:table-cell>
          <table:table-cell table:formula="of:=SQRT((VLOOKUP([.$A139];[.$A$2:.$D$101];2;0)-VLOOKUP([.H$129];[.$A$104:.$C$113];2;0))^2+(VLOOKUP([.$A139];[.$A$2:.$D$101];3;0)-VLOOKUP([.H$129];[.$A$104:.$C$113];3;0))^2)" office:value-type="float" office:value="174.928556845359" calcext:value-type="float">
            <text:p>174.9285568454</text:p>
          </table:table-cell>
          <table:table-cell table:formula="of:=SQRT((VLOOKUP([.$A139];[.$A$2:.$D$101];2;0)-VLOOKUP([.I$129];[.$A$104:.$C$113];2;0))^2+(VLOOKUP([.$A139];[.$A$2:.$D$101];3;0)-VLOOKUP([.I$129];[.$A$104:.$C$113];3;0))^2)" office:value-type="float" office:value="130.384048104053" calcext:value-type="float">
            <text:p>130.3840481041</text:p>
          </table:table-cell>
          <table:table-cell table:formula="of:=SQRT((VLOOKUP([.$A139];[.$A$2:.$D$101];2;0)-VLOOKUP([.J$129];[.$A$104:.$C$113];2;0))^2+(VLOOKUP([.$A139];[.$A$2:.$D$101];3;0)-VLOOKUP([.J$129];[.$A$104:.$C$113];3;0))^2)" office:value-type="float" office:value="102.95630140987" calcext:value-type="float">
            <text:p>102.9563014099</text:p>
          </table:table-cell>
          <table:table-cell table:formula="of:=SQRT((VLOOKUP([.$A139];[.$A$2:.$D$101];2;0)-VLOOKUP([.K$129];[.$A$104:.$C$113];2;0))^2+(VLOOKUP([.$A139];[.$A$2:.$D$101];3;0)-VLOOKUP([.K$129];[.$A$104:.$C$113];3;0))^2)" office:value-type="float" office:value="70.7106781186548" calcext:value-type="float">
            <text:p>70.7106781187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QRT((VLOOKUP([.$A140];[.$A$2:.$D$101];2;0)-VLOOKUP([.B$129];[.$A$104:.$C$113];2;0))^2+(VLOOKUP([.$A140];[.$A$2:.$D$101];3;0)-VLOOKUP([.B$129];[.$A$104:.$C$113];3;0))^2)" office:value-type="float" office:value="10" calcext:value-type="float">
            <text:p>10</text:p>
          </table:table-cell>
          <table:table-cell table:formula="of:=SQRT((VLOOKUP([.$A140];[.$A$2:.$D$101];2;0)-VLOOKUP([.C$129];[.$A$104:.$C$113];2;0))^2+(VLOOKUP([.$A140];[.$A$2:.$D$101];3;0)-VLOOKUP([.C$129];[.$A$104:.$C$113];3;0))^2)" office:value-type="float" office:value="94.8683298050514" calcext:value-type="float">
            <text:p>94.8683298051</text:p>
          </table:table-cell>
          <table:table-cell table:formula="of:=SQRT((VLOOKUP([.$A140];[.$A$2:.$D$101];2;0)-VLOOKUP([.D$129];[.$A$104:.$C$113];2;0))^2+(VLOOKUP([.$A140];[.$A$2:.$D$101];3;0)-VLOOKUP([.D$129];[.$A$104:.$C$113];3;0))^2)" office:value-type="float" office:value="170.293863659264" calcext:value-type="float">
            <text:p>170.2938636593</text:p>
          </table:table-cell>
          <table:table-cell table:formula="of:=SQRT((VLOOKUP([.$A140];[.$A$2:.$D$101];2;0)-VLOOKUP([.E$129];[.$A$104:.$C$113];2;0))^2+(VLOOKUP([.$A140];[.$A$2:.$D$101];3;0)-VLOOKUP([.E$129];[.$A$104:.$C$113];3;0))^2)" office:value-type="float" office:value="100.498756211209" calcext:value-type="float">
            <text:p>100.4987562112</text:p>
          </table:table-cell>
          <table:table-cell table:formula="of:=SQRT((VLOOKUP([.$A140];[.$A$2:.$D$101];2;0)-VLOOKUP([.F$129];[.$A$104:.$C$113];2;0))^2+(VLOOKUP([.$A140];[.$A$2:.$D$101];3;0)-VLOOKUP([.F$129];[.$A$104:.$C$113];3;0))^2)" office:value-type="float" office:value="202.484567313166" calcext:value-type="float">
            <text:p>202.4845673132</text:p>
          </table:table-cell>
          <table:table-cell table:formula="of:=SQRT((VLOOKUP([.$A140];[.$A$2:.$D$101];2;0)-VLOOKUP([.G$129];[.$A$104:.$C$113];2;0))^2+(VLOOKUP([.$A140];[.$A$2:.$D$101];3;0)-VLOOKUP([.G$129];[.$A$104:.$C$113];3;0))^2)" office:value-type="float" office:value="155.2417469626" calcext:value-type="float">
            <text:p>155.2417469626</text:p>
          </table:table-cell>
          <table:table-cell table:formula="of:=SQRT((VLOOKUP([.$A140];[.$A$2:.$D$101];2;0)-VLOOKUP([.H$129];[.$A$104:.$C$113];2;0))^2+(VLOOKUP([.$A140];[.$A$2:.$D$101];3;0)-VLOOKUP([.H$129];[.$A$104:.$C$113];3;0))^2)" office:value-type="float" office:value="158.113883008419" calcext:value-type="float">
            <text:p>158.1138830084</text:p>
          </table:table-cell>
          <table:table-cell table:formula="of:=SQRT((VLOOKUP([.$A140];[.$A$2:.$D$101];2;0)-VLOOKUP([.I$129];[.$A$104:.$C$113];2;0))^2+(VLOOKUP([.$A140];[.$A$2:.$D$101];3;0)-VLOOKUP([.I$129];[.$A$104:.$C$113];3;0))^2)" office:value-type="float" office:value="86.0232526704263" calcext:value-type="float">
            <text:p>86.0232526704</text:p>
          </table:table-cell>
          <table:table-cell table:formula="of:=SQRT((VLOOKUP([.$A140];[.$A$2:.$D$101];2;0)-VLOOKUP([.J$129];[.$A$104:.$C$113];2;0))^2+(VLOOKUP([.$A140];[.$A$2:.$D$101];3;0)-VLOOKUP([.J$129];[.$A$104:.$C$113];3;0))^2)" office:value-type="float" office:value="147.648230602334" calcext:value-type="float">
            <text:p>147.6482306023</text:p>
          </table:table-cell>
          <table:table-cell table:formula="of:=SQRT((VLOOKUP([.$A140];[.$A$2:.$D$101];2;0)-VLOOKUP([.K$129];[.$A$104:.$C$113];2;0))^2+(VLOOKUP([.$A140];[.$A$2:.$D$101];3;0)-VLOOKUP([.K$129];[.$A$104:.$C$113];3;0))^2)" office:value-type="float" office:value="133.416640641263" calcext:value-type="float">
            <text:p>133.4166406413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(VLOOKUP([.$A141];[.$A$2:.$D$101];2;0)-VLOOKUP([.B$129];[.$A$104:.$C$113];2;0))^2+(VLOOKUP([.$A141];[.$A$2:.$D$101];3;0)-VLOOKUP([.B$129];[.$A$104:.$C$113];3;0))^2)" office:value-type="float" office:value="10" calcext:value-type="float">
            <text:p>10</text:p>
          </table:table-cell>
          <table:table-cell table:formula="of:=SQRT((VLOOKUP([.$A141];[.$A$2:.$D$101];2;0)-VLOOKUP([.C$129];[.$A$104:.$C$113];2;0))^2+(VLOOKUP([.$A141];[.$A$2:.$D$101];3;0)-VLOOKUP([.C$129];[.$A$104:.$C$113];3;0))^2)" office:value-type="float" office:value="90.5538513813742" calcext:value-type="float">
            <text:p>90.5538513814</text:p>
          </table:table-cell>
          <table:table-cell table:formula="of:=SQRT((VLOOKUP([.$A141];[.$A$2:.$D$101];2;0)-VLOOKUP([.D$129];[.$A$104:.$C$113];2;0))^2+(VLOOKUP([.$A141];[.$A$2:.$D$101];3;0)-VLOOKUP([.D$129];[.$A$104:.$C$113];3;0))^2)" office:value-type="float" office:value="150.332963783729" calcext:value-type="float">
            <text:p>150.3329637837</text:p>
          </table:table-cell>
          <table:table-cell table:formula="of:=SQRT((VLOOKUP([.$A141];[.$A$2:.$D$101];2;0)-VLOOKUP([.E$129];[.$A$104:.$C$113];2;0))^2+(VLOOKUP([.$A141];[.$A$2:.$D$101];3;0)-VLOOKUP([.E$129];[.$A$104:.$C$113];3;0))^2)" office:value-type="float" office:value="80.6225774829855" calcext:value-type="float">
            <text:p>80.622577483</text:p>
          </table:table-cell>
          <table:table-cell table:formula="of:=SQRT((VLOOKUP([.$A141];[.$A$2:.$D$101];2;0)-VLOOKUP([.F$129];[.$A$104:.$C$113];2;0))^2+(VLOOKUP([.$A141];[.$A$2:.$D$101];3;0)-VLOOKUP([.F$129];[.$A$104:.$C$113];3;0))^2)" office:value-type="float" office:value="186.010752377383" calcext:value-type="float">
            <text:p>186.0107523774</text:p>
          </table:table-cell>
          <table:table-cell table:formula="of:=SQRT((VLOOKUP([.$A141];[.$A$2:.$D$101];2;0)-VLOOKUP([.G$129];[.$A$104:.$C$113];2;0))^2+(VLOOKUP([.$A141];[.$A$2:.$D$101];3;0)-VLOOKUP([.G$129];[.$A$104:.$C$113];3;0))^2)" office:value-type="float" office:value="151.327459504216" calcext:value-type="float">
            <text:p>151.3274595042</text:p>
          </table:table-cell>
          <table:table-cell table:formula="of:=SQRT((VLOOKUP([.$A141];[.$A$2:.$D$101];2;0)-VLOOKUP([.H$129];[.$A$104:.$C$113];2;0))^2+(VLOOKUP([.$A141];[.$A$2:.$D$101];3;0)-VLOOKUP([.H$129];[.$A$104:.$C$113];3;0))^2)" office:value-type="float" office:value="147.648230602334" calcext:value-type="float">
            <text:p>147.6482306023</text:p>
          </table:table-cell>
          <table:table-cell table:formula="of:=SQRT((VLOOKUP([.$A141];[.$A$2:.$D$101];2;0)-VLOOKUP([.I$129];[.$A$104:.$C$113];2;0))^2+(VLOOKUP([.$A141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141];[.$A$2:.$D$101];2;0)-VLOOKUP([.J$129];[.$A$104:.$C$113];2;0))^2+(VLOOKUP([.$A141];[.$A$2:.$D$101];3;0)-VLOOKUP([.J$129];[.$A$104:.$C$113];3;0))^2)" office:value-type="float" office:value="130.384048104053" calcext:value-type="float">
            <text:p>130.3840481041</text:p>
          </table:table-cell>
          <table:table-cell table:formula="of:=SQRT((VLOOKUP([.$A141];[.$A$2:.$D$101];2;0)-VLOOKUP([.K$129];[.$A$104:.$C$113];2;0))^2+(VLOOKUP([.$A141];[.$A$2:.$D$101];3;0)-VLOOKUP([.K$129];[.$A$104:.$C$113];3;0))^2)" office:value-type="float" office:value="114.017542509914" calcext:value-type="float">
            <text:p>114.0175425099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QRT((VLOOKUP([.$A142];[.$A$2:.$D$101];2;0)-VLOOKUP([.B$129];[.$A$104:.$C$113];2;0))^2+(VLOOKUP([.$A142];[.$A$2:.$D$101];3;0)-VLOOKUP([.B$129];[.$A$104:.$C$113];3;0))^2)" office:value-type="float" office:value="30" calcext:value-type="float">
            <text:p>30</text:p>
          </table:table-cell>
          <table:table-cell table:formula="of:=SQRT((VLOOKUP([.$A142];[.$A$2:.$D$101];2;0)-VLOOKUP([.C$129];[.$A$104:.$C$113];2;0))^2+(VLOOKUP([.$A142];[.$A$2:.$D$101];3;0)-VLOOKUP([.C$129];[.$A$104:.$C$113];3;0))^2)" office:value-type="float" office:value="90.5538513813742" calcext:value-type="float">
            <text:p>90.5538513814</text:p>
          </table:table-cell>
          <table:table-cell table:formula="of:=SQRT((VLOOKUP([.$A142];[.$A$2:.$D$101];2;0)-VLOOKUP([.D$129];[.$A$104:.$C$113];2;0))^2+(VLOOKUP([.$A142];[.$A$2:.$D$101];3;0)-VLOOKUP([.D$129];[.$A$104:.$C$113];3;0))^2)" office:value-type="float" office:value="130.384048104053" calcext:value-type="float">
            <text:p>130.3840481041</text:p>
          </table:table-cell>
          <table:table-cell table:formula="of:=SQRT((VLOOKUP([.$A142];[.$A$2:.$D$101];2;0)-VLOOKUP([.E$129];[.$A$104:.$C$113];2;0))^2+(VLOOKUP([.$A142];[.$A$2:.$D$101];3;0)-VLOOKUP([.E$129];[.$A$104:.$C$113];3;0))^2)" office:value-type="float" office:value="60.8276253029822" calcext:value-type="float">
            <text:p>60.827625303</text:p>
          </table:table-cell>
          <table:table-cell table:formula="of:=SQRT((VLOOKUP([.$A142];[.$A$2:.$D$101];2;0)-VLOOKUP([.F$129];[.$A$104:.$C$113];2;0))^2+(VLOOKUP([.$A142];[.$A$2:.$D$101];3;0)-VLOOKUP([.F$129];[.$A$104:.$C$113];3;0))^2)" office:value-type="float" office:value="170.293863659264" calcext:value-type="float">
            <text:p>170.2938636593</text:p>
          </table:table-cell>
          <table:table-cell table:formula="of:=SQRT((VLOOKUP([.$A142];[.$A$2:.$D$101];2;0)-VLOOKUP([.G$129];[.$A$104:.$C$113];2;0))^2+(VLOOKUP([.$A142];[.$A$2:.$D$101];3;0)-VLOOKUP([.G$129];[.$A$104:.$C$113];3;0))^2)" office:value-type="float" office:value="150" calcext:value-type="float">
            <text:p>150</text:p>
          </table:table-cell>
          <table:table-cell table:formula="of:=SQRT((VLOOKUP([.$A142];[.$A$2:.$D$101];2;0)-VLOOKUP([.H$129];[.$A$104:.$C$113];2;0))^2+(VLOOKUP([.$A142];[.$A$2:.$D$101];3;0)-VLOOKUP([.H$129];[.$A$104:.$C$113];3;0))^2)" office:value-type="float" office:value="139.283882771841" calcext:value-type="float">
            <text:p>139.2838827718</text:p>
          </table:table-cell>
          <table:table-cell table:formula="of:=SQRT((VLOOKUP([.$A142];[.$A$2:.$D$101];2;0)-VLOOKUP([.I$129];[.$A$104:.$C$113];2;0))^2+(VLOOKUP([.$A142];[.$A$2:.$D$101];3;0)-VLOOKUP([.I$129];[.$A$104:.$C$113];3;0))^2)" office:value-type="float" office:value="58.309518948453" calcext:value-type="float">
            <text:p>58.3095189485</text:p>
          </table:table-cell>
          <table:table-cell table:formula="of:=SQRT((VLOOKUP([.$A142];[.$A$2:.$D$101];2;0)-VLOOKUP([.J$129];[.$A$104:.$C$113];2;0))^2+(VLOOKUP([.$A142];[.$A$2:.$D$101];3;0)-VLOOKUP([.J$129];[.$A$104:.$C$113];3;0))^2)" office:value-type="float" office:value="114.017542509914" calcext:value-type="float">
            <text:p>114.0175425099</text:p>
          </table:table-cell>
          <table:table-cell table:formula="of:=SQRT((VLOOKUP([.$A142];[.$A$2:.$D$101];2;0)-VLOOKUP([.K$129];[.$A$104:.$C$113];2;0))^2+(VLOOKUP([.$A142];[.$A$2:.$D$101];3;0)-VLOOKUP([.K$129];[.$A$104:.$C$113];3;0))^2)" office:value-type="float" office:value="94.8683298050514" calcext:value-type="float">
            <text:p>94.8683298051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QRT((VLOOKUP([.$A143];[.$A$2:.$D$101];2;0)-VLOOKUP([.B$129];[.$A$104:.$C$113];2;0))^2+(VLOOKUP([.$A143];[.$A$2:.$D$101];3;0)-VLOOKUP([.B$129];[.$A$104:.$C$113];3;0))^2)" office:value-type="float" office:value="50" calcext:value-type="float">
            <text:p>50</text:p>
          </table:table-cell>
          <table:table-cell table:formula="of:=SQRT((VLOOKUP([.$A143];[.$A$2:.$D$101];2;0)-VLOOKUP([.C$129];[.$A$104:.$C$113];2;0))^2+(VLOOKUP([.$A143];[.$A$2:.$D$101];3;0)-VLOOKUP([.C$129];[.$A$104:.$C$113];3;0))^2)" office:value-type="float" office:value="94.8683298050514" calcext:value-type="float">
            <text:p>94.8683298051</text:p>
          </table:table-cell>
          <table:table-cell table:formula="of:=SQRT((VLOOKUP([.$A143];[.$A$2:.$D$101];2;0)-VLOOKUP([.D$129];[.$A$104:.$C$113];2;0))^2+(VLOOKUP([.$A143];[.$A$2:.$D$101];3;0)-VLOOKUP([.D$129];[.$A$104:.$C$113];3;0))^2)" office:value-type="float" office:value="110.453610171873" calcext:value-type="float">
            <text:p>110.4536101719</text:p>
          </table:table-cell>
          <table:table-cell table:formula="of:=SQRT((VLOOKUP([.$A143];[.$A$2:.$D$101];2;0)-VLOOKUP([.E$129];[.$A$104:.$C$113];2;0))^2+(VLOOKUP([.$A143];[.$A$2:.$D$101];3;0)-VLOOKUP([.E$129];[.$A$104:.$C$113];3;0))^2)" office:value-type="float" office:value="41.2310562561766" calcext:value-type="float">
            <text:p>41.2310562562</text:p>
          </table:table-cell>
          <table:table-cell table:formula="of:=SQRT((VLOOKUP([.$A143];[.$A$2:.$D$101];2;0)-VLOOKUP([.F$129];[.$A$104:.$C$113];2;0))^2+(VLOOKUP([.$A143];[.$A$2:.$D$101];3;0)-VLOOKUP([.F$129];[.$A$104:.$C$113];3;0))^2)" office:value-type="float" office:value="155.56349186104" calcext:value-type="float">
            <text:p>155.563491861</text:p>
          </table:table-cell>
          <table:table-cell table:formula="of:=SQRT((VLOOKUP([.$A143];[.$A$2:.$D$101];2;0)-VLOOKUP([.G$129];[.$A$104:.$C$113];2;0))^2+(VLOOKUP([.$A143];[.$A$2:.$D$101];3;0)-VLOOKUP([.G$129];[.$A$104:.$C$113];3;0))^2)" office:value-type="float" office:value="151.327459504216" calcext:value-type="float">
            <text:p>151.3274595042</text:p>
          </table:table-cell>
          <table:table-cell table:formula="of:=SQRT((VLOOKUP([.$A143];[.$A$2:.$D$101];2;0)-VLOOKUP([.H$129];[.$A$104:.$C$113];2;0))^2+(VLOOKUP([.$A143];[.$A$2:.$D$101];3;0)-VLOOKUP([.H$129];[.$A$104:.$C$113];3;0))^2)" office:value-type="float" office:value="133.416640641263" calcext:value-type="float">
            <text:p>133.4166406413</text:p>
          </table:table-cell>
          <table:table-cell table:formula="of:=SQRT((VLOOKUP([.$A143];[.$A$2:.$D$101];2;0)-VLOOKUP([.I$129];[.$A$104:.$C$113];2;0))^2+(VLOOKUP([.$A143];[.$A$2:.$D$101];3;0)-VLOOKUP([.I$129];[.$A$104:.$C$113];3;0))^2)" office:value-type="float" office:value="50.9901951359278" calcext:value-type="float">
            <text:p>50.9901951359</text:p>
          </table:table-cell>
          <table:table-cell table:formula="of:=SQRT((VLOOKUP([.$A143];[.$A$2:.$D$101];2;0)-VLOOKUP([.J$129];[.$A$104:.$C$113];2;0))^2+(VLOOKUP([.$A143];[.$A$2:.$D$101];3;0)-VLOOKUP([.J$129];[.$A$104:.$C$113];3;0))^2)" office:value-type="float" office:value="98.9949493661167" calcext:value-type="float">
            <text:p>98.9949493661</text:p>
          </table:table-cell>
          <table:table-cell table:formula="of:=SQRT((VLOOKUP([.$A143];[.$A$2:.$D$101];2;0)-VLOOKUP([.K$129];[.$A$104:.$C$113];2;0))^2+(VLOOKUP([.$A143];[.$A$2:.$D$101];3;0)-VLOOKUP([.K$129];[.$A$104:.$C$113];3;0))^2)" office:value-type="float" office:value="76.1577310586391" calcext:value-type="float">
            <text:p>76.1577310586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(VLOOKUP([.$A144];[.$A$2:.$D$101];2;0)-VLOOKUP([.B$129];[.$A$104:.$C$113];2;0))^2+(VLOOKUP([.$A144];[.$A$2:.$D$101];3;0)-VLOOKUP([.B$129];[.$A$104:.$C$113];3;0))^2)" office:value-type="float" office:value="70" calcext:value-type="float">
            <text:p>70</text:p>
          </table:table-cell>
          <table:table-cell table:formula="of:=SQRT((VLOOKUP([.$A144];[.$A$2:.$D$101];2;0)-VLOOKUP([.C$129];[.$A$104:.$C$113];2;0))^2+(VLOOKUP([.$A144];[.$A$2:.$D$101];3;0)-VLOOKUP([.C$129];[.$A$104:.$C$113];3;0))^2)" office:value-type="float" office:value="102.95630140987" calcext:value-type="float">
            <text:p>102.9563014099</text:p>
          </table:table-cell>
          <table:table-cell table:formula="of:=SQRT((VLOOKUP([.$A144];[.$A$2:.$D$101];2;0)-VLOOKUP([.D$129];[.$A$104:.$C$113];2;0))^2+(VLOOKUP([.$A144];[.$A$2:.$D$101];3;0)-VLOOKUP([.D$129];[.$A$104:.$C$113];3;0))^2)" office:value-type="float" office:value="90.5538513813742" calcext:value-type="float">
            <text:p>90.5538513814</text:p>
          </table:table-cell>
          <table:table-cell table:formula="of:=SQRT((VLOOKUP([.$A144];[.$A$2:.$D$101];2;0)-VLOOKUP([.E$129];[.$A$104:.$C$113];2;0))^2+(VLOOKUP([.$A144];[.$A$2:.$D$101];3;0)-VLOOKUP([.E$129];[.$A$104:.$C$113];3;0))^2)" office:value-type="float" office:value="22.3606797749979" calcext:value-type="float">
            <text:p>22.360679775</text:p>
          </table:table-cell>
          <table:table-cell table:formula="of:=SQRT((VLOOKUP([.$A144];[.$A$2:.$D$101];2;0)-VLOOKUP([.F$129];[.$A$104:.$C$113];2;0))^2+(VLOOKUP([.$A144];[.$A$2:.$D$101];3;0)-VLOOKUP([.F$129];[.$A$104:.$C$113];3;0))^2)" office:value-type="float" office:value="142.126704035519" calcext:value-type="float">
            <text:p>142.1267040355</text:p>
          </table:table-cell>
          <table:table-cell table:formula="of:=SQRT((VLOOKUP([.$A144];[.$A$2:.$D$101];2;0)-VLOOKUP([.G$129];[.$A$104:.$C$113];2;0))^2+(VLOOKUP([.$A144];[.$A$2:.$D$101];3;0)-VLOOKUP([.G$129];[.$A$104:.$C$113];3;0))^2)" office:value-type="float" office:value="155.2417469626" calcext:value-type="float">
            <text:p>155.2417469626</text:p>
          </table:table-cell>
          <table:table-cell table:formula="of:=SQRT((VLOOKUP([.$A144];[.$A$2:.$D$101];2;0)-VLOOKUP([.H$129];[.$A$104:.$C$113];2;0))^2+(VLOOKUP([.$A144];[.$A$2:.$D$101];3;0)-VLOOKUP([.H$129];[.$A$104:.$C$113];3;0))^2)" office:value-type="float" office:value="130.384048104053" calcext:value-type="float">
            <text:p>130.3840481041</text:p>
          </table:table-cell>
          <table:table-cell table:formula="of:=SQRT((VLOOKUP([.$A144];[.$A$2:.$D$101];2;0)-VLOOKUP([.I$129];[.$A$104:.$C$113];2;0))^2+(VLOOKUP([.$A144];[.$A$2:.$D$101];3;0)-VLOOKUP([.I$129];[.$A$104:.$C$113];3;0))^2)" office:value-type="float" office:value="50.9901951359278" calcext:value-type="float">
            <text:p>50.9901951359</text:p>
          </table:table-cell>
          <table:table-cell table:formula="of:=SQRT((VLOOKUP([.$A144];[.$A$2:.$D$101];2;0)-VLOOKUP([.J$129];[.$A$104:.$C$113];2;0))^2+(VLOOKUP([.$A144];[.$A$2:.$D$101];3;0)-VLOOKUP([.J$129];[.$A$104:.$C$113];3;0))^2)" office:value-type="float" office:value="86.0232526704263" calcext:value-type="float">
            <text:p>86.0232526704</text:p>
          </table:table-cell>
          <table:table-cell table:formula="of:=SQRT((VLOOKUP([.$A144];[.$A$2:.$D$101];2;0)-VLOOKUP([.K$129];[.$A$104:.$C$113];2;0))^2+(VLOOKUP([.$A144];[.$A$2:.$D$101];3;0)-VLOOKUP([.K$129];[.$A$104:.$C$113];3;0))^2)" office:value-type="float" office:value="58.309518948453" calcext:value-type="float">
            <text:p>58.3095189485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QRT((VLOOKUP([.$A145];[.$A$2:.$D$101];2;0)-VLOOKUP([.B$129];[.$A$104:.$C$113];2;0))^2+(VLOOKUP([.$A145];[.$A$2:.$D$101];3;0)-VLOOKUP([.B$129];[.$A$104:.$C$113];3;0))^2)" office:value-type="float" office:value="90" calcext:value-type="float">
            <text:p>90</text:p>
          </table:table-cell>
          <table:table-cell table:formula="of:=SQRT((VLOOKUP([.$A145];[.$A$2:.$D$101];2;0)-VLOOKUP([.C$129];[.$A$104:.$C$113];2;0))^2+(VLOOKUP([.$A145];[.$A$2:.$D$101];3;0)-VLOOKUP([.C$129];[.$A$104:.$C$113];3;0))^2)" office:value-type="float" office:value="114.017542509914" calcext:value-type="float">
            <text:p>114.0175425099</text:p>
          </table:table-cell>
          <table:table-cell table:formula="of:=SQRT((VLOOKUP([.$A145];[.$A$2:.$D$101];2;0)-VLOOKUP([.D$129];[.$A$104:.$C$113];2;0))^2+(VLOOKUP([.$A145];[.$A$2:.$D$101];3;0)-VLOOKUP([.D$129];[.$A$104:.$C$113];3;0))^2)" office:value-type="float" office:value="70.7106781186548" calcext:value-type="float">
            <text:p>70.7106781187</text:p>
          </table:table-cell>
          <table:table-cell table:formula="of:=SQRT((VLOOKUP([.$A145];[.$A$2:.$D$101];2;0)-VLOOKUP([.E$129];[.$A$104:.$C$113];2;0))^2+(VLOOKUP([.$A145];[.$A$2:.$D$101];3;0)-VLOOKUP([.E$129];[.$A$104:.$C$113];3;0))^2)" office:value-type="float" office:value="10" calcext:value-type="float">
            <text:p>10</text:p>
          </table:table-cell>
          <table:table-cell table:formula="of:=SQRT((VLOOKUP([.$A145];[.$A$2:.$D$101];2;0)-VLOOKUP([.F$129];[.$A$104:.$C$113];2;0))^2+(VLOOKUP([.$A145];[.$A$2:.$D$101];3;0)-VLOOKUP([.F$129];[.$A$104:.$C$113];3;0))^2)" office:value-type="float" office:value="130.384048104053" calcext:value-type="float">
            <text:p>130.3840481041</text:p>
          </table:table-cell>
          <table:table-cell table:formula="of:=SQRT((VLOOKUP([.$A145];[.$A$2:.$D$101];2;0)-VLOOKUP([.G$129];[.$A$104:.$C$113];2;0))^2+(VLOOKUP([.$A145];[.$A$2:.$D$101];3;0)-VLOOKUP([.G$129];[.$A$104:.$C$113];3;0))^2)" office:value-type="float" office:value="161.554944214035" calcext:value-type="float">
            <text:p>161.554944214</text:p>
          </table:table-cell>
          <table:table-cell table:formula="of:=SQRT((VLOOKUP([.$A145];[.$A$2:.$D$101];2;0)-VLOOKUP([.H$129];[.$A$104:.$C$113];2;0))^2+(VLOOKUP([.$A145];[.$A$2:.$D$101];3;0)-VLOOKUP([.H$129];[.$A$104:.$C$113];3;0))^2)" office:value-type="float" office:value="130.384048104053" calcext:value-type="float">
            <text:p>130.3840481041</text:p>
          </table:table-cell>
          <table:table-cell table:formula="of:=SQRT((VLOOKUP([.$A145];[.$A$2:.$D$101];2;0)-VLOOKUP([.I$129];[.$A$104:.$C$113];2;0))^2+(VLOOKUP([.$A145];[.$A$2:.$D$101];3;0)-VLOOKUP([.I$129];[.$A$104:.$C$113];3;0))^2)" office:value-type="float" office:value="58.309518948453" calcext:value-type="float">
            <text:p>58.3095189485</text:p>
          </table:table-cell>
          <table:table-cell table:formula="of:=SQRT((VLOOKUP([.$A145];[.$A$2:.$D$101];2;0)-VLOOKUP([.J$129];[.$A$104:.$C$113];2;0))^2+(VLOOKUP([.$A145];[.$A$2:.$D$101];3;0)-VLOOKUP([.J$129];[.$A$104:.$C$113];3;0))^2)" office:value-type="float" office:value="76.1577310586391" calcext:value-type="float">
            <text:p>76.1577310586</text:p>
          </table:table-cell>
          <table:table-cell table:formula="of:=SQRT((VLOOKUP([.$A145];[.$A$2:.$D$101];2;0)-VLOOKUP([.K$129];[.$A$104:.$C$113];2;0))^2+(VLOOKUP([.$A145];[.$A$2:.$D$101];3;0)-VLOOKUP([.K$129];[.$A$104:.$C$113];3;0))^2)" office:value-type="float" office:value="42.4264068711929" calcext:value-type="float">
            <text:p>42.4264068712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QRT((VLOOKUP([.$A146];[.$A$2:.$D$101];2;0)-VLOOKUP([.B$129];[.$A$104:.$C$113];2;0))^2+(VLOOKUP([.$A146];[.$A$2:.$D$101];3;0)-VLOOKUP([.B$129];[.$A$104:.$C$113];3;0))^2)" office:value-type="float" office:value="110" calcext:value-type="float">
            <text:p>110</text:p>
          </table:table-cell>
          <table:table-cell table:formula="of:=SQRT((VLOOKUP([.$A146];[.$A$2:.$D$101];2;0)-VLOOKUP([.C$129];[.$A$104:.$C$113];2;0))^2+(VLOOKUP([.$A146];[.$A$2:.$D$101];3;0)-VLOOKUP([.C$129];[.$A$104:.$C$113];3;0))^2)" office:value-type="float" office:value="127.279220613579" calcext:value-type="float">
            <text:p>127.2792206136</text:p>
          </table:table-cell>
          <table:table-cell table:formula="of:=SQRT((VLOOKUP([.$A146];[.$A$2:.$D$101];2;0)-VLOOKUP([.D$129];[.$A$104:.$C$113];2;0))^2+(VLOOKUP([.$A146];[.$A$2:.$D$101];3;0)-VLOOKUP([.D$129];[.$A$104:.$C$113];3;0))^2)" office:value-type="float" office:value="50.9901951359278" calcext:value-type="float">
            <text:p>50.9901951359</text:p>
          </table:table-cell>
          <table:table-cell table:formula="of:=SQRT((VLOOKUP([.$A146];[.$A$2:.$D$101];2;0)-VLOOKUP([.E$129];[.$A$104:.$C$113];2;0))^2+(VLOOKUP([.$A146];[.$A$2:.$D$101];3;0)-VLOOKUP([.E$129];[.$A$104:.$C$113];3;0))^2)" office:value-type="float" office:value="22.3606797749979" calcext:value-type="float">
            <text:p>22.360679775</text:p>
          </table:table-cell>
          <table:table-cell table:formula="of:=SQRT((VLOOKUP([.$A146];[.$A$2:.$D$101];2;0)-VLOOKUP([.F$129];[.$A$104:.$C$113];2;0))^2+(VLOOKUP([.$A146];[.$A$2:.$D$101];3;0)-VLOOKUP([.F$129];[.$A$104:.$C$113];3;0))^2)" office:value-type="float" office:value="120.830459735946" calcext:value-type="float">
            <text:p>120.8304597359</text:p>
          </table:table-cell>
          <table:table-cell table:formula="of:=SQRT((VLOOKUP([.$A146];[.$A$2:.$D$101];2;0)-VLOOKUP([.G$129];[.$A$104:.$C$113];2;0))^2+(VLOOKUP([.$A146];[.$A$2:.$D$101];3;0)-VLOOKUP([.G$129];[.$A$104:.$C$113];3;0))^2)" office:value-type="float" office:value="170" calcext:value-type="float">
            <text:p>170</text:p>
          </table:table-cell>
          <table:table-cell table:formula="of:=SQRT((VLOOKUP([.$A146];[.$A$2:.$D$101];2;0)-VLOOKUP([.H$129];[.$A$104:.$C$113];2;0))^2+(VLOOKUP([.$A146];[.$A$2:.$D$101];3;0)-VLOOKUP([.H$129];[.$A$104:.$C$113];3;0))^2)" office:value-type="float" office:value="133.416640641263" calcext:value-type="float">
            <text:p>133.4166406413</text:p>
          </table:table-cell>
          <table:table-cell table:formula="of:=SQRT((VLOOKUP([.$A146];[.$A$2:.$D$101];2;0)-VLOOKUP([.I$129];[.$A$104:.$C$113];2;0))^2+(VLOOKUP([.$A146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146];[.$A$2:.$D$101];2;0)-VLOOKUP([.J$129];[.$A$104:.$C$113];2;0))^2+(VLOOKUP([.$A146];[.$A$2:.$D$101];3;0)-VLOOKUP([.J$129];[.$A$104:.$C$113];3;0))^2)" office:value-type="float" office:value="70.7106781186548" calcext:value-type="float">
            <text:p>70.7106781187</text:p>
          </table:table-cell>
          <table:table-cell table:formula="of:=SQRT((VLOOKUP([.$A146];[.$A$2:.$D$101];2;0)-VLOOKUP([.K$129];[.$A$104:.$C$113];2;0))^2+(VLOOKUP([.$A146];[.$A$2:.$D$101];3;0)-VLOOKUP([.K$129];[.$A$104:.$C$113];3;0))^2)" office:value-type="float" office:value="31.6227766016838" calcext:value-type="float">
            <text:p>31.6227766017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QRT((VLOOKUP([.$A147];[.$A$2:.$D$101];2;0)-VLOOKUP([.B$129];[.$A$104:.$C$113];2;0))^2+(VLOOKUP([.$A147];[.$A$2:.$D$101];3;0)-VLOOKUP([.B$129];[.$A$104:.$C$113];3;0))^2)" office:value-type="float" office:value="130" calcext:value-type="float">
            <text:p>130</text:p>
          </table:table-cell>
          <table:table-cell table:formula="of:=SQRT((VLOOKUP([.$A147];[.$A$2:.$D$101];2;0)-VLOOKUP([.C$129];[.$A$104:.$C$113];2;0))^2+(VLOOKUP([.$A147];[.$A$2:.$D$101];3;0)-VLOOKUP([.C$129];[.$A$104:.$C$113];3;0))^2)" office:value-type="float" office:value="142.126704035519" calcext:value-type="float">
            <text:p>142.1267040355</text:p>
          </table:table-cell>
          <table:table-cell table:formula="of:=SQRT((VLOOKUP([.$A147];[.$A$2:.$D$101];2;0)-VLOOKUP([.D$129];[.$A$104:.$C$113];2;0))^2+(VLOOKUP([.$A147];[.$A$2:.$D$101];3;0)-VLOOKUP([.D$129];[.$A$104:.$C$113];3;0))^2)" office:value-type="float" office:value="31.6227766016838" calcext:value-type="float">
            <text:p>31.6227766017</text:p>
          </table:table-cell>
          <table:table-cell table:formula="of:=SQRT((VLOOKUP([.$A147];[.$A$2:.$D$101];2;0)-VLOOKUP([.E$129];[.$A$104:.$C$113];2;0))^2+(VLOOKUP([.$A147];[.$A$2:.$D$101];3;0)-VLOOKUP([.E$129];[.$A$104:.$C$113];3;0))^2)" office:value-type="float" office:value="41.2310562561766" calcext:value-type="float">
            <text:p>41.2310562562</text:p>
          </table:table-cell>
          <table:table-cell table:formula="of:=SQRT((VLOOKUP([.$A147];[.$A$2:.$D$101];2;0)-VLOOKUP([.F$129];[.$A$104:.$C$113];2;0))^2+(VLOOKUP([.$A147];[.$A$2:.$D$101];3;0)-VLOOKUP([.F$129];[.$A$104:.$C$113];3;0))^2)" office:value-type="float" office:value="114.017542509914" calcext:value-type="float">
            <text:p>114.0175425099</text:p>
          </table:table-cell>
          <table:table-cell table:formula="of:=SQRT((VLOOKUP([.$A147];[.$A$2:.$D$101];2;0)-VLOOKUP([.G$129];[.$A$104:.$C$113];2;0))^2+(VLOOKUP([.$A147];[.$A$2:.$D$101];3;0)-VLOOKUP([.G$129];[.$A$104:.$C$113];3;0))^2)" office:value-type="float" office:value="180.277563773199" calcext:value-type="float">
            <text:p>180.2775637732</text:p>
          </table:table-cell>
          <table:table-cell table:formula="of:=SQRT((VLOOKUP([.$A147];[.$A$2:.$D$101];2;0)-VLOOKUP([.H$129];[.$A$104:.$C$113];2;0))^2+(VLOOKUP([.$A147];[.$A$2:.$D$101];3;0)-VLOOKUP([.H$129];[.$A$104:.$C$113];3;0))^2)" office:value-type="float" office:value="139.283882771841" calcext:value-type="float">
            <text:p>139.2838827718</text:p>
          </table:table-cell>
          <table:table-cell table:formula="of:=SQRT((VLOOKUP([.$A147];[.$A$2:.$D$101];2;0)-VLOOKUP([.I$129];[.$A$104:.$C$113];2;0))^2+(VLOOKUP([.$A147];[.$A$2:.$D$101];3;0)-VLOOKUP([.I$129];[.$A$104:.$C$113];3;0))^2)" office:value-type="float" office:value="86.0232526704263" calcext:value-type="float">
            <text:p>86.0232526704</text:p>
          </table:table-cell>
          <table:table-cell table:formula="of:=SQRT((VLOOKUP([.$A147];[.$A$2:.$D$101];2;0)-VLOOKUP([.J$129];[.$A$104:.$C$113];2;0))^2+(VLOOKUP([.$A147];[.$A$2:.$D$101];3;0)-VLOOKUP([.J$129];[.$A$104:.$C$113];3;0))^2)" office:value-type="float" office:value="70.7106781186548" calcext:value-type="float">
            <text:p>70.7106781187</text:p>
          </table:table-cell>
          <table:table-cell table:formula="of:=SQRT((VLOOKUP([.$A147];[.$A$2:.$D$101];2;0)-VLOOKUP([.K$129];[.$A$104:.$C$113];2;0))^2+(VLOOKUP([.$A147];[.$A$2:.$D$101];3;0)-VLOOKUP([.K$129];[.$A$104:.$C$113];3;0))^2)" office:value-type="float" office:value="31.6227766016838" calcext:value-type="float">
            <text:p>31.6227766017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QRT((VLOOKUP([.$A148];[.$A$2:.$D$101];2;0)-VLOOKUP([.B$129];[.$A$104:.$C$113];2;0))^2+(VLOOKUP([.$A148];[.$A$2:.$D$101];3;0)-VLOOKUP([.B$129];[.$A$104:.$C$113];3;0))^2)" office:value-type="float" office:value="150" calcext:value-type="float">
            <text:p>150</text:p>
          </table:table-cell>
          <table:table-cell table:formula="of:=SQRT((VLOOKUP([.$A148];[.$A$2:.$D$101];2;0)-VLOOKUP([.C$129];[.$A$104:.$C$113];2;0))^2+(VLOOKUP([.$A148];[.$A$2:.$D$101];3;0)-VLOOKUP([.C$129];[.$A$104:.$C$113];3;0))^2)" office:value-type="float" office:value="158.113883008419" calcext:value-type="float">
            <text:p>158.1138830084</text:p>
          </table:table-cell>
          <table:table-cell table:formula="of:=SQRT((VLOOKUP([.$A148];[.$A$2:.$D$101];2;0)-VLOOKUP([.D$129];[.$A$104:.$C$113];2;0))^2+(VLOOKUP([.$A148];[.$A$2:.$D$101];3;0)-VLOOKUP([.D$129];[.$A$104:.$C$113];3;0))^2)" office:value-type="float" office:value="14.142135623731" calcext:value-type="float">
            <text:p>14.1421356237</text:p>
          </table:table-cell>
          <table:table-cell table:formula="of:=SQRT((VLOOKUP([.$A148];[.$A$2:.$D$101];2;0)-VLOOKUP([.E$129];[.$A$104:.$C$113];2;0))^2+(VLOOKUP([.$A148];[.$A$2:.$D$101];3;0)-VLOOKUP([.E$129];[.$A$104:.$C$113];3;0))^2)" office:value-type="float" office:value="60.8276253029822" calcext:value-type="float">
            <text:p>60.827625303</text:p>
          </table:table-cell>
          <table:table-cell table:formula="of:=SQRT((VLOOKUP([.$A148];[.$A$2:.$D$101];2;0)-VLOOKUP([.F$129];[.$A$104:.$C$113];2;0))^2+(VLOOKUP([.$A148];[.$A$2:.$D$101];3;0)-VLOOKUP([.F$129];[.$A$104:.$C$113];3;0))^2)" office:value-type="float" office:value="110.453610171873" calcext:value-type="float">
            <text:p>110.4536101719</text:p>
          </table:table-cell>
          <table:table-cell table:formula="of:=SQRT((VLOOKUP([.$A148];[.$A$2:.$D$101];2;0)-VLOOKUP([.G$129];[.$A$104:.$C$113];2;0))^2+(VLOOKUP([.$A148];[.$A$2:.$D$101];3;0)-VLOOKUP([.G$129];[.$A$104:.$C$113];3;0))^2)" office:value-type="float" office:value="192.093727122985" calcext:value-type="float">
            <text:p>192.093727123</text:p>
          </table:table-cell>
          <table:table-cell table:formula="of:=SQRT((VLOOKUP([.$A148];[.$A$2:.$D$101];2;0)-VLOOKUP([.H$129];[.$A$104:.$C$113];2;0))^2+(VLOOKUP([.$A148];[.$A$2:.$D$101];3;0)-VLOOKUP([.H$129];[.$A$104:.$C$113];3;0))^2)" office:value-type="float" office:value="147.648230602334" calcext:value-type="float">
            <text:p>147.6482306023</text:p>
          </table:table-cell>
          <table:table-cell table:formula="of:=SQRT((VLOOKUP([.$A148];[.$A$2:.$D$101];2;0)-VLOOKUP([.I$129];[.$A$104:.$C$113];2;0))^2+(VLOOKUP([.$A148];[.$A$2:.$D$101];3;0)-VLOOKUP([.I$129];[.$A$104:.$C$113];3;0))^2)" office:value-type="float" office:value="102.95630140987" calcext:value-type="float">
            <text:p>102.9563014099</text:p>
          </table:table-cell>
          <table:table-cell table:formula="of:=SQRT((VLOOKUP([.$A148];[.$A$2:.$D$101];2;0)-VLOOKUP([.J$129];[.$A$104:.$C$113];2;0))^2+(VLOOKUP([.$A148];[.$A$2:.$D$101];3;0)-VLOOKUP([.J$129];[.$A$104:.$C$113];3;0))^2)" office:value-type="float" office:value="76.1577310586391" calcext:value-type="float">
            <text:p>76.1577310586</text:p>
          </table:table-cell>
          <table:table-cell table:formula="of:=SQRT((VLOOKUP([.$A148];[.$A$2:.$D$101];2;0)-VLOOKUP([.K$129];[.$A$104:.$C$113];2;0))^2+(VLOOKUP([.$A148];[.$A$2:.$D$101];3;0)-VLOOKUP([.K$129];[.$A$104:.$C$113];3;0))^2)" office:value-type="float" office:value="42.4264068711929" calcext:value-type="float">
            <text:p>42.4264068712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(VLOOKUP([.$A149];[.$A$2:.$D$101];2;0)-VLOOKUP([.B$129];[.$A$104:.$C$113];2;0))^2+(VLOOKUP([.$A149];[.$A$2:.$D$101];3;0)-VLOOKUP([.B$129];[.$A$104:.$C$113];3;0))^2)" office:value-type="float" office:value="170" calcext:value-type="float">
            <text:p>170</text:p>
          </table:table-cell>
          <table:table-cell table:formula="of:=SQRT((VLOOKUP([.$A149];[.$A$2:.$D$101];2;0)-VLOOKUP([.C$129];[.$A$104:.$C$113];2;0))^2+(VLOOKUP([.$A149];[.$A$2:.$D$101];3;0)-VLOOKUP([.C$129];[.$A$104:.$C$113];3;0))^2)" office:value-type="float" office:value="174.928556845359" calcext:value-type="float">
            <text:p>174.9285568454</text:p>
          </table:table-cell>
          <table:table-cell table:formula="of:=SQRT((VLOOKUP([.$A149];[.$A$2:.$D$101];2;0)-VLOOKUP([.D$129];[.$A$104:.$C$113];2;0))^2+(VLOOKUP([.$A149];[.$A$2:.$D$101];3;0)-VLOOKUP([.D$129];[.$A$104:.$C$113];3;0))^2)" office:value-type="float" office:value="14.142135623731" calcext:value-type="float">
            <text:p>14.1421356237</text:p>
          </table:table-cell>
          <table:table-cell table:formula="of:=SQRT((VLOOKUP([.$A149];[.$A$2:.$D$101];2;0)-VLOOKUP([.E$129];[.$A$104:.$C$113];2;0))^2+(VLOOKUP([.$A149];[.$A$2:.$D$101];3;0)-VLOOKUP([.E$129];[.$A$104:.$C$113];3;0))^2)" office:value-type="float" office:value="80.6225774829855" calcext:value-type="float">
            <text:p>80.622577483</text:p>
          </table:table-cell>
          <table:table-cell table:formula="of:=SQRT((VLOOKUP([.$A149];[.$A$2:.$D$101];2;0)-VLOOKUP([.F$129];[.$A$104:.$C$113];2;0))^2+(VLOOKUP([.$A149];[.$A$2:.$D$101];3;0)-VLOOKUP([.F$129];[.$A$104:.$C$113];3;0))^2)" office:value-type="float" office:value="110.453610171873" calcext:value-type="float">
            <text:p>110.4536101719</text:p>
          </table:table-cell>
          <table:table-cell table:formula="of:=SQRT((VLOOKUP([.$A149];[.$A$2:.$D$101];2;0)-VLOOKUP([.G$129];[.$A$104:.$C$113];2;0))^2+(VLOOKUP([.$A149];[.$A$2:.$D$101];3;0)-VLOOKUP([.G$129];[.$A$104:.$C$113];3;0))^2)" office:value-type="float" office:value="205.182845286832" calcext:value-type="float">
            <text:p>205.1828452868</text:p>
          </table:table-cell>
          <table:table-cell table:formula="of:=SQRT((VLOOKUP([.$A149];[.$A$2:.$D$101];2;0)-VLOOKUP([.H$129];[.$A$104:.$C$113];2;0))^2+(VLOOKUP([.$A149];[.$A$2:.$D$101];3;0)-VLOOKUP([.H$129];[.$A$104:.$C$113];3;0))^2)" office:value-type="float" office:value="158.113883008419" calcext:value-type="float">
            <text:p>158.1138830084</text:p>
          </table:table-cell>
          <table:table-cell table:formula="of:=SQRT((VLOOKUP([.$A149];[.$A$2:.$D$101];2;0)-VLOOKUP([.I$129];[.$A$104:.$C$113];2;0))^2+(VLOOKUP([.$A149];[.$A$2:.$D$101];3;0)-VLOOKUP([.I$129];[.$A$104:.$C$113];3;0))^2)" office:value-type="float" office:value="120.830459735946" calcext:value-type="float">
            <text:p>120.8304597359</text:p>
          </table:table-cell>
          <table:table-cell table:formula="of:=SQRT((VLOOKUP([.$A149];[.$A$2:.$D$101];2;0)-VLOOKUP([.J$129];[.$A$104:.$C$113];2;0))^2+(VLOOKUP([.$A149];[.$A$2:.$D$101];3;0)-VLOOKUP([.J$129];[.$A$104:.$C$113];3;0))^2)" office:value-type="float" office:value="86.0232526704263" calcext:value-type="float">
            <text:p>86.0232526704</text:p>
          </table:table-cell>
          <table:table-cell table:formula="of:=SQRT((VLOOKUP([.$A149];[.$A$2:.$D$101];2;0)-VLOOKUP([.K$129];[.$A$104:.$C$113];2;0))^2+(VLOOKUP([.$A149];[.$A$2:.$D$101];3;0)-VLOOKUP([.K$129];[.$A$104:.$C$113];3;0))^2)" office:value-type="float" office:value="58.309518948453" calcext:value-type="float">
            <text:p>58.3095189485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QRT((VLOOKUP([.$A150];[.$A$2:.$D$101];2;0)-VLOOKUP([.B$129];[.$A$104:.$C$113];2;0))^2+(VLOOKUP([.$A150];[.$A$2:.$D$101];3;0)-VLOOKUP([.B$129];[.$A$104:.$C$113];3;0))^2)" office:value-type="float" office:value="22.3606797749979" calcext:value-type="float">
            <text:p>22.360679775</text:p>
          </table:table-cell>
          <table:table-cell table:formula="of:=SQRT((VLOOKUP([.$A150];[.$A$2:.$D$101];2;0)-VLOOKUP([.C$129];[.$A$104:.$C$113];2;0))^2+(VLOOKUP([.$A150];[.$A$2:.$D$101];3;0)-VLOOKUP([.C$129];[.$A$104:.$C$113];3;0))^2)" office:value-type="float" office:value="76.1577310586391" calcext:value-type="float">
            <text:p>76.1577310586</text:p>
          </table:table-cell>
          <table:table-cell table:formula="of:=SQRT((VLOOKUP([.$A150];[.$A$2:.$D$101];2;0)-VLOOKUP([.D$129];[.$A$104:.$C$113];2;0))^2+(VLOOKUP([.$A150];[.$A$2:.$D$101];3;0)-VLOOKUP([.D$129];[.$A$104:.$C$113];3;0))^2)" office:value-type="float" office:value="170.293863659264" calcext:value-type="float">
            <text:p>170.2938636593</text:p>
          </table:table-cell>
          <table:table-cell table:formula="of:=SQRT((VLOOKUP([.$A150];[.$A$2:.$D$101];2;0)-VLOOKUP([.E$129];[.$A$104:.$C$113];2;0))^2+(VLOOKUP([.$A150];[.$A$2:.$D$101];3;0)-VLOOKUP([.E$129];[.$A$104:.$C$113];3;0))^2)" office:value-type="float" office:value="104.403065089106" calcext:value-type="float">
            <text:p>104.4030650891</text:p>
          </table:table-cell>
          <table:table-cell table:formula="of:=SQRT((VLOOKUP([.$A150];[.$A$2:.$D$101];2;0)-VLOOKUP([.F$129];[.$A$104:.$C$113];2;0))^2+(VLOOKUP([.$A150];[.$A$2:.$D$101];3;0)-VLOOKUP([.F$129];[.$A$104:.$C$113];3;0))^2)" office:value-type="float" office:value="192.353840616713" calcext:value-type="float">
            <text:p>192.3538406167</text:p>
          </table:table-cell>
          <table:table-cell table:formula="of:=SQRT((VLOOKUP([.$A150];[.$A$2:.$D$101];2;0)-VLOOKUP([.G$129];[.$A$104:.$C$113];2;0))^2+(VLOOKUP([.$A150];[.$A$2:.$D$101];3;0)-VLOOKUP([.G$129];[.$A$104:.$C$113];3;0))^2)" office:value-type="float" office:value="136.014705087354" calcext:value-type="float">
            <text:p>136.0147050874</text:p>
          </table:table-cell>
          <table:table-cell table:formula="of:=SQRT((VLOOKUP([.$A150];[.$A$2:.$D$101];2;0)-VLOOKUP([.H$129];[.$A$104:.$C$113];2;0))^2+(VLOOKUP([.$A150];[.$A$2:.$D$101];3;0)-VLOOKUP([.H$129];[.$A$104:.$C$113];3;0))^2)" office:value-type="float" office:value="142.126704035519" calcext:value-type="float">
            <text:p>142.1267040355</text:p>
          </table:table-cell>
          <table:table-cell table:formula="of:=SQRT((VLOOKUP([.$A150];[.$A$2:.$D$101];2;0)-VLOOKUP([.I$129];[.$A$104:.$C$113];2;0))^2+(VLOOKUP([.$A150];[.$A$2:.$D$101];3;0)-VLOOKUP([.I$129];[.$A$104:.$C$113];3;0))^2)" office:value-type="float" office:value="76.1577310586391" calcext:value-type="float">
            <text:p>76.1577310586</text:p>
          </table:table-cell>
          <table:table-cell table:formula="of:=SQRT((VLOOKUP([.$A150];[.$A$2:.$D$101];2;0)-VLOOKUP([.J$129];[.$A$104:.$C$113];2;0))^2+(VLOOKUP([.$A150];[.$A$2:.$D$101];3;0)-VLOOKUP([.J$129];[.$A$104:.$C$113];3;0))^2)" office:value-type="float" office:value="139.283882771841" calcext:value-type="float">
            <text:p>139.2838827718</text:p>
          </table:table-cell>
          <table:table-cell table:formula="of:=SQRT((VLOOKUP([.$A150];[.$A$2:.$D$101];2;0)-VLOOKUP([.K$129];[.$A$104:.$C$113];2;0))^2+(VLOOKUP([.$A150];[.$A$2:.$D$101];3;0)-VLOOKUP([.K$129];[.$A$104:.$C$113];3;0))^2)" office:value-type="float" office:value="130.384048104053" calcext:value-type="float">
            <text:p>130.384048104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QRT((VLOOKUP([.$A151];[.$A$2:.$D$101];2;0)-VLOOKUP([.B$129];[.$A$104:.$C$113];2;0))^2+(VLOOKUP([.$A151];[.$A$2:.$D$101];3;0)-VLOOKUP([.B$129];[.$A$104:.$C$113];3;0))^2)" office:value-type="float" office:value="22.3606797749979" calcext:value-type="float">
            <text:p>22.360679775</text:p>
          </table:table-cell>
          <table:table-cell table:formula="of:=SQRT((VLOOKUP([.$A151];[.$A$2:.$D$101];2;0)-VLOOKUP([.C$129];[.$A$104:.$C$113];2;0))^2+(VLOOKUP([.$A151];[.$A$2:.$D$101];3;0)-VLOOKUP([.C$129];[.$A$104:.$C$113];3;0))^2)" office:value-type="float" office:value="70.7106781186548" calcext:value-type="float">
            <text:p>70.7106781187</text:p>
          </table:table-cell>
          <table:table-cell table:formula="of:=SQRT((VLOOKUP([.$A151];[.$A$2:.$D$101];2;0)-VLOOKUP([.D$129];[.$A$104:.$C$113];2;0))^2+(VLOOKUP([.$A151];[.$A$2:.$D$101];3;0)-VLOOKUP([.D$129];[.$A$104:.$C$113];3;0))^2)" office:value-type="float" office:value="150.332963783729" calcext:value-type="float">
            <text:p>150.3329637837</text:p>
          </table:table-cell>
          <table:table-cell table:formula="of:=SQRT((VLOOKUP([.$A151];[.$A$2:.$D$101];2;0)-VLOOKUP([.E$129];[.$A$104:.$C$113];2;0))^2+(VLOOKUP([.$A151];[.$A$2:.$D$101];3;0)-VLOOKUP([.E$129];[.$A$104:.$C$113];3;0))^2)" office:value-type="float" office:value="85.4400374531753" calcext:value-type="float">
            <text:p>85.4400374532</text:p>
          </table:table-cell>
          <table:table-cell table:formula="of:=SQRT((VLOOKUP([.$A151];[.$A$2:.$D$101];2;0)-VLOOKUP([.F$129];[.$A$104:.$C$113];2;0))^2+(VLOOKUP([.$A151];[.$A$2:.$D$101];3;0)-VLOOKUP([.F$129];[.$A$104:.$C$113];3;0))^2)" office:value-type="float" office:value="174.928556845359" calcext:value-type="float">
            <text:p>174.9285568454</text:p>
          </table:table-cell>
          <table:table-cell table:formula="of:=SQRT((VLOOKUP([.$A151];[.$A$2:.$D$101];2;0)-VLOOKUP([.G$129];[.$A$104:.$C$113];2;0))^2+(VLOOKUP([.$A151];[.$A$2:.$D$101];3;0)-VLOOKUP([.G$129];[.$A$104:.$C$113];3;0))^2)" office:value-type="float" office:value="131.529464379659" calcext:value-type="float">
            <text:p>131.5294643797</text:p>
          </table:table-cell>
          <table:table-cell table:formula="of:=SQRT((VLOOKUP([.$A151];[.$A$2:.$D$101];2;0)-VLOOKUP([.H$129];[.$A$104:.$C$113];2;0))^2+(VLOOKUP([.$A151];[.$A$2:.$D$101];3;0)-VLOOKUP([.H$129];[.$A$104:.$C$113];3;0))^2)" office:value-type="float" office:value="130.384048104053" calcext:value-type="float">
            <text:p>130.3840481041</text:p>
          </table:table-cell>
          <table:table-cell table:formula="of:=SQRT((VLOOKUP([.$A151];[.$A$2:.$D$101];2;0)-VLOOKUP([.I$129];[.$A$104:.$C$113];2;0))^2+(VLOOKUP([.$A151];[.$A$2:.$D$101];3;0)-VLOOKUP([.I$129];[.$A$104:.$C$113];3;0))^2)" office:value-type="float" office:value="58.309518948453" calcext:value-type="float">
            <text:p>58.3095189485</text:p>
          </table:table-cell>
          <table:table-cell table:formula="of:=SQRT((VLOOKUP([.$A151];[.$A$2:.$D$101];2;0)-VLOOKUP([.J$129];[.$A$104:.$C$113];2;0))^2+(VLOOKUP([.$A151];[.$A$2:.$D$101];3;0)-VLOOKUP([.J$129];[.$A$104:.$C$113];3;0))^2)" office:value-type="float" office:value="120.830459735946" calcext:value-type="float">
            <text:p>120.8304597359</text:p>
          </table:table-cell>
          <table:table-cell table:formula="of:=SQRT((VLOOKUP([.$A151];[.$A$2:.$D$101];2;0)-VLOOKUP([.K$129];[.$A$104:.$C$113];2;0))^2+(VLOOKUP([.$A151];[.$A$2:.$D$101];3;0)-VLOOKUP([.K$129];[.$A$104:.$C$113];3;0))^2)" office:value-type="float" office:value="110.453610171873" calcext:value-type="float">
            <text:p>110.4536101719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QRT((VLOOKUP([.$A152];[.$A$2:.$D$101];2;0)-VLOOKUP([.B$129];[.$A$104:.$C$113];2;0))^2+(VLOOKUP([.$A152];[.$A$2:.$D$101];3;0)-VLOOKUP([.B$129];[.$A$104:.$C$113];3;0))^2)" office:value-type="float" office:value="36.0555127546399" calcext:value-type="float">
            <text:p>36.0555127546</text:p>
          </table:table-cell>
          <table:table-cell table:formula="of:=SQRT((VLOOKUP([.$A152];[.$A$2:.$D$101];2;0)-VLOOKUP([.C$129];[.$A$104:.$C$113];2;0))^2+(VLOOKUP([.$A152];[.$A$2:.$D$101];3;0)-VLOOKUP([.C$129];[.$A$104:.$C$113];3;0))^2)" office:value-type="float" office:value="70.7106781186548" calcext:value-type="float">
            <text:p>70.7106781187</text:p>
          </table:table-cell>
          <table:table-cell table:formula="of:=SQRT((VLOOKUP([.$A152];[.$A$2:.$D$101];2;0)-VLOOKUP([.D$129];[.$A$104:.$C$113];2;0))^2+(VLOOKUP([.$A152];[.$A$2:.$D$101];3;0)-VLOOKUP([.D$129];[.$A$104:.$C$113];3;0))^2)" office:value-type="float" office:value="130.384048104053" calcext:value-type="float">
            <text:p>130.3840481041</text:p>
          </table:table-cell>
          <table:table-cell table:formula="of:=SQRT((VLOOKUP([.$A152];[.$A$2:.$D$101];2;0)-VLOOKUP([.E$129];[.$A$104:.$C$113];2;0))^2+(VLOOKUP([.$A152];[.$A$2:.$D$101];3;0)-VLOOKUP([.E$129];[.$A$104:.$C$113];3;0))^2)" office:value-type="float" office:value="67.0820393249937" calcext:value-type="float">
            <text:p>67.082039325</text:p>
          </table:table-cell>
          <table:table-cell table:formula="of:=SQRT((VLOOKUP([.$A152];[.$A$2:.$D$101];2;0)-VLOOKUP([.F$129];[.$A$104:.$C$113];2;0))^2+(VLOOKUP([.$A152];[.$A$2:.$D$101];3;0)-VLOOKUP([.F$129];[.$A$104:.$C$113];3;0))^2)" office:value-type="float" office:value="158.113883008419" calcext:value-type="float">
            <text:p>158.1138830084</text:p>
          </table:table-cell>
          <table:table-cell table:formula="of:=SQRT((VLOOKUP([.$A152];[.$A$2:.$D$101];2;0)-VLOOKUP([.G$129];[.$A$104:.$C$113];2;0))^2+(VLOOKUP([.$A152];[.$A$2:.$D$101];3;0)-VLOOKUP([.G$129];[.$A$104:.$C$113];3;0))^2)" office:value-type="float" office:value="130" calcext:value-type="float">
            <text:p>130</text:p>
          </table:table-cell>
          <table:table-cell table:formula="of:=SQRT((VLOOKUP([.$A152];[.$A$2:.$D$101];2;0)-VLOOKUP([.H$129];[.$A$104:.$C$113];2;0))^2+(VLOOKUP([.$A152];[.$A$2:.$D$101];3;0)-VLOOKUP([.H$129];[.$A$104:.$C$113];3;0))^2)" office:value-type="float" office:value="120.830459735946" calcext:value-type="float">
            <text:p>120.8304597359</text:p>
          </table:table-cell>
          <table:table-cell table:formula="of:=SQRT((VLOOKUP([.$A152];[.$A$2:.$D$101];2;0)-VLOOKUP([.I$129];[.$A$104:.$C$113];2;0))^2+(VLOOKUP([.$A152];[.$A$2:.$D$101];3;0)-VLOOKUP([.I$129];[.$A$104:.$C$113];3;0))^2)" office:value-type="float" office:value="42.4264068711929" calcext:value-type="float">
            <text:p>42.4264068712</text:p>
          </table:table-cell>
          <table:table-cell table:formula="of:=SQRT((VLOOKUP([.$A152];[.$A$2:.$D$101];2;0)-VLOOKUP([.J$129];[.$A$104:.$C$113];2;0))^2+(VLOOKUP([.$A152];[.$A$2:.$D$101];3;0)-VLOOKUP([.J$129];[.$A$104:.$C$113];3;0))^2)" office:value-type="float" office:value="102.95630140987" calcext:value-type="float">
            <text:p>102.9563014099</text:p>
          </table:table-cell>
          <table:table-cell table:formula="of:=SQRT((VLOOKUP([.$A152];[.$A$2:.$D$101];2;0)-VLOOKUP([.K$129];[.$A$104:.$C$113];2;0))^2+(VLOOKUP([.$A152];[.$A$2:.$D$101];3;0)-VLOOKUP([.K$129];[.$A$104:.$C$113];3;0))^2)" office:value-type="float" office:value="90.5538513813742" calcext:value-type="float">
            <text:p>90.5538513814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QRT((VLOOKUP([.$A153];[.$A$2:.$D$101];2;0)-VLOOKUP([.B$129];[.$A$104:.$C$113];2;0))^2+(VLOOKUP([.$A153];[.$A$2:.$D$101];3;0)-VLOOKUP([.B$129];[.$A$104:.$C$113];3;0))^2)" office:value-type="float" office:value="53.851648071345" calcext:value-type="float">
            <text:p>53.8516480713</text:p>
          </table:table-cell>
          <table:table-cell table:formula="of:=SQRT((VLOOKUP([.$A153];[.$A$2:.$D$101];2;0)-VLOOKUP([.C$129];[.$A$104:.$C$113];2;0))^2+(VLOOKUP([.$A153];[.$A$2:.$D$101];3;0)-VLOOKUP([.C$129];[.$A$104:.$C$113];3;0))^2)" office:value-type="float" office:value="76.1577310586391" calcext:value-type="float">
            <text:p>76.1577310586</text:p>
          </table:table-cell>
          <table:table-cell table:formula="of:=SQRT((VLOOKUP([.$A153];[.$A$2:.$D$101];2;0)-VLOOKUP([.D$129];[.$A$104:.$C$113];2;0))^2+(VLOOKUP([.$A153];[.$A$2:.$D$101];3;0)-VLOOKUP([.D$129];[.$A$104:.$C$113];3;0))^2)" office:value-type="float" office:value="110.453610171873" calcext:value-type="float">
            <text:p>110.4536101719</text:p>
          </table:table-cell>
          <table:table-cell table:formula="of:=SQRT((VLOOKUP([.$A153];[.$A$2:.$D$101];2;0)-VLOOKUP([.E$129];[.$A$104:.$C$113];2;0))^2+(VLOOKUP([.$A153];[.$A$2:.$D$101];3;0)-VLOOKUP([.E$129];[.$A$104:.$C$113];3;0))^2)" office:value-type="float" office:value="50" calcext:value-type="float">
            <text:p>50</text:p>
          </table:table-cell>
          <table:table-cell table:formula="of:=SQRT((VLOOKUP([.$A153];[.$A$2:.$D$101];2;0)-VLOOKUP([.F$129];[.$A$104:.$C$113];2;0))^2+(VLOOKUP([.$A153];[.$A$2:.$D$101];3;0)-VLOOKUP([.F$129];[.$A$104:.$C$113];3;0))^2)" office:value-type="float" office:value="142.126704035519" calcext:value-type="float">
            <text:p>142.1267040355</text:p>
          </table:table-cell>
          <table:table-cell table:formula="of:=SQRT((VLOOKUP([.$A153];[.$A$2:.$D$101];2;0)-VLOOKUP([.G$129];[.$A$104:.$C$113];2;0))^2+(VLOOKUP([.$A153];[.$A$2:.$D$101];3;0)-VLOOKUP([.G$129];[.$A$104:.$C$113];3;0))^2)" office:value-type="float" office:value="131.529464379659" calcext:value-type="float">
            <text:p>131.5294643797</text:p>
          </table:table-cell>
          <table:table-cell table:formula="of:=SQRT((VLOOKUP([.$A153];[.$A$2:.$D$101];2;0)-VLOOKUP([.H$129];[.$A$104:.$C$113];2;0))^2+(VLOOKUP([.$A153];[.$A$2:.$D$101];3;0)-VLOOKUP([.H$129];[.$A$104:.$C$113];3;0))^2)" office:value-type="float" office:value="114.017542509914" calcext:value-type="float">
            <text:p>114.0175425099</text:p>
          </table:table-cell>
          <table:table-cell table:formula="of:=SQRT((VLOOKUP([.$A153];[.$A$2:.$D$101];2;0)-VLOOKUP([.I$129];[.$A$104:.$C$113];2;0))^2+(VLOOKUP([.$A153];[.$A$2:.$D$101];3;0)-VLOOKUP([.I$129];[.$A$104:.$C$113];3;0))^2)" office:value-type="float" office:value="31.6227766016838" calcext:value-type="float">
            <text:p>31.6227766017</text:p>
          </table:table-cell>
          <table:table-cell table:formula="of:=SQRT((VLOOKUP([.$A153];[.$A$2:.$D$101];2;0)-VLOOKUP([.J$129];[.$A$104:.$C$113];2;0))^2+(VLOOKUP([.$A153];[.$A$2:.$D$101];3;0)-VLOOKUP([.J$129];[.$A$104:.$C$113];3;0))^2)" office:value-type="float" office:value="86.0232526704263" calcext:value-type="float">
            <text:p>86.0232526704</text:p>
          </table:table-cell>
          <table:table-cell table:formula="of:=SQRT((VLOOKUP([.$A153];[.$A$2:.$D$101];2;0)-VLOOKUP([.K$129];[.$A$104:.$C$113];2;0))^2+(VLOOKUP([.$A153];[.$A$2:.$D$101];3;0)-VLOOKUP([.K$129];[.$A$104:.$C$113];3;0))^2)" office:value-type="float" office:value="70.7106781186548" calcext:value-type="float">
            <text:p>70.7106781187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QRT((VLOOKUP([.$A154];[.$A$2:.$D$101];2;0)-VLOOKUP([.B$129];[.$A$104:.$C$113];2;0))^2+(VLOOKUP([.$A154];[.$A$2:.$D$101];3;0)-VLOOKUP([.B$129];[.$A$104:.$C$113];3;0))^2)" office:value-type="float" office:value="72.8010988928052" calcext:value-type="float">
            <text:p>72.8010988928</text:p>
          </table:table-cell>
          <table:table-cell table:formula="of:=SQRT((VLOOKUP([.$A154];[.$A$2:.$D$101];2;0)-VLOOKUP([.C$129];[.$A$104:.$C$113];2;0))^2+(VLOOKUP([.$A154];[.$A$2:.$D$101];3;0)-VLOOKUP([.C$129];[.$A$104:.$C$113];3;0))^2)" office:value-type="float" office:value="86.0232526704263" calcext:value-type="float">
            <text:p>86.0232526704</text:p>
          </table:table-cell>
          <table:table-cell table:formula="of:=SQRT((VLOOKUP([.$A154];[.$A$2:.$D$101];2;0)-VLOOKUP([.D$129];[.$A$104:.$C$113];2;0))^2+(VLOOKUP([.$A154];[.$A$2:.$D$101];3;0)-VLOOKUP([.D$129];[.$A$104:.$C$113];3;0))^2)" office:value-type="float" office:value="90.5538513813742" calcext:value-type="float">
            <text:p>90.5538513814</text:p>
          </table:table-cell>
          <table:table-cell table:formula="of:=SQRT((VLOOKUP([.$A154];[.$A$2:.$D$101];2;0)-VLOOKUP([.E$129];[.$A$104:.$C$113];2;0))^2+(VLOOKUP([.$A154];[.$A$2:.$D$101];3;0)-VLOOKUP([.E$129];[.$A$104:.$C$113];3;0))^2)" office:value-type="float" office:value="36.0555127546399" calcext:value-type="float">
            <text:p>36.0555127546</text:p>
          </table:table-cell>
          <table:table-cell table:formula="of:=SQRT((VLOOKUP([.$A154];[.$A$2:.$D$101];2;0)-VLOOKUP([.F$129];[.$A$104:.$C$113];2;0))^2+(VLOOKUP([.$A154];[.$A$2:.$D$101];3;0)-VLOOKUP([.F$129];[.$A$104:.$C$113];3;0))^2)" office:value-type="float" office:value="127.279220613579" calcext:value-type="float">
            <text:p>127.2792206136</text:p>
          </table:table-cell>
          <table:table-cell table:formula="of:=SQRT((VLOOKUP([.$A154];[.$A$2:.$D$101];2;0)-VLOOKUP([.G$129];[.$A$104:.$C$113];2;0))^2+(VLOOKUP([.$A154];[.$A$2:.$D$101];3;0)-VLOOKUP([.G$129];[.$A$104:.$C$113];3;0))^2)" office:value-type="float" office:value="136.014705087354" calcext:value-type="float">
            <text:p>136.0147050874</text:p>
          </table:table-cell>
          <table:table-cell table:formula="of:=SQRT((VLOOKUP([.$A154];[.$A$2:.$D$101];2;0)-VLOOKUP([.H$129];[.$A$104:.$C$113];2;0))^2+(VLOOKUP([.$A154];[.$A$2:.$D$101];3;0)-VLOOKUP([.H$129];[.$A$104:.$C$113];3;0))^2)" office:value-type="float" office:value="110.453610171873" calcext:value-type="float">
            <text:p>110.4536101719</text:p>
          </table:table-cell>
          <table:table-cell table:formula="of:=SQRT((VLOOKUP([.$A154];[.$A$2:.$D$101];2;0)-VLOOKUP([.I$129];[.$A$104:.$C$113];2;0))^2+(VLOOKUP([.$A154];[.$A$2:.$D$101];3;0)-VLOOKUP([.I$129];[.$A$104:.$C$113];3;0))^2)" office:value-type="float" office:value="31.6227766016838" calcext:value-type="float">
            <text:p>31.6227766017</text:p>
          </table:table-cell>
          <table:table-cell table:formula="of:=SQRT((VLOOKUP([.$A154];[.$A$2:.$D$101];2;0)-VLOOKUP([.J$129];[.$A$104:.$C$113];2;0))^2+(VLOOKUP([.$A154];[.$A$2:.$D$101];3;0)-VLOOKUP([.J$129];[.$A$104:.$C$113];3;0))^2)" office:value-type="float" office:value="70.7106781186548" calcext:value-type="float">
            <text:p>70.7106781187</text:p>
          </table:table-cell>
          <table:table-cell table:formula="of:=SQRT((VLOOKUP([.$A154];[.$A$2:.$D$101];2;0)-VLOOKUP([.K$129];[.$A$104:.$C$113];2;0))^2+(VLOOKUP([.$A154];[.$A$2:.$D$101];3;0)-VLOOKUP([.K$129];[.$A$104:.$C$113];3;0))^2)" office:value-type="float" office:value="50.9901951359278" calcext:value-type="float">
            <text:p>50.9901951359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QRT((VLOOKUP([.$A155];[.$A$2:.$D$101];2;0)-VLOOKUP([.B$129];[.$A$104:.$C$113];2;0))^2+(VLOOKUP([.$A155];[.$A$2:.$D$101];3;0)-VLOOKUP([.B$129];[.$A$104:.$C$113];3;0))^2)" office:value-type="float" office:value="92.1954445729289" calcext:value-type="float">
            <text:p>92.1954445729</text:p>
          </table:table-cell>
          <table:table-cell table:formula="of:=SQRT((VLOOKUP([.$A155];[.$A$2:.$D$101];2;0)-VLOOKUP([.C$129];[.$A$104:.$C$113];2;0))^2+(VLOOKUP([.$A155];[.$A$2:.$D$101];3;0)-VLOOKUP([.C$129];[.$A$104:.$C$113];3;0))^2)" office:value-type="float" office:value="98.9949493661167" calcext:value-type="float">
            <text:p>98.9949493661</text:p>
          </table:table-cell>
          <table:table-cell table:formula="of:=SQRT((VLOOKUP([.$A155];[.$A$2:.$D$101];2;0)-VLOOKUP([.D$129];[.$A$104:.$C$113];2;0))^2+(VLOOKUP([.$A155];[.$A$2:.$D$101];3;0)-VLOOKUP([.D$129];[.$A$104:.$C$113];3;0))^2)" office:value-type="float" office:value="70.7106781186548" calcext:value-type="float">
            <text:p>70.7106781187</text:p>
          </table:table-cell>
          <table:table-cell table:formula="of:=SQRT((VLOOKUP([.$A155];[.$A$2:.$D$101];2;0)-VLOOKUP([.E$129];[.$A$104:.$C$113];2;0))^2+(VLOOKUP([.$A155];[.$A$2:.$D$101];3;0)-VLOOKUP([.E$129];[.$A$104:.$C$113];3;0))^2)" office:value-type="float" office:value="30" calcext:value-type="float">
            <text:p>30</text:p>
          </table:table-cell>
          <table:table-cell table:formula="of:=SQRT((VLOOKUP([.$A155];[.$A$2:.$D$101];2;0)-VLOOKUP([.F$129];[.$A$104:.$C$113];2;0))^2+(VLOOKUP([.$A155];[.$A$2:.$D$101];3;0)-VLOOKUP([.F$129];[.$A$104:.$C$113];3;0))^2)" office:value-type="float" office:value="114.017542509914" calcext:value-type="float">
            <text:p>114.0175425099</text:p>
          </table:table-cell>
          <table:table-cell table:formula="of:=SQRT((VLOOKUP([.$A155];[.$A$2:.$D$101];2;0)-VLOOKUP([.G$129];[.$A$104:.$C$113];2;0))^2+(VLOOKUP([.$A155];[.$A$2:.$D$101];3;0)-VLOOKUP([.G$129];[.$A$104:.$C$113];3;0))^2)" office:value-type="float" office:value="143.178210632764" calcext:value-type="float">
            <text:p>143.1782106328</text:p>
          </table:table-cell>
          <table:table-cell table:formula="of:=SQRT((VLOOKUP([.$A155];[.$A$2:.$D$101];2;0)-VLOOKUP([.H$129];[.$A$104:.$C$113];2;0))^2+(VLOOKUP([.$A155];[.$A$2:.$D$101];3;0)-VLOOKUP([.H$129];[.$A$104:.$C$113];3;0))^2)" office:value-type="float" office:value="110.453610171873" calcext:value-type="float">
            <text:p>110.4536101719</text:p>
          </table:table-cell>
          <table:table-cell table:formula="of:=SQRT((VLOOKUP([.$A155];[.$A$2:.$D$101];2;0)-VLOOKUP([.I$129];[.$A$104:.$C$113];2;0))^2+(VLOOKUP([.$A155];[.$A$2:.$D$101];3;0)-VLOOKUP([.I$129];[.$A$104:.$C$113];3;0))^2)" office:value-type="float" office:value="42.4264068711929" calcext:value-type="float">
            <text:p>42.4264068712</text:p>
          </table:table-cell>
          <table:table-cell table:formula="of:=SQRT((VLOOKUP([.$A155];[.$A$2:.$D$101];2;0)-VLOOKUP([.J$129];[.$A$104:.$C$113];2;0))^2+(VLOOKUP([.$A155];[.$A$2:.$D$101];3;0)-VLOOKUP([.J$129];[.$A$104:.$C$113];3;0))^2)" office:value-type="float" office:value="58.309518948453" calcext:value-type="float">
            <text:p>58.3095189485</text:p>
          </table:table-cell>
          <table:table-cell table:formula="of:=SQRT((VLOOKUP([.$A155];[.$A$2:.$D$101];2;0)-VLOOKUP([.K$129];[.$A$104:.$C$113];2;0))^2+(VLOOKUP([.$A155];[.$A$2:.$D$101];3;0)-VLOOKUP([.K$129];[.$A$104:.$C$113];3;0))^2)" office:value-type="float" office:value="31.6227766016838" calcext:value-type="float">
            <text:p>31.6227766017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QRT((VLOOKUP([.$A156];[.$A$2:.$D$101];2;0)-VLOOKUP([.B$129];[.$A$104:.$C$113];2;0))^2+(VLOOKUP([.$A156];[.$A$2:.$D$101];3;0)-VLOOKUP([.B$129];[.$A$104:.$C$113];3;0))^2)" office:value-type="float" office:value="111.80339887499" calcext:value-type="float">
            <text:p>111.803398875</text:p>
          </table:table-cell>
          <table:table-cell table:formula="of:=SQRT((VLOOKUP([.$A156];[.$A$2:.$D$101];2;0)-VLOOKUP([.C$129];[.$A$104:.$C$113];2;0))^2+(VLOOKUP([.$A156];[.$A$2:.$D$101];3;0)-VLOOKUP([.C$129];[.$A$104:.$C$113];3;0))^2)" office:value-type="float" office:value="114.017542509914" calcext:value-type="float">
            <text:p>114.0175425099</text:p>
          </table:table-cell>
          <table:table-cell table:formula="of:=SQRT((VLOOKUP([.$A156];[.$A$2:.$D$101];2;0)-VLOOKUP([.D$129];[.$A$104:.$C$113];2;0))^2+(VLOOKUP([.$A156];[.$A$2:.$D$101];3;0)-VLOOKUP([.D$129];[.$A$104:.$C$113];3;0))^2)" office:value-type="float" office:value="50.9901951359278" calcext:value-type="float">
            <text:p>50.9901951359</text:p>
          </table:table-cell>
          <table:table-cell table:formula="of:=SQRT((VLOOKUP([.$A156];[.$A$2:.$D$101];2;0)-VLOOKUP([.E$129];[.$A$104:.$C$113];2;0))^2+(VLOOKUP([.$A156];[.$A$2:.$D$101];3;0)-VLOOKUP([.E$129];[.$A$104:.$C$113];3;0))^2)" office:value-type="float" office:value="36.0555127546399" calcext:value-type="float">
            <text:p>36.0555127546</text:p>
          </table:table-cell>
          <table:table-cell table:formula="of:=SQRT((VLOOKUP([.$A156];[.$A$2:.$D$101];2;0)-VLOOKUP([.F$129];[.$A$104:.$C$113];2;0))^2+(VLOOKUP([.$A156];[.$A$2:.$D$101];3;0)-VLOOKUP([.F$129];[.$A$104:.$C$113];3;0))^2)" office:value-type="float" office:value="102.95630140987" calcext:value-type="float">
            <text:p>102.9563014099</text:p>
          </table:table-cell>
          <table:table-cell table:formula="of:=SQRT((VLOOKUP([.$A156];[.$A$2:.$D$101];2;0)-VLOOKUP([.G$129];[.$A$104:.$C$113];2;0))^2+(VLOOKUP([.$A156];[.$A$2:.$D$101];3;0)-VLOOKUP([.G$129];[.$A$104:.$C$113];3;0))^2)" office:value-type="float" office:value="152.643375224737" calcext:value-type="float">
            <text:p>152.6433752247</text:p>
          </table:table-cell>
          <table:table-cell table:formula="of:=SQRT((VLOOKUP([.$A156];[.$A$2:.$D$101];2;0)-VLOOKUP([.H$129];[.$A$104:.$C$113];2;0))^2+(VLOOKUP([.$A156];[.$A$2:.$D$101];3;0)-VLOOKUP([.H$129];[.$A$104:.$C$113];3;0))^2)" office:value-type="float" office:value="114.017542509914" calcext:value-type="float">
            <text:p>114.0175425099</text:p>
          </table:table-cell>
          <table:table-cell table:formula="of:=SQRT((VLOOKUP([.$A156];[.$A$2:.$D$101];2;0)-VLOOKUP([.I$129];[.$A$104:.$C$113];2;0))^2+(VLOOKUP([.$A156];[.$A$2:.$D$101];3;0)-VLOOKUP([.I$129];[.$A$104:.$C$113];3;0))^2)" office:value-type="float" office:value="58.309518948453" calcext:value-type="float">
            <text:p>58.3095189485</text:p>
          </table:table-cell>
          <table:table-cell table:formula="of:=SQRT((VLOOKUP([.$A156];[.$A$2:.$D$101];2;0)-VLOOKUP([.J$129];[.$A$104:.$C$113];2;0))^2+(VLOOKUP([.$A156];[.$A$2:.$D$101];3;0)-VLOOKUP([.J$129];[.$A$104:.$C$113];3;0))^2)" office:value-type="float" office:value="50.9901951359278" calcext:value-type="float">
            <text:p>50.9901951359</text:p>
          </table:table-cell>
          <table:table-cell table:formula="of:=SQRT((VLOOKUP([.$A156];[.$A$2:.$D$101];2;0)-VLOOKUP([.K$129];[.$A$104:.$C$113];2;0))^2+(VLOOKUP([.$A156];[.$A$2:.$D$101];3;0)-VLOOKUP([.K$129];[.$A$104:.$C$113];3;0))^2)" office:value-type="float" office:value="14.142135623731" calcext:value-type="float">
            <text:p>14.1421356237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QRT((VLOOKUP([.$A157];[.$A$2:.$D$101];2;0)-VLOOKUP([.B$129];[.$A$104:.$C$113];2;0))^2+(VLOOKUP([.$A157];[.$A$2:.$D$101];3;0)-VLOOKUP([.B$129];[.$A$104:.$C$113];3;0))^2)" office:value-type="float" office:value="131.529464379659" calcext:value-type="float">
            <text:p>131.5294643797</text:p>
          </table:table-cell>
          <table:table-cell table:formula="of:=SQRT((VLOOKUP([.$A157];[.$A$2:.$D$101];2;0)-VLOOKUP([.C$129];[.$A$104:.$C$113];2;0))^2+(VLOOKUP([.$A157];[.$A$2:.$D$101];3;0)-VLOOKUP([.C$129];[.$A$104:.$C$113];3;0))^2)" office:value-type="float" office:value="130.384048104053" calcext:value-type="float">
            <text:p>130.3840481041</text:p>
          </table:table-cell>
          <table:table-cell table:formula="of:=SQRT((VLOOKUP([.$A157];[.$A$2:.$D$101];2;0)-VLOOKUP([.D$129];[.$A$104:.$C$113];2;0))^2+(VLOOKUP([.$A157];[.$A$2:.$D$101];3;0)-VLOOKUP([.D$129];[.$A$104:.$C$113];3;0))^2)" office:value-type="float" office:value="31.6227766016838" calcext:value-type="float">
            <text:p>31.6227766017</text:p>
          </table:table-cell>
          <table:table-cell table:formula="of:=SQRT((VLOOKUP([.$A157];[.$A$2:.$D$101];2;0)-VLOOKUP([.E$129];[.$A$104:.$C$113];2;0))^2+(VLOOKUP([.$A157];[.$A$2:.$D$101];3;0)-VLOOKUP([.E$129];[.$A$104:.$C$113];3;0))^2)" office:value-type="float" office:value="50" calcext:value-type="float">
            <text:p>50</text:p>
          </table:table-cell>
          <table:table-cell table:formula="of:=SQRT((VLOOKUP([.$A157];[.$A$2:.$D$101];2;0)-VLOOKUP([.F$129];[.$A$104:.$C$113];2;0))^2+(VLOOKUP([.$A157];[.$A$2:.$D$101];3;0)-VLOOKUP([.F$129];[.$A$104:.$C$113];3;0))^2)" office:value-type="float" office:value="94.8683298050514" calcext:value-type="float">
            <text:p>94.8683298051</text:p>
          </table:table-cell>
          <table:table-cell table:formula="of:=SQRT((VLOOKUP([.$A157];[.$A$2:.$D$101];2;0)-VLOOKUP([.G$129];[.$A$104:.$C$113];2;0))^2+(VLOOKUP([.$A157];[.$A$2:.$D$101];3;0)-VLOOKUP([.G$129];[.$A$104:.$C$113];3;0))^2)" office:value-type="float" office:value="164.012194668567" calcext:value-type="float">
            <text:p>164.0121946686</text:p>
          </table:table-cell>
          <table:table-cell table:formula="of:=SQRT((VLOOKUP([.$A157];[.$A$2:.$D$101];2;0)-VLOOKUP([.H$129];[.$A$104:.$C$113];2;0))^2+(VLOOKUP([.$A157];[.$A$2:.$D$101];3;0)-VLOOKUP([.H$129];[.$A$104:.$C$113];3;0))^2)" office:value-type="float" office:value="120.830459735946" calcext:value-type="float">
            <text:p>120.8304597359</text:p>
          </table:table-cell>
          <table:table-cell table:formula="of:=SQRT((VLOOKUP([.$A157];[.$A$2:.$D$101];2;0)-VLOOKUP([.I$129];[.$A$104:.$C$113];2;0))^2+(VLOOKUP([.$A157];[.$A$2:.$D$101];3;0)-VLOOKUP([.I$129];[.$A$104:.$C$113];3;0))^2)" office:value-type="float" office:value="76.1577310586391" calcext:value-type="float">
            <text:p>76.1577310586</text:p>
          </table:table-cell>
          <table:table-cell table:formula="of:=SQRT((VLOOKUP([.$A157];[.$A$2:.$D$101];2;0)-VLOOKUP([.J$129];[.$A$104:.$C$113];2;0))^2+(VLOOKUP([.$A157];[.$A$2:.$D$101];3;0)-VLOOKUP([.J$129];[.$A$104:.$C$113];3;0))^2)" office:value-type="float" office:value="50.9901951359278" calcext:value-type="float">
            <text:p>50.9901951359</text:p>
          </table:table-cell>
          <table:table-cell table:formula="of:=SQRT((VLOOKUP([.$A157];[.$A$2:.$D$101];2;0)-VLOOKUP([.K$129];[.$A$104:.$C$113];2;0))^2+(VLOOKUP([.$A157];[.$A$2:.$D$101];3;0)-VLOOKUP([.K$129];[.$A$104:.$C$113];3;0))^2)" office:value-type="float" office:value="14.142135623731" calcext:value-type="float">
            <text:p>14.1421356237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QRT((VLOOKUP([.$A158];[.$A$2:.$D$101];2;0)-VLOOKUP([.B$129];[.$A$104:.$C$113];2;0))^2+(VLOOKUP([.$A158];[.$A$2:.$D$101];3;0)-VLOOKUP([.B$129];[.$A$104:.$C$113];3;0))^2)" office:value-type="float" office:value="151.327459504216" calcext:value-type="float">
            <text:p>151.3274595042</text:p>
          </table:table-cell>
          <table:table-cell table:formula="of:=SQRT((VLOOKUP([.$A158];[.$A$2:.$D$101];2;0)-VLOOKUP([.C$129];[.$A$104:.$C$113];2;0))^2+(VLOOKUP([.$A158];[.$A$2:.$D$101];3;0)-VLOOKUP([.C$129];[.$A$104:.$C$113];3;0))^2)" office:value-type="float" office:value="147.648230602334" calcext:value-type="float">
            <text:p>147.6482306023</text:p>
          </table:table-cell>
          <table:table-cell table:formula="of:=SQRT((VLOOKUP([.$A158];[.$A$2:.$D$101];2;0)-VLOOKUP([.D$129];[.$A$104:.$C$113];2;0))^2+(VLOOKUP([.$A158];[.$A$2:.$D$101];3;0)-VLOOKUP([.D$129];[.$A$104:.$C$113];3;0))^2)" office:value-type="float" office:value="14.142135623731" calcext:value-type="float">
            <text:p>14.1421356237</text:p>
          </table:table-cell>
          <table:table-cell table:formula="of:=SQRT((VLOOKUP([.$A158];[.$A$2:.$D$101];2;0)-VLOOKUP([.E$129];[.$A$104:.$C$113];2;0))^2+(VLOOKUP([.$A158];[.$A$2:.$D$101];3;0)-VLOOKUP([.E$129];[.$A$104:.$C$113];3;0))^2)" office:value-type="float" office:value="67.0820393249937" calcext:value-type="float">
            <text:p>67.082039325</text:p>
          </table:table-cell>
          <table:table-cell table:formula="of:=SQRT((VLOOKUP([.$A158];[.$A$2:.$D$101];2;0)-VLOOKUP([.F$129];[.$A$104:.$C$113];2;0))^2+(VLOOKUP([.$A158];[.$A$2:.$D$101];3;0)-VLOOKUP([.F$129];[.$A$104:.$C$113];3;0))^2)" office:value-type="float" office:value="90.5538513813742" calcext:value-type="float">
            <text:p>90.5538513814</text:p>
          </table:table-cell>
          <table:table-cell table:formula="of:=SQRT((VLOOKUP([.$A158];[.$A$2:.$D$101];2;0)-VLOOKUP([.G$129];[.$A$104:.$C$113];2;0))^2+(VLOOKUP([.$A158];[.$A$2:.$D$101];3;0)-VLOOKUP([.G$129];[.$A$104:.$C$113];3;0))^2)" office:value-type="float" office:value="176.918060129541" calcext:value-type="float">
            <text:p>176.9180601295</text:p>
          </table:table-cell>
          <table:table-cell table:formula="of:=SQRT((VLOOKUP([.$A158];[.$A$2:.$D$101];2;0)-VLOOKUP([.H$129];[.$A$104:.$C$113];2;0))^2+(VLOOKUP([.$A158];[.$A$2:.$D$101];3;0)-VLOOKUP([.H$129];[.$A$104:.$C$113];3;0))^2)" office:value-type="float" office:value="130.384048104053" calcext:value-type="float">
            <text:p>130.3840481041</text:p>
          </table:table-cell>
          <table:table-cell table:formula="of:=SQRT((VLOOKUP([.$A158];[.$A$2:.$D$101];2;0)-VLOOKUP([.I$129];[.$A$104:.$C$113];2;0))^2+(VLOOKUP([.$A158];[.$A$2:.$D$101];3;0)-VLOOKUP([.I$129];[.$A$104:.$C$113];3;0))^2)" office:value-type="float" office:value="94.8683298050514" calcext:value-type="float">
            <text:p>94.8683298051</text:p>
          </table:table-cell>
          <table:table-cell table:formula="of:=SQRT((VLOOKUP([.$A158];[.$A$2:.$D$101];2;0)-VLOOKUP([.J$129];[.$A$104:.$C$113];2;0))^2+(VLOOKUP([.$A158];[.$A$2:.$D$101];3;0)-VLOOKUP([.J$129];[.$A$104:.$C$113];3;0))^2)" office:value-type="float" office:value="58.309518948453" calcext:value-type="float">
            <text:p>58.3095189485</text:p>
          </table:table-cell>
          <table:table-cell table:formula="of:=SQRT((VLOOKUP([.$A158];[.$A$2:.$D$101];2;0)-VLOOKUP([.K$129];[.$A$104:.$C$113];2;0))^2+(VLOOKUP([.$A158];[.$A$2:.$D$101];3;0)-VLOOKUP([.K$129];[.$A$104:.$C$113];3;0))^2)" office:value-type="float" office:value="31.6227766016838" calcext:value-type="float">
            <text:p>31.6227766017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(VLOOKUP([.$A159];[.$A$2:.$D$101];2;0)-VLOOKUP([.B$129];[.$A$104:.$C$113];2;0))^2+(VLOOKUP([.$A159];[.$A$2:.$D$101];3;0)-VLOOKUP([.B$129];[.$A$104:.$C$113];3;0))^2)" office:value-type="float" office:value="171.172427686237" calcext:value-type="float">
            <text:p>171.1724276862</text:p>
          </table:table-cell>
          <table:table-cell table:formula="of:=SQRT((VLOOKUP([.$A159];[.$A$2:.$D$101];2;0)-VLOOKUP([.C$129];[.$A$104:.$C$113];2;0))^2+(VLOOKUP([.$A159];[.$A$2:.$D$101];3;0)-VLOOKUP([.C$129];[.$A$104:.$C$113];3;0))^2)" office:value-type="float" office:value="165.529453572468" calcext:value-type="float">
            <text:p>165.5294535725</text:p>
          </table:table-cell>
          <table:table-cell table:formula="of:=SQRT((VLOOKUP([.$A159];[.$A$2:.$D$101];2;0)-VLOOKUP([.D$129];[.$A$104:.$C$113];2;0))^2+(VLOOKUP([.$A159];[.$A$2:.$D$101];3;0)-VLOOKUP([.D$129];[.$A$104:.$C$113];3;0))^2)" office:value-type="float" office:value="14.142135623731" calcext:value-type="float">
            <text:p>14.1421356237</text:p>
          </table:table-cell>
          <table:table-cell table:formula="of:=SQRT((VLOOKUP([.$A159];[.$A$2:.$D$101];2;0)-VLOOKUP([.E$129];[.$A$104:.$C$113];2;0))^2+(VLOOKUP([.$A159];[.$A$2:.$D$101];3;0)-VLOOKUP([.E$129];[.$A$104:.$C$113];3;0))^2)" office:value-type="float" office:value="85.4400374531753" calcext:value-type="float">
            <text:p>85.4400374532</text:p>
          </table:table-cell>
          <table:table-cell table:formula="of:=SQRT((VLOOKUP([.$A159];[.$A$2:.$D$101];2;0)-VLOOKUP([.F$129];[.$A$104:.$C$113];2;0))^2+(VLOOKUP([.$A159];[.$A$2:.$D$101];3;0)-VLOOKUP([.F$129];[.$A$104:.$C$113];3;0))^2)" office:value-type="float" office:value="90.5538513813742" calcext:value-type="float">
            <text:p>90.5538513814</text:p>
          </table:table-cell>
          <table:table-cell table:formula="of:=SQRT((VLOOKUP([.$A159];[.$A$2:.$D$101];2;0)-VLOOKUP([.G$129];[.$A$104:.$C$113];2;0))^2+(VLOOKUP([.$A159];[.$A$2:.$D$101];3;0)-VLOOKUP([.G$129];[.$A$104:.$C$113];3;0))^2)" office:value-type="float" office:value="191.049731745428" calcext:value-type="float">
            <text:p>191.0497317454</text:p>
          </table:table-cell>
          <table:table-cell table:formula="of:=SQRT((VLOOKUP([.$A159];[.$A$2:.$D$101];2;0)-VLOOKUP([.H$129];[.$A$104:.$C$113];2;0))^2+(VLOOKUP([.$A159];[.$A$2:.$D$101];3;0)-VLOOKUP([.H$129];[.$A$104:.$C$113];3;0))^2)" office:value-type="float" office:value="142.126704035519" calcext:value-type="float">
            <text:p>142.1267040355</text:p>
          </table:table-cell>
          <table:table-cell table:formula="of:=SQRT((VLOOKUP([.$A159];[.$A$2:.$D$101];2;0)-VLOOKUP([.I$129];[.$A$104:.$C$113];2;0))^2+(VLOOKUP([.$A159];[.$A$2:.$D$101];3;0)-VLOOKUP([.I$129];[.$A$104:.$C$113];3;0))^2)" office:value-type="float" office:value="114.017542509914" calcext:value-type="float">
            <text:p>114.0175425099</text:p>
          </table:table-cell>
          <table:table-cell table:formula="of:=SQRT((VLOOKUP([.$A159];[.$A$2:.$D$101];2;0)-VLOOKUP([.J$129];[.$A$104:.$C$113];2;0))^2+(VLOOKUP([.$A159];[.$A$2:.$D$101];3;0)-VLOOKUP([.J$129];[.$A$104:.$C$113];3;0))^2)" office:value-type="float" office:value="70.7106781186548" calcext:value-type="float">
            <text:p>70.7106781187</text:p>
          </table:table-cell>
          <table:table-cell table:formula="of:=SQRT((VLOOKUP([.$A159];[.$A$2:.$D$101];2;0)-VLOOKUP([.K$129];[.$A$104:.$C$113];2;0))^2+(VLOOKUP([.$A159];[.$A$2:.$D$101];3;0)-VLOOKUP([.K$129];[.$A$104:.$C$113];3;0))^2)" office:value-type="float" office:value="50.9901951359278" calcext:value-type="float">
            <text:p>50.9901951359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QRT((VLOOKUP([.$A160];[.$A$2:.$D$101];2;0)-VLOOKUP([.B$129];[.$A$104:.$C$113];2;0))^2+(VLOOKUP([.$A160];[.$A$2:.$D$101];3;0)-VLOOKUP([.B$129];[.$A$104:.$C$113];3;0))^2)" office:value-type="float" office:value="41.2310562561766" calcext:value-type="float">
            <text:p>41.2310562562</text:p>
          </table:table-cell>
          <table:table-cell table:formula="of:=SQRT((VLOOKUP([.$A160];[.$A$2:.$D$101];2;0)-VLOOKUP([.C$129];[.$A$104:.$C$113];2;0))^2+(VLOOKUP([.$A160];[.$A$2:.$D$101];3;0)-VLOOKUP([.C$129];[.$A$104:.$C$113];3;0))^2)" office:value-type="float" office:value="58.309518948453" calcext:value-type="float">
            <text:p>58.3095189485</text:p>
          </table:table-cell>
          <table:table-cell table:formula="of:=SQRT((VLOOKUP([.$A160];[.$A$2:.$D$101];2;0)-VLOOKUP([.D$129];[.$A$104:.$C$113];2;0))^2+(VLOOKUP([.$A160];[.$A$2:.$D$101];3;0)-VLOOKUP([.D$129];[.$A$104:.$C$113];3;0))^2)" office:value-type="float" office:value="172.626765016321" calcext:value-type="float">
            <text:p>172.6267650163</text:p>
          </table:table-cell>
          <table:table-cell table:formula="of:=SQRT((VLOOKUP([.$A160];[.$A$2:.$D$101];2;0)-VLOOKUP([.E$129];[.$A$104:.$C$113];2;0))^2+(VLOOKUP([.$A160];[.$A$2:.$D$101];3;0)-VLOOKUP([.E$129];[.$A$104:.$C$113];3;0))^2)" office:value-type="float" office:value="111.80339887499" calcext:value-type="float">
            <text:p>111.803398875</text:p>
          </table:table-cell>
          <table:table-cell table:formula="of:=SQRT((VLOOKUP([.$A160];[.$A$2:.$D$101];2;0)-VLOOKUP([.F$129];[.$A$104:.$C$113];2;0))^2+(VLOOKUP([.$A160];[.$A$2:.$D$101];3;0)-VLOOKUP([.F$129];[.$A$104:.$C$113];3;0))^2)" office:value-type="float" office:value="183.847763108502" calcext:value-type="float">
            <text:p>183.8477631085</text:p>
          </table:table-cell>
          <table:table-cell table:formula="of:=SQRT((VLOOKUP([.$A160];[.$A$2:.$D$101];2;0)-VLOOKUP([.G$129];[.$A$104:.$C$113];2;0))^2+(VLOOKUP([.$A160];[.$A$2:.$D$101];3;0)-VLOOKUP([.G$129];[.$A$104:.$C$113];3;0))^2)" office:value-type="float" office:value="117.046999107196" calcext:value-type="float">
            <text:p>117.0469991072</text:p>
          </table:table-cell>
          <table:table-cell table:formula="of:=SQRT((VLOOKUP([.$A160];[.$A$2:.$D$101];2;0)-VLOOKUP([.H$129];[.$A$104:.$C$113];2;0))^2+(VLOOKUP([.$A160];[.$A$2:.$D$101];3;0)-VLOOKUP([.H$129];[.$A$104:.$C$113];3;0))^2)" office:value-type="float" office:value="127.279220613579" calcext:value-type="float">
            <text:p>127.2792206136</text:p>
          </table:table-cell>
          <table:table-cell table:formula="of:=SQRT((VLOOKUP([.$A160];[.$A$2:.$D$101];2;0)-VLOOKUP([.I$129];[.$A$104:.$C$113];2;0))^2+(VLOOKUP([.$A160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160];[.$A$2:.$D$101];2;0)-VLOOKUP([.J$129];[.$A$104:.$C$113];2;0))^2+(VLOOKUP([.$A160];[.$A$2:.$D$101];3;0)-VLOOKUP([.J$129];[.$A$104:.$C$113];3;0))^2)" office:value-type="float" office:value="133.416640641263" calcext:value-type="float">
            <text:p>133.4166406413</text:p>
          </table:table-cell>
          <table:table-cell table:formula="of:=SQRT((VLOOKUP([.$A160];[.$A$2:.$D$101];2;0)-VLOOKUP([.K$129];[.$A$104:.$C$113];2;0))^2+(VLOOKUP([.$A160];[.$A$2:.$D$101];3;0)-VLOOKUP([.K$129];[.$A$104:.$C$113];3;0))^2)" office:value-type="float" office:value="130.384048104053" calcext:value-type="float">
            <text:p>130.3840481041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QRT((VLOOKUP([.$A161];[.$A$2:.$D$101];2;0)-VLOOKUP([.B$129];[.$A$104:.$C$113];2;0))^2+(VLOOKUP([.$A161];[.$A$2:.$D$101];3;0)-VLOOKUP([.B$129];[.$A$104:.$C$113];3;0))^2)" office:value-type="float" office:value="41.2310562561766" calcext:value-type="float">
            <text:p>41.2310562562</text:p>
          </table:table-cell>
          <table:table-cell table:formula="of:=SQRT((VLOOKUP([.$A161];[.$A$2:.$D$101];2;0)-VLOOKUP([.C$129];[.$A$104:.$C$113];2;0))^2+(VLOOKUP([.$A161];[.$A$2:.$D$101];3;0)-VLOOKUP([.C$129];[.$A$104:.$C$113];3;0))^2)" office:value-type="float" office:value="50.9901951359278" calcext:value-type="float">
            <text:p>50.9901951359</text:p>
          </table:table-cell>
          <table:table-cell table:formula="of:=SQRT((VLOOKUP([.$A161];[.$A$2:.$D$101];2;0)-VLOOKUP([.D$129];[.$A$104:.$C$113];2;0))^2+(VLOOKUP([.$A161];[.$A$2:.$D$101];3;0)-VLOOKUP([.D$129];[.$A$104:.$C$113];3;0))^2)" office:value-type="float" office:value="152.970585407784" calcext:value-type="float">
            <text:p>152.9705854078</text:p>
          </table:table-cell>
          <table:table-cell table:formula="of:=SQRT((VLOOKUP([.$A161];[.$A$2:.$D$101];2;0)-VLOOKUP([.E$129];[.$A$104:.$C$113];2;0))^2+(VLOOKUP([.$A161];[.$A$2:.$D$101];3;0)-VLOOKUP([.E$129];[.$A$104:.$C$113];3;0))^2)" office:value-type="float" office:value="94.3398113205661" calcext:value-type="float">
            <text:p>94.3398113206</text:p>
          </table:table-cell>
          <table:table-cell table:formula="of:=SQRT((VLOOKUP([.$A161];[.$A$2:.$D$101];2;0)-VLOOKUP([.F$129];[.$A$104:.$C$113];2;0))^2+(VLOOKUP([.$A161];[.$A$2:.$D$101];3;0)-VLOOKUP([.F$129];[.$A$104:.$C$113];3;0))^2)" office:value-type="float" office:value="165.529453572468" calcext:value-type="float">
            <text:p>165.5294535725</text:p>
          </table:table-cell>
          <table:table-cell table:formula="of:=SQRT((VLOOKUP([.$A161];[.$A$2:.$D$101];2;0)-VLOOKUP([.G$129];[.$A$104:.$C$113];2;0))^2+(VLOOKUP([.$A161];[.$A$2:.$D$101];3;0)-VLOOKUP([.G$129];[.$A$104:.$C$113];3;0))^2)" office:value-type="float" office:value="111.80339887499" calcext:value-type="float">
            <text:p>111.803398875</text:p>
          </table:table-cell>
          <table:table-cell table:formula="of:=SQRT((VLOOKUP([.$A161];[.$A$2:.$D$101];2;0)-VLOOKUP([.H$129];[.$A$104:.$C$113];2;0))^2+(VLOOKUP([.$A161];[.$A$2:.$D$101];3;0)-VLOOKUP([.H$129];[.$A$104:.$C$113];3;0))^2)" office:value-type="float" office:value="114.017542509914" calcext:value-type="float">
            <text:p>114.0175425099</text:p>
          </table:table-cell>
          <table:table-cell table:formula="of:=SQRT((VLOOKUP([.$A161];[.$A$2:.$D$101];2;0)-VLOOKUP([.I$129];[.$A$104:.$C$113];2;0))^2+(VLOOKUP([.$A161];[.$A$2:.$D$101];3;0)-VLOOKUP([.I$129];[.$A$104:.$C$113];3;0))^2)" office:value-type="float" office:value="50.9901951359278" calcext:value-type="float">
            <text:p>50.9901951359</text:p>
          </table:table-cell>
          <table:table-cell table:formula="of:=SQRT((VLOOKUP([.$A161];[.$A$2:.$D$101];2;0)-VLOOKUP([.J$129];[.$A$104:.$C$113];2;0))^2+(VLOOKUP([.$A161];[.$A$2:.$D$101];3;0)-VLOOKUP([.J$129];[.$A$104:.$C$113];3;0))^2)" office:value-type="float" office:value="114.017542509914" calcext:value-type="float">
            <text:p>114.0175425099</text:p>
          </table:table-cell>
          <table:table-cell table:formula="of:=SQRT((VLOOKUP([.$A161];[.$A$2:.$D$101];2;0)-VLOOKUP([.K$129];[.$A$104:.$C$113];2;0))^2+(VLOOKUP([.$A161];[.$A$2:.$D$101];3;0)-VLOOKUP([.K$129];[.$A$104:.$C$113];3;0))^2)" office:value-type="float" office:value="110.453610171873" calcext:value-type="float">
            <text:p>110.4536101719</text:p>
          </table:table-cell>
          <table:table-cell table:number-columns-repeated="1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QRT((VLOOKUP([.$A162];[.$A$2:.$D$101];2;0)-VLOOKUP([.B$129];[.$A$104:.$C$113];2;0))^2+(VLOOKUP([.$A162];[.$A$2:.$D$101];3;0)-VLOOKUP([.B$129];[.$A$104:.$C$113];3;0))^2)" office:value-type="float" office:value="50" calcext:value-type="float">
            <text:p>50</text:p>
          </table:table-cell>
          <table:table-cell table:formula="of:=SQRT((VLOOKUP([.$A162];[.$A$2:.$D$101];2;0)-VLOOKUP([.C$129];[.$A$104:.$C$113];2;0))^2+(VLOOKUP([.$A162];[.$A$2:.$D$101];3;0)-VLOOKUP([.C$129];[.$A$104:.$C$113];3;0))^2)" office:value-type="float" office:value="50.9901951359278" calcext:value-type="float">
            <text:p>50.9901951359</text:p>
          </table:table-cell>
          <table:table-cell table:formula="of:=SQRT((VLOOKUP([.$A162];[.$A$2:.$D$101];2;0)-VLOOKUP([.D$129];[.$A$104:.$C$113];2;0))^2+(VLOOKUP([.$A162];[.$A$2:.$D$101];3;0)-VLOOKUP([.D$129];[.$A$104:.$C$113];3;0))^2)" office:value-type="float" office:value="133.416640641263" calcext:value-type="float">
            <text:p>133.4166406413</text:p>
          </table:table-cell>
          <table:table-cell table:formula="of:=SQRT((VLOOKUP([.$A162];[.$A$2:.$D$101];2;0)-VLOOKUP([.E$129];[.$A$104:.$C$113];2;0))^2+(VLOOKUP([.$A162];[.$A$2:.$D$101];3;0)-VLOOKUP([.E$129];[.$A$104:.$C$113];3;0))^2)" office:value-type="float" office:value="78.1024967590665" calcext:value-type="float">
            <text:p>78.1024967591</text:p>
          </table:table-cell>
          <table:table-cell table:formula="of:=SQRT((VLOOKUP([.$A162];[.$A$2:.$D$101];2;0)-VLOOKUP([.F$129];[.$A$104:.$C$113];2;0))^2+(VLOOKUP([.$A162];[.$A$2:.$D$101];3;0)-VLOOKUP([.F$129];[.$A$104:.$C$113];3;0))^2)" office:value-type="float" office:value="147.648230602334" calcext:value-type="float">
            <text:p>147.6482306023</text:p>
          </table:table-cell>
          <table:table-cell table:formula="of:=SQRT((VLOOKUP([.$A162];[.$A$2:.$D$101];2;0)-VLOOKUP([.G$129];[.$A$104:.$C$113];2;0))^2+(VLOOKUP([.$A162];[.$A$2:.$D$101];3;0)-VLOOKUP([.G$129];[.$A$104:.$C$113];3;0))^2)" office:value-type="float" office:value="110" calcext:value-type="float">
            <text:p>110</text:p>
          </table:table-cell>
          <table:table-cell table:formula="of:=SQRT((VLOOKUP([.$A162];[.$A$2:.$D$101];2;0)-VLOOKUP([.H$129];[.$A$104:.$C$113];2;0))^2+(VLOOKUP([.$A162];[.$A$2:.$D$101];3;0)-VLOOKUP([.H$129];[.$A$104:.$C$113];3;0))^2)" office:value-type="float" office:value="102.95630140987" calcext:value-type="float">
            <text:p>102.9563014099</text:p>
          </table:table-cell>
          <table:table-cell table:formula="of:=SQRT((VLOOKUP([.$A162];[.$A$2:.$D$101];2;0)-VLOOKUP([.I$129];[.$A$104:.$C$113];2;0))^2+(VLOOKUP([.$A162];[.$A$2:.$D$101];3;0)-VLOOKUP([.I$129];[.$A$104:.$C$113];3;0))^2)" office:value-type="float" office:value="31.6227766016838" calcext:value-type="float">
            <text:p>31.6227766017</text:p>
          </table:table-cell>
          <table:table-cell table:formula="of:=SQRT((VLOOKUP([.$A162];[.$A$2:.$D$101];2;0)-VLOOKUP([.J$129];[.$A$104:.$C$113];2;0))^2+(VLOOKUP([.$A162];[.$A$2:.$D$101];3;0)-VLOOKUP([.J$129];[.$A$104:.$C$113];3;0))^2)" office:value-type="float" office:value="94.8683298050514" calcext:value-type="float">
            <text:p>94.8683298051</text:p>
          </table:table-cell>
          <table:table-cell table:formula="of:=SQRT((VLOOKUP([.$A162];[.$A$2:.$D$101];2;0)-VLOOKUP([.K$129];[.$A$104:.$C$113];2;0))^2+(VLOOKUP([.$A162];[.$A$2:.$D$101];3;0)-VLOOKUP([.K$129];[.$A$104:.$C$113];3;0))^2)" office:value-type="float" office:value="90.5538513813742" calcext:value-type="float">
            <text:p>90.5538513814</text:p>
          </table:table-cell>
          <table:table-cell table:number-columns-repeated="1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QRT((VLOOKUP([.$A163];[.$A$2:.$D$101];2;0)-VLOOKUP([.B$129];[.$A$104:.$C$113];2;0))^2+(VLOOKUP([.$A163];[.$A$2:.$D$101];3;0)-VLOOKUP([.B$129];[.$A$104:.$C$113];3;0))^2)" office:value-type="float" office:value="64.0312423743285" calcext:value-type="float">
            <text:p>64.0312423743</text:p>
          </table:table-cell>
          <table:table-cell table:formula="of:=SQRT((VLOOKUP([.$A163];[.$A$2:.$D$101];2;0)-VLOOKUP([.C$129];[.$A$104:.$C$113];2;0))^2+(VLOOKUP([.$A163];[.$A$2:.$D$101];3;0)-VLOOKUP([.C$129];[.$A$104:.$C$113];3;0))^2)" office:value-type="float" office:value="58.309518948453" calcext:value-type="float">
            <text:p>58.3095189485</text:p>
          </table:table-cell>
          <table:table-cell table:formula="of:=SQRT((VLOOKUP([.$A163];[.$A$2:.$D$101];2;0)-VLOOKUP([.D$129];[.$A$104:.$C$113];2;0))^2+(VLOOKUP([.$A163];[.$A$2:.$D$101];3;0)-VLOOKUP([.D$129];[.$A$104:.$C$113];3;0))^2)" office:value-type="float" office:value="114.017542509914" calcext:value-type="float">
            <text:p>114.0175425099</text:p>
          </table:table-cell>
          <table:table-cell table:formula="of:=SQRT((VLOOKUP([.$A163];[.$A$2:.$D$101];2;0)-VLOOKUP([.E$129];[.$A$104:.$C$113];2;0))^2+(VLOOKUP([.$A163];[.$A$2:.$D$101];3;0)-VLOOKUP([.E$129];[.$A$104:.$C$113];3;0))^2)" office:value-type="float" office:value="64.0312423743285" calcext:value-type="float">
            <text:p>64.0312423743</text:p>
          </table:table-cell>
          <table:table-cell table:formula="of:=SQRT((VLOOKUP([.$A163];[.$A$2:.$D$101];2;0)-VLOOKUP([.F$129];[.$A$104:.$C$113];2;0))^2+(VLOOKUP([.$A163];[.$A$2:.$D$101];3;0)-VLOOKUP([.F$129];[.$A$104:.$C$113];3;0))^2)" office:value-type="float" office:value="130.384048104053" calcext:value-type="float">
            <text:p>130.3840481041</text:p>
          </table:table-cell>
          <table:table-cell table:formula="of:=SQRT((VLOOKUP([.$A163];[.$A$2:.$D$101];2;0)-VLOOKUP([.G$129];[.$A$104:.$C$113];2;0))^2+(VLOOKUP([.$A163];[.$A$2:.$D$101];3;0)-VLOOKUP([.G$129];[.$A$104:.$C$113];3;0))^2)" office:value-type="float" office:value="111.80339887499" calcext:value-type="float">
            <text:p>111.803398875</text:p>
          </table:table-cell>
          <table:table-cell table:formula="of:=SQRT((VLOOKUP([.$A163];[.$A$2:.$D$101];2;0)-VLOOKUP([.H$129];[.$A$104:.$C$113];2;0))^2+(VLOOKUP([.$A163];[.$A$2:.$D$101];3;0)-VLOOKUP([.H$129];[.$A$104:.$C$113];3;0))^2)" office:value-type="float" office:value="94.8683298050514" calcext:value-type="float">
            <text:p>94.8683298051</text:p>
          </table:table-cell>
          <table:table-cell table:formula="of:=SQRT((VLOOKUP([.$A163];[.$A$2:.$D$101];2;0)-VLOOKUP([.I$129];[.$A$104:.$C$113];2;0))^2+(VLOOKUP([.$A163];[.$A$2:.$D$101];3;0)-VLOOKUP([.I$129];[.$A$104:.$C$113];3;0))^2)" office:value-type="float" office:value="14.142135623731" calcext:value-type="float">
            <text:p>14.1421356237</text:p>
          </table:table-cell>
          <table:table-cell table:formula="of:=SQRT((VLOOKUP([.$A163];[.$A$2:.$D$101];2;0)-VLOOKUP([.J$129];[.$A$104:.$C$113];2;0))^2+(VLOOKUP([.$A163];[.$A$2:.$D$101];3;0)-VLOOKUP([.J$129];[.$A$104:.$C$113];3;0))^2)" office:value-type="float" office:value="76.1577310586391" calcext:value-type="float">
            <text:p>76.1577310586</text:p>
          </table:table-cell>
          <table:table-cell table:formula="of:=SQRT((VLOOKUP([.$A163];[.$A$2:.$D$101];2;0)-VLOOKUP([.K$129];[.$A$104:.$C$113];2;0))^2+(VLOOKUP([.$A163];[.$A$2:.$D$101];3;0)-VLOOKUP([.K$129];[.$A$104:.$C$113];3;0))^2)" office:value-type="float" office:value="70.7106781186548" calcext:value-type="float">
            <text:p>70.7106781187</text:p>
          </table:table-cell>
          <table:table-cell table:number-columns-repeated="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QRT((VLOOKUP([.$A164];[.$A$2:.$D$101];2;0)-VLOOKUP([.B$129];[.$A$104:.$C$113];2;0))^2+(VLOOKUP([.$A164];[.$A$2:.$D$101];3;0)-VLOOKUP([.B$129];[.$A$104:.$C$113];3;0))^2)" office:value-type="float" office:value="80.6225774829855" calcext:value-type="float">
            <text:p>80.622577483</text:p>
          </table:table-cell>
          <table:table-cell table:formula="of:=SQRT((VLOOKUP([.$A164];[.$A$2:.$D$101];2;0)-VLOOKUP([.C$129];[.$A$104:.$C$113];2;0))^2+(VLOOKUP([.$A164];[.$A$2:.$D$101];3;0)-VLOOKUP([.C$129];[.$A$104:.$C$113];3;0))^2)" office:value-type="float" office:value="70.7106781186548" calcext:value-type="float">
            <text:p>70.7106781187</text:p>
          </table:table-cell>
          <table:table-cell table:formula="of:=SQRT((VLOOKUP([.$A164];[.$A$2:.$D$101];2;0)-VLOOKUP([.D$129];[.$A$104:.$C$113];2;0))^2+(VLOOKUP([.$A164];[.$A$2:.$D$101];3;0)-VLOOKUP([.D$129];[.$A$104:.$C$113];3;0))^2)" office:value-type="float" office:value="94.8683298050514" calcext:value-type="float">
            <text:p>94.8683298051</text:p>
          </table:table-cell>
          <table:table-cell table:formula="of:=SQRT((VLOOKUP([.$A164];[.$A$2:.$D$101];2;0)-VLOOKUP([.E$129];[.$A$104:.$C$113];2;0))^2+(VLOOKUP([.$A164];[.$A$2:.$D$101];3;0)-VLOOKUP([.E$129];[.$A$104:.$C$113];3;0))^2)" office:value-type="float" office:value="53.851648071345" calcext:value-type="float">
            <text:p>53.8516480713</text:p>
          </table:table-cell>
          <table:table-cell table:formula="of:=SQRT((VLOOKUP([.$A164];[.$A$2:.$D$101];2;0)-VLOOKUP([.F$129];[.$A$104:.$C$113];2;0))^2+(VLOOKUP([.$A164];[.$A$2:.$D$101];3;0)-VLOOKUP([.F$129];[.$A$104:.$C$113];3;0))^2)" office:value-type="float" office:value="114.017542509914" calcext:value-type="float">
            <text:p>114.0175425099</text:p>
          </table:table-cell>
          <table:table-cell table:formula="of:=SQRT((VLOOKUP([.$A164];[.$A$2:.$D$101];2;0)-VLOOKUP([.G$129];[.$A$104:.$C$113];2;0))^2+(VLOOKUP([.$A164];[.$A$2:.$D$101];3;0)-VLOOKUP([.G$129];[.$A$104:.$C$113];3;0))^2)" office:value-type="float" office:value="117.046999107196" calcext:value-type="float">
            <text:p>117.0469991072</text:p>
          </table:table-cell>
          <table:table-cell table:formula="of:=SQRT((VLOOKUP([.$A164];[.$A$2:.$D$101];2;0)-VLOOKUP([.H$129];[.$A$104:.$C$113];2;0))^2+(VLOOKUP([.$A164];[.$A$2:.$D$101];3;0)-VLOOKUP([.H$129];[.$A$104:.$C$113];3;0))^2)" office:value-type="float" office:value="90.5538513813742" calcext:value-type="float">
            <text:p>90.5538513814</text:p>
          </table:table-cell>
          <table:table-cell table:formula="of:=SQRT((VLOOKUP([.$A164];[.$A$2:.$D$101];2;0)-VLOOKUP([.I$129];[.$A$104:.$C$113];2;0))^2+(VLOOKUP([.$A164];[.$A$2:.$D$101];3;0)-VLOOKUP([.I$129];[.$A$104:.$C$113];3;0))^2)" office:value-type="float" office:value="14.142135623731" calcext:value-type="float">
            <text:p>14.1421356237</text:p>
          </table:table-cell>
          <table:table-cell table:formula="of:=SQRT((VLOOKUP([.$A164];[.$A$2:.$D$101];2;0)-VLOOKUP([.J$129];[.$A$104:.$C$113];2;0))^2+(VLOOKUP([.$A164];[.$A$2:.$D$101];3;0)-VLOOKUP([.J$129];[.$A$104:.$C$113];3;0))^2)" office:value-type="float" office:value="58.309518948453" calcext:value-type="float">
            <text:p>58.3095189485</text:p>
          </table:table-cell>
          <table:table-cell table:formula="of:=SQRT((VLOOKUP([.$A164];[.$A$2:.$D$101];2;0)-VLOOKUP([.K$129];[.$A$104:.$C$113];2;0))^2+(VLOOKUP([.$A164];[.$A$2:.$D$101];3;0)-VLOOKUP([.K$129];[.$A$104:.$C$113];3;0))^2)" office:value-type="float" office:value="50.9901951359278" calcext:value-type="float">
            <text:p>50.9901951359</text:p>
          </table:table-cell>
          <table:table-cell table:number-columns-repeated="1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QRT((VLOOKUP([.$A165];[.$A$2:.$D$101];2;0)-VLOOKUP([.B$129];[.$A$104:.$C$113];2;0))^2+(VLOOKUP([.$A165];[.$A$2:.$D$101];3;0)-VLOOKUP([.B$129];[.$A$104:.$C$113];3;0))^2)" office:value-type="float" office:value="98.488578017961" calcext:value-type="float">
            <text:p>98.488578018</text:p>
          </table:table-cell>
          <table:table-cell table:formula="of:=SQRT((VLOOKUP([.$A165];[.$A$2:.$D$101];2;0)-VLOOKUP([.C$129];[.$A$104:.$C$113];2;0))^2+(VLOOKUP([.$A165];[.$A$2:.$D$101];3;0)-VLOOKUP([.C$129];[.$A$104:.$C$113];3;0))^2)" office:value-type="float" office:value="86.0232526704263" calcext:value-type="float">
            <text:p>86.0232526704</text:p>
          </table:table-cell>
          <table:table-cell table:formula="of:=SQRT((VLOOKUP([.$A165];[.$A$2:.$D$101];2;0)-VLOOKUP([.D$129];[.$A$104:.$C$113];2;0))^2+(VLOOKUP([.$A165];[.$A$2:.$D$101];3;0)-VLOOKUP([.D$129];[.$A$104:.$C$113];3;0))^2)" office:value-type="float" office:value="76.1577310586391" calcext:value-type="float">
            <text:p>76.1577310586</text:p>
          </table:table-cell>
          <table:table-cell table:formula="of:=SQRT((VLOOKUP([.$A165];[.$A$2:.$D$101];2;0)-VLOOKUP([.E$129];[.$A$104:.$C$113];2;0))^2+(VLOOKUP([.$A165];[.$A$2:.$D$101];3;0)-VLOOKUP([.E$129];[.$A$104:.$C$113];3;0))^2)" office:value-type="float" office:value="50" calcext:value-type="float">
            <text:p>50</text:p>
          </table:table-cell>
          <table:table-cell table:formula="of:=SQRT((VLOOKUP([.$A165];[.$A$2:.$D$101];2;0)-VLOOKUP([.F$129];[.$A$104:.$C$113];2;0))^2+(VLOOKUP([.$A165];[.$A$2:.$D$101];3;0)-VLOOKUP([.F$129];[.$A$104:.$C$113];3;0))^2)" office:value-type="float" office:value="98.9949493661167" calcext:value-type="float">
            <text:p>98.9949493661</text:p>
          </table:table-cell>
          <table:table-cell table:formula="of:=SQRT((VLOOKUP([.$A165];[.$A$2:.$D$101];2;0)-VLOOKUP([.G$129];[.$A$104:.$C$113];2;0))^2+(VLOOKUP([.$A165];[.$A$2:.$D$101];3;0)-VLOOKUP([.G$129];[.$A$104:.$C$113];3;0))^2)" office:value-type="float" office:value="125.299640861417" calcext:value-type="float">
            <text:p>125.2996408614</text:p>
          </table:table-cell>
          <table:table-cell table:formula="of:=SQRT((VLOOKUP([.$A165];[.$A$2:.$D$101];2;0)-VLOOKUP([.H$129];[.$A$104:.$C$113];2;0))^2+(VLOOKUP([.$A165];[.$A$2:.$D$101];3;0)-VLOOKUP([.H$129];[.$A$104:.$C$113];3;0))^2)" office:value-type="float" office:value="90.5538513813742" calcext:value-type="float">
            <text:p>90.5538513814</text:p>
          </table:table-cell>
          <table:table-cell table:formula="of:=SQRT((VLOOKUP([.$A165];[.$A$2:.$D$101];2;0)-VLOOKUP([.I$129];[.$A$104:.$C$113];2;0))^2+(VLOOKUP([.$A165];[.$A$2:.$D$101];3;0)-VLOOKUP([.I$129];[.$A$104:.$C$113];3;0))^2)" office:value-type="float" office:value="31.6227766016838" calcext:value-type="float">
            <text:p>31.6227766017</text:p>
          </table:table-cell>
          <table:table-cell table:formula="of:=SQRT((VLOOKUP([.$A165];[.$A$2:.$D$101];2;0)-VLOOKUP([.J$129];[.$A$104:.$C$113];2;0))^2+(VLOOKUP([.$A165];[.$A$2:.$D$101];3;0)-VLOOKUP([.J$129];[.$A$104:.$C$113];3;0))^2)" office:value-type="float" office:value="42.4264068711929" calcext:value-type="float">
            <text:p>42.4264068712</text:p>
          </table:table-cell>
          <table:table-cell table:formula="of:=SQRT((VLOOKUP([.$A165];[.$A$2:.$D$101];2;0)-VLOOKUP([.K$129];[.$A$104:.$C$113];2;0))^2+(VLOOKUP([.$A165];[.$A$2:.$D$101];3;0)-VLOOKUP([.K$129];[.$A$104:.$C$113];3;0))^2)" office:value-type="float" office:value="31.6227766016838" calcext:value-type="float">
            <text:p>31.6227766017</text:p>
          </table:table-cell>
          <table:table-cell table:number-columns-repeated="1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QRT((VLOOKUP([.$A166];[.$A$2:.$D$101];2;0)-VLOOKUP([.B$129];[.$A$104:.$C$113];2;0))^2+(VLOOKUP([.$A166];[.$A$2:.$D$101];3;0)-VLOOKUP([.B$129];[.$A$104:.$C$113];3;0))^2)" office:value-type="float" office:value="117.046999107196" calcext:value-type="float">
            <text:p>117.0469991072</text:p>
          </table:table-cell>
          <table:table-cell table:formula="of:=SQRT((VLOOKUP([.$A166];[.$A$2:.$D$101];2;0)-VLOOKUP([.C$129];[.$A$104:.$C$113];2;0))^2+(VLOOKUP([.$A166];[.$A$2:.$D$101];3;0)-VLOOKUP([.C$129];[.$A$104:.$C$113];3;0))^2)" office:value-type="float" office:value="102.95630140987" calcext:value-type="float">
            <text:p>102.9563014099</text:p>
          </table:table-cell>
          <table:table-cell table:formula="of:=SQRT((VLOOKUP([.$A166];[.$A$2:.$D$101];2;0)-VLOOKUP([.D$129];[.$A$104:.$C$113];2;0))^2+(VLOOKUP([.$A166];[.$A$2:.$D$101];3;0)-VLOOKUP([.D$129];[.$A$104:.$C$113];3;0))^2)" office:value-type="float" office:value="58.309518948453" calcext:value-type="float">
            <text:p>58.3095189485</text:p>
          </table:table-cell>
          <table:table-cell table:formula="of:=SQRT((VLOOKUP([.$A166];[.$A$2:.$D$101];2;0)-VLOOKUP([.E$129];[.$A$104:.$C$113];2;0))^2+(VLOOKUP([.$A166];[.$A$2:.$D$101];3;0)-VLOOKUP([.E$129];[.$A$104:.$C$113];3;0))^2)" office:value-type="float" office:value="53.851648071345" calcext:value-type="float">
            <text:p>53.8516480713</text:p>
          </table:table-cell>
          <table:table-cell table:formula="of:=SQRT((VLOOKUP([.$A166];[.$A$2:.$D$101];2;0)-VLOOKUP([.F$129];[.$A$104:.$C$113];2;0))^2+(VLOOKUP([.$A166];[.$A$2:.$D$101];3;0)-VLOOKUP([.F$129];[.$A$104:.$C$113];3;0))^2)" office:value-type="float" office:value="86.0232526704263" calcext:value-type="float">
            <text:p>86.0232526704</text:p>
          </table:table-cell>
          <table:table-cell table:formula="of:=SQRT((VLOOKUP([.$A166];[.$A$2:.$D$101];2;0)-VLOOKUP([.G$129];[.$A$104:.$C$113];2;0))^2+(VLOOKUP([.$A166];[.$A$2:.$D$101];3;0)-VLOOKUP([.G$129];[.$A$104:.$C$113];3;0))^2)" office:value-type="float" office:value="136.014705087354" calcext:value-type="float">
            <text:p>136.0147050874</text:p>
          </table:table-cell>
          <table:table-cell table:formula="of:=SQRT((VLOOKUP([.$A166];[.$A$2:.$D$101];2;0)-VLOOKUP([.H$129];[.$A$104:.$C$113];2;0))^2+(VLOOKUP([.$A166];[.$A$2:.$D$101];3;0)-VLOOKUP([.H$129];[.$A$104:.$C$113];3;0))^2)" office:value-type="float" office:value="94.8683298050514" calcext:value-type="float">
            <text:p>94.8683298051</text:p>
          </table:table-cell>
          <table:table-cell table:formula="of:=SQRT((VLOOKUP([.$A166];[.$A$2:.$D$101];2;0)-VLOOKUP([.I$129];[.$A$104:.$C$113];2;0))^2+(VLOOKUP([.$A166];[.$A$2:.$D$101];3;0)-VLOOKUP([.I$129];[.$A$104:.$C$113];3;0))^2)" office:value-type="float" office:value="50.9901951359278" calcext:value-type="float">
            <text:p>50.9901951359</text:p>
          </table:table-cell>
          <table:table-cell table:formula="of:=SQRT((VLOOKUP([.$A166];[.$A$2:.$D$101];2;0)-VLOOKUP([.J$129];[.$A$104:.$C$113];2;0))^2+(VLOOKUP([.$A166];[.$A$2:.$D$101];3;0)-VLOOKUP([.J$129];[.$A$104:.$C$113];3;0))^2)" office:value-type="float" office:value="31.6227766016838" calcext:value-type="float">
            <text:p>31.6227766017</text:p>
          </table:table-cell>
          <table:table-cell table:formula="of:=SQRT((VLOOKUP([.$A166];[.$A$2:.$D$101];2;0)-VLOOKUP([.K$129];[.$A$104:.$C$113];2;0))^2+(VLOOKUP([.$A166];[.$A$2:.$D$101];3;0)-VLOOKUP([.K$129];[.$A$104:.$C$113];3;0))^2)" office:value-type="float" office:value="14.142135623731" calcext:value-type="float">
            <text:p>14.1421356237</text:p>
          </table:table-cell>
          <table:table-cell table:number-columns-repeated="1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QRT((VLOOKUP([.$A167];[.$A$2:.$D$101];2;0)-VLOOKUP([.B$129];[.$A$104:.$C$113];2;0))^2+(VLOOKUP([.$A167];[.$A$2:.$D$101];3;0)-VLOOKUP([.B$129];[.$A$104:.$C$113];3;0))^2)" office:value-type="float" office:value="136.014705087354" calcext:value-type="float">
            <text:p>136.0147050874</text:p>
          </table:table-cell>
          <table:table-cell table:formula="of:=SQRT((VLOOKUP([.$A167];[.$A$2:.$D$101];2;0)-VLOOKUP([.C$129];[.$A$104:.$C$113];2;0))^2+(VLOOKUP([.$A167];[.$A$2:.$D$101];3;0)-VLOOKUP([.C$129];[.$A$104:.$C$113];3;0))^2)" office:value-type="float" office:value="120.830459735946" calcext:value-type="float">
            <text:p>120.8304597359</text:p>
          </table:table-cell>
          <table:table-cell table:formula="of:=SQRT((VLOOKUP([.$A167];[.$A$2:.$D$101];2;0)-VLOOKUP([.D$129];[.$A$104:.$C$113];2;0))^2+(VLOOKUP([.$A167];[.$A$2:.$D$101];3;0)-VLOOKUP([.D$129];[.$A$104:.$C$113];3;0))^2)" office:value-type="float" office:value="42.4264068711929" calcext:value-type="float">
            <text:p>42.4264068712</text:p>
          </table:table-cell>
          <table:table-cell table:formula="of:=SQRT((VLOOKUP([.$A167];[.$A$2:.$D$101];2;0)-VLOOKUP([.E$129];[.$A$104:.$C$113];2;0))^2+(VLOOKUP([.$A167];[.$A$2:.$D$101];3;0)-VLOOKUP([.E$129];[.$A$104:.$C$113];3;0))^2)" office:value-type="float" office:value="64.0312423743285" calcext:value-type="float">
            <text:p>64.0312423743</text:p>
          </table:table-cell>
          <table:table-cell table:formula="of:=SQRT((VLOOKUP([.$A167];[.$A$2:.$D$101];2;0)-VLOOKUP([.F$129];[.$A$104:.$C$113];2;0))^2+(VLOOKUP([.$A167];[.$A$2:.$D$101];3;0)-VLOOKUP([.F$129];[.$A$104:.$C$113];3;0))^2)" office:value-type="float" office:value="76.1577310586391" calcext:value-type="float">
            <text:p>76.1577310586</text:p>
          </table:table-cell>
          <table:table-cell table:formula="of:=SQRT((VLOOKUP([.$A167];[.$A$2:.$D$101];2;0)-VLOOKUP([.G$129];[.$A$104:.$C$113];2;0))^2+(VLOOKUP([.$A167];[.$A$2:.$D$101];3;0)-VLOOKUP([.G$129];[.$A$104:.$C$113];3;0))^2)" office:value-type="float" office:value="148.660687473185" calcext:value-type="float">
            <text:p>148.6606874732</text:p>
          </table:table-cell>
          <table:table-cell table:formula="of:=SQRT((VLOOKUP([.$A167];[.$A$2:.$D$101];2;0)-VLOOKUP([.H$129];[.$A$104:.$C$113];2;0))^2+(VLOOKUP([.$A167];[.$A$2:.$D$101];3;0)-VLOOKUP([.H$129];[.$A$104:.$C$113];3;0))^2)" office:value-type="float" office:value="102.95630140987" calcext:value-type="float">
            <text:p>102.9563014099</text:p>
          </table:table-cell>
          <table:table-cell table:formula="of:=SQRT((VLOOKUP([.$A167];[.$A$2:.$D$101];2;0)-VLOOKUP([.I$129];[.$A$104:.$C$113];2;0))^2+(VLOOKUP([.$A167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167];[.$A$2:.$D$101];2;0)-VLOOKUP([.J$129];[.$A$104:.$C$113];2;0))^2+(VLOOKUP([.$A167];[.$A$2:.$D$101];3;0)-VLOOKUP([.J$129];[.$A$104:.$C$113];3;0))^2)" office:value-type="float" office:value="31.6227766016838" calcext:value-type="float">
            <text:p>31.6227766017</text:p>
          </table:table-cell>
          <table:table-cell table:formula="of:=SQRT((VLOOKUP([.$A167];[.$A$2:.$D$101];2;0)-VLOOKUP([.K$129];[.$A$104:.$C$113];2;0))^2+(VLOOKUP([.$A167];[.$A$2:.$D$101];3;0)-VLOOKUP([.K$129];[.$A$104:.$C$113];3;0))^2)" office:value-type="float" office:value="14.142135623731" calcext:value-type="float">
            <text:p>14.1421356237</text:p>
          </table:table-cell>
          <table:table-cell table:number-columns-repeated="1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QRT((VLOOKUP([.$A168];[.$A$2:.$D$101];2;0)-VLOOKUP([.B$129];[.$A$104:.$C$113];2;0))^2+(VLOOKUP([.$A168];[.$A$2:.$D$101];3;0)-VLOOKUP([.B$129];[.$A$104:.$C$113];3;0))^2)" office:value-type="float" office:value="155.2417469626" calcext:value-type="float">
            <text:p>155.2417469626</text:p>
          </table:table-cell>
          <table:table-cell table:formula="of:=SQRT((VLOOKUP([.$A168];[.$A$2:.$D$101];2;0)-VLOOKUP([.C$129];[.$A$104:.$C$113];2;0))^2+(VLOOKUP([.$A168];[.$A$2:.$D$101];3;0)-VLOOKUP([.C$129];[.$A$104:.$C$113];3;0))^2)" office:value-type="float" office:value="139.283882771841" calcext:value-type="float">
            <text:p>139.2838827718</text:p>
          </table:table-cell>
          <table:table-cell table:formula="of:=SQRT((VLOOKUP([.$A168];[.$A$2:.$D$101];2;0)-VLOOKUP([.D$129];[.$A$104:.$C$113];2;0))^2+(VLOOKUP([.$A168];[.$A$2:.$D$101];3;0)-VLOOKUP([.D$129];[.$A$104:.$C$113];3;0))^2)" office:value-type="float" office:value="31.6227766016838" calcext:value-type="float">
            <text:p>31.6227766017</text:p>
          </table:table-cell>
          <table:table-cell table:formula="of:=SQRT((VLOOKUP([.$A168];[.$A$2:.$D$101];2;0)-VLOOKUP([.E$129];[.$A$104:.$C$113];2;0))^2+(VLOOKUP([.$A168];[.$A$2:.$D$101];3;0)-VLOOKUP([.E$129];[.$A$104:.$C$113];3;0))^2)" office:value-type="float" office:value="78.1024967590665" calcext:value-type="float">
            <text:p>78.1024967591</text:p>
          </table:table-cell>
          <table:table-cell table:formula="of:=SQRT((VLOOKUP([.$A168];[.$A$2:.$D$101];2;0)-VLOOKUP([.F$129];[.$A$104:.$C$113];2;0))^2+(VLOOKUP([.$A168];[.$A$2:.$D$101];3;0)-VLOOKUP([.F$129];[.$A$104:.$C$113];3;0))^2)" office:value-type="float" office:value="70.7106781186548" calcext:value-type="float">
            <text:p>70.7106781187</text:p>
          </table:table-cell>
          <table:table-cell table:formula="of:=SQRT((VLOOKUP([.$A168];[.$A$2:.$D$101];2;0)-VLOOKUP([.G$129];[.$A$104:.$C$113];2;0))^2+(VLOOKUP([.$A168];[.$A$2:.$D$101];3;0)-VLOOKUP([.G$129];[.$A$104:.$C$113];3;0))^2)" office:value-type="float" office:value="162.788205960997" calcext:value-type="float">
            <text:p>162.788205961</text:p>
          </table:table-cell>
          <table:table-cell table:formula="of:=SQRT((VLOOKUP([.$A168];[.$A$2:.$D$101];2;0)-VLOOKUP([.H$129];[.$A$104:.$C$113];2;0))^2+(VLOOKUP([.$A168];[.$A$2:.$D$101];3;0)-VLOOKUP([.H$129];[.$A$104:.$C$113];3;0))^2)" office:value-type="float" office:value="114.017542509914" calcext:value-type="float">
            <text:p>114.0175425099</text:p>
          </table:table-cell>
          <table:table-cell table:formula="of:=SQRT((VLOOKUP([.$A168];[.$A$2:.$D$101];2;0)-VLOOKUP([.I$129];[.$A$104:.$C$113];2;0))^2+(VLOOKUP([.$A168];[.$A$2:.$D$101];3;0)-VLOOKUP([.I$129];[.$A$104:.$C$113];3;0))^2)" office:value-type="float" office:value="90.5538513813742" calcext:value-type="float">
            <text:p>90.5538513814</text:p>
          </table:table-cell>
          <table:table-cell table:formula="of:=SQRT((VLOOKUP([.$A168];[.$A$2:.$D$101];2;0)-VLOOKUP([.J$129];[.$A$104:.$C$113];2;0))^2+(VLOOKUP([.$A168];[.$A$2:.$D$101];3;0)-VLOOKUP([.J$129];[.$A$104:.$C$113];3;0))^2)" office:value-type="float" office:value="42.4264068711929" calcext:value-type="float">
            <text:p>42.4264068712</text:p>
          </table:table-cell>
          <table:table-cell table:formula="of:=SQRT((VLOOKUP([.$A168];[.$A$2:.$D$101];2;0)-VLOOKUP([.K$129];[.$A$104:.$C$113];2;0))^2+(VLOOKUP([.$A168];[.$A$2:.$D$101];3;0)-VLOOKUP([.K$129];[.$A$104:.$C$113];3;0))^2)" office:value-type="float" office:value="31.6227766016838" calcext:value-type="float">
            <text:p>31.6227766017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(VLOOKUP([.$A169];[.$A$2:.$D$101];2;0)-VLOOKUP([.B$129];[.$A$104:.$C$113];2;0))^2+(VLOOKUP([.$A169];[.$A$2:.$D$101];3;0)-VLOOKUP([.B$129];[.$A$104:.$C$113];3;0))^2)" office:value-type="float" office:value="174.64249196573" calcext:value-type="float">
            <text:p>174.6424919657</text:p>
          </table:table-cell>
          <table:table-cell table:formula="of:=SQRT((VLOOKUP([.$A169];[.$A$2:.$D$101];2;0)-VLOOKUP([.C$129];[.$A$104:.$C$113];2;0))^2+(VLOOKUP([.$A169];[.$A$2:.$D$101];3;0)-VLOOKUP([.C$129];[.$A$104:.$C$113];3;0))^2)" office:value-type="float" office:value="158.113883008419" calcext:value-type="float">
            <text:p>158.1138830084</text:p>
          </table:table-cell>
          <table:table-cell table:formula="of:=SQRT((VLOOKUP([.$A169];[.$A$2:.$D$101];2;0)-VLOOKUP([.D$129];[.$A$104:.$C$113];2;0))^2+(VLOOKUP([.$A169];[.$A$2:.$D$101];3;0)-VLOOKUP([.D$129];[.$A$104:.$C$113];3;0))^2)" office:value-type="float" office:value="31.6227766016838" calcext:value-type="float">
            <text:p>31.6227766017</text:p>
          </table:table-cell>
          <table:table-cell table:formula="of:=SQRT((VLOOKUP([.$A169];[.$A$2:.$D$101];2;0)-VLOOKUP([.E$129];[.$A$104:.$C$113];2;0))^2+(VLOOKUP([.$A169];[.$A$2:.$D$101];3;0)-VLOOKUP([.E$129];[.$A$104:.$C$113];3;0))^2)" office:value-type="float" office:value="94.3398113205661" calcext:value-type="float">
            <text:p>94.3398113206</text:p>
          </table:table-cell>
          <table:table-cell table:formula="of:=SQRT((VLOOKUP([.$A169];[.$A$2:.$D$101];2;0)-VLOOKUP([.F$129];[.$A$104:.$C$113];2;0))^2+(VLOOKUP([.$A169];[.$A$2:.$D$101];3;0)-VLOOKUP([.F$129];[.$A$104:.$C$113];3;0))^2)" office:value-type="float" office:value="70.7106781186548" calcext:value-type="float">
            <text:p>70.7106781187</text:p>
          </table:table-cell>
          <table:table-cell table:formula="of:=SQRT((VLOOKUP([.$A169];[.$A$2:.$D$101];2;0)-VLOOKUP([.G$129];[.$A$104:.$C$113];2;0))^2+(VLOOKUP([.$A169];[.$A$2:.$D$101];3;0)-VLOOKUP([.G$129];[.$A$104:.$C$113];3;0))^2)" office:value-type="float" office:value="178.044938147649" calcext:value-type="float">
            <text:p>178.0449381476</text:p>
          </table:table-cell>
          <table:table-cell table:formula="of:=SQRT((VLOOKUP([.$A169];[.$A$2:.$D$101];2;0)-VLOOKUP([.H$129];[.$A$104:.$C$113];2;0))^2+(VLOOKUP([.$A169];[.$A$2:.$D$101];3;0)-VLOOKUP([.H$129];[.$A$104:.$C$113];3;0))^2)" office:value-type="float" office:value="127.279220613579" calcext:value-type="float">
            <text:p>127.2792206136</text:p>
          </table:table-cell>
          <table:table-cell table:formula="of:=SQRT((VLOOKUP([.$A169];[.$A$2:.$D$101];2;0)-VLOOKUP([.I$129];[.$A$104:.$C$113];2;0))^2+(VLOOKUP([.$A169];[.$A$2:.$D$101];3;0)-VLOOKUP([.I$129];[.$A$104:.$C$113];3;0))^2)" office:value-type="float" office:value="110.453610171873" calcext:value-type="float">
            <text:p>110.4536101719</text:p>
          </table:table-cell>
          <table:table-cell table:formula="of:=SQRT((VLOOKUP([.$A169];[.$A$2:.$D$101];2;0)-VLOOKUP([.J$129];[.$A$104:.$C$113];2;0))^2+(VLOOKUP([.$A169];[.$A$2:.$D$101];3;0)-VLOOKUP([.J$129];[.$A$104:.$C$113];3;0))^2)" office:value-type="float" office:value="58.309518948453" calcext:value-type="float">
            <text:p>58.3095189485</text:p>
          </table:table-cell>
          <table:table-cell table:formula="of:=SQRT((VLOOKUP([.$A169];[.$A$2:.$D$101];2;0)-VLOOKUP([.K$129];[.$A$104:.$C$113];2;0))^2+(VLOOKUP([.$A169];[.$A$2:.$D$101];3;0)-VLOOKUP([.K$129];[.$A$104:.$C$113];3;0))^2)" office:value-type="float" office:value="50.9901951359278" calcext:value-type="float">
            <text:p>50.9901951359</text:p>
          </table:table-cell>
          <table:table-cell table:number-columns-repeated="1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QRT((VLOOKUP([.$A170];[.$A$2:.$D$101];2;0)-VLOOKUP([.B$129];[.$A$104:.$C$113];2;0))^2+(VLOOKUP([.$A170];[.$A$2:.$D$101];3;0)-VLOOKUP([.B$129];[.$A$104:.$C$113];3;0))^2)" office:value-type="float" office:value="60.8276253029822" calcext:value-type="float">
            <text:p>60.827625303</text:p>
          </table:table-cell>
          <table:table-cell table:formula="of:=SQRT((VLOOKUP([.$A170];[.$A$2:.$D$101];2;0)-VLOOKUP([.C$129];[.$A$104:.$C$113];2;0))^2+(VLOOKUP([.$A170];[.$A$2:.$D$101];3;0)-VLOOKUP([.C$129];[.$A$104:.$C$113];3;0))^2)" office:value-type="float" office:value="42.4264068711929" calcext:value-type="float">
            <text:p>42.4264068712</text:p>
          </table:table-cell>
          <table:table-cell table:formula="of:=SQRT((VLOOKUP([.$A170];[.$A$2:.$D$101];2;0)-VLOOKUP([.D$129];[.$A$104:.$C$113];2;0))^2+(VLOOKUP([.$A170];[.$A$2:.$D$101];3;0)-VLOOKUP([.D$129];[.$A$104:.$C$113];3;0))^2)" office:value-type="float" office:value="177.200451466694" calcext:value-type="float">
            <text:p>177.2004514667</text:p>
          </table:table-cell>
          <table:table-cell table:formula="of:=SQRT((VLOOKUP([.$A170];[.$A$2:.$D$101];2;0)-VLOOKUP([.E$129];[.$A$104:.$C$113];2;0))^2+(VLOOKUP([.$A170];[.$A$2:.$D$101];3;0)-VLOOKUP([.E$129];[.$A$104:.$C$113];3;0))^2)" office:value-type="float" office:value="122.065556157337" calcext:value-type="float">
            <text:p>122.0655561573</text:p>
          </table:table-cell>
          <table:table-cell table:formula="of:=SQRT((VLOOKUP([.$A170];[.$A$2:.$D$101];2;0)-VLOOKUP([.F$129];[.$A$104:.$C$113];2;0))^2+(VLOOKUP([.$A170];[.$A$2:.$D$101];3;0)-VLOOKUP([.F$129];[.$A$104:.$C$113];3;0))^2)" office:value-type="float" office:value="177.200451466694" calcext:value-type="float">
            <text:p>177.2004514667</text:p>
          </table:table-cell>
          <table:table-cell table:formula="of:=SQRT((VLOOKUP([.$A170];[.$A$2:.$D$101];2;0)-VLOOKUP([.G$129];[.$A$104:.$C$113];2;0))^2+(VLOOKUP([.$A170];[.$A$2:.$D$101];3;0)-VLOOKUP([.G$129];[.$A$104:.$C$113];3;0))^2)" office:value-type="float" office:value="98.488578017961" calcext:value-type="float">
            <text:p>98.488578018</text:p>
          </table:table-cell>
          <table:table-cell table:formula="of:=SQRT((VLOOKUP([.$A170];[.$A$2:.$D$101];2;0)-VLOOKUP([.H$129];[.$A$104:.$C$113];2;0))^2+(VLOOKUP([.$A170];[.$A$2:.$D$101];3;0)-VLOOKUP([.H$129];[.$A$104:.$C$113];3;0))^2)" office:value-type="float" office:value="114.017542509914" calcext:value-type="float">
            <text:p>114.0175425099</text:p>
          </table:table-cell>
          <table:table-cell table:formula="of:=SQRT((VLOOKUP([.$A170];[.$A$2:.$D$101];2;0)-VLOOKUP([.I$129];[.$A$104:.$C$113];2;0))^2+(VLOOKUP([.$A170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170];[.$A$2:.$D$101];2;0)-VLOOKUP([.J$129];[.$A$104:.$C$113];2;0))^2+(VLOOKUP([.$A170];[.$A$2:.$D$101];3;0)-VLOOKUP([.J$129];[.$A$104:.$C$113];3;0))^2)" office:value-type="float" office:value="130.384048104053" calcext:value-type="float">
            <text:p>130.3840481041</text:p>
          </table:table-cell>
          <table:table-cell table:formula="of:=SQRT((VLOOKUP([.$A170];[.$A$2:.$D$101];2;0)-VLOOKUP([.K$129];[.$A$104:.$C$113];2;0))^2+(VLOOKUP([.$A170];[.$A$2:.$D$101];3;0)-VLOOKUP([.K$129];[.$A$104:.$C$113];3;0))^2)" office:value-type="float" office:value="133.416640641263" calcext:value-type="float">
            <text:p>133.4166406413</text:p>
          </table:table-cell>
          <table:table-cell table:number-columns-repeated="1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QRT((VLOOKUP([.$A171];[.$A$2:.$D$101];2;0)-VLOOKUP([.B$129];[.$A$104:.$C$113];2;0))^2+(VLOOKUP([.$A171];[.$A$2:.$D$101];3;0)-VLOOKUP([.B$129];[.$A$104:.$C$113];3;0))^2)" office:value-type="float" office:value="60.8276253029822" calcext:value-type="float">
            <text:p>60.827625303</text:p>
          </table:table-cell>
          <table:table-cell table:formula="of:=SQRT((VLOOKUP([.$A171];[.$A$2:.$D$101];2;0)-VLOOKUP([.C$129];[.$A$104:.$C$113];2;0))^2+(VLOOKUP([.$A171];[.$A$2:.$D$101];3;0)-VLOOKUP([.C$129];[.$A$104:.$C$113];3;0))^2)" office:value-type="float" office:value="31.6227766016838" calcext:value-type="float">
            <text:p>31.6227766017</text:p>
          </table:table-cell>
          <table:table-cell table:formula="of:=SQRT((VLOOKUP([.$A171];[.$A$2:.$D$101];2;0)-VLOOKUP([.D$129];[.$A$104:.$C$113];2;0))^2+(VLOOKUP([.$A171];[.$A$2:.$D$101];3;0)-VLOOKUP([.D$129];[.$A$104:.$C$113];3;0))^2)" office:value-type="float" office:value="158.113883008419" calcext:value-type="float">
            <text:p>158.1138830084</text:p>
          </table:table-cell>
          <table:table-cell table:formula="of:=SQRT((VLOOKUP([.$A171];[.$A$2:.$D$101];2;0)-VLOOKUP([.E$129];[.$A$104:.$C$113];2;0))^2+(VLOOKUP([.$A171];[.$A$2:.$D$101];3;0)-VLOOKUP([.E$129];[.$A$104:.$C$113];3;0))^2)" office:value-type="float" office:value="106.301458127346" calcext:value-type="float">
            <text:p>106.3014581273</text:p>
          </table:table-cell>
          <table:table-cell table:formula="of:=SQRT((VLOOKUP([.$A171];[.$A$2:.$D$101];2;0)-VLOOKUP([.F$129];[.$A$104:.$C$113];2;0))^2+(VLOOKUP([.$A171];[.$A$2:.$D$101];3;0)-VLOOKUP([.F$129];[.$A$104:.$C$113];3;0))^2)" office:value-type="float" office:value="158.113883008419" calcext:value-type="float">
            <text:p>158.1138830084</text:p>
          </table:table-cell>
          <table:table-cell table:formula="of:=SQRT((VLOOKUP([.$A171];[.$A$2:.$D$101];2;0)-VLOOKUP([.G$129];[.$A$104:.$C$113];2;0))^2+(VLOOKUP([.$A171];[.$A$2:.$D$101];3;0)-VLOOKUP([.G$129];[.$A$104:.$C$113];3;0))^2)" office:value-type="float" office:value="92.1954445729289" calcext:value-type="float">
            <text:p>92.1954445729</text:p>
          </table:table-cell>
          <table:table-cell table:formula="of:=SQRT((VLOOKUP([.$A171];[.$A$2:.$D$101];2;0)-VLOOKUP([.H$129];[.$A$104:.$C$113];2;0))^2+(VLOOKUP([.$A171];[.$A$2:.$D$101];3;0)-VLOOKUP([.H$129];[.$A$104:.$C$113];3;0))^2)" office:value-type="float" office:value="98.9949493661167" calcext:value-type="float">
            <text:p>98.9949493661</text:p>
          </table:table-cell>
          <table:table-cell table:formula="of:=SQRT((VLOOKUP([.$A171];[.$A$2:.$D$101];2;0)-VLOOKUP([.I$129];[.$A$104:.$C$113];2;0))^2+(VLOOKUP([.$A171];[.$A$2:.$D$101];3;0)-VLOOKUP([.I$129];[.$A$104:.$C$113];3;0))^2)" office:value-type="float" office:value="50.9901951359278" calcext:value-type="float">
            <text:p>50.9901951359</text:p>
          </table:table-cell>
          <table:table-cell table:formula="of:=SQRT((VLOOKUP([.$A171];[.$A$2:.$D$101];2;0)-VLOOKUP([.J$129];[.$A$104:.$C$113];2;0))^2+(VLOOKUP([.$A171];[.$A$2:.$D$101];3;0)-VLOOKUP([.J$129];[.$A$104:.$C$113];3;0))^2)" office:value-type="float" office:value="110.453610171873" calcext:value-type="float">
            <text:p>110.4536101719</text:p>
          </table:table-cell>
          <table:table-cell table:formula="of:=SQRT((VLOOKUP([.$A171];[.$A$2:.$D$101];2;0)-VLOOKUP([.K$129];[.$A$104:.$C$113];2;0))^2+(VLOOKUP([.$A171];[.$A$2:.$D$101];3;0)-VLOOKUP([.K$129];[.$A$104:.$C$113];3;0))^2)" office:value-type="float" office:value="114.017542509914" calcext:value-type="float">
            <text:p>114.0175425099</text:p>
          </table:table-cell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QRT((VLOOKUP([.$A172];[.$A$2:.$D$101];2;0)-VLOOKUP([.B$129];[.$A$104:.$C$113];2;0))^2+(VLOOKUP([.$A172];[.$A$2:.$D$101];3;0)-VLOOKUP([.B$129];[.$A$104:.$C$113];3;0))^2)" office:value-type="float" office:value="67.0820393249937" calcext:value-type="float">
            <text:p>67.082039325</text:p>
          </table:table-cell>
          <table:table-cell table:formula="of:=SQRT((VLOOKUP([.$A172];[.$A$2:.$D$101];2;0)-VLOOKUP([.C$129];[.$A$104:.$C$113];2;0))^2+(VLOOKUP([.$A172];[.$A$2:.$D$101];3;0)-VLOOKUP([.C$129];[.$A$104:.$C$113];3;0))^2)" office:value-type="float" office:value="31.6227766016838" calcext:value-type="float">
            <text:p>31.6227766017</text:p>
          </table:table-cell>
          <table:table-cell table:formula="of:=SQRT((VLOOKUP([.$A172];[.$A$2:.$D$101];2;0)-VLOOKUP([.D$129];[.$A$104:.$C$113];2;0))^2+(VLOOKUP([.$A172];[.$A$2:.$D$101];3;0)-VLOOKUP([.D$129];[.$A$104:.$C$113];3;0))^2)" office:value-type="float" office:value="139.283882771841" calcext:value-type="float">
            <text:p>139.2838827718</text:p>
          </table:table-cell>
          <table:table-cell table:formula="of:=SQRT((VLOOKUP([.$A172];[.$A$2:.$D$101];2;0)-VLOOKUP([.E$129];[.$A$104:.$C$113];2;0))^2+(VLOOKUP([.$A172];[.$A$2:.$D$101];3;0)-VLOOKUP([.E$129];[.$A$104:.$C$113];3;0))^2)" office:value-type="float" office:value="92.1954445729289" calcext:value-type="float">
            <text:p>92.1954445729</text:p>
          </table:table-cell>
          <table:table-cell table:formula="of:=SQRT((VLOOKUP([.$A172];[.$A$2:.$D$101];2;0)-VLOOKUP([.F$129];[.$A$104:.$C$113];2;0))^2+(VLOOKUP([.$A172];[.$A$2:.$D$101];3;0)-VLOOKUP([.F$129];[.$A$104:.$C$113];3;0))^2)" office:value-type="float" office:value="139.283882771841" calcext:value-type="float">
            <text:p>139.2838827718</text:p>
          </table:table-cell>
          <table:table-cell table:formula="of:=SQRT((VLOOKUP([.$A172];[.$A$2:.$D$101];2;0)-VLOOKUP([.G$129];[.$A$104:.$C$113];2;0))^2+(VLOOKUP([.$A172];[.$A$2:.$D$101];3;0)-VLOOKUP([.G$129];[.$A$104:.$C$113];3;0))^2)" office:value-type="float" office:value="90" calcext:value-type="float">
            <text:p>90</text:p>
          </table:table-cell>
          <table:table-cell table:formula="of:=SQRT((VLOOKUP([.$A172];[.$A$2:.$D$101];2;0)-VLOOKUP([.H$129];[.$A$104:.$C$113];2;0))^2+(VLOOKUP([.$A172];[.$A$2:.$D$101];3;0)-VLOOKUP([.H$129];[.$A$104:.$C$113];3;0))^2)" office:value-type="float" office:value="86.0232526704263" calcext:value-type="float">
            <text:p>86.0232526704</text:p>
          </table:table-cell>
          <table:table-cell table:formula="of:=SQRT((VLOOKUP([.$A172];[.$A$2:.$D$101];2;0)-VLOOKUP([.I$129];[.$A$104:.$C$113];2;0))^2+(VLOOKUP([.$A172];[.$A$2:.$D$101];3;0)-VLOOKUP([.I$129];[.$A$104:.$C$113];3;0))^2)" office:value-type="float" office:value="31.6227766016838" calcext:value-type="float">
            <text:p>31.6227766017</text:p>
          </table:table-cell>
          <table:table-cell table:formula="of:=SQRT((VLOOKUP([.$A172];[.$A$2:.$D$101];2;0)-VLOOKUP([.J$129];[.$A$104:.$C$113];2;0))^2+(VLOOKUP([.$A172];[.$A$2:.$D$101];3;0)-VLOOKUP([.J$129];[.$A$104:.$C$113];3;0))^2)" office:value-type="float" office:value="90.5538513813742" calcext:value-type="float">
            <text:p>90.5538513814</text:p>
          </table:table-cell>
          <table:table-cell table:formula="of:=SQRT((VLOOKUP([.$A172];[.$A$2:.$D$101];2;0)-VLOOKUP([.K$129];[.$A$104:.$C$113];2;0))^2+(VLOOKUP([.$A172];[.$A$2:.$D$101];3;0)-VLOOKUP([.K$129];[.$A$104:.$C$113];3;0))^2)" office:value-type="float" office:value="94.8683298050514" calcext:value-type="float">
            <text:p>94.8683298051</text:p>
          </table:table-cell>
          <table:table-cell table:number-columns-repeated="1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QRT((VLOOKUP([.$A173];[.$A$2:.$D$101];2;0)-VLOOKUP([.B$129];[.$A$104:.$C$113];2;0))^2+(VLOOKUP([.$A173];[.$A$2:.$D$101];3;0)-VLOOKUP([.B$129];[.$A$104:.$C$113];3;0))^2)" office:value-type="float" office:value="78.1024967590665" calcext:value-type="float">
            <text:p>78.1024967591</text:p>
          </table:table-cell>
          <table:table-cell table:formula="of:=SQRT((VLOOKUP([.$A173];[.$A$2:.$D$101];2;0)-VLOOKUP([.C$129];[.$A$104:.$C$113];2;0))^2+(VLOOKUP([.$A173];[.$A$2:.$D$101];3;0)-VLOOKUP([.C$129];[.$A$104:.$C$113];3;0))^2)" office:value-type="float" office:value="42.4264068711929" calcext:value-type="float">
            <text:p>42.4264068712</text:p>
          </table:table-cell>
          <table:table-cell table:formula="of:=SQRT((VLOOKUP([.$A173];[.$A$2:.$D$101];2;0)-VLOOKUP([.D$129];[.$A$104:.$C$113];2;0))^2+(VLOOKUP([.$A173];[.$A$2:.$D$101];3;0)-VLOOKUP([.D$129];[.$A$104:.$C$113];3;0))^2)" office:value-type="float" office:value="120.830459735946" calcext:value-type="float">
            <text:p>120.8304597359</text:p>
          </table:table-cell>
          <table:table-cell table:formula="of:=SQRT((VLOOKUP([.$A173];[.$A$2:.$D$101];2;0)-VLOOKUP([.E$129];[.$A$104:.$C$113];2;0))^2+(VLOOKUP([.$A173];[.$A$2:.$D$101];3;0)-VLOOKUP([.E$129];[.$A$104:.$C$113];3;0))^2)" office:value-type="float" office:value="80.6225774829855" calcext:value-type="float">
            <text:p>80.622577483</text:p>
          </table:table-cell>
          <table:table-cell table:formula="of:=SQRT((VLOOKUP([.$A173];[.$A$2:.$D$101];2;0)-VLOOKUP([.F$129];[.$A$104:.$C$113];2;0))^2+(VLOOKUP([.$A173];[.$A$2:.$D$101];3;0)-VLOOKUP([.F$129];[.$A$104:.$C$113];3;0))^2)" office:value-type="float" office:value="120.830459735946" calcext:value-type="float">
            <text:p>120.8304597359</text:p>
          </table:table-cell>
          <table:table-cell table:formula="of:=SQRT((VLOOKUP([.$A173];[.$A$2:.$D$101];2;0)-VLOOKUP([.G$129];[.$A$104:.$C$113];2;0))^2+(VLOOKUP([.$A173];[.$A$2:.$D$101];3;0)-VLOOKUP([.G$129];[.$A$104:.$C$113];3;0))^2)" office:value-type="float" office:value="92.1954445729289" calcext:value-type="float">
            <text:p>92.1954445729</text:p>
          </table:table-cell>
          <table:table-cell table:formula="of:=SQRT((VLOOKUP([.$A173];[.$A$2:.$D$101];2;0)-VLOOKUP([.H$129];[.$A$104:.$C$113];2;0))^2+(VLOOKUP([.$A173];[.$A$2:.$D$101];3;0)-VLOOKUP([.H$129];[.$A$104:.$C$113];3;0))^2)" office:value-type="float" office:value="76.1577310586391" calcext:value-type="float">
            <text:p>76.1577310586</text:p>
          </table:table-cell>
          <table:table-cell table:formula="of:=SQRT((VLOOKUP([.$A173];[.$A$2:.$D$101];2;0)-VLOOKUP([.I$129];[.$A$104:.$C$113];2;0))^2+(VLOOKUP([.$A173];[.$A$2:.$D$101];3;0)-VLOOKUP([.I$129];[.$A$104:.$C$113];3;0))^2)" office:value-type="float" office:value="14.142135623731" calcext:value-type="float">
            <text:p>14.1421356237</text:p>
          </table:table-cell>
          <table:table-cell table:formula="of:=SQRT((VLOOKUP([.$A173];[.$A$2:.$D$101];2;0)-VLOOKUP([.J$129];[.$A$104:.$C$113];2;0))^2+(VLOOKUP([.$A173];[.$A$2:.$D$101];3;0)-VLOOKUP([.J$129];[.$A$104:.$C$113];3;0))^2)" office:value-type="float" office:value="70.7106781186548" calcext:value-type="float">
            <text:p>70.7106781187</text:p>
          </table:table-cell>
          <table:table-cell table:formula="of:=SQRT((VLOOKUP([.$A173];[.$A$2:.$D$101];2;0)-VLOOKUP([.K$129];[.$A$104:.$C$113];2;0))^2+(VLOOKUP([.$A173];[.$A$2:.$D$101];3;0)-VLOOKUP([.K$129];[.$A$104:.$C$113];3;0))^2)" office:value-type="float" office:value="76.1577310586391" calcext:value-type="float">
            <text:p>76.1577310586</text:p>
          </table:table-cell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QRT((VLOOKUP([.$A174];[.$A$2:.$D$101];2;0)-VLOOKUP([.B$129];[.$A$104:.$C$113];2;0))^2+(VLOOKUP([.$A174];[.$A$2:.$D$101];3;0)-VLOOKUP([.B$129];[.$A$104:.$C$113];3;0))^2)" office:value-type="float" office:value="92.1954445729289" calcext:value-type="float">
            <text:p>92.1954445729</text:p>
          </table:table-cell>
          <table:table-cell table:formula="of:=SQRT((VLOOKUP([.$A174];[.$A$2:.$D$101];2;0)-VLOOKUP([.C$129];[.$A$104:.$C$113];2;0))^2+(VLOOKUP([.$A174];[.$A$2:.$D$101];3;0)-VLOOKUP([.C$129];[.$A$104:.$C$113];3;0))^2)" office:value-type="float" office:value="58.309518948453" calcext:value-type="float">
            <text:p>58.3095189485</text:p>
          </table:table-cell>
          <table:table-cell table:formula="of:=SQRT((VLOOKUP([.$A174];[.$A$2:.$D$101];2;0)-VLOOKUP([.D$129];[.$A$104:.$C$113];2;0))^2+(VLOOKUP([.$A174];[.$A$2:.$D$101];3;0)-VLOOKUP([.D$129];[.$A$104:.$C$113];3;0))^2)" office:value-type="float" office:value="102.95630140987" calcext:value-type="float">
            <text:p>102.9563014099</text:p>
          </table:table-cell>
          <table:table-cell table:formula="of:=SQRT((VLOOKUP([.$A174];[.$A$2:.$D$101];2;0)-VLOOKUP([.E$129];[.$A$104:.$C$113];2;0))^2+(VLOOKUP([.$A174];[.$A$2:.$D$101];3;0)-VLOOKUP([.E$129];[.$A$104:.$C$113];3;0))^2)" office:value-type="float" office:value="72.8010988928052" calcext:value-type="float">
            <text:p>72.8010988928</text:p>
          </table:table-cell>
          <table:table-cell table:formula="of:=SQRT((VLOOKUP([.$A174];[.$A$2:.$D$101];2;0)-VLOOKUP([.F$129];[.$A$104:.$C$113];2;0))^2+(VLOOKUP([.$A174];[.$A$2:.$D$101];3;0)-VLOOKUP([.F$129];[.$A$104:.$C$113];3;0))^2)" office:value-type="float" office:value="102.95630140987" calcext:value-type="float">
            <text:p>102.9563014099</text:p>
          </table:table-cell>
          <table:table-cell table:formula="of:=SQRT((VLOOKUP([.$A174];[.$A$2:.$D$101];2;0)-VLOOKUP([.G$129];[.$A$104:.$C$113];2;0))^2+(VLOOKUP([.$A174];[.$A$2:.$D$101];3;0)-VLOOKUP([.G$129];[.$A$104:.$C$113];3;0))^2)" office:value-type="float" office:value="98.488578017961" calcext:value-type="float">
            <text:p>98.488578018</text:p>
          </table:table-cell>
          <table:table-cell table:formula="of:=SQRT((VLOOKUP([.$A174];[.$A$2:.$D$101];2;0)-VLOOKUP([.H$129];[.$A$104:.$C$113];2;0))^2+(VLOOKUP([.$A174];[.$A$2:.$D$101];3;0)-VLOOKUP([.H$129];[.$A$104:.$C$113];3;0))^2)" office:value-type="float" office:value="70.7106781186548" calcext:value-type="float">
            <text:p>70.7106781187</text:p>
          </table:table-cell>
          <table:table-cell table:formula="of:=SQRT((VLOOKUP([.$A174];[.$A$2:.$D$101];2;0)-VLOOKUP([.I$129];[.$A$104:.$C$113];2;0))^2+(VLOOKUP([.$A174];[.$A$2:.$D$101];3;0)-VLOOKUP([.I$129];[.$A$104:.$C$113];3;0))^2)" office:value-type="float" office:value="14.142135623731" calcext:value-type="float">
            <text:p>14.1421356237</text:p>
          </table:table-cell>
          <table:table-cell table:formula="of:=SQRT((VLOOKUP([.$A174];[.$A$2:.$D$101];2;0)-VLOOKUP([.J$129];[.$A$104:.$C$113];2;0))^2+(VLOOKUP([.$A174];[.$A$2:.$D$101];3;0)-VLOOKUP([.J$129];[.$A$104:.$C$113];3;0))^2)" office:value-type="float" office:value="50.9901951359278" calcext:value-type="float">
            <text:p>50.9901951359</text:p>
          </table:table-cell>
          <table:table-cell table:formula="of:=SQRT((VLOOKUP([.$A174];[.$A$2:.$D$101];2;0)-VLOOKUP([.K$129];[.$A$104:.$C$113];2;0))^2+(VLOOKUP([.$A174];[.$A$2:.$D$101];3;0)-VLOOKUP([.K$129];[.$A$104:.$C$113];3;0))^2)" office:value-type="float" office:value="58.309518948453" calcext:value-type="float">
            <text:p>58.3095189485</text:p>
          </table:table-cell>
          <table:table-cell table:number-columns-repeated="1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QRT((VLOOKUP([.$A175];[.$A$2:.$D$101];2;0)-VLOOKUP([.B$129];[.$A$104:.$C$113];2;0))^2+(VLOOKUP([.$A175];[.$A$2:.$D$101];3;0)-VLOOKUP([.B$129];[.$A$104:.$C$113];3;0))^2)" office:value-type="float" office:value="108.16653826392" calcext:value-type="float">
            <text:p>108.1665382639</text:p>
          </table:table-cell>
          <table:table-cell table:formula="of:=SQRT((VLOOKUP([.$A175];[.$A$2:.$D$101];2;0)-VLOOKUP([.C$129];[.$A$104:.$C$113];2;0))^2+(VLOOKUP([.$A175];[.$A$2:.$D$101];3;0)-VLOOKUP([.C$129];[.$A$104:.$C$113];3;0))^2)" office:value-type="float" office:value="76.1577310586391" calcext:value-type="float">
            <text:p>76.1577310586</text:p>
          </table:table-cell>
          <table:table-cell table:formula="of:=SQRT((VLOOKUP([.$A175];[.$A$2:.$D$101];2;0)-VLOOKUP([.D$129];[.$A$104:.$C$113];2;0))^2+(VLOOKUP([.$A175];[.$A$2:.$D$101];3;0)-VLOOKUP([.D$129];[.$A$104:.$C$113];3;0))^2)" office:value-type="float" office:value="86.0232526704263" calcext:value-type="float">
            <text:p>86.0232526704</text:p>
          </table:table-cell>
          <table:table-cell table:formula="of:=SQRT((VLOOKUP([.$A175];[.$A$2:.$D$101];2;0)-VLOOKUP([.E$129];[.$A$104:.$C$113];2;0))^2+(VLOOKUP([.$A175];[.$A$2:.$D$101];3;0)-VLOOKUP([.E$129];[.$A$104:.$C$113];3;0))^2)" office:value-type="float" office:value="70" calcext:value-type="float">
            <text:p>70</text:p>
          </table:table-cell>
          <table:table-cell table:formula="of:=SQRT((VLOOKUP([.$A175];[.$A$2:.$D$101];2;0)-VLOOKUP([.F$129];[.$A$104:.$C$113];2;0))^2+(VLOOKUP([.$A175];[.$A$2:.$D$101];3;0)-VLOOKUP([.F$129];[.$A$104:.$C$113];3;0))^2)" office:value-type="float" office:value="86.0232526704263" calcext:value-type="float">
            <text:p>86.0232526704</text:p>
          </table:table-cell>
          <table:table-cell table:formula="of:=SQRT((VLOOKUP([.$A175];[.$A$2:.$D$101];2;0)-VLOOKUP([.G$129];[.$A$104:.$C$113];2;0))^2+(VLOOKUP([.$A175];[.$A$2:.$D$101];3;0)-VLOOKUP([.G$129];[.$A$104:.$C$113];3;0))^2)" office:value-type="float" office:value="108.16653826392" calcext:value-type="float">
            <text:p>108.1665382639</text:p>
          </table:table-cell>
          <table:table-cell table:formula="of:=SQRT((VLOOKUP([.$A175];[.$A$2:.$D$101];2;0)-VLOOKUP([.H$129];[.$A$104:.$C$113];2;0))^2+(VLOOKUP([.$A175];[.$A$2:.$D$101];3;0)-VLOOKUP([.H$129];[.$A$104:.$C$113];3;0))^2)" office:value-type="float" office:value="70.7106781186548" calcext:value-type="float">
            <text:p>70.7106781187</text:p>
          </table:table-cell>
          <table:table-cell table:formula="of:=SQRT((VLOOKUP([.$A175];[.$A$2:.$D$101];2;0)-VLOOKUP([.I$129];[.$A$104:.$C$113];2;0))^2+(VLOOKUP([.$A175];[.$A$2:.$D$101];3;0)-VLOOKUP([.I$129];[.$A$104:.$C$113];3;0))^2)" office:value-type="float" office:value="31.6227766016838" calcext:value-type="float">
            <text:p>31.6227766017</text:p>
          </table:table-cell>
          <table:table-cell table:formula="of:=SQRT((VLOOKUP([.$A175];[.$A$2:.$D$101];2;0)-VLOOKUP([.J$129];[.$A$104:.$C$113];2;0))^2+(VLOOKUP([.$A175];[.$A$2:.$D$101];3;0)-VLOOKUP([.J$129];[.$A$104:.$C$113];3;0))^2)" office:value-type="float" office:value="31.6227766016838" calcext:value-type="float">
            <text:p>31.6227766017</text:p>
          </table:table-cell>
          <table:table-cell table:formula="of:=SQRT((VLOOKUP([.$A175];[.$A$2:.$D$101];2;0)-VLOOKUP([.K$129];[.$A$104:.$C$113];2;0))^2+(VLOOKUP([.$A175];[.$A$2:.$D$101];3;0)-VLOOKUP([.K$129];[.$A$104:.$C$113];3;0))^2)" office:value-type="float" office:value="42.4264068711929" calcext:value-type="float">
            <text:p>42.4264068712</text:p>
          </table:table-cell>
          <table:table-cell table:number-columns-repeated="1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QRT((VLOOKUP([.$A176];[.$A$2:.$D$101];2;0)-VLOOKUP([.B$129];[.$A$104:.$C$113];2;0))^2+(VLOOKUP([.$A176];[.$A$2:.$D$101];3;0)-VLOOKUP([.B$129];[.$A$104:.$C$113];3;0))^2)" office:value-type="float" office:value="125.299640861417" calcext:value-type="float">
            <text:p>125.2996408614</text:p>
          </table:table-cell>
          <table:table-cell table:formula="of:=SQRT((VLOOKUP([.$A176];[.$A$2:.$D$101];2;0)-VLOOKUP([.C$129];[.$A$104:.$C$113];2;0))^2+(VLOOKUP([.$A176];[.$A$2:.$D$101];3;0)-VLOOKUP([.C$129];[.$A$104:.$C$113];3;0))^2)" office:value-type="float" office:value="94.8683298050514" calcext:value-type="float">
            <text:p>94.8683298051</text:p>
          </table:table-cell>
          <table:table-cell table:formula="of:=SQRT((VLOOKUP([.$A176];[.$A$2:.$D$101];2;0)-VLOOKUP([.D$129];[.$A$104:.$C$113];2;0))^2+(VLOOKUP([.$A176];[.$A$2:.$D$101];3;0)-VLOOKUP([.D$129];[.$A$104:.$C$113];3;0))^2)" office:value-type="float" office:value="70.7106781186548" calcext:value-type="float">
            <text:p>70.7106781187</text:p>
          </table:table-cell>
          <table:table-cell table:formula="of:=SQRT((VLOOKUP([.$A176];[.$A$2:.$D$101];2;0)-VLOOKUP([.E$129];[.$A$104:.$C$113];2;0))^2+(VLOOKUP([.$A176];[.$A$2:.$D$101];3;0)-VLOOKUP([.E$129];[.$A$104:.$C$113];3;0))^2)" office:value-type="float" office:value="72.8010988928052" calcext:value-type="float">
            <text:p>72.8010988928</text:p>
          </table:table-cell>
          <table:table-cell table:formula="of:=SQRT((VLOOKUP([.$A176];[.$A$2:.$D$101];2;0)-VLOOKUP([.F$129];[.$A$104:.$C$113];2;0))^2+(VLOOKUP([.$A176];[.$A$2:.$D$101];3;0)-VLOOKUP([.F$129];[.$A$104:.$C$113];3;0))^2)" office:value-type="float" office:value="70.7106781186548" calcext:value-type="float">
            <text:p>70.7106781187</text:p>
          </table:table-cell>
          <table:table-cell table:formula="of:=SQRT((VLOOKUP([.$A176];[.$A$2:.$D$101];2;0)-VLOOKUP([.G$129];[.$A$104:.$C$113];2;0))^2+(VLOOKUP([.$A176];[.$A$2:.$D$101];3;0)-VLOOKUP([.G$129];[.$A$104:.$C$113];3;0))^2)" office:value-type="float" office:value="120.415945787923" calcext:value-type="float">
            <text:p>120.4159457879</text:p>
          </table:table-cell>
          <table:table-cell table:formula="of:=SQRT((VLOOKUP([.$A176];[.$A$2:.$D$101];2;0)-VLOOKUP([.H$129];[.$A$104:.$C$113];2;0))^2+(VLOOKUP([.$A176];[.$A$2:.$D$101];3;0)-VLOOKUP([.H$129];[.$A$104:.$C$113];3;0))^2)" office:value-type="float" office:value="76.1577310586391" calcext:value-type="float">
            <text:p>76.1577310586</text:p>
          </table:table-cell>
          <table:table-cell table:formula="of:=SQRT((VLOOKUP([.$A176];[.$A$2:.$D$101];2;0)-VLOOKUP([.I$129];[.$A$104:.$C$113];2;0))^2+(VLOOKUP([.$A176];[.$A$2:.$D$101];3;0)-VLOOKUP([.I$129];[.$A$104:.$C$113];3;0))^2)" office:value-type="float" office:value="50.9901951359278" calcext:value-type="float">
            <text:p>50.9901951359</text:p>
          </table:table-cell>
          <table:table-cell table:formula="of:=SQRT((VLOOKUP([.$A176];[.$A$2:.$D$101];2;0)-VLOOKUP([.J$129];[.$A$104:.$C$113];2;0))^2+(VLOOKUP([.$A176];[.$A$2:.$D$101];3;0)-VLOOKUP([.J$129];[.$A$104:.$C$113];3;0))^2)" office:value-type="float" office:value="14.142135623731" calcext:value-type="float">
            <text:p>14.1421356237</text:p>
          </table:table-cell>
          <table:table-cell table:formula="of:=SQRT((VLOOKUP([.$A176];[.$A$2:.$D$101];2;0)-VLOOKUP([.K$129];[.$A$104:.$C$113];2;0))^2+(VLOOKUP([.$A176];[.$A$2:.$D$101];3;0)-VLOOKUP([.K$129];[.$A$104:.$C$113];3;0))^2)" office:value-type="float" office:value="31.6227766016838" calcext:value-type="float">
            <text:p>31.6227766017</text:p>
          </table:table-cell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QRT((VLOOKUP([.$A177];[.$A$2:.$D$101];2;0)-VLOOKUP([.B$129];[.$A$104:.$C$113];2;0))^2+(VLOOKUP([.$A177];[.$A$2:.$D$101];3;0)-VLOOKUP([.B$129];[.$A$104:.$C$113];3;0))^2)" office:value-type="float" office:value="143.178210632764" calcext:value-type="float">
            <text:p>143.1782106328</text:p>
          </table:table-cell>
          <table:table-cell table:formula="of:=SQRT((VLOOKUP([.$A177];[.$A$2:.$D$101];2;0)-VLOOKUP([.C$129];[.$A$104:.$C$113];2;0))^2+(VLOOKUP([.$A177];[.$A$2:.$D$101];3;0)-VLOOKUP([.C$129];[.$A$104:.$C$113];3;0))^2)" office:value-type="float" office:value="114.017542509914" calcext:value-type="float">
            <text:p>114.0175425099</text:p>
          </table:table-cell>
          <table:table-cell table:formula="of:=SQRT((VLOOKUP([.$A177];[.$A$2:.$D$101];2;0)-VLOOKUP([.D$129];[.$A$104:.$C$113];2;0))^2+(VLOOKUP([.$A177];[.$A$2:.$D$101];3;0)-VLOOKUP([.D$129];[.$A$104:.$C$113];3;0))^2)" office:value-type="float" office:value="58.309518948453" calcext:value-type="float">
            <text:p>58.3095189485</text:p>
          </table:table-cell>
          <table:table-cell table:formula="of:=SQRT((VLOOKUP([.$A177];[.$A$2:.$D$101];2;0)-VLOOKUP([.E$129];[.$A$104:.$C$113];2;0))^2+(VLOOKUP([.$A177];[.$A$2:.$D$101];3;0)-VLOOKUP([.E$129];[.$A$104:.$C$113];3;0))^2)" office:value-type="float" office:value="80.6225774829855" calcext:value-type="float">
            <text:p>80.622577483</text:p>
          </table:table-cell>
          <table:table-cell table:formula="of:=SQRT((VLOOKUP([.$A177];[.$A$2:.$D$101];2;0)-VLOOKUP([.F$129];[.$A$104:.$C$113];2;0))^2+(VLOOKUP([.$A177];[.$A$2:.$D$101];3;0)-VLOOKUP([.F$129];[.$A$104:.$C$113];3;0))^2)" office:value-type="float" office:value="58.309518948453" calcext:value-type="float">
            <text:p>58.3095189485</text:p>
          </table:table-cell>
          <table:table-cell table:formula="of:=SQRT((VLOOKUP([.$A177];[.$A$2:.$D$101];2;0)-VLOOKUP([.G$129];[.$A$104:.$C$113];2;0))^2+(VLOOKUP([.$A177];[.$A$2:.$D$101];3;0)-VLOOKUP([.G$129];[.$A$104:.$C$113];3;0))^2)" office:value-type="float" office:value="134.536240470737" calcext:value-type="float">
            <text:p>134.5362404707</text:p>
          </table:table-cell>
          <table:table-cell table:formula="of:=SQRT((VLOOKUP([.$A177];[.$A$2:.$D$101];2;0)-VLOOKUP([.H$129];[.$A$104:.$C$113];2;0))^2+(VLOOKUP([.$A177];[.$A$2:.$D$101];3;0)-VLOOKUP([.H$129];[.$A$104:.$C$113];3;0))^2)" office:value-type="float" office:value="86.0232526704263" calcext:value-type="float">
            <text:p>86.0232526704</text:p>
          </table:table-cell>
          <table:table-cell table:formula="of:=SQRT((VLOOKUP([.$A177];[.$A$2:.$D$101];2;0)-VLOOKUP([.I$129];[.$A$104:.$C$113];2;0))^2+(VLOOKUP([.$A177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177];[.$A$2:.$D$101];2;0)-VLOOKUP([.J$129];[.$A$104:.$C$113];2;0))^2+(VLOOKUP([.$A177];[.$A$2:.$D$101];3;0)-VLOOKUP([.J$129];[.$A$104:.$C$113];3;0))^2)" office:value-type="float" office:value="14.142135623731" calcext:value-type="float">
            <text:p>14.1421356237</text:p>
          </table:table-cell>
          <table:table-cell table:formula="of:=SQRT((VLOOKUP([.$A177];[.$A$2:.$D$101];2;0)-VLOOKUP([.K$129];[.$A$104:.$C$113];2;0))^2+(VLOOKUP([.$A177];[.$A$2:.$D$101];3;0)-VLOOKUP([.K$129];[.$A$104:.$C$113];3;0))^2)" office:value-type="float" office:value="31.6227766016838" calcext:value-type="float">
            <text:p>31.6227766017</text:p>
          </table:table-cell>
          <table:table-cell table:number-columns-repeated="1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QRT((VLOOKUP([.$A178];[.$A$2:.$D$101];2;0)-VLOOKUP([.B$129];[.$A$104:.$C$113];2;0))^2+(VLOOKUP([.$A178];[.$A$2:.$D$101];3;0)-VLOOKUP([.B$129];[.$A$104:.$C$113];3;0))^2)" office:value-type="float" office:value="161.554944214035" calcext:value-type="float">
            <text:p>161.554944214</text:p>
          </table:table-cell>
          <table:table-cell table:formula="of:=SQRT((VLOOKUP([.$A178];[.$A$2:.$D$101];2;0)-VLOOKUP([.C$129];[.$A$104:.$C$113];2;0))^2+(VLOOKUP([.$A178];[.$A$2:.$D$101];3;0)-VLOOKUP([.C$129];[.$A$104:.$C$113];3;0))^2)" office:value-type="float" office:value="133.416640641263" calcext:value-type="float">
            <text:p>133.4166406413</text:p>
          </table:table-cell>
          <table:table-cell table:formula="of:=SQRT((VLOOKUP([.$A178];[.$A$2:.$D$101];2;0)-VLOOKUP([.D$129];[.$A$104:.$C$113];2;0))^2+(VLOOKUP([.$A178];[.$A$2:.$D$101];3;0)-VLOOKUP([.D$129];[.$A$104:.$C$113];3;0))^2)" office:value-type="float" office:value="50.9901951359278" calcext:value-type="float">
            <text:p>50.9901951359</text:p>
          </table:table-cell>
          <table:table-cell table:formula="of:=SQRT((VLOOKUP([.$A178];[.$A$2:.$D$101];2;0)-VLOOKUP([.E$129];[.$A$104:.$C$113];2;0))^2+(VLOOKUP([.$A178];[.$A$2:.$D$101];3;0)-VLOOKUP([.E$129];[.$A$104:.$C$113];3;0))^2)" office:value-type="float" office:value="92.1954445729289" calcext:value-type="float">
            <text:p>92.1954445729</text:p>
          </table:table-cell>
          <table:table-cell table:formula="of:=SQRT((VLOOKUP([.$A178];[.$A$2:.$D$101];2;0)-VLOOKUP([.F$129];[.$A$104:.$C$113];2;0))^2+(VLOOKUP([.$A178];[.$A$2:.$D$101];3;0)-VLOOKUP([.F$129];[.$A$104:.$C$113];3;0))^2)" office:value-type="float" office:value="50.9901951359278" calcext:value-type="float">
            <text:p>50.9901951359</text:p>
          </table:table-cell>
          <table:table-cell table:formula="of:=SQRT((VLOOKUP([.$A178];[.$A$2:.$D$101];2;0)-VLOOKUP([.G$129];[.$A$104:.$C$113];2;0))^2+(VLOOKUP([.$A178];[.$A$2:.$D$101];3;0)-VLOOKUP([.G$129];[.$A$104:.$C$113];3;0))^2)" office:value-type="float" office:value="150" calcext:value-type="float">
            <text:p>150</text:p>
          </table:table-cell>
          <table:table-cell table:formula="of:=SQRT((VLOOKUP([.$A178];[.$A$2:.$D$101];2;0)-VLOOKUP([.H$129];[.$A$104:.$C$113];2;0))^2+(VLOOKUP([.$A178];[.$A$2:.$D$101];3;0)-VLOOKUP([.H$129];[.$A$104:.$C$113];3;0))^2)" office:value-type="float" office:value="98.9949493661167" calcext:value-type="float">
            <text:p>98.9949493661</text:p>
          </table:table-cell>
          <table:table-cell table:formula="of:=SQRT((VLOOKUP([.$A178];[.$A$2:.$D$101];2;0)-VLOOKUP([.I$129];[.$A$104:.$C$113];2;0))^2+(VLOOKUP([.$A178];[.$A$2:.$D$101];3;0)-VLOOKUP([.I$129];[.$A$104:.$C$113];3;0))^2)" office:value-type="float" office:value="90.5538513813742" calcext:value-type="float">
            <text:p>90.5538513814</text:p>
          </table:table-cell>
          <table:table-cell table:formula="of:=SQRT((VLOOKUP([.$A178];[.$A$2:.$D$101];2;0)-VLOOKUP([.J$129];[.$A$104:.$C$113];2;0))^2+(VLOOKUP([.$A178];[.$A$2:.$D$101];3;0)-VLOOKUP([.J$129];[.$A$104:.$C$113];3;0))^2)" office:value-type="float" office:value="31.6227766016838" calcext:value-type="float">
            <text:p>31.6227766017</text:p>
          </table:table-cell>
          <table:table-cell table:formula="of:=SQRT((VLOOKUP([.$A178];[.$A$2:.$D$101];2;0)-VLOOKUP([.K$129];[.$A$104:.$C$113];2;0))^2+(VLOOKUP([.$A178];[.$A$2:.$D$101];3;0)-VLOOKUP([.K$129];[.$A$104:.$C$113];3;0))^2)" office:value-type="float" office:value="42.4264068711929" calcext:value-type="float">
            <text:p>42.4264068712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(VLOOKUP([.$A179];[.$A$2:.$D$101];2;0)-VLOOKUP([.B$129];[.$A$104:.$C$113];2;0))^2+(VLOOKUP([.$A179];[.$A$2:.$D$101];3;0)-VLOOKUP([.B$129];[.$A$104:.$C$113];3;0))^2)" office:value-type="float" office:value="180.277563773199" calcext:value-type="float">
            <text:p>180.2775637732</text:p>
          </table:table-cell>
          <table:table-cell table:formula="of:=SQRT((VLOOKUP([.$A179];[.$A$2:.$D$101];2;0)-VLOOKUP([.C$129];[.$A$104:.$C$113];2;0))^2+(VLOOKUP([.$A179];[.$A$2:.$D$101];3;0)-VLOOKUP([.C$129];[.$A$104:.$C$113];3;0))^2)" office:value-type="float" office:value="152.970585407784" calcext:value-type="float">
            <text:p>152.9705854078</text:p>
          </table:table-cell>
          <table:table-cell table:formula="of:=SQRT((VLOOKUP([.$A179];[.$A$2:.$D$101];2;0)-VLOOKUP([.D$129];[.$A$104:.$C$113];2;0))^2+(VLOOKUP([.$A179];[.$A$2:.$D$101];3;0)-VLOOKUP([.D$129];[.$A$104:.$C$113];3;0))^2)" office:value-type="float" office:value="50.9901951359278" calcext:value-type="float">
            <text:p>50.9901951359</text:p>
          </table:table-cell>
          <table:table-cell table:formula="of:=SQRT((VLOOKUP([.$A179];[.$A$2:.$D$101];2;0)-VLOOKUP([.E$129];[.$A$104:.$C$113];2;0))^2+(VLOOKUP([.$A179];[.$A$2:.$D$101];3;0)-VLOOKUP([.E$129];[.$A$104:.$C$113];3;0))^2)" office:value-type="float" office:value="106.301458127346" calcext:value-type="float">
            <text:p>106.3014581273</text:p>
          </table:table-cell>
          <table:table-cell table:formula="of:=SQRT((VLOOKUP([.$A179];[.$A$2:.$D$101];2;0)-VLOOKUP([.F$129];[.$A$104:.$C$113];2;0))^2+(VLOOKUP([.$A179];[.$A$2:.$D$101];3;0)-VLOOKUP([.F$129];[.$A$104:.$C$113];3;0))^2)" office:value-type="float" office:value="50.9901951359278" calcext:value-type="float">
            <text:p>50.9901951359</text:p>
          </table:table-cell>
          <table:table-cell table:formula="of:=SQRT((VLOOKUP([.$A179];[.$A$2:.$D$101];2;0)-VLOOKUP([.G$129];[.$A$104:.$C$113];2;0))^2+(VLOOKUP([.$A179];[.$A$2:.$D$101];3;0)-VLOOKUP([.G$129];[.$A$104:.$C$113];3;0))^2)" office:value-type="float" office:value="166.433169770932" calcext:value-type="float">
            <text:p>166.4331697709</text:p>
          </table:table-cell>
          <table:table-cell table:formula="of:=SQRT((VLOOKUP([.$A179];[.$A$2:.$D$101];2;0)-VLOOKUP([.H$129];[.$A$104:.$C$113];2;0))^2+(VLOOKUP([.$A179];[.$A$2:.$D$101];3;0)-VLOOKUP([.H$129];[.$A$104:.$C$113];3;0))^2)" office:value-type="float" office:value="114.017542509914" calcext:value-type="float">
            <text:p>114.0175425099</text:p>
          </table:table-cell>
          <table:table-cell table:formula="of:=SQRT((VLOOKUP([.$A179];[.$A$2:.$D$101];2;0)-VLOOKUP([.I$129];[.$A$104:.$C$113];2;0))^2+(VLOOKUP([.$A179];[.$A$2:.$D$101];3;0)-VLOOKUP([.I$129];[.$A$104:.$C$113];3;0))^2)" office:value-type="float" office:value="110.453610171873" calcext:value-type="float">
            <text:p>110.4536101719</text:p>
          </table:table-cell>
          <table:table-cell table:formula="of:=SQRT((VLOOKUP([.$A179];[.$A$2:.$D$101];2;0)-VLOOKUP([.J$129];[.$A$104:.$C$113];2;0))^2+(VLOOKUP([.$A179];[.$A$2:.$D$101];3;0)-VLOOKUP([.J$129];[.$A$104:.$C$113];3;0))^2)" office:value-type="float" office:value="50.9901951359278" calcext:value-type="float">
            <text:p>50.9901951359</text:p>
          </table:table-cell>
          <table:table-cell table:formula="of:=SQRT((VLOOKUP([.$A179];[.$A$2:.$D$101];2;0)-VLOOKUP([.K$129];[.$A$104:.$C$113];2;0))^2+(VLOOKUP([.$A179];[.$A$2:.$D$101];3;0)-VLOOKUP([.K$129];[.$A$104:.$C$113];3;0))^2)" office:value-type="float" office:value="58.309518948453" calcext:value-type="float">
            <text:p>58.3095189485</text:p>
          </table:table-cell>
          <table:table-cell table:number-columns-repeated="1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QRT((VLOOKUP([.$A180];[.$A$2:.$D$101];2;0)-VLOOKUP([.B$129];[.$A$104:.$C$113];2;0))^2+(VLOOKUP([.$A180];[.$A$2:.$D$101];3;0)-VLOOKUP([.B$129];[.$A$104:.$C$113];3;0))^2)" office:value-type="float" office:value="80.6225774829855" calcext:value-type="float">
            <text:p>80.622577483</text:p>
          </table:table-cell>
          <table:table-cell table:formula="of:=SQRT((VLOOKUP([.$A180];[.$A$2:.$D$101];2;0)-VLOOKUP([.C$129];[.$A$104:.$C$113];2;0))^2+(VLOOKUP([.$A180];[.$A$2:.$D$101];3;0)-VLOOKUP([.C$129];[.$A$104:.$C$113];3;0))^2)" office:value-type="float" office:value="31.6227766016838" calcext:value-type="float">
            <text:p>31.6227766017</text:p>
          </table:table-cell>
          <table:table-cell table:formula="of:=SQRT((VLOOKUP([.$A180];[.$A$2:.$D$101];2;0)-VLOOKUP([.D$129];[.$A$104:.$C$113];2;0))^2+(VLOOKUP([.$A180];[.$A$2:.$D$101];3;0)-VLOOKUP([.D$129];[.$A$104:.$C$113];3;0))^2)" office:value-type="float" office:value="183.847763108502" calcext:value-type="float">
            <text:p>183.8477631085</text:p>
          </table:table-cell>
          <table:table-cell table:formula="of:=SQRT((VLOOKUP([.$A180];[.$A$2:.$D$101];2;0)-VLOOKUP([.E$129];[.$A$104:.$C$113];2;0))^2+(VLOOKUP([.$A180];[.$A$2:.$D$101];3;0)-VLOOKUP([.E$129];[.$A$104:.$C$113];3;0))^2)" office:value-type="float" office:value="134.536240470737" calcext:value-type="float">
            <text:p>134.5362404707</text:p>
          </table:table-cell>
          <table:table-cell table:formula="of:=SQRT((VLOOKUP([.$A180];[.$A$2:.$D$101];2;0)-VLOOKUP([.F$129];[.$A$104:.$C$113];2;0))^2+(VLOOKUP([.$A180];[.$A$2:.$D$101];3;0)-VLOOKUP([.F$129];[.$A$104:.$C$113];3;0))^2)" office:value-type="float" office:value="172.626765016321" calcext:value-type="float">
            <text:p>172.6267650163</text:p>
          </table:table-cell>
          <table:table-cell table:formula="of:=SQRT((VLOOKUP([.$A180];[.$A$2:.$D$101];2;0)-VLOOKUP([.G$129];[.$A$104:.$C$113];2;0))^2+(VLOOKUP([.$A180];[.$A$2:.$D$101];3;0)-VLOOKUP([.G$129];[.$A$104:.$C$113];3;0))^2)" office:value-type="float" office:value="80.6225774829855" calcext:value-type="float">
            <text:p>80.622577483</text:p>
          </table:table-cell>
          <table:table-cell table:formula="of:=SQRT((VLOOKUP([.$A180];[.$A$2:.$D$101];2;0)-VLOOKUP([.H$129];[.$A$104:.$C$113];2;0))^2+(VLOOKUP([.$A180];[.$A$2:.$D$101];3;0)-VLOOKUP([.H$129];[.$A$104:.$C$113];3;0))^2)" office:value-type="float" office:value="102.95630140987" calcext:value-type="float">
            <text:p>102.9563014099</text:p>
          </table:table-cell>
          <table:table-cell table:formula="of:=SQRT((VLOOKUP([.$A180];[.$A$2:.$D$101];2;0)-VLOOKUP([.I$129];[.$A$104:.$C$113];2;0))^2+(VLOOKUP([.$A180];[.$A$2:.$D$101];3;0)-VLOOKUP([.I$129];[.$A$104:.$C$113];3;0))^2)" office:value-type="float" office:value="76.1577310586391" calcext:value-type="float">
            <text:p>76.1577310586</text:p>
          </table:table-cell>
          <table:table-cell table:formula="of:=SQRT((VLOOKUP([.$A180];[.$A$2:.$D$101];2;0)-VLOOKUP([.J$129];[.$A$104:.$C$113];2;0))^2+(VLOOKUP([.$A180];[.$A$2:.$D$101];3;0)-VLOOKUP([.J$129];[.$A$104:.$C$113];3;0))^2)" office:value-type="float" office:value="130.384048104053" calcext:value-type="float">
            <text:p>130.3840481041</text:p>
          </table:table-cell>
          <table:table-cell table:formula="of:=SQRT((VLOOKUP([.$A180];[.$A$2:.$D$101];2;0)-VLOOKUP([.K$129];[.$A$104:.$C$113];2;0))^2+(VLOOKUP([.$A180];[.$A$2:.$D$101];3;0)-VLOOKUP([.K$129];[.$A$104:.$C$113];3;0))^2)" office:value-type="float" office:value="139.283882771841" calcext:value-type="float">
            <text:p>139.2838827718</text:p>
          </table:table-cell>
          <table:table-cell table:number-columns-repeated="1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QRT((VLOOKUP([.$A181];[.$A$2:.$D$101];2;0)-VLOOKUP([.B$129];[.$A$104:.$C$113];2;0))^2+(VLOOKUP([.$A181];[.$A$2:.$D$101];3;0)-VLOOKUP([.B$129];[.$A$104:.$C$113];3;0))^2)" office:value-type="float" office:value="80.6225774829855" calcext:value-type="float">
            <text:p>80.622577483</text:p>
          </table:table-cell>
          <table:table-cell table:formula="of:=SQRT((VLOOKUP([.$A181];[.$A$2:.$D$101];2;0)-VLOOKUP([.C$129];[.$A$104:.$C$113];2;0))^2+(VLOOKUP([.$A181];[.$A$2:.$D$101];3;0)-VLOOKUP([.C$129];[.$A$104:.$C$113];3;0))^2)" office:value-type="float" office:value="14.142135623731" calcext:value-type="float">
            <text:p>14.1421356237</text:p>
          </table:table-cell>
          <table:table-cell table:formula="of:=SQRT((VLOOKUP([.$A181];[.$A$2:.$D$101];2;0)-VLOOKUP([.D$129];[.$A$104:.$C$113];2;0))^2+(VLOOKUP([.$A181];[.$A$2:.$D$101];3;0)-VLOOKUP([.D$129];[.$A$104:.$C$113];3;0))^2)" office:value-type="float" office:value="165.529453572468" calcext:value-type="float">
            <text:p>165.5294535725</text:p>
          </table:table-cell>
          <table:table-cell table:formula="of:=SQRT((VLOOKUP([.$A181];[.$A$2:.$D$101];2;0)-VLOOKUP([.E$129];[.$A$104:.$C$113];2;0))^2+(VLOOKUP([.$A181];[.$A$2:.$D$101];3;0)-VLOOKUP([.E$129];[.$A$104:.$C$113];3;0))^2)" office:value-type="float" office:value="120.415945787923" calcext:value-type="float">
            <text:p>120.4159457879</text:p>
          </table:table-cell>
          <table:table-cell table:formula="of:=SQRT((VLOOKUP([.$A181];[.$A$2:.$D$101];2;0)-VLOOKUP([.F$129];[.$A$104:.$C$113];2;0))^2+(VLOOKUP([.$A181];[.$A$2:.$D$101];3;0)-VLOOKUP([.F$129];[.$A$104:.$C$113];3;0))^2)" office:value-type="float" office:value="152.970585407784" calcext:value-type="float">
            <text:p>152.9705854078</text:p>
          </table:table-cell>
          <table:table-cell table:formula="of:=SQRT((VLOOKUP([.$A181];[.$A$2:.$D$101];2;0)-VLOOKUP([.G$129];[.$A$104:.$C$113];2;0))^2+(VLOOKUP([.$A181];[.$A$2:.$D$101];3;0)-VLOOKUP([.G$129];[.$A$104:.$C$113];3;0))^2)" office:value-type="float" office:value="72.8010988928052" calcext:value-type="float">
            <text:p>72.8010988928</text:p>
          </table:table-cell>
          <table:table-cell table:formula="of:=SQRT((VLOOKUP([.$A181];[.$A$2:.$D$101];2;0)-VLOOKUP([.H$129];[.$A$104:.$C$113];2;0))^2+(VLOOKUP([.$A181];[.$A$2:.$D$101];3;0)-VLOOKUP([.H$129];[.$A$104:.$C$113];3;0))^2)" office:value-type="float" office:value="86.0232526704263" calcext:value-type="float">
            <text:p>86.0232526704</text:p>
          </table:table-cell>
          <table:table-cell table:formula="of:=SQRT((VLOOKUP([.$A181];[.$A$2:.$D$101];2;0)-VLOOKUP([.I$129];[.$A$104:.$C$113];2;0))^2+(VLOOKUP([.$A181];[.$A$2:.$D$101];3;0)-VLOOKUP([.I$129];[.$A$104:.$C$113];3;0))^2)" office:value-type="float" office:value="58.309518948453" calcext:value-type="float">
            <text:p>58.3095189485</text:p>
          </table:table-cell>
          <table:table-cell table:formula="of:=SQRT((VLOOKUP([.$A181];[.$A$2:.$D$101];2;0)-VLOOKUP([.J$129];[.$A$104:.$C$113];2;0))^2+(VLOOKUP([.$A181];[.$A$2:.$D$101];3;0)-VLOOKUP([.J$129];[.$A$104:.$C$113];3;0))^2)" office:value-type="float" office:value="110.453610171873" calcext:value-type="float">
            <text:p>110.4536101719</text:p>
          </table:table-cell>
          <table:table-cell table:formula="of:=SQRT((VLOOKUP([.$A181];[.$A$2:.$D$101];2;0)-VLOOKUP([.K$129];[.$A$104:.$C$113];2;0))^2+(VLOOKUP([.$A181];[.$A$2:.$D$101];3;0)-VLOOKUP([.K$129];[.$A$104:.$C$113];3;0))^2)" office:value-type="float" office:value="120.830459735946" calcext:value-type="float">
            <text:p>120.8304597359</text:p>
          </table:table-cell>
          <table:table-cell table:number-columns-repeated="1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QRT((VLOOKUP([.$A182];[.$A$2:.$D$101];2;0)-VLOOKUP([.B$129];[.$A$104:.$C$113];2;0))^2+(VLOOKUP([.$A182];[.$A$2:.$D$101];3;0)-VLOOKUP([.B$129];[.$A$104:.$C$113];3;0))^2)" office:value-type="float" office:value="85.4400374531753" calcext:value-type="float">
            <text:p>85.4400374532</text:p>
          </table:table-cell>
          <table:table-cell table:formula="of:=SQRT((VLOOKUP([.$A182];[.$A$2:.$D$101];2;0)-VLOOKUP([.C$129];[.$A$104:.$C$113];2;0))^2+(VLOOKUP([.$A182];[.$A$2:.$D$101];3;0)-VLOOKUP([.C$129];[.$A$104:.$C$113];3;0))^2)" office:value-type="float" office:value="14.142135623731" calcext:value-type="float">
            <text:p>14.1421356237</text:p>
          </table:table-cell>
          <table:table-cell table:formula="of:=SQRT((VLOOKUP([.$A182];[.$A$2:.$D$101];2;0)-VLOOKUP([.D$129];[.$A$104:.$C$113];2;0))^2+(VLOOKUP([.$A182];[.$A$2:.$D$101];3;0)-VLOOKUP([.D$129];[.$A$104:.$C$113];3;0))^2)" office:value-type="float" office:value="147.648230602334" calcext:value-type="float">
            <text:p>147.6482306023</text:p>
          </table:table-cell>
          <table:table-cell table:formula="of:=SQRT((VLOOKUP([.$A182];[.$A$2:.$D$101];2;0)-VLOOKUP([.E$129];[.$A$104:.$C$113];2;0))^2+(VLOOKUP([.$A182];[.$A$2:.$D$101];3;0)-VLOOKUP([.E$129];[.$A$104:.$C$113];3;0))^2)" office:value-type="float" office:value="108.16653826392" calcext:value-type="float">
            <text:p>108.1665382639</text:p>
          </table:table-cell>
          <table:table-cell table:formula="of:=SQRT((VLOOKUP([.$A182];[.$A$2:.$D$101];2;0)-VLOOKUP([.F$129];[.$A$104:.$C$113];2;0))^2+(VLOOKUP([.$A182];[.$A$2:.$D$101];3;0)-VLOOKUP([.F$129];[.$A$104:.$C$113];3;0))^2)" office:value-type="float" office:value="133.416640641263" calcext:value-type="float">
            <text:p>133.4166406413</text:p>
          </table:table-cell>
          <table:table-cell table:formula="of:=SQRT((VLOOKUP([.$A182];[.$A$2:.$D$101];2;0)-VLOOKUP([.G$129];[.$A$104:.$C$113];2;0))^2+(VLOOKUP([.$A182];[.$A$2:.$D$101];3;0)-VLOOKUP([.G$129];[.$A$104:.$C$113];3;0))^2)" office:value-type="float" office:value="70" calcext:value-type="float">
            <text:p>70</text:p>
          </table:table-cell>
          <table:table-cell table:formula="of:=SQRT((VLOOKUP([.$A182];[.$A$2:.$D$101];2;0)-VLOOKUP([.H$129];[.$A$104:.$C$113];2;0))^2+(VLOOKUP([.$A182];[.$A$2:.$D$101];3;0)-VLOOKUP([.H$129];[.$A$104:.$C$113];3;0))^2)" office:value-type="float" office:value="70.7106781186548" calcext:value-type="float">
            <text:p>70.7106781187</text:p>
          </table:table-cell>
          <table:table-cell table:formula="of:=SQRT((VLOOKUP([.$A182];[.$A$2:.$D$101];2;0)-VLOOKUP([.I$129];[.$A$104:.$C$113];2;0))^2+(VLOOKUP([.$A182];[.$A$2:.$D$101];3;0)-VLOOKUP([.I$129];[.$A$104:.$C$113];3;0))^2)" office:value-type="float" office:value="42.4264068711929" calcext:value-type="float">
            <text:p>42.4264068712</text:p>
          </table:table-cell>
          <table:table-cell table:formula="of:=SQRT((VLOOKUP([.$A182];[.$A$2:.$D$101];2;0)-VLOOKUP([.J$129];[.$A$104:.$C$113];2;0))^2+(VLOOKUP([.$A182];[.$A$2:.$D$101];3;0)-VLOOKUP([.J$129];[.$A$104:.$C$113];3;0))^2)" office:value-type="float" office:value="90.5538513813742" calcext:value-type="float">
            <text:p>90.5538513814</text:p>
          </table:table-cell>
          <table:table-cell table:formula="of:=SQRT((VLOOKUP([.$A182];[.$A$2:.$D$101];2;0)-VLOOKUP([.K$129];[.$A$104:.$C$113];2;0))^2+(VLOOKUP([.$A182];[.$A$2:.$D$101];3;0)-VLOOKUP([.K$129];[.$A$104:.$C$113];3;0))^2)" office:value-type="float" office:value="102.95630140987" calcext:value-type="float">
            <text:p>102.9563014099</text:p>
          </table:table-cell>
          <table:table-cell table:number-columns-repeated="1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QRT((VLOOKUP([.$A183];[.$A$2:.$D$101];2;0)-VLOOKUP([.B$129];[.$A$104:.$C$113];2;0))^2+(VLOOKUP([.$A183];[.$A$2:.$D$101];3;0)-VLOOKUP([.B$129];[.$A$104:.$C$113];3;0))^2)" office:value-type="float" office:value="94.3398113205661" calcext:value-type="float">
            <text:p>94.3398113206</text:p>
          </table:table-cell>
          <table:table-cell table:formula="of:=SQRT((VLOOKUP([.$A183];[.$A$2:.$D$101];2;0)-VLOOKUP([.C$129];[.$A$104:.$C$113];2;0))^2+(VLOOKUP([.$A183];[.$A$2:.$D$101];3;0)-VLOOKUP([.C$129];[.$A$104:.$C$113];3;0))^2)" office:value-type="float" office:value="31.6227766016838" calcext:value-type="float">
            <text:p>31.6227766017</text:p>
          </table:table-cell>
          <table:table-cell table:formula="of:=SQRT((VLOOKUP([.$A183];[.$A$2:.$D$101];2;0)-VLOOKUP([.D$129];[.$A$104:.$C$113];2;0))^2+(VLOOKUP([.$A183];[.$A$2:.$D$101];3;0)-VLOOKUP([.D$129];[.$A$104:.$C$113];3;0))^2)" office:value-type="float" office:value="130.384048104053" calcext:value-type="float">
            <text:p>130.3840481041</text:p>
          </table:table-cell>
          <table:table-cell table:formula="of:=SQRT((VLOOKUP([.$A183];[.$A$2:.$D$101];2;0)-VLOOKUP([.E$129];[.$A$104:.$C$113];2;0))^2+(VLOOKUP([.$A183];[.$A$2:.$D$101];3;0)-VLOOKUP([.E$129];[.$A$104:.$C$113];3;0))^2)" office:value-type="float" office:value="98.488578017961" calcext:value-type="float">
            <text:p>98.488578018</text:p>
          </table:table-cell>
          <table:table-cell table:formula="of:=SQRT((VLOOKUP([.$A183];[.$A$2:.$D$101];2;0)-VLOOKUP([.F$129];[.$A$104:.$C$113];2;0))^2+(VLOOKUP([.$A183];[.$A$2:.$D$101];3;0)-VLOOKUP([.F$129];[.$A$104:.$C$113];3;0))^2)" office:value-type="float" office:value="114.017542509914" calcext:value-type="float">
            <text:p>114.0175425099</text:p>
          </table:table-cell>
          <table:table-cell table:formula="of:=SQRT((VLOOKUP([.$A183];[.$A$2:.$D$101];2;0)-VLOOKUP([.G$129];[.$A$104:.$C$113];2;0))^2+(VLOOKUP([.$A183];[.$A$2:.$D$101];3;0)-VLOOKUP([.G$129];[.$A$104:.$C$113];3;0))^2)" office:value-type="float" office:value="72.8010988928052" calcext:value-type="float">
            <text:p>72.8010988928</text:p>
          </table:table-cell>
          <table:table-cell table:formula="of:=SQRT((VLOOKUP([.$A183];[.$A$2:.$D$101];2;0)-VLOOKUP([.H$129];[.$A$104:.$C$113];2;0))^2+(VLOOKUP([.$A183];[.$A$2:.$D$101];3;0)-VLOOKUP([.H$129];[.$A$104:.$C$113];3;0))^2)" office:value-type="float" office:value="58.309518948453" calcext:value-type="float">
            <text:p>58.3095189485</text:p>
          </table:table-cell>
          <table:table-cell table:formula="of:=SQRT((VLOOKUP([.$A183];[.$A$2:.$D$101];2;0)-VLOOKUP([.I$129];[.$A$104:.$C$113];2;0))^2+(VLOOKUP([.$A183];[.$A$2:.$D$101];3;0)-VLOOKUP([.I$129];[.$A$104:.$C$113];3;0))^2)" office:value-type="float" office:value="31.6227766016838" calcext:value-type="float">
            <text:p>31.6227766017</text:p>
          </table:table-cell>
          <table:table-cell table:formula="of:=SQRT((VLOOKUP([.$A183];[.$A$2:.$D$101];2;0)-VLOOKUP([.J$129];[.$A$104:.$C$113];2;0))^2+(VLOOKUP([.$A183];[.$A$2:.$D$101];3;0)-VLOOKUP([.J$129];[.$A$104:.$C$113];3;0))^2)" office:value-type="float" office:value="70.7106781186548" calcext:value-type="float">
            <text:p>70.7106781187</text:p>
          </table:table-cell>
          <table:table-cell table:formula="of:=SQRT((VLOOKUP([.$A183];[.$A$2:.$D$101];2;0)-VLOOKUP([.K$129];[.$A$104:.$C$113];2;0))^2+(VLOOKUP([.$A183];[.$A$2:.$D$101];3;0)-VLOOKUP([.K$129];[.$A$104:.$C$113];3;0))^2)" office:value-type="float" office:value="86.0232526704263" calcext:value-type="float">
            <text:p>86.0232526704</text:p>
          </table:table-cell>
          <table:table-cell table:number-columns-repeated="1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QRT((VLOOKUP([.$A184];[.$A$2:.$D$101];2;0)-VLOOKUP([.B$129];[.$A$104:.$C$113];2;0))^2+(VLOOKUP([.$A184];[.$A$2:.$D$101];3;0)-VLOOKUP([.B$129];[.$A$104:.$C$113];3;0))^2)" office:value-type="float" office:value="106.301458127346" calcext:value-type="float">
            <text:p>106.3014581273</text:p>
          </table:table-cell>
          <table:table-cell table:formula="of:=SQRT((VLOOKUP([.$A184];[.$A$2:.$D$101];2;0)-VLOOKUP([.C$129];[.$A$104:.$C$113];2;0))^2+(VLOOKUP([.$A184];[.$A$2:.$D$101];3;0)-VLOOKUP([.C$129];[.$A$104:.$C$113];3;0))^2)" office:value-type="float" office:value="50.9901951359278" calcext:value-type="float">
            <text:p>50.9901951359</text:p>
          </table:table-cell>
          <table:table-cell table:formula="of:=SQRT((VLOOKUP([.$A184];[.$A$2:.$D$101];2;0)-VLOOKUP([.D$129];[.$A$104:.$C$113];2;0))^2+(VLOOKUP([.$A184];[.$A$2:.$D$101];3;0)-VLOOKUP([.D$129];[.$A$104:.$C$113];3;0))^2)" office:value-type="float" office:value="114.017542509914" calcext:value-type="float">
            <text:p>114.0175425099</text:p>
          </table:table-cell>
          <table:table-cell table:formula="of:=SQRT((VLOOKUP([.$A184];[.$A$2:.$D$101];2;0)-VLOOKUP([.E$129];[.$A$104:.$C$113];2;0))^2+(VLOOKUP([.$A184];[.$A$2:.$D$101];3;0)-VLOOKUP([.E$129];[.$A$104:.$C$113];3;0))^2)" office:value-type="float" office:value="92.1954445729289" calcext:value-type="float">
            <text:p>92.1954445729</text:p>
          </table:table-cell>
          <table:table-cell table:formula="of:=SQRT((VLOOKUP([.$A184];[.$A$2:.$D$101];2;0)-VLOOKUP([.F$129];[.$A$104:.$C$113];2;0))^2+(VLOOKUP([.$A184];[.$A$2:.$D$101];3;0)-VLOOKUP([.F$129];[.$A$104:.$C$113];3;0))^2)" office:value-type="float" office:value="94.8683298050514" calcext:value-type="float">
            <text:p>94.8683298051</text:p>
          </table:table-cell>
          <table:table-cell table:formula="of:=SQRT((VLOOKUP([.$A184];[.$A$2:.$D$101];2;0)-VLOOKUP([.G$129];[.$A$104:.$C$113];2;0))^2+(VLOOKUP([.$A184];[.$A$2:.$D$101];3;0)-VLOOKUP([.G$129];[.$A$104:.$C$113];3;0))^2)" office:value-type="float" office:value="80.6225774829855" calcext:value-type="float">
            <text:p>80.622577483</text:p>
          </table:table-cell>
          <table:table-cell table:formula="of:=SQRT((VLOOKUP([.$A184];[.$A$2:.$D$101];2;0)-VLOOKUP([.H$129];[.$A$104:.$C$113];2;0))^2+(VLOOKUP([.$A184];[.$A$2:.$D$101];3;0)-VLOOKUP([.H$129];[.$A$104:.$C$113];3;0))^2)" office:value-type="float" office:value="50.9901951359278" calcext:value-type="float">
            <text:p>50.9901951359</text:p>
          </table:table-cell>
          <table:table-cell table:formula="of:=SQRT((VLOOKUP([.$A184];[.$A$2:.$D$101];2;0)-VLOOKUP([.I$129];[.$A$104:.$C$113];2;0))^2+(VLOOKUP([.$A184];[.$A$2:.$D$101];3;0)-VLOOKUP([.I$129];[.$A$104:.$C$113];3;0))^2)" office:value-type="float" office:value="31.6227766016838" calcext:value-type="float">
            <text:p>31.6227766017</text:p>
          </table:table-cell>
          <table:table-cell table:formula="of:=SQRT((VLOOKUP([.$A184];[.$A$2:.$D$101];2;0)-VLOOKUP([.J$129];[.$A$104:.$C$113];2;0))^2+(VLOOKUP([.$A184];[.$A$2:.$D$101];3;0)-VLOOKUP([.J$129];[.$A$104:.$C$113];3;0))^2)" office:value-type="float" office:value="50.9901951359278" calcext:value-type="float">
            <text:p>50.9901951359</text:p>
          </table:table-cell>
          <table:table-cell table:formula="of:=SQRT((VLOOKUP([.$A184];[.$A$2:.$D$101];2;0)-VLOOKUP([.K$129];[.$A$104:.$C$113];2;0))^2+(VLOOKUP([.$A184];[.$A$2:.$D$101];3;0)-VLOOKUP([.K$129];[.$A$104:.$C$113];3;0))^2)" office:value-type="float" office:value="70.7106781186548" calcext:value-type="float">
            <text:p>70.7106781187</text:p>
          </table:table-cell>
          <table:table-cell table:number-columns-repeated="1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QRT((VLOOKUP([.$A185];[.$A$2:.$D$101];2;0)-VLOOKUP([.B$129];[.$A$104:.$C$113];2;0))^2+(VLOOKUP([.$A185];[.$A$2:.$D$101];3;0)-VLOOKUP([.B$129];[.$A$104:.$C$113];3;0))^2)" office:value-type="float" office:value="120.415945787923" calcext:value-type="float">
            <text:p>120.4159457879</text:p>
          </table:table-cell>
          <table:table-cell table:formula="of:=SQRT((VLOOKUP([.$A185];[.$A$2:.$D$101];2;0)-VLOOKUP([.C$129];[.$A$104:.$C$113];2;0))^2+(VLOOKUP([.$A185];[.$A$2:.$D$101];3;0)-VLOOKUP([.C$129];[.$A$104:.$C$113];3;0))^2)" office:value-type="float" office:value="70.7106781186548" calcext:value-type="float">
            <text:p>70.7106781187</text:p>
          </table:table-cell>
          <table:table-cell table:formula="of:=SQRT((VLOOKUP([.$A185];[.$A$2:.$D$101];2;0)-VLOOKUP([.D$129];[.$A$104:.$C$113];2;0))^2+(VLOOKUP([.$A185];[.$A$2:.$D$101];3;0)-VLOOKUP([.D$129];[.$A$104:.$C$113];3;0))^2)" office:value-type="float" office:value="98.9949493661167" calcext:value-type="float">
            <text:p>98.9949493661</text:p>
          </table:table-cell>
          <table:table-cell table:formula="of:=SQRT((VLOOKUP([.$A185];[.$A$2:.$D$101];2;0)-VLOOKUP([.E$129];[.$A$104:.$C$113];2;0))^2+(VLOOKUP([.$A185];[.$A$2:.$D$101];3;0)-VLOOKUP([.E$129];[.$A$104:.$C$113];3;0))^2)" office:value-type="float" office:value="90" calcext:value-type="float">
            <text:p>90</text:p>
          </table:table-cell>
          <table:table-cell table:formula="of:=SQRT((VLOOKUP([.$A185];[.$A$2:.$D$101];2;0)-VLOOKUP([.F$129];[.$A$104:.$C$113];2;0))^2+(VLOOKUP([.$A185];[.$A$2:.$D$101];3;0)-VLOOKUP([.F$129];[.$A$104:.$C$113];3;0))^2)" office:value-type="float" office:value="76.1577310586391" calcext:value-type="float">
            <text:p>76.1577310586</text:p>
          </table:table-cell>
          <table:table-cell table:formula="of:=SQRT((VLOOKUP([.$A185];[.$A$2:.$D$101];2;0)-VLOOKUP([.G$129];[.$A$104:.$C$113];2;0))^2+(VLOOKUP([.$A185];[.$A$2:.$D$101];3;0)-VLOOKUP([.G$129];[.$A$104:.$C$113];3;0))^2)" office:value-type="float" office:value="92.1954445729289" calcext:value-type="float">
            <text:p>92.1954445729</text:p>
          </table:table-cell>
          <table:table-cell table:formula="of:=SQRT((VLOOKUP([.$A185];[.$A$2:.$D$101];2;0)-VLOOKUP([.H$129];[.$A$104:.$C$113];2;0))^2+(VLOOKUP([.$A185];[.$A$2:.$D$101];3;0)-VLOOKUP([.H$129];[.$A$104:.$C$113];3;0))^2)" office:value-type="float" office:value="50.9901951359278" calcext:value-type="float">
            <text:p>50.9901951359</text:p>
          </table:table-cell>
          <table:table-cell table:formula="of:=SQRT((VLOOKUP([.$A185];[.$A$2:.$D$101];2;0)-VLOOKUP([.I$129];[.$A$104:.$C$113];2;0))^2+(VLOOKUP([.$A185];[.$A$2:.$D$101];3;0)-VLOOKUP([.I$129];[.$A$104:.$C$113];3;0))^2)" office:value-type="float" office:value="42.4264068711929" calcext:value-type="float">
            <text:p>42.4264068712</text:p>
          </table:table-cell>
          <table:table-cell table:formula="of:=SQRT((VLOOKUP([.$A185];[.$A$2:.$D$101];2;0)-VLOOKUP([.J$129];[.$A$104:.$C$113];2;0))^2+(VLOOKUP([.$A185];[.$A$2:.$D$101];3;0)-VLOOKUP([.J$129];[.$A$104:.$C$113];3;0))^2)" office:value-type="float" office:value="31.6227766016838" calcext:value-type="float">
            <text:p>31.6227766017</text:p>
          </table:table-cell>
          <table:table-cell table:formula="of:=SQRT((VLOOKUP([.$A185];[.$A$2:.$D$101];2;0)-VLOOKUP([.K$129];[.$A$104:.$C$113];2;0))^2+(VLOOKUP([.$A185];[.$A$2:.$D$101];3;0)-VLOOKUP([.K$129];[.$A$104:.$C$113];3;0))^2)" office:value-type="float" office:value="58.309518948453" calcext:value-type="float">
            <text:p>58.3095189485</text:p>
          </table:table-cell>
          <table:table-cell table:number-columns-repeated="1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QRT((VLOOKUP([.$A186];[.$A$2:.$D$101];2;0)-VLOOKUP([.B$129];[.$A$104:.$C$113];2;0))^2+(VLOOKUP([.$A186];[.$A$2:.$D$101];3;0)-VLOOKUP([.B$129];[.$A$104:.$C$113];3;0))^2)" office:value-type="float" office:value="136.014705087354" calcext:value-type="float">
            <text:p>136.0147050874</text:p>
          </table:table-cell>
          <table:table-cell table:formula="of:=SQRT((VLOOKUP([.$A186];[.$A$2:.$D$101];2;0)-VLOOKUP([.C$129];[.$A$104:.$C$113];2;0))^2+(VLOOKUP([.$A186];[.$A$2:.$D$101];3;0)-VLOOKUP([.C$129];[.$A$104:.$C$113];3;0))^2)" office:value-type="float" office:value="90.5538513813742" calcext:value-type="float">
            <text:p>90.5538513814</text:p>
          </table:table-cell>
          <table:table-cell table:formula="of:=SQRT((VLOOKUP([.$A186];[.$A$2:.$D$101];2;0)-VLOOKUP([.D$129];[.$A$104:.$C$113];2;0))^2+(VLOOKUP([.$A186];[.$A$2:.$D$101];3;0)-VLOOKUP([.D$129];[.$A$104:.$C$113];3;0))^2)" office:value-type="float" office:value="86.0232526704263" calcext:value-type="float">
            <text:p>86.0232526704</text:p>
          </table:table-cell>
          <table:table-cell table:formula="of:=SQRT((VLOOKUP([.$A186];[.$A$2:.$D$101];2;0)-VLOOKUP([.E$129];[.$A$104:.$C$113];2;0))^2+(VLOOKUP([.$A186];[.$A$2:.$D$101];3;0)-VLOOKUP([.E$129];[.$A$104:.$C$113];3;0))^2)" office:value-type="float" office:value="92.1954445729289" calcext:value-type="float">
            <text:p>92.1954445729</text:p>
          </table:table-cell>
          <table:table-cell table:formula="of:=SQRT((VLOOKUP([.$A186];[.$A$2:.$D$101];2;0)-VLOOKUP([.F$129];[.$A$104:.$C$113];2;0))^2+(VLOOKUP([.$A186];[.$A$2:.$D$101];3;0)-VLOOKUP([.F$129];[.$A$104:.$C$113];3;0))^2)" office:value-type="float" office:value="58.309518948453" calcext:value-type="float">
            <text:p>58.3095189485</text:p>
          </table:table-cell>
          <table:table-cell table:formula="of:=SQRT((VLOOKUP([.$A186];[.$A$2:.$D$101];2;0)-VLOOKUP([.G$129];[.$A$104:.$C$113];2;0))^2+(VLOOKUP([.$A186];[.$A$2:.$D$101];3;0)-VLOOKUP([.G$129];[.$A$104:.$C$113];3;0))^2)" office:value-type="float" office:value="106.301458127346" calcext:value-type="float">
            <text:p>106.3014581273</text:p>
          </table:table-cell>
          <table:table-cell table:formula="of:=SQRT((VLOOKUP([.$A186];[.$A$2:.$D$101];2;0)-VLOOKUP([.H$129];[.$A$104:.$C$113];2;0))^2+(VLOOKUP([.$A186];[.$A$2:.$D$101];3;0)-VLOOKUP([.H$129];[.$A$104:.$C$113];3;0))^2)" office:value-type="float" office:value="58.309518948453" calcext:value-type="float">
            <text:p>58.3095189485</text:p>
          </table:table-cell>
          <table:table-cell table:formula="of:=SQRT((VLOOKUP([.$A186];[.$A$2:.$D$101];2;0)-VLOOKUP([.I$129];[.$A$104:.$C$113];2;0))^2+(VLOOKUP([.$A186];[.$A$2:.$D$101];3;0)-VLOOKUP([.I$129];[.$A$104:.$C$113];3;0))^2)" office:value-type="float" office:value="58.309518948453" calcext:value-type="float">
            <text:p>58.3095189485</text:p>
          </table:table-cell>
          <table:table-cell table:formula="of:=SQRT((VLOOKUP([.$A186];[.$A$2:.$D$101];2;0)-VLOOKUP([.J$129];[.$A$104:.$C$113];2;0))^2+(VLOOKUP([.$A186];[.$A$2:.$D$101];3;0)-VLOOKUP([.J$129];[.$A$104:.$C$113];3;0))^2)" office:value-type="float" office:value="14.142135623731" calcext:value-type="float">
            <text:p>14.1421356237</text:p>
          </table:table-cell>
          <table:table-cell table:formula="of:=SQRT((VLOOKUP([.$A186];[.$A$2:.$D$101];2;0)-VLOOKUP([.K$129];[.$A$104:.$C$113];2;0))^2+(VLOOKUP([.$A186];[.$A$2:.$D$101];3;0)-VLOOKUP([.K$129];[.$A$104:.$C$113];3;0))^2)" office:value-type="float" office:value="50.9901951359278" calcext:value-type="float">
            <text:p>50.9901951359</text:p>
          </table:table-cell>
          <table:table-cell table:number-columns-repeated="1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QRT((VLOOKUP([.$A187];[.$A$2:.$D$101];2;0)-VLOOKUP([.B$129];[.$A$104:.$C$113];2;0))^2+(VLOOKUP([.$A187];[.$A$2:.$D$101];3;0)-VLOOKUP([.B$129];[.$A$104:.$C$113];3;0))^2)" office:value-type="float" office:value="152.643375224737" calcext:value-type="float">
            <text:p>152.6433752247</text:p>
          </table:table-cell>
          <table:table-cell table:formula="of:=SQRT((VLOOKUP([.$A187];[.$A$2:.$D$101];2;0)-VLOOKUP([.C$129];[.$A$104:.$C$113];2;0))^2+(VLOOKUP([.$A187];[.$A$2:.$D$101];3;0)-VLOOKUP([.C$129];[.$A$104:.$C$113];3;0))^2)" office:value-type="float" office:value="110.453610171873" calcext:value-type="float">
            <text:p>110.4536101719</text:p>
          </table:table-cell>
          <table:table-cell table:formula="of:=SQRT((VLOOKUP([.$A187];[.$A$2:.$D$101];2;0)-VLOOKUP([.D$129];[.$A$104:.$C$113];2;0))^2+(VLOOKUP([.$A187];[.$A$2:.$D$101];3;0)-VLOOKUP([.D$129];[.$A$104:.$C$113];3;0))^2)" office:value-type="float" office:value="76.1577310586391" calcext:value-type="float">
            <text:p>76.1577310586</text:p>
          </table:table-cell>
          <table:table-cell table:formula="of:=SQRT((VLOOKUP([.$A187];[.$A$2:.$D$101];2;0)-VLOOKUP([.E$129];[.$A$104:.$C$113];2;0))^2+(VLOOKUP([.$A187];[.$A$2:.$D$101];3;0)-VLOOKUP([.E$129];[.$A$104:.$C$113];3;0))^2)" office:value-type="float" office:value="98.488578017961" calcext:value-type="float">
            <text:p>98.488578018</text:p>
          </table:table-cell>
          <table:table-cell table:formula="of:=SQRT((VLOOKUP([.$A187];[.$A$2:.$D$101];2;0)-VLOOKUP([.F$129];[.$A$104:.$C$113];2;0))^2+(VLOOKUP([.$A187];[.$A$2:.$D$101];3;0)-VLOOKUP([.F$129];[.$A$104:.$C$113];3;0))^2)" office:value-type="float" office:value="42.4264068711929" calcext:value-type="float">
            <text:p>42.4264068712</text:p>
          </table:table-cell>
          <table:table-cell table:formula="of:=SQRT((VLOOKUP([.$A187];[.$A$2:.$D$101];2;0)-VLOOKUP([.G$129];[.$A$104:.$C$113];2;0))^2+(VLOOKUP([.$A187];[.$A$2:.$D$101];3;0)-VLOOKUP([.G$129];[.$A$104:.$C$113];3;0))^2)" office:value-type="float" office:value="122.065556157337" calcext:value-type="float">
            <text:p>122.0655561573</text:p>
          </table:table-cell>
          <table:table-cell table:formula="of:=SQRT((VLOOKUP([.$A187];[.$A$2:.$D$101];2;0)-VLOOKUP([.H$129];[.$A$104:.$C$113];2;0))^2+(VLOOKUP([.$A187];[.$A$2:.$D$101];3;0)-VLOOKUP([.H$129];[.$A$104:.$C$113];3;0))^2)" office:value-type="float" office:value="70.7106781186548" calcext:value-type="float">
            <text:p>70.7106781187</text:p>
          </table:table-cell>
          <table:table-cell table:formula="of:=SQRT((VLOOKUP([.$A187];[.$A$2:.$D$101];2;0)-VLOOKUP([.I$129];[.$A$104:.$C$113];2;0))^2+(VLOOKUP([.$A187];[.$A$2:.$D$101];3;0)-VLOOKUP([.I$129];[.$A$104:.$C$113];3;0))^2)" office:value-type="float" office:value="76.1577310586391" calcext:value-type="float">
            <text:p>76.1577310586</text:p>
          </table:table-cell>
          <table:table-cell table:formula="of:=SQRT((VLOOKUP([.$A187];[.$A$2:.$D$101];2;0)-VLOOKUP([.J$129];[.$A$104:.$C$113];2;0))^2+(VLOOKUP([.$A187];[.$A$2:.$D$101];3;0)-VLOOKUP([.J$129];[.$A$104:.$C$113];3;0))^2)" office:value-type="float" office:value="14.142135623731" calcext:value-type="float">
            <text:p>14.1421356237</text:p>
          </table:table-cell>
          <table:table-cell table:formula="of:=SQRT((VLOOKUP([.$A187];[.$A$2:.$D$101];2;0)-VLOOKUP([.K$129];[.$A$104:.$C$113];2;0))^2+(VLOOKUP([.$A187];[.$A$2:.$D$101];3;0)-VLOOKUP([.K$129];[.$A$104:.$C$113];3;0))^2)" office:value-type="float" office:value="50.9901951359278" calcext:value-type="float">
            <text:p>50.9901951359</text:p>
          </table:table-cell>
          <table:table-cell table:number-columns-repeated="1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QRT((VLOOKUP([.$A188];[.$A$2:.$D$101];2;0)-VLOOKUP([.B$129];[.$A$104:.$C$113];2;0))^2+(VLOOKUP([.$A188];[.$A$2:.$D$101];3;0)-VLOOKUP([.B$129];[.$A$104:.$C$113];3;0))^2)" office:value-type="float" office:value="170" calcext:value-type="float">
            <text:p>170</text:p>
          </table:table-cell>
          <table:table-cell table:formula="of:=SQRT((VLOOKUP([.$A188];[.$A$2:.$D$101];2;0)-VLOOKUP([.C$129];[.$A$104:.$C$113];2;0))^2+(VLOOKUP([.$A188];[.$A$2:.$D$101];3;0)-VLOOKUP([.C$129];[.$A$104:.$C$113];3;0))^2)" office:value-type="float" office:value="130.384048104053" calcext:value-type="float">
            <text:p>130.3840481041</text:p>
          </table:table-cell>
          <table:table-cell table:formula="of:=SQRT((VLOOKUP([.$A188];[.$A$2:.$D$101];2;0)-VLOOKUP([.D$129];[.$A$104:.$C$113];2;0))^2+(VLOOKUP([.$A188];[.$A$2:.$D$101];3;0)-VLOOKUP([.D$129];[.$A$104:.$C$113];3;0))^2)" office:value-type="float" office:value="70.7106781186548" calcext:value-type="float">
            <text:p>70.7106781187</text:p>
          </table:table-cell>
          <table:table-cell table:formula="of:=SQRT((VLOOKUP([.$A188];[.$A$2:.$D$101];2;0)-VLOOKUP([.E$129];[.$A$104:.$C$113];2;0))^2+(VLOOKUP([.$A188];[.$A$2:.$D$101];3;0)-VLOOKUP([.E$129];[.$A$104:.$C$113];3;0))^2)" office:value-type="float" office:value="108.16653826392" calcext:value-type="float">
            <text:p>108.1665382639</text:p>
          </table:table-cell>
          <table:table-cell table:formula="of:=SQRT((VLOOKUP([.$A188];[.$A$2:.$D$101];2;0)-VLOOKUP([.F$129];[.$A$104:.$C$113];2;0))^2+(VLOOKUP([.$A188];[.$A$2:.$D$101];3;0)-VLOOKUP([.F$129];[.$A$104:.$C$113];3;0))^2)" office:value-type="float" office:value="31.6227766016838" calcext:value-type="float">
            <text:p>31.6227766017</text:p>
          </table:table-cell>
          <table:table-cell table:formula="of:=SQRT((VLOOKUP([.$A188];[.$A$2:.$D$101];2;0)-VLOOKUP([.G$129];[.$A$104:.$C$113];2;0))^2+(VLOOKUP([.$A188];[.$A$2:.$D$101];3;0)-VLOOKUP([.G$129];[.$A$104:.$C$113];3;0))^2)" office:value-type="float" office:value="138.924439894498" calcext:value-type="float">
            <text:p>138.9244398945</text:p>
          </table:table-cell>
          <table:table-cell table:formula="of:=SQRT((VLOOKUP([.$A188];[.$A$2:.$D$101];2;0)-VLOOKUP([.H$129];[.$A$104:.$C$113];2;0))^2+(VLOOKUP([.$A188];[.$A$2:.$D$101];3;0)-VLOOKUP([.H$129];[.$A$104:.$C$113];3;0))^2)" office:value-type="float" office:value="86.0232526704263" calcext:value-type="float">
            <text:p>86.0232526704</text:p>
          </table:table-cell>
          <table:table-cell table:formula="of:=SQRT((VLOOKUP([.$A188];[.$A$2:.$D$101];2;0)-VLOOKUP([.I$129];[.$A$104:.$C$113];2;0))^2+(VLOOKUP([.$A188];[.$A$2:.$D$101];3;0)-VLOOKUP([.I$129];[.$A$104:.$C$113];3;0))^2)" office:value-type="float" office:value="94.8683298050514" calcext:value-type="float">
            <text:p>94.8683298051</text:p>
          </table:table-cell>
          <table:table-cell table:formula="of:=SQRT((VLOOKUP([.$A188];[.$A$2:.$D$101];2;0)-VLOOKUP([.J$129];[.$A$104:.$C$113];2;0))^2+(VLOOKUP([.$A188];[.$A$2:.$D$101];3;0)-VLOOKUP([.J$129];[.$A$104:.$C$113];3;0))^2)" office:value-type="float" office:value="31.6227766016838" calcext:value-type="float">
            <text:p>31.6227766017</text:p>
          </table:table-cell>
          <table:table-cell table:formula="of:=SQRT((VLOOKUP([.$A188];[.$A$2:.$D$101];2;0)-VLOOKUP([.K$129];[.$A$104:.$C$113];2;0))^2+(VLOOKUP([.$A188];[.$A$2:.$D$101];3;0)-VLOOKUP([.K$129];[.$A$104:.$C$113];3;0))^2)" office:value-type="float" office:value="58.309518948453" calcext:value-type="float">
            <text:p>58.309518948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(VLOOKUP([.$A189];[.$A$2:.$D$101];2;0)-VLOOKUP([.B$129];[.$A$104:.$C$113];2;0))^2+(VLOOKUP([.$A189];[.$A$2:.$D$101];3;0)-VLOOKUP([.B$129];[.$A$104:.$C$113];3;0))^2)" office:value-type="float" office:value="187.882942280559" calcext:value-type="float">
            <text:p>187.8829422806</text:p>
          </table:table-cell>
          <table:table-cell table:formula="of:=SQRT((VLOOKUP([.$A189];[.$A$2:.$D$101];2;0)-VLOOKUP([.C$129];[.$A$104:.$C$113];2;0))^2+(VLOOKUP([.$A189];[.$A$2:.$D$101];3;0)-VLOOKUP([.C$129];[.$A$104:.$C$113];3;0))^2)" office:value-type="float" office:value="150.332963783729" calcext:value-type="float">
            <text:p>150.3329637837</text:p>
          </table:table-cell>
          <table:table-cell table:formula="of:=SQRT((VLOOKUP([.$A189];[.$A$2:.$D$101];2;0)-VLOOKUP([.D$129];[.$A$104:.$C$113];2;0))^2+(VLOOKUP([.$A189];[.$A$2:.$D$101];3;0)-VLOOKUP([.D$129];[.$A$104:.$C$113];3;0))^2)" office:value-type="float" office:value="70.7106781186548" calcext:value-type="float">
            <text:p>70.7106781187</text:p>
          </table:table-cell>
          <table:table-cell table:formula="of:=SQRT((VLOOKUP([.$A189];[.$A$2:.$D$101];2;0)-VLOOKUP([.E$129];[.$A$104:.$C$113];2;0))^2+(VLOOKUP([.$A189];[.$A$2:.$D$101];3;0)-VLOOKUP([.E$129];[.$A$104:.$C$113];3;0))^2)" office:value-type="float" office:value="120.415945787923" calcext:value-type="float">
            <text:p>120.4159457879</text:p>
          </table:table-cell>
          <table:table-cell table:formula="of:=SQRT((VLOOKUP([.$A189];[.$A$2:.$D$101];2;0)-VLOOKUP([.F$129];[.$A$104:.$C$113];2;0))^2+(VLOOKUP([.$A189];[.$A$2:.$D$101];3;0)-VLOOKUP([.F$129];[.$A$104:.$C$113];3;0))^2)" office:value-type="float" office:value="31.6227766016838" calcext:value-type="float">
            <text:p>31.6227766017</text:p>
          </table:table-cell>
          <table:table-cell table:formula="of:=SQRT((VLOOKUP([.$A189];[.$A$2:.$D$101];2;0)-VLOOKUP([.G$129];[.$A$104:.$C$113];2;0))^2+(VLOOKUP([.$A189];[.$A$2:.$D$101];3;0)-VLOOKUP([.G$129];[.$A$104:.$C$113];3;0))^2)" office:value-type="float" office:value="156.524758424985" calcext:value-type="float">
            <text:p>156.524758425</text:p>
          </table:table-cell>
          <table:table-cell table:formula="of:=SQRT((VLOOKUP([.$A189];[.$A$2:.$D$101];2;0)-VLOOKUP([.H$129];[.$A$104:.$C$113];2;0))^2+(VLOOKUP([.$A189];[.$A$2:.$D$101];3;0)-VLOOKUP([.H$129];[.$A$104:.$C$113];3;0))^2)" office:value-type="float" office:value="102.95630140987" calcext:value-type="float">
            <text:p>102.9563014099</text:p>
          </table:table-cell>
          <table:table-cell table:formula="of:=SQRT((VLOOKUP([.$A189];[.$A$2:.$D$101];2;0)-VLOOKUP([.I$129];[.$A$104:.$C$113];2;0))^2+(VLOOKUP([.$A189];[.$A$2:.$D$101];3;0)-VLOOKUP([.I$129];[.$A$104:.$C$113];3;0))^2)" office:value-type="float" office:value="114.017542509914" calcext:value-type="float">
            <text:p>114.0175425099</text:p>
          </table:table-cell>
          <table:table-cell table:formula="of:=SQRT((VLOOKUP([.$A189];[.$A$2:.$D$101];2;0)-VLOOKUP([.J$129];[.$A$104:.$C$113];2;0))^2+(VLOOKUP([.$A189];[.$A$2:.$D$101];3;0)-VLOOKUP([.J$129];[.$A$104:.$C$113];3;0))^2)" office:value-type="float" office:value="50.9901951359278" calcext:value-type="float">
            <text:p>50.9901951359</text:p>
          </table:table-cell>
          <table:table-cell table:formula="of:=SQRT((VLOOKUP([.$A189];[.$A$2:.$D$101];2;0)-VLOOKUP([.K$129];[.$A$104:.$C$113];2;0))^2+(VLOOKUP([.$A189];[.$A$2:.$D$101];3;0)-VLOOKUP([.K$129];[.$A$104:.$C$113];3;0))^2)" office:value-type="float" office:value="70.7106781186548" calcext:value-type="float">
            <text:p>70.7106781187</text:p>
          </table:table-cell>
          <table:table-cell table:number-columns-repeated="1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QRT((VLOOKUP([.$A190];[.$A$2:.$D$101];2;0)-VLOOKUP([.B$129];[.$A$104:.$C$113];2;0))^2+(VLOOKUP([.$A190];[.$A$2:.$D$101];3;0)-VLOOKUP([.B$129];[.$A$104:.$C$113];3;0))^2)" office:value-type="float" office:value="100.498756211209" calcext:value-type="float">
            <text:p>100.4987562112</text:p>
          </table:table-cell>
          <table:table-cell table:formula="of:=SQRT((VLOOKUP([.$A190];[.$A$2:.$D$101];2;0)-VLOOKUP([.C$129];[.$A$104:.$C$113];2;0))^2+(VLOOKUP([.$A190];[.$A$2:.$D$101];3;0)-VLOOKUP([.C$129];[.$A$104:.$C$113];3;0))^2)" office:value-type="float" office:value="31.6227766016838" calcext:value-type="float">
            <text:p>31.6227766017</text:p>
          </table:table-cell>
          <table:table-cell table:formula="of:=SQRT((VLOOKUP([.$A190];[.$A$2:.$D$101];2;0)-VLOOKUP([.D$129];[.$A$104:.$C$113];2;0))^2+(VLOOKUP([.$A190];[.$A$2:.$D$101];3;0)-VLOOKUP([.D$129];[.$A$104:.$C$113];3;0))^2)" office:value-type="float" office:value="192.353840616713" calcext:value-type="float">
            <text:p>192.3538406167</text:p>
          </table:table-cell>
          <table:table-cell table:formula="of:=SQRT((VLOOKUP([.$A190];[.$A$2:.$D$101];2;0)-VLOOKUP([.E$129];[.$A$104:.$C$113];2;0))^2+(VLOOKUP([.$A190];[.$A$2:.$D$101];3;0)-VLOOKUP([.E$129];[.$A$104:.$C$113];3;0))^2)" office:value-type="float" office:value="148.660687473185" calcext:value-type="float">
            <text:p>148.6606874732</text:p>
          </table:table-cell>
          <table:table-cell table:formula="of:=SQRT((VLOOKUP([.$A190];[.$A$2:.$D$101];2;0)-VLOOKUP([.F$129];[.$A$104:.$C$113];2;0))^2+(VLOOKUP([.$A190];[.$A$2:.$D$101];3;0)-VLOOKUP([.F$129];[.$A$104:.$C$113];3;0))^2)" office:value-type="float" office:value="170.293863659264" calcext:value-type="float">
            <text:p>170.2938636593</text:p>
          </table:table-cell>
          <table:table-cell table:formula="of:=SQRT((VLOOKUP([.$A190];[.$A$2:.$D$101];2;0)-VLOOKUP([.G$129];[.$A$104:.$C$113];2;0))^2+(VLOOKUP([.$A190];[.$A$2:.$D$101];3;0)-VLOOKUP([.G$129];[.$A$104:.$C$113];3;0))^2)" office:value-type="float" office:value="64.0312423743285" calcext:value-type="float">
            <text:p>64.0312423743</text:p>
          </table:table-cell>
          <table:table-cell table:formula="of:=SQRT((VLOOKUP([.$A190];[.$A$2:.$D$101];2;0)-VLOOKUP([.H$129];[.$A$104:.$C$113];2;0))^2+(VLOOKUP([.$A190];[.$A$2:.$D$101];3;0)-VLOOKUP([.H$129];[.$A$104:.$C$113];3;0))^2)" office:value-type="float" office:value="94.8683298050514" calcext:value-type="float">
            <text:p>94.8683298051</text:p>
          </table:table-cell>
          <table:table-cell table:formula="of:=SQRT((VLOOKUP([.$A190];[.$A$2:.$D$101];2;0)-VLOOKUP([.I$129];[.$A$104:.$C$113];2;0))^2+(VLOOKUP([.$A190];[.$A$2:.$D$101];3;0)-VLOOKUP([.I$129];[.$A$104:.$C$113];3;0))^2)" office:value-type="float" office:value="86.0232526704263" calcext:value-type="float">
            <text:p>86.0232526704</text:p>
          </table:table-cell>
          <table:table-cell table:formula="of:=SQRT((VLOOKUP([.$A190];[.$A$2:.$D$101];2;0)-VLOOKUP([.J$129];[.$A$104:.$C$113];2;0))^2+(VLOOKUP([.$A190];[.$A$2:.$D$101];3;0)-VLOOKUP([.J$129];[.$A$104:.$C$113];3;0))^2)" office:value-type="float" office:value="133.416640641263" calcext:value-type="float">
            <text:p>133.4166406413</text:p>
          </table:table-cell>
          <table:table-cell table:formula="of:=SQRT((VLOOKUP([.$A190];[.$A$2:.$D$101];2;0)-VLOOKUP([.K$129];[.$A$104:.$C$113];2;0))^2+(VLOOKUP([.$A190];[.$A$2:.$D$101];3;0)-VLOOKUP([.K$129];[.$A$104:.$C$113];3;0))^2)" office:value-type="float" office:value="147.648230602334" calcext:value-type="float">
            <text:p>147.6482306023</text:p>
          </table:table-cell>
          <table:table-cell table:number-columns-repeated="1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QRT((VLOOKUP([.$A191];[.$A$2:.$D$101];2;0)-VLOOKUP([.B$129];[.$A$104:.$C$113];2;0))^2+(VLOOKUP([.$A191];[.$A$2:.$D$101];3;0)-VLOOKUP([.B$129];[.$A$104:.$C$113];3;0))^2)" office:value-type="float" office:value="100.498756211209" calcext:value-type="float">
            <text:p>100.4987562112</text:p>
          </table:table-cell>
          <table:table-cell table:formula="of:=SQRT((VLOOKUP([.$A191];[.$A$2:.$D$101];2;0)-VLOOKUP([.C$129];[.$A$104:.$C$113];2;0))^2+(VLOOKUP([.$A191];[.$A$2:.$D$101];3;0)-VLOOKUP([.C$129];[.$A$104:.$C$113];3;0))^2)" office:value-type="float" office:value="14.142135623731" calcext:value-type="float">
            <text:p>14.1421356237</text:p>
          </table:table-cell>
          <table:table-cell table:formula="of:=SQRT((VLOOKUP([.$A191];[.$A$2:.$D$101];2;0)-VLOOKUP([.D$129];[.$A$104:.$C$113];2;0))^2+(VLOOKUP([.$A191];[.$A$2:.$D$101];3;0)-VLOOKUP([.D$129];[.$A$104:.$C$113];3;0))^2)" office:value-type="float" office:value="174.928556845359" calcext:value-type="float">
            <text:p>174.9285568454</text:p>
          </table:table-cell>
          <table:table-cell table:formula="of:=SQRT((VLOOKUP([.$A191];[.$A$2:.$D$101];2;0)-VLOOKUP([.E$129];[.$A$104:.$C$113];2;0))^2+(VLOOKUP([.$A191];[.$A$2:.$D$101];3;0)-VLOOKUP([.E$129];[.$A$104:.$C$113];3;0))^2)" office:value-type="float" office:value="136.014705087354" calcext:value-type="float">
            <text:p>136.0147050874</text:p>
          </table:table-cell>
          <table:table-cell table:formula="of:=SQRT((VLOOKUP([.$A191];[.$A$2:.$D$101];2;0)-VLOOKUP([.F$129];[.$A$104:.$C$113];2;0))^2+(VLOOKUP([.$A191];[.$A$2:.$D$101];3;0)-VLOOKUP([.F$129];[.$A$104:.$C$113];3;0))^2)" office:value-type="float" office:value="150.332963783729" calcext:value-type="float">
            <text:p>150.3329637837</text:p>
          </table:table-cell>
          <table:table-cell table:formula="of:=SQRT((VLOOKUP([.$A191];[.$A$2:.$D$101];2;0)-VLOOKUP([.G$129];[.$A$104:.$C$113];2;0))^2+(VLOOKUP([.$A191];[.$A$2:.$D$101];3;0)-VLOOKUP([.G$129];[.$A$104:.$C$113];3;0))^2)" office:value-type="float" office:value="53.851648071345" calcext:value-type="float">
            <text:p>53.8516480713</text:p>
          </table:table-cell>
          <table:table-cell table:formula="of:=SQRT((VLOOKUP([.$A191];[.$A$2:.$D$101];2;0)-VLOOKUP([.H$129];[.$A$104:.$C$113];2;0))^2+(VLOOKUP([.$A191];[.$A$2:.$D$101];3;0)-VLOOKUP([.H$129];[.$A$104:.$C$113];3;0))^2)" office:value-type="float" office:value="76.1577310586391" calcext:value-type="float">
            <text:p>76.1577310586</text:p>
          </table:table-cell>
          <table:table-cell table:formula="of:=SQRT((VLOOKUP([.$A191];[.$A$2:.$D$101];2;0)-VLOOKUP([.I$129];[.$A$104:.$C$113];2;0))^2+(VLOOKUP([.$A191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191];[.$A$2:.$D$101];2;0)-VLOOKUP([.J$129];[.$A$104:.$C$113];2;0))^2+(VLOOKUP([.$A191];[.$A$2:.$D$101];3;0)-VLOOKUP([.J$129];[.$A$104:.$C$113];3;0))^2)" office:value-type="float" office:value="114.017542509914" calcext:value-type="float">
            <text:p>114.0175425099</text:p>
          </table:table-cell>
          <table:table-cell table:formula="of:=SQRT((VLOOKUP([.$A191];[.$A$2:.$D$101];2;0)-VLOOKUP([.K$129];[.$A$104:.$C$113];2;0))^2+(VLOOKUP([.$A191];[.$A$2:.$D$101];3;0)-VLOOKUP([.K$129];[.$A$104:.$C$113];3;0))^2)" office:value-type="float" office:value="130.384048104053" calcext:value-type="float">
            <text:p>130.3840481041</text:p>
          </table:table-cell>
          <table:table-cell table:number-columns-repeated="1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QRT((VLOOKUP([.$A192];[.$A$2:.$D$101];2;0)-VLOOKUP([.B$129];[.$A$104:.$C$113];2;0))^2+(VLOOKUP([.$A192];[.$A$2:.$D$101];3;0)-VLOOKUP([.B$129];[.$A$104:.$C$113];3;0))^2)" office:value-type="float" office:value="104.403065089106" calcext:value-type="float">
            <text:p>104.4030650891</text:p>
          </table:table-cell>
          <table:table-cell table:formula="of:=SQRT((VLOOKUP([.$A192];[.$A$2:.$D$101];2;0)-VLOOKUP([.C$129];[.$A$104:.$C$113];2;0))^2+(VLOOKUP([.$A192];[.$A$2:.$D$101];3;0)-VLOOKUP([.C$129];[.$A$104:.$C$113];3;0))^2)" office:value-type="float" office:value="14.142135623731" calcext:value-type="float">
            <text:p>14.1421356237</text:p>
          </table:table-cell>
          <table:table-cell table:formula="of:=SQRT((VLOOKUP([.$A192];[.$A$2:.$D$101];2;0)-VLOOKUP([.D$129];[.$A$104:.$C$113];2;0))^2+(VLOOKUP([.$A192];[.$A$2:.$D$101];3;0)-VLOOKUP([.D$129];[.$A$104:.$C$113];3;0))^2)" office:value-type="float" office:value="158.113883008419" calcext:value-type="float">
            <text:p>158.1138830084</text:p>
          </table:table-cell>
          <table:table-cell table:formula="of:=SQRT((VLOOKUP([.$A192];[.$A$2:.$D$101];2;0)-VLOOKUP([.E$129];[.$A$104:.$C$113];2;0))^2+(VLOOKUP([.$A192];[.$A$2:.$D$101];3;0)-VLOOKUP([.E$129];[.$A$104:.$C$113];3;0))^2)" office:value-type="float" office:value="125.299640861417" calcext:value-type="float">
            <text:p>125.2996408614</text:p>
          </table:table-cell>
          <table:table-cell table:formula="of:=SQRT((VLOOKUP([.$A192];[.$A$2:.$D$101];2;0)-VLOOKUP([.F$129];[.$A$104:.$C$113];2;0))^2+(VLOOKUP([.$A192];[.$A$2:.$D$101];3;0)-VLOOKUP([.F$129];[.$A$104:.$C$113];3;0))^2)" office:value-type="float" office:value="130.384048104053" calcext:value-type="float">
            <text:p>130.3840481041</text:p>
          </table:table-cell>
          <table:table-cell table:formula="of:=SQRT((VLOOKUP([.$A192];[.$A$2:.$D$101];2;0)-VLOOKUP([.G$129];[.$A$104:.$C$113];2;0))^2+(VLOOKUP([.$A192];[.$A$2:.$D$101];3;0)-VLOOKUP([.G$129];[.$A$104:.$C$113];3;0))^2)" office:value-type="float" office:value="50" calcext:value-type="float">
            <text:p>50</text:p>
          </table:table-cell>
          <table:table-cell table:formula="of:=SQRT((VLOOKUP([.$A192];[.$A$2:.$D$101];2;0)-VLOOKUP([.H$129];[.$A$104:.$C$113];2;0))^2+(VLOOKUP([.$A192];[.$A$2:.$D$101];3;0)-VLOOKUP([.H$129];[.$A$104:.$C$113];3;0))^2)" office:value-type="float" office:value="58.309518948453" calcext:value-type="float">
            <text:p>58.3095189485</text:p>
          </table:table-cell>
          <table:table-cell table:formula="of:=SQRT((VLOOKUP([.$A192];[.$A$2:.$D$101];2;0)-VLOOKUP([.I$129];[.$A$104:.$C$113];2;0))^2+(VLOOKUP([.$A192];[.$A$2:.$D$101];3;0)-VLOOKUP([.I$129];[.$A$104:.$C$113];3;0))^2)" office:value-type="float" office:value="58.309518948453" calcext:value-type="float">
            <text:p>58.3095189485</text:p>
          </table:table-cell>
          <table:table-cell table:formula="of:=SQRT((VLOOKUP([.$A192];[.$A$2:.$D$101];2;0)-VLOOKUP([.J$129];[.$A$104:.$C$113];2;0))^2+(VLOOKUP([.$A192];[.$A$2:.$D$101];3;0)-VLOOKUP([.J$129];[.$A$104:.$C$113];3;0))^2)" office:value-type="float" office:value="94.8683298050514" calcext:value-type="float">
            <text:p>94.8683298051</text:p>
          </table:table-cell>
          <table:table-cell table:formula="of:=SQRT((VLOOKUP([.$A192];[.$A$2:.$D$101];2;0)-VLOOKUP([.K$129];[.$A$104:.$C$113];2;0))^2+(VLOOKUP([.$A192];[.$A$2:.$D$101];3;0)-VLOOKUP([.K$129];[.$A$104:.$C$113];3;0))^2)" office:value-type="float" office:value="114.017542509914" calcext:value-type="float">
            <text:p>114.0175425099</text:p>
          </table:table-cell>
          <table:table-cell table:number-columns-repeated="1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QRT((VLOOKUP([.$A193];[.$A$2:.$D$101];2;0)-VLOOKUP([.B$129];[.$A$104:.$C$113];2;0))^2+(VLOOKUP([.$A193];[.$A$2:.$D$101];3;0)-VLOOKUP([.B$129];[.$A$104:.$C$113];3;0))^2)" office:value-type="float" office:value="111.80339887499" calcext:value-type="float">
            <text:p>111.803398875</text:p>
          </table:table-cell>
          <table:table-cell table:formula="of:=SQRT((VLOOKUP([.$A193];[.$A$2:.$D$101];2;0)-VLOOKUP([.C$129];[.$A$104:.$C$113];2;0))^2+(VLOOKUP([.$A193];[.$A$2:.$D$101];3;0)-VLOOKUP([.C$129];[.$A$104:.$C$113];3;0))^2)" office:value-type="float" office:value="31.6227766016838" calcext:value-type="float">
            <text:p>31.6227766017</text:p>
          </table:table-cell>
          <table:table-cell table:formula="of:=SQRT((VLOOKUP([.$A193];[.$A$2:.$D$101];2;0)-VLOOKUP([.D$129];[.$A$104:.$C$113];2;0))^2+(VLOOKUP([.$A193];[.$A$2:.$D$101];3;0)-VLOOKUP([.D$129];[.$A$104:.$C$113];3;0))^2)" office:value-type="float" office:value="142.126704035519" calcext:value-type="float">
            <text:p>142.1267040355</text:p>
          </table:table-cell>
          <table:table-cell table:formula="of:=SQRT((VLOOKUP([.$A193];[.$A$2:.$D$101];2;0)-VLOOKUP([.E$129];[.$A$104:.$C$113];2;0))^2+(VLOOKUP([.$A193];[.$A$2:.$D$101];3;0)-VLOOKUP([.E$129];[.$A$104:.$C$113];3;0))^2)" office:value-type="float" office:value="117.046999107196" calcext:value-type="float">
            <text:p>117.0469991072</text:p>
          </table:table-cell>
          <table:table-cell table:formula="of:=SQRT((VLOOKUP([.$A193];[.$A$2:.$D$101];2;0)-VLOOKUP([.F$129];[.$A$104:.$C$113];2;0))^2+(VLOOKUP([.$A193];[.$A$2:.$D$101];3;0)-VLOOKUP([.F$129];[.$A$104:.$C$113];3;0))^2)" office:value-type="float" office:value="110.453610171873" calcext:value-type="float">
            <text:p>110.4536101719</text:p>
          </table:table-cell>
          <table:table-cell table:formula="of:=SQRT((VLOOKUP([.$A193];[.$A$2:.$D$101];2;0)-VLOOKUP([.G$129];[.$A$104:.$C$113];2;0))^2+(VLOOKUP([.$A193];[.$A$2:.$D$101];3;0)-VLOOKUP([.G$129];[.$A$104:.$C$113];3;0))^2)" office:value-type="float" office:value="53.851648071345" calcext:value-type="float">
            <text:p>53.8516480713</text:p>
          </table:table-cell>
          <table:table-cell table:formula="of:=SQRT((VLOOKUP([.$A193];[.$A$2:.$D$101];2;0)-VLOOKUP([.H$129];[.$A$104:.$C$113];2;0))^2+(VLOOKUP([.$A193];[.$A$2:.$D$101];3;0)-VLOOKUP([.H$129];[.$A$104:.$C$113];3;0))^2)" office:value-type="float" office:value="42.4264068711929" calcext:value-type="float">
            <text:p>42.4264068712</text:p>
          </table:table-cell>
          <table:table-cell table:formula="of:=SQRT((VLOOKUP([.$A193];[.$A$2:.$D$101];2;0)-VLOOKUP([.I$129];[.$A$104:.$C$113];2;0))^2+(VLOOKUP([.$A193];[.$A$2:.$D$101];3;0)-VLOOKUP([.I$129];[.$A$104:.$C$113];3;0))^2)" office:value-type="float" office:value="50.9901951359278" calcext:value-type="float">
            <text:p>50.9901951359</text:p>
          </table:table-cell>
          <table:table-cell table:formula="of:=SQRT((VLOOKUP([.$A193];[.$A$2:.$D$101];2;0)-VLOOKUP([.J$129];[.$A$104:.$C$113];2;0))^2+(VLOOKUP([.$A193];[.$A$2:.$D$101];3;0)-VLOOKUP([.J$129];[.$A$104:.$C$113];3;0))^2)" office:value-type="float" office:value="76.1577310586391" calcext:value-type="float">
            <text:p>76.1577310586</text:p>
          </table:table-cell>
          <table:table-cell table:formula="of:=SQRT((VLOOKUP([.$A193];[.$A$2:.$D$101];2;0)-VLOOKUP([.K$129];[.$A$104:.$C$113];2;0))^2+(VLOOKUP([.$A193];[.$A$2:.$D$101];3;0)-VLOOKUP([.K$129];[.$A$104:.$C$113];3;0))^2)" office:value-type="float" office:value="98.9949493661167" calcext:value-type="float">
            <text:p>98.9949493661</text:p>
          </table:table-cell>
          <table:table-cell table:number-columns-repeated="1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QRT((VLOOKUP([.$A194];[.$A$2:.$D$101];2;0)-VLOOKUP([.B$129];[.$A$104:.$C$113];2;0))^2+(VLOOKUP([.$A194];[.$A$2:.$D$101];3;0)-VLOOKUP([.B$129];[.$A$104:.$C$113];3;0))^2)" office:value-type="float" office:value="122.065556157337" calcext:value-type="float">
            <text:p>122.0655561573</text:p>
          </table:table-cell>
          <table:table-cell table:formula="of:=SQRT((VLOOKUP([.$A194];[.$A$2:.$D$101];2;0)-VLOOKUP([.C$129];[.$A$104:.$C$113];2;0))^2+(VLOOKUP([.$A194];[.$A$2:.$D$101];3;0)-VLOOKUP([.C$129];[.$A$104:.$C$113];3;0))^2)" office:value-type="float" office:value="50.9901951359278" calcext:value-type="float">
            <text:p>50.9901951359</text:p>
          </table:table-cell>
          <table:table-cell table:formula="of:=SQRT((VLOOKUP([.$A194];[.$A$2:.$D$101];2;0)-VLOOKUP([.D$129];[.$A$104:.$C$113];2;0))^2+(VLOOKUP([.$A194];[.$A$2:.$D$101];3;0)-VLOOKUP([.D$129];[.$A$104:.$C$113];3;0))^2)" office:value-type="float" office:value="127.279220613579" calcext:value-type="float">
            <text:p>127.2792206136</text:p>
          </table:table-cell>
          <table:table-cell table:formula="of:=SQRT((VLOOKUP([.$A194];[.$A$2:.$D$101];2;0)-VLOOKUP([.E$129];[.$A$104:.$C$113];2;0))^2+(VLOOKUP([.$A194];[.$A$2:.$D$101];3;0)-VLOOKUP([.E$129];[.$A$104:.$C$113];3;0))^2)" office:value-type="float" office:value="111.80339887499" calcext:value-type="float">
            <text:p>111.803398875</text:p>
          </table:table-cell>
          <table:table-cell table:formula="of:=SQRT((VLOOKUP([.$A194];[.$A$2:.$D$101];2;0)-VLOOKUP([.F$129];[.$A$104:.$C$113];2;0))^2+(VLOOKUP([.$A194];[.$A$2:.$D$101];3;0)-VLOOKUP([.F$129];[.$A$104:.$C$113];3;0))^2)" office:value-type="float" office:value="90.5538513813742" calcext:value-type="float">
            <text:p>90.5538513814</text:p>
          </table:table-cell>
          <table:table-cell table:formula="of:=SQRT((VLOOKUP([.$A194];[.$A$2:.$D$101];2;0)-VLOOKUP([.G$129];[.$A$104:.$C$113];2;0))^2+(VLOOKUP([.$A194];[.$A$2:.$D$101];3;0)-VLOOKUP([.G$129];[.$A$104:.$C$113];3;0))^2)" office:value-type="float" office:value="64.0312423743285" calcext:value-type="float">
            <text:p>64.0312423743</text:p>
          </table:table-cell>
          <table:table-cell table:formula="of:=SQRT((VLOOKUP([.$A194];[.$A$2:.$D$101];2;0)-VLOOKUP([.H$129];[.$A$104:.$C$113];2;0))^2+(VLOOKUP([.$A194];[.$A$2:.$D$101];3;0)-VLOOKUP([.H$129];[.$A$104:.$C$113];3;0))^2)" office:value-type="float" office:value="31.6227766016838" calcext:value-type="float">
            <text:p>31.6227766017</text:p>
          </table:table-cell>
          <table:table-cell table:formula="of:=SQRT((VLOOKUP([.$A194];[.$A$2:.$D$101];2;0)-VLOOKUP([.I$129];[.$A$104:.$C$113];2;0))^2+(VLOOKUP([.$A194];[.$A$2:.$D$101];3;0)-VLOOKUP([.I$129];[.$A$104:.$C$113];3;0))^2)" office:value-type="float" office:value="50.9901951359278" calcext:value-type="float">
            <text:p>50.9901951359</text:p>
          </table:table-cell>
          <table:table-cell table:formula="of:=SQRT((VLOOKUP([.$A194];[.$A$2:.$D$101];2;0)-VLOOKUP([.J$129];[.$A$104:.$C$113];2;0))^2+(VLOOKUP([.$A194];[.$A$2:.$D$101];3;0)-VLOOKUP([.J$129];[.$A$104:.$C$113];3;0))^2)" office:value-type="float" office:value="58.309518948453" calcext:value-type="float">
            <text:p>58.3095189485</text:p>
          </table:table-cell>
          <table:table-cell table:formula="of:=SQRT((VLOOKUP([.$A194];[.$A$2:.$D$101];2;0)-VLOOKUP([.K$129];[.$A$104:.$C$113];2;0))^2+(VLOOKUP([.$A194];[.$A$2:.$D$101];3;0)-VLOOKUP([.K$129];[.$A$104:.$C$113];3;0))^2)" office:value-type="float" office:value="86.0232526704263" calcext:value-type="float">
            <text:p>86.0232526704</text:p>
          </table:table-cell>
          <table:table-cell table:number-columns-repeated="1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QRT((VLOOKUP([.$A195];[.$A$2:.$D$101];2;0)-VLOOKUP([.B$129];[.$A$104:.$C$113];2;0))^2+(VLOOKUP([.$A195];[.$A$2:.$D$101];3;0)-VLOOKUP([.B$129];[.$A$104:.$C$113];3;0))^2)" office:value-type="float" office:value="134.536240470737" calcext:value-type="float">
            <text:p>134.5362404707</text:p>
          </table:table-cell>
          <table:table-cell table:formula="of:=SQRT((VLOOKUP([.$A195];[.$A$2:.$D$101];2;0)-VLOOKUP([.C$129];[.$A$104:.$C$113];2;0))^2+(VLOOKUP([.$A195];[.$A$2:.$D$101];3;0)-VLOOKUP([.C$129];[.$A$104:.$C$113];3;0))^2)" office:value-type="float" office:value="70.7106781186548" calcext:value-type="float">
            <text:p>70.7106781187</text:p>
          </table:table-cell>
          <table:table-cell table:formula="of:=SQRT((VLOOKUP([.$A195];[.$A$2:.$D$101];2;0)-VLOOKUP([.D$129];[.$A$104:.$C$113];2;0))^2+(VLOOKUP([.$A195];[.$A$2:.$D$101];3;0)-VLOOKUP([.D$129];[.$A$104:.$C$113];3;0))^2)" office:value-type="float" office:value="114.017542509914" calcext:value-type="float">
            <text:p>114.0175425099</text:p>
          </table:table-cell>
          <table:table-cell table:formula="of:=SQRT((VLOOKUP([.$A195];[.$A$2:.$D$101];2;0)-VLOOKUP([.E$129];[.$A$104:.$C$113];2;0))^2+(VLOOKUP([.$A195];[.$A$2:.$D$101];3;0)-VLOOKUP([.E$129];[.$A$104:.$C$113];3;0))^2)" office:value-type="float" office:value="110" calcext:value-type="float">
            <text:p>110</text:p>
          </table:table-cell>
          <table:table-cell table:formula="of:=SQRT((VLOOKUP([.$A195];[.$A$2:.$D$101];2;0)-VLOOKUP([.F$129];[.$A$104:.$C$113];2;0))^2+(VLOOKUP([.$A195];[.$A$2:.$D$101];3;0)-VLOOKUP([.F$129];[.$A$104:.$C$113];3;0))^2)" office:value-type="float" office:value="70.7106781186548" calcext:value-type="float">
            <text:p>70.7106781187</text:p>
          </table:table-cell>
          <table:table-cell table:formula="of:=SQRT((VLOOKUP([.$A195];[.$A$2:.$D$101];2;0)-VLOOKUP([.G$129];[.$A$104:.$C$113];2;0))^2+(VLOOKUP([.$A195];[.$A$2:.$D$101];3;0)-VLOOKUP([.G$129];[.$A$104:.$C$113];3;0))^2)" office:value-type="float" office:value="78.1024967590665" calcext:value-type="float">
            <text:p>78.1024967591</text:p>
          </table:table-cell>
          <table:table-cell table:formula="of:=SQRT((VLOOKUP([.$A195];[.$A$2:.$D$101];2;0)-VLOOKUP([.H$129];[.$A$104:.$C$113];2;0))^2+(VLOOKUP([.$A195];[.$A$2:.$D$101];3;0)-VLOOKUP([.H$129];[.$A$104:.$C$113];3;0))^2)" office:value-type="float" office:value="31.6227766016838" calcext:value-type="float">
            <text:p>31.6227766017</text:p>
          </table:table-cell>
          <table:table-cell table:formula="of:=SQRT((VLOOKUP([.$A195];[.$A$2:.$D$101];2;0)-VLOOKUP([.I$129];[.$A$104:.$C$113];2;0))^2+(VLOOKUP([.$A195];[.$A$2:.$D$101];3;0)-VLOOKUP([.I$129];[.$A$104:.$C$113];3;0))^2)" office:value-type="float" office:value="58.309518948453" calcext:value-type="float">
            <text:p>58.3095189485</text:p>
          </table:table-cell>
          <table:table-cell table:formula="of:=SQRT((VLOOKUP([.$A195];[.$A$2:.$D$101];2;0)-VLOOKUP([.J$129];[.$A$104:.$C$113];2;0))^2+(VLOOKUP([.$A195];[.$A$2:.$D$101];3;0)-VLOOKUP([.J$129];[.$A$104:.$C$113];3;0))^2)" office:value-type="float" office:value="42.4264068711929" calcext:value-type="float">
            <text:p>42.4264068712</text:p>
          </table:table-cell>
          <table:table-cell table:formula="of:=SQRT((VLOOKUP([.$A195];[.$A$2:.$D$101];2;0)-VLOOKUP([.K$129];[.$A$104:.$C$113];2;0))^2+(VLOOKUP([.$A195];[.$A$2:.$D$101];3;0)-VLOOKUP([.K$129];[.$A$104:.$C$113];3;0))^2)" office:value-type="float" office:value="76.1577310586391" calcext:value-type="float">
            <text:p>76.1577310586</text:p>
          </table:table-cell>
          <table:table-cell table:number-columns-repeated="1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QRT((VLOOKUP([.$A196];[.$A$2:.$D$101];2;0)-VLOOKUP([.B$129];[.$A$104:.$C$113];2;0))^2+(VLOOKUP([.$A196];[.$A$2:.$D$101];3;0)-VLOOKUP([.B$129];[.$A$104:.$C$113];3;0))^2)" office:value-type="float" office:value="148.660687473185" calcext:value-type="float">
            <text:p>148.6606874732</text:p>
          </table:table-cell>
          <table:table-cell table:formula="of:=SQRT((VLOOKUP([.$A196];[.$A$2:.$D$101];2;0)-VLOOKUP([.C$129];[.$A$104:.$C$113];2;0))^2+(VLOOKUP([.$A196];[.$A$2:.$D$101];3;0)-VLOOKUP([.C$129];[.$A$104:.$C$113];3;0))^2)" office:value-type="float" office:value="90.5538513813742" calcext:value-type="float">
            <text:p>90.5538513814</text:p>
          </table:table-cell>
          <table:table-cell table:formula="of:=SQRT((VLOOKUP([.$A196];[.$A$2:.$D$101];2;0)-VLOOKUP([.D$129];[.$A$104:.$C$113];2;0))^2+(VLOOKUP([.$A196];[.$A$2:.$D$101];3;0)-VLOOKUP([.D$129];[.$A$104:.$C$113];3;0))^2)" office:value-type="float" office:value="102.95630140987" calcext:value-type="float">
            <text:p>102.9563014099</text:p>
          </table:table-cell>
          <table:table-cell table:formula="of:=SQRT((VLOOKUP([.$A196];[.$A$2:.$D$101];2;0)-VLOOKUP([.E$129];[.$A$104:.$C$113];2;0))^2+(VLOOKUP([.$A196];[.$A$2:.$D$101];3;0)-VLOOKUP([.E$129];[.$A$104:.$C$113];3;0))^2)" office:value-type="float" office:value="111.80339887499" calcext:value-type="float">
            <text:p>111.803398875</text:p>
          </table:table-cell>
          <table:table-cell table:formula="of:=SQRT((VLOOKUP([.$A196];[.$A$2:.$D$101];2;0)-VLOOKUP([.F$129];[.$A$104:.$C$113];2;0))^2+(VLOOKUP([.$A196];[.$A$2:.$D$101];3;0)-VLOOKUP([.F$129];[.$A$104:.$C$113];3;0))^2)" office:value-type="float" office:value="50.9901951359278" calcext:value-type="float">
            <text:p>50.9901951359</text:p>
          </table:table-cell>
          <table:table-cell table:formula="of:=SQRT((VLOOKUP([.$A196];[.$A$2:.$D$101];2;0)-VLOOKUP([.G$129];[.$A$104:.$C$113];2;0))^2+(VLOOKUP([.$A196];[.$A$2:.$D$101];3;0)-VLOOKUP([.G$129];[.$A$104:.$C$113];3;0))^2)" office:value-type="float" office:value="94.3398113205661" calcext:value-type="float">
            <text:p>94.3398113206</text:p>
          </table:table-cell>
          <table:table-cell table:formula="of:=SQRT((VLOOKUP([.$A196];[.$A$2:.$D$101];2;0)-VLOOKUP([.H$129];[.$A$104:.$C$113];2;0))^2+(VLOOKUP([.$A196];[.$A$2:.$D$101];3;0)-VLOOKUP([.H$129];[.$A$104:.$C$113];3;0))^2)" office:value-type="float" office:value="42.4264068711929" calcext:value-type="float">
            <text:p>42.4264068712</text:p>
          </table:table-cell>
          <table:table-cell table:formula="of:=SQRT((VLOOKUP([.$A196];[.$A$2:.$D$101];2;0)-VLOOKUP([.I$129];[.$A$104:.$C$113];2;0))^2+(VLOOKUP([.$A196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196];[.$A$2:.$D$101];2;0)-VLOOKUP([.J$129];[.$A$104:.$C$113];2;0))^2+(VLOOKUP([.$A196];[.$A$2:.$D$101];3;0)-VLOOKUP([.J$129];[.$A$104:.$C$113];3;0))^2)" office:value-type="float" office:value="31.6227766016838" calcext:value-type="float">
            <text:p>31.6227766017</text:p>
          </table:table-cell>
          <table:table-cell table:formula="of:=SQRT((VLOOKUP([.$A196];[.$A$2:.$D$101];2;0)-VLOOKUP([.K$129];[.$A$104:.$C$113];2;0))^2+(VLOOKUP([.$A196];[.$A$2:.$D$101];3;0)-VLOOKUP([.K$129];[.$A$104:.$C$113];3;0))^2)" office:value-type="float" office:value="70.7106781186548" calcext:value-type="float">
            <text:p>70.7106781187</text:p>
          </table:table-cell>
          <table:table-cell table:number-columns-repeated="1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QRT((VLOOKUP([.$A197];[.$A$2:.$D$101];2;0)-VLOOKUP([.B$129];[.$A$104:.$C$113];2;0))^2+(VLOOKUP([.$A197];[.$A$2:.$D$101];3;0)-VLOOKUP([.B$129];[.$A$104:.$C$113];3;0))^2)" office:value-type="float" office:value="164.012194668567" calcext:value-type="float">
            <text:p>164.0121946686</text:p>
          </table:table-cell>
          <table:table-cell table:formula="of:=SQRT((VLOOKUP([.$A197];[.$A$2:.$D$101];2;0)-VLOOKUP([.C$129];[.$A$104:.$C$113];2;0))^2+(VLOOKUP([.$A197];[.$A$2:.$D$101];3;0)-VLOOKUP([.C$129];[.$A$104:.$C$113];3;0))^2)" office:value-type="float" office:value="110.453610171873" calcext:value-type="float">
            <text:p>110.4536101719</text:p>
          </table:table-cell>
          <table:table-cell table:formula="of:=SQRT((VLOOKUP([.$A197];[.$A$2:.$D$101];2;0)-VLOOKUP([.D$129];[.$A$104:.$C$113];2;0))^2+(VLOOKUP([.$A197];[.$A$2:.$D$101];3;0)-VLOOKUP([.D$129];[.$A$104:.$C$113];3;0))^2)" office:value-type="float" office:value="94.8683298050514" calcext:value-type="float">
            <text:p>94.8683298051</text:p>
          </table:table-cell>
          <table:table-cell table:formula="of:=SQRT((VLOOKUP([.$A197];[.$A$2:.$D$101];2;0)-VLOOKUP([.E$129];[.$A$104:.$C$113];2;0))^2+(VLOOKUP([.$A197];[.$A$2:.$D$101];3;0)-VLOOKUP([.E$129];[.$A$104:.$C$113];3;0))^2)" office:value-type="float" office:value="117.046999107196" calcext:value-type="float">
            <text:p>117.0469991072</text:p>
          </table:table-cell>
          <table:table-cell table:formula="of:=SQRT((VLOOKUP([.$A197];[.$A$2:.$D$101];2;0)-VLOOKUP([.F$129];[.$A$104:.$C$113];2;0))^2+(VLOOKUP([.$A197];[.$A$2:.$D$101];3;0)-VLOOKUP([.F$129];[.$A$104:.$C$113];3;0))^2)" office:value-type="float" office:value="31.6227766016838" calcext:value-type="float">
            <text:p>31.6227766017</text:p>
          </table:table-cell>
          <table:table-cell table:formula="of:=SQRT((VLOOKUP([.$A197];[.$A$2:.$D$101];2;0)-VLOOKUP([.G$129];[.$A$104:.$C$113];2;0))^2+(VLOOKUP([.$A197];[.$A$2:.$D$101];3;0)-VLOOKUP([.G$129];[.$A$104:.$C$113];3;0))^2)" office:value-type="float" office:value="111.80339887499" calcext:value-type="float">
            <text:p>111.803398875</text:p>
          </table:table-cell>
          <table:table-cell table:formula="of:=SQRT((VLOOKUP([.$A197];[.$A$2:.$D$101];2;0)-VLOOKUP([.H$129];[.$A$104:.$C$113];2;0))^2+(VLOOKUP([.$A197];[.$A$2:.$D$101];3;0)-VLOOKUP([.H$129];[.$A$104:.$C$113];3;0))^2)" office:value-type="float" office:value="58.309518948453" calcext:value-type="float">
            <text:p>58.3095189485</text:p>
          </table:table-cell>
          <table:table-cell table:formula="of:=SQRT((VLOOKUP([.$A197];[.$A$2:.$D$101];2;0)-VLOOKUP([.I$129];[.$A$104:.$C$113];2;0))^2+(VLOOKUP([.$A197];[.$A$2:.$D$101];3;0)-VLOOKUP([.I$129];[.$A$104:.$C$113];3;0))^2)" office:value-type="float" office:value="86.0232526704263" calcext:value-type="float">
            <text:p>86.0232526704</text:p>
          </table:table-cell>
          <table:table-cell table:formula="of:=SQRT((VLOOKUP([.$A197];[.$A$2:.$D$101];2;0)-VLOOKUP([.J$129];[.$A$104:.$C$113];2;0))^2+(VLOOKUP([.$A197];[.$A$2:.$D$101];3;0)-VLOOKUP([.J$129];[.$A$104:.$C$113];3;0))^2)" office:value-type="float" office:value="31.6227766016838" calcext:value-type="float">
            <text:p>31.6227766017</text:p>
          </table:table-cell>
          <table:table-cell table:formula="of:=SQRT((VLOOKUP([.$A197];[.$A$2:.$D$101];2;0)-VLOOKUP([.K$129];[.$A$104:.$C$113];2;0))^2+(VLOOKUP([.$A197];[.$A$2:.$D$101];3;0)-VLOOKUP([.K$129];[.$A$104:.$C$113];3;0))^2)" office:value-type="float" office:value="70.7106781186548" calcext:value-type="float">
            <text:p>70.7106781187</text:p>
          </table:table-cell>
          <table:table-cell table:number-columns-repeated="1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QRT((VLOOKUP([.$A198];[.$A$2:.$D$101];2;0)-VLOOKUP([.B$129];[.$A$104:.$C$113];2;0))^2+(VLOOKUP([.$A198];[.$A$2:.$D$101];3;0)-VLOOKUP([.B$129];[.$A$104:.$C$113];3;0))^2)" office:value-type="float" office:value="180.277563773199" calcext:value-type="float">
            <text:p>180.2775637732</text:p>
          </table:table-cell>
          <table:table-cell table:formula="of:=SQRT((VLOOKUP([.$A198];[.$A$2:.$D$101];2;0)-VLOOKUP([.C$129];[.$A$104:.$C$113];2;0))^2+(VLOOKUP([.$A198];[.$A$2:.$D$101];3;0)-VLOOKUP([.C$129];[.$A$104:.$C$113];3;0))^2)" office:value-type="float" office:value="130.384048104053" calcext:value-type="float">
            <text:p>130.3840481041</text:p>
          </table:table-cell>
          <table:table-cell table:formula="of:=SQRT((VLOOKUP([.$A198];[.$A$2:.$D$101];2;0)-VLOOKUP([.D$129];[.$A$104:.$C$113];2;0))^2+(VLOOKUP([.$A198];[.$A$2:.$D$101];3;0)-VLOOKUP([.D$129];[.$A$104:.$C$113];3;0))^2)" office:value-type="float" office:value="90.5538513813742" calcext:value-type="float">
            <text:p>90.5538513814</text:p>
          </table:table-cell>
          <table:table-cell table:formula="of:=SQRT((VLOOKUP([.$A198];[.$A$2:.$D$101];2;0)-VLOOKUP([.E$129];[.$A$104:.$C$113];2;0))^2+(VLOOKUP([.$A198];[.$A$2:.$D$101];3;0)-VLOOKUP([.E$129];[.$A$104:.$C$113];3;0))^2)" office:value-type="float" office:value="125.299640861417" calcext:value-type="float">
            <text:p>125.2996408614</text:p>
          </table:table-cell>
          <table:table-cell table:formula="of:=SQRT((VLOOKUP([.$A198];[.$A$2:.$D$101];2;0)-VLOOKUP([.F$129];[.$A$104:.$C$113];2;0))^2+(VLOOKUP([.$A198];[.$A$2:.$D$101];3;0)-VLOOKUP([.F$129];[.$A$104:.$C$113];3;0))^2)" office:value-type="float" office:value="14.142135623731" calcext:value-type="float">
            <text:p>14.1421356237</text:p>
          </table:table-cell>
          <table:table-cell table:formula="of:=SQRT((VLOOKUP([.$A198];[.$A$2:.$D$101];2;0)-VLOOKUP([.G$129];[.$A$104:.$C$113];2;0))^2+(VLOOKUP([.$A198];[.$A$2:.$D$101];3;0)-VLOOKUP([.G$129];[.$A$104:.$C$113];3;0))^2)" office:value-type="float" office:value="130" calcext:value-type="float">
            <text:p>130</text:p>
          </table:table-cell>
          <table:table-cell table:formula="of:=SQRT((VLOOKUP([.$A198];[.$A$2:.$D$101];2;0)-VLOOKUP([.H$129];[.$A$104:.$C$113];2;0))^2+(VLOOKUP([.$A198];[.$A$2:.$D$101];3;0)-VLOOKUP([.H$129];[.$A$104:.$C$113];3;0))^2)" office:value-type="float" office:value="76.1577310586391" calcext:value-type="float">
            <text:p>76.1577310586</text:p>
          </table:table-cell>
          <table:table-cell table:formula="of:=SQRT((VLOOKUP([.$A198];[.$A$2:.$D$101];2;0)-VLOOKUP([.I$129];[.$A$104:.$C$113];2;0))^2+(VLOOKUP([.$A198];[.$A$2:.$D$101];3;0)-VLOOKUP([.I$129];[.$A$104:.$C$113];3;0))^2)" office:value-type="float" office:value="102.95630140987" calcext:value-type="float">
            <text:p>102.9563014099</text:p>
          </table:table-cell>
          <table:table-cell table:formula="of:=SQRT((VLOOKUP([.$A198];[.$A$2:.$D$101];2;0)-VLOOKUP([.J$129];[.$A$104:.$C$113];2;0))^2+(VLOOKUP([.$A198];[.$A$2:.$D$101];3;0)-VLOOKUP([.J$129];[.$A$104:.$C$113];3;0))^2)" office:value-type="float" office:value="42.4264068711929" calcext:value-type="float">
            <text:p>42.4264068712</text:p>
          </table:table-cell>
          <table:table-cell table:formula="of:=SQRT((VLOOKUP([.$A198];[.$A$2:.$D$101];2;0)-VLOOKUP([.K$129];[.$A$104:.$C$113];2;0))^2+(VLOOKUP([.$A198];[.$A$2:.$D$101];3;0)-VLOOKUP([.K$129];[.$A$104:.$C$113];3;0))^2)" office:value-type="float" office:value="76.1577310586391" calcext:value-type="float">
            <text:p>76.1577310586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QRT((VLOOKUP([.$A199];[.$A$2:.$D$101];2;0)-VLOOKUP([.B$129];[.$A$104:.$C$113];2;0))^2+(VLOOKUP([.$A199];[.$A$2:.$D$101];3;0)-VLOOKUP([.B$129];[.$A$104:.$C$113];3;0))^2)" office:value-type="float" office:value="197.23082923316" calcext:value-type="float">
            <text:p>197.2308292332</text:p>
          </table:table-cell>
          <table:table-cell table:formula="of:=SQRT((VLOOKUP([.$A199];[.$A$2:.$D$101];2;0)-VLOOKUP([.C$129];[.$A$104:.$C$113];2;0))^2+(VLOOKUP([.$A199];[.$A$2:.$D$101];3;0)-VLOOKUP([.C$129];[.$A$104:.$C$113];3;0))^2)" office:value-type="float" office:value="150.332963783729" calcext:value-type="float">
            <text:p>150.3329637837</text:p>
          </table:table-cell>
          <table:table-cell table:formula="of:=SQRT((VLOOKUP([.$A199];[.$A$2:.$D$101];2;0)-VLOOKUP([.D$129];[.$A$104:.$C$113];2;0))^2+(VLOOKUP([.$A199];[.$A$2:.$D$101];3;0)-VLOOKUP([.D$129];[.$A$104:.$C$113];3;0))^2)" office:value-type="float" office:value="90.5538513813742" calcext:value-type="float">
            <text:p>90.5538513814</text:p>
          </table:table-cell>
          <table:table-cell table:formula="of:=SQRT((VLOOKUP([.$A199];[.$A$2:.$D$101];2;0)-VLOOKUP([.E$129];[.$A$104:.$C$113];2;0))^2+(VLOOKUP([.$A199];[.$A$2:.$D$101];3;0)-VLOOKUP([.E$129];[.$A$104:.$C$113];3;0))^2)" office:value-type="float" office:value="136.014705087354" calcext:value-type="float">
            <text:p>136.0147050874</text:p>
          </table:table-cell>
          <table:table-cell table:formula="of:=SQRT((VLOOKUP([.$A199];[.$A$2:.$D$101];2;0)-VLOOKUP([.F$129];[.$A$104:.$C$113];2;0))^2+(VLOOKUP([.$A199];[.$A$2:.$D$101];3;0)-VLOOKUP([.F$129];[.$A$104:.$C$113];3;0))^2)" office:value-type="float" office:value="14.142135623731" calcext:value-type="float">
            <text:p>14.1421356237</text:p>
          </table:table-cell>
          <table:table-cell table:formula="of:=SQRT((VLOOKUP([.$A199];[.$A$2:.$D$101];2;0)-VLOOKUP([.G$129];[.$A$104:.$C$113];2;0))^2+(VLOOKUP([.$A199];[.$A$2:.$D$101];3;0)-VLOOKUP([.G$129];[.$A$104:.$C$113];3;0))^2)" office:value-type="float" office:value="148.660687473185" calcext:value-type="float">
            <text:p>148.6606874732</text:p>
          </table:table-cell>
          <table:table-cell table:formula="of:=SQRT((VLOOKUP([.$A199];[.$A$2:.$D$101];2;0)-VLOOKUP([.H$129];[.$A$104:.$C$113];2;0))^2+(VLOOKUP([.$A199];[.$A$2:.$D$101];3;0)-VLOOKUP([.H$129];[.$A$104:.$C$113];3;0))^2)" office:value-type="float" office:value="94.8683298050514" calcext:value-type="float">
            <text:p>94.8683298051</text:p>
          </table:table-cell>
          <table:table-cell table:formula="of:=SQRT((VLOOKUP([.$A199];[.$A$2:.$D$101];2;0)-VLOOKUP([.I$129];[.$A$104:.$C$113];2;0))^2+(VLOOKUP([.$A199];[.$A$2:.$D$101];3;0)-VLOOKUP([.I$129];[.$A$104:.$C$113];3;0))^2)" office:value-type="float" office:value="120.830459735946" calcext:value-type="float">
            <text:p>120.8304597359</text:p>
          </table:table-cell>
          <table:table-cell table:formula="of:=SQRT((VLOOKUP([.$A199];[.$A$2:.$D$101];2;0)-VLOOKUP([.J$129];[.$A$104:.$C$113];2;0))^2+(VLOOKUP([.$A199];[.$A$2:.$D$101];3;0)-VLOOKUP([.J$129];[.$A$104:.$C$113];3;0))^2)" office:value-type="float" office:value="58.309518948453" calcext:value-type="float">
            <text:p>58.3095189485</text:p>
          </table:table-cell>
          <table:table-cell table:formula="of:=SQRT((VLOOKUP([.$A199];[.$A$2:.$D$101];2;0)-VLOOKUP([.K$129];[.$A$104:.$C$113];2;0))^2+(VLOOKUP([.$A199];[.$A$2:.$D$101];3;0)-VLOOKUP([.K$129];[.$A$104:.$C$113];3;0))^2)" office:value-type="float" office:value="86.0232526704263" calcext:value-type="float">
            <text:p>86.0232526704</text:p>
          </table:table-cell>
          <table:table-cell table:number-columns-repeated="1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QRT((VLOOKUP([.$A200];[.$A$2:.$D$101];2;0)-VLOOKUP([.B$129];[.$A$104:.$C$113];2;0))^2+(VLOOKUP([.$A200];[.$A$2:.$D$101];3;0)-VLOOKUP([.B$129];[.$A$104:.$C$113];3;0))^2)" office:value-type="float" office:value="120.415945787923" calcext:value-type="float">
            <text:p>120.4159457879</text:p>
          </table:table-cell>
          <table:table-cell table:formula="of:=SQRT((VLOOKUP([.$A200];[.$A$2:.$D$101];2;0)-VLOOKUP([.C$129];[.$A$104:.$C$113];2;0))^2+(VLOOKUP([.$A200];[.$A$2:.$D$101];3;0)-VLOOKUP([.C$129];[.$A$104:.$C$113];3;0))^2)" office:value-type="float" office:value="42.4264068711929" calcext:value-type="float">
            <text:p>42.4264068712</text:p>
          </table:table-cell>
          <table:table-cell table:formula="of:=SQRT((VLOOKUP([.$A200];[.$A$2:.$D$101];2;0)-VLOOKUP([.D$129];[.$A$104:.$C$113];2;0))^2+(VLOOKUP([.$A200];[.$A$2:.$D$101];3;0)-VLOOKUP([.D$129];[.$A$104:.$C$113];3;0))^2)" office:value-type="float" office:value="202.484567313166" calcext:value-type="float">
            <text:p>202.4845673132</text:p>
          </table:table-cell>
          <table:table-cell table:formula="of:=SQRT((VLOOKUP([.$A200];[.$A$2:.$D$101];2;0)-VLOOKUP([.E$129];[.$A$104:.$C$113];2;0))^2+(VLOOKUP([.$A200];[.$A$2:.$D$101];3;0)-VLOOKUP([.E$129];[.$A$104:.$C$113];3;0))^2)" office:value-type="float" office:value="164.012194668567" calcext:value-type="float">
            <text:p>164.0121946686</text:p>
          </table:table-cell>
          <table:table-cell table:formula="of:=SQRT((VLOOKUP([.$A200];[.$A$2:.$D$101];2;0)-VLOOKUP([.F$129];[.$A$104:.$C$113];2;0))^2+(VLOOKUP([.$A200];[.$A$2:.$D$101];3;0)-VLOOKUP([.F$129];[.$A$104:.$C$113];3;0))^2)" office:value-type="float" office:value="170.293863659264" calcext:value-type="float">
            <text:p>170.2938636593</text:p>
          </table:table-cell>
          <table:table-cell table:formula="of:=SQRT((VLOOKUP([.$A200];[.$A$2:.$D$101];2;0)-VLOOKUP([.G$129];[.$A$104:.$C$113];2;0))^2+(VLOOKUP([.$A200];[.$A$2:.$D$101];3;0)-VLOOKUP([.G$129];[.$A$104:.$C$113];3;0))^2)" office:value-type="float" office:value="50" calcext:value-type="float">
            <text:p>50</text:p>
          </table:table-cell>
          <table:table-cell table:formula="of:=SQRT((VLOOKUP([.$A200];[.$A$2:.$D$101];2;0)-VLOOKUP([.H$129];[.$A$104:.$C$113];2;0))^2+(VLOOKUP([.$A200];[.$A$2:.$D$101];3;0)-VLOOKUP([.H$129];[.$A$104:.$C$113];3;0))^2)" office:value-type="float" office:value="90.5538513813742" calcext:value-type="float">
            <text:p>90.5538513814</text:p>
          </table:table-cell>
          <table:table-cell table:formula="of:=SQRT((VLOOKUP([.$A200];[.$A$2:.$D$101];2;0)-VLOOKUP([.I$129];[.$A$104:.$C$113];2;0))^2+(VLOOKUP([.$A200];[.$A$2:.$D$101];3;0)-VLOOKUP([.I$129];[.$A$104:.$C$113];3;0))^2)" office:value-type="float" office:value="98.9949493661167" calcext:value-type="float">
            <text:p>98.9949493661</text:p>
          </table:table-cell>
          <table:table-cell table:formula="of:=SQRT((VLOOKUP([.$A200];[.$A$2:.$D$101];2;0)-VLOOKUP([.J$129];[.$A$104:.$C$113];2;0))^2+(VLOOKUP([.$A200];[.$A$2:.$D$101];3;0)-VLOOKUP([.J$129];[.$A$104:.$C$113];3;0))^2)" office:value-type="float" office:value="139.283882771841" calcext:value-type="float">
            <text:p>139.2838827718</text:p>
          </table:table-cell>
          <table:table-cell table:formula="of:=SQRT((VLOOKUP([.$A200];[.$A$2:.$D$101];2;0)-VLOOKUP([.K$129];[.$A$104:.$C$113];2;0))^2+(VLOOKUP([.$A200];[.$A$2:.$D$101];3;0)-VLOOKUP([.K$129];[.$A$104:.$C$113];3;0))^2)" office:value-type="float" office:value="158.113883008419" calcext:value-type="float">
            <text:p>158.1138830084</text:p>
          </table:table-cell>
          <table:table-cell table:number-columns-repeated="1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QRT((VLOOKUP([.$A201];[.$A$2:.$D$101];2;0)-VLOOKUP([.B$129];[.$A$104:.$C$113];2;0))^2+(VLOOKUP([.$A201];[.$A$2:.$D$101];3;0)-VLOOKUP([.B$129];[.$A$104:.$C$113];3;0))^2)" office:value-type="float" office:value="120.415945787923" calcext:value-type="float">
            <text:p>120.4159457879</text:p>
          </table:table-cell>
          <table:table-cell table:formula="of:=SQRT((VLOOKUP([.$A201];[.$A$2:.$D$101];2;0)-VLOOKUP([.C$129];[.$A$104:.$C$113];2;0))^2+(VLOOKUP([.$A201];[.$A$2:.$D$101];3;0)-VLOOKUP([.C$129];[.$A$104:.$C$113];3;0))^2)" office:value-type="float" office:value="31.6227766016838" calcext:value-type="float">
            <text:p>31.6227766017</text:p>
          </table:table-cell>
          <table:table-cell table:formula="of:=SQRT((VLOOKUP([.$A201];[.$A$2:.$D$101];2;0)-VLOOKUP([.D$129];[.$A$104:.$C$113];2;0))^2+(VLOOKUP([.$A201];[.$A$2:.$D$101];3;0)-VLOOKUP([.D$129];[.$A$104:.$C$113];3;0))^2)" office:value-type="float" office:value="186.010752377383" calcext:value-type="float">
            <text:p>186.0107523774</text:p>
          </table:table-cell>
          <table:table-cell table:formula="of:=SQRT((VLOOKUP([.$A201];[.$A$2:.$D$101];2;0)-VLOOKUP([.E$129];[.$A$104:.$C$113];2;0))^2+(VLOOKUP([.$A201];[.$A$2:.$D$101];3;0)-VLOOKUP([.E$129];[.$A$104:.$C$113];3;0))^2)" office:value-type="float" office:value="152.643375224737" calcext:value-type="float">
            <text:p>152.6433752247</text:p>
          </table:table-cell>
          <table:table-cell table:formula="of:=SQRT((VLOOKUP([.$A201];[.$A$2:.$D$101];2;0)-VLOOKUP([.F$129];[.$A$104:.$C$113];2;0))^2+(VLOOKUP([.$A201];[.$A$2:.$D$101];3;0)-VLOOKUP([.F$129];[.$A$104:.$C$113];3;0))^2)" office:value-type="float" office:value="150.332963783729" calcext:value-type="float">
            <text:p>150.3329637837</text:p>
          </table:table-cell>
          <table:table-cell table:formula="of:=SQRT((VLOOKUP([.$A201];[.$A$2:.$D$101];2;0)-VLOOKUP([.G$129];[.$A$104:.$C$113];2;0))^2+(VLOOKUP([.$A201];[.$A$2:.$D$101];3;0)-VLOOKUP([.G$129];[.$A$104:.$C$113];3;0))^2)" office:value-type="float" office:value="36.0555127546399" calcext:value-type="float">
            <text:p>36.0555127546</text:p>
          </table:table-cell>
          <table:table-cell table:formula="of:=SQRT((VLOOKUP([.$A201];[.$A$2:.$D$101];2;0)-VLOOKUP([.H$129];[.$A$104:.$C$113];2;0))^2+(VLOOKUP([.$A201];[.$A$2:.$D$101];3;0)-VLOOKUP([.H$129];[.$A$104:.$C$113];3;0))^2)" office:value-type="float" office:value="70.7106781186548" calcext:value-type="float">
            <text:p>70.7106781187</text:p>
          </table:table-cell>
          <table:table-cell table:formula="of:=SQRT((VLOOKUP([.$A201];[.$A$2:.$D$101];2;0)-VLOOKUP([.I$129];[.$A$104:.$C$113];2;0))^2+(VLOOKUP([.$A201];[.$A$2:.$D$101];3;0)-VLOOKUP([.I$129];[.$A$104:.$C$113];3;0))^2)" office:value-type="float" office:value="86.0232526704263" calcext:value-type="float">
            <text:p>86.0232526704</text:p>
          </table:table-cell>
          <table:table-cell table:formula="of:=SQRT((VLOOKUP([.$A201];[.$A$2:.$D$101];2;0)-VLOOKUP([.J$129];[.$A$104:.$C$113];2;0))^2+(VLOOKUP([.$A201];[.$A$2:.$D$101];3;0)-VLOOKUP([.J$129];[.$A$104:.$C$113];3;0))^2)" office:value-type="float" office:value="120.830459735946" calcext:value-type="float">
            <text:p>120.8304597359</text:p>
          </table:table-cell>
          <table:table-cell table:formula="of:=SQRT((VLOOKUP([.$A201];[.$A$2:.$D$101];2;0)-VLOOKUP([.K$129];[.$A$104:.$C$113];2;0))^2+(VLOOKUP([.$A201];[.$A$2:.$D$101];3;0)-VLOOKUP([.K$129];[.$A$104:.$C$113];3;0))^2)" office:value-type="float" office:value="142.126704035519" calcext:value-type="float">
            <text:p>142.1267040355</text:p>
          </table:table-cell>
          <table:table-cell table:number-columns-repeated="1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QRT((VLOOKUP([.$A202];[.$A$2:.$D$101];2;0)-VLOOKUP([.B$129];[.$A$104:.$C$113];2;0))^2+(VLOOKUP([.$A202];[.$A$2:.$D$101];3;0)-VLOOKUP([.B$129];[.$A$104:.$C$113];3;0))^2)" office:value-type="float" office:value="123.69316876853" calcext:value-type="float">
            <text:p>123.6931687685</text:p>
          </table:table-cell>
          <table:table-cell table:formula="of:=SQRT((VLOOKUP([.$A202];[.$A$2:.$D$101];2;0)-VLOOKUP([.C$129];[.$A$104:.$C$113];2;0))^2+(VLOOKUP([.$A202];[.$A$2:.$D$101];3;0)-VLOOKUP([.C$129];[.$A$104:.$C$113];3;0))^2)" office:value-type="float" office:value="31.6227766016838" calcext:value-type="float">
            <text:p>31.6227766017</text:p>
          </table:table-cell>
          <table:table-cell table:formula="of:=SQRT((VLOOKUP([.$A202];[.$A$2:.$D$101];2;0)-VLOOKUP([.D$129];[.$A$104:.$C$113];2;0))^2+(VLOOKUP([.$A202];[.$A$2:.$D$101];3;0)-VLOOKUP([.D$129];[.$A$104:.$C$113];3;0))^2)" office:value-type="float" office:value="170.293863659264" calcext:value-type="float">
            <text:p>170.2938636593</text:p>
          </table:table-cell>
          <table:table-cell table:formula="of:=SQRT((VLOOKUP([.$A202];[.$A$2:.$D$101];2;0)-VLOOKUP([.E$129];[.$A$104:.$C$113];2;0))^2+(VLOOKUP([.$A202];[.$A$2:.$D$101];3;0)-VLOOKUP([.E$129];[.$A$104:.$C$113];3;0))^2)" office:value-type="float" office:value="143.178210632764" calcext:value-type="float">
            <text:p>143.1782106328</text:p>
          </table:table-cell>
          <table:table-cell table:formula="of:=SQRT((VLOOKUP([.$A202];[.$A$2:.$D$101];2;0)-VLOOKUP([.F$129];[.$A$104:.$C$113];2;0))^2+(VLOOKUP([.$A202];[.$A$2:.$D$101];3;0)-VLOOKUP([.F$129];[.$A$104:.$C$113];3;0))^2)" office:value-type="float" office:value="130.384048104053" calcext:value-type="float">
            <text:p>130.3840481041</text:p>
          </table:table-cell>
          <table:table-cell table:formula="of:=SQRT((VLOOKUP([.$A202];[.$A$2:.$D$101];2;0)-VLOOKUP([.G$129];[.$A$104:.$C$113];2;0))^2+(VLOOKUP([.$A202];[.$A$2:.$D$101];3;0)-VLOOKUP([.G$129];[.$A$104:.$C$113];3;0))^2)" office:value-type="float" office:value="30" calcext:value-type="float">
            <text:p>30</text:p>
          </table:table-cell>
          <table:table-cell table:formula="of:=SQRT((VLOOKUP([.$A202];[.$A$2:.$D$101];2;0)-VLOOKUP([.H$129];[.$A$104:.$C$113];2;0))^2+(VLOOKUP([.$A202];[.$A$2:.$D$101];3;0)-VLOOKUP([.H$129];[.$A$104:.$C$113];3;0))^2)" office:value-type="float" office:value="50.9901951359278" calcext:value-type="float">
            <text:p>50.9901951359</text:p>
          </table:table-cell>
          <table:table-cell table:formula="of:=SQRT((VLOOKUP([.$A202];[.$A$2:.$D$101];2;0)-VLOOKUP([.I$129];[.$A$104:.$C$113];2;0))^2+(VLOOKUP([.$A202];[.$A$2:.$D$101];3;0)-VLOOKUP([.I$129];[.$A$104:.$C$113];3;0))^2)" office:value-type="float" office:value="76.1577310586391" calcext:value-type="float">
            <text:p>76.1577310586</text:p>
          </table:table-cell>
          <table:table-cell table:formula="of:=SQRT((VLOOKUP([.$A202];[.$A$2:.$D$101];2;0)-VLOOKUP([.J$129];[.$A$104:.$C$113];2;0))^2+(VLOOKUP([.$A202];[.$A$2:.$D$101];3;0)-VLOOKUP([.J$129];[.$A$104:.$C$113];3;0))^2)" office:value-type="float" office:value="102.95630140987" calcext:value-type="float">
            <text:p>102.9563014099</text:p>
          </table:table-cell>
          <table:table-cell table:formula="of:=SQRT((VLOOKUP([.$A202];[.$A$2:.$D$101];2;0)-VLOOKUP([.K$129];[.$A$104:.$C$113];2;0))^2+(VLOOKUP([.$A202];[.$A$2:.$D$101];3;0)-VLOOKUP([.K$129];[.$A$104:.$C$113];3;0))^2)" office:value-type="float" office:value="127.279220613579" calcext:value-type="float">
            <text:p>127.2792206136</text:p>
          </table:table-cell>
          <table:table-cell table:number-columns-repeated="1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QRT((VLOOKUP([.$A203];[.$A$2:.$D$101];2;0)-VLOOKUP([.B$129];[.$A$104:.$C$113];2;0))^2+(VLOOKUP([.$A203];[.$A$2:.$D$101];3;0)-VLOOKUP([.B$129];[.$A$104:.$C$113];3;0))^2)" office:value-type="float" office:value="130" calcext:value-type="float">
            <text:p>130</text:p>
          </table:table-cell>
          <table:table-cell table:formula="of:=SQRT((VLOOKUP([.$A203];[.$A$2:.$D$101];2;0)-VLOOKUP([.C$129];[.$A$104:.$C$113];2;0))^2+(VLOOKUP([.$A203];[.$A$2:.$D$101];3;0)-VLOOKUP([.C$129];[.$A$104:.$C$113];3;0))^2)" office:value-type="float" office:value="42.4264068711929" calcext:value-type="float">
            <text:p>42.4264068712</text:p>
          </table:table-cell>
          <table:table-cell table:formula="of:=SQRT((VLOOKUP([.$A203];[.$A$2:.$D$101];2;0)-VLOOKUP([.D$129];[.$A$104:.$C$113];2;0))^2+(VLOOKUP([.$A203];[.$A$2:.$D$101];3;0)-VLOOKUP([.D$129];[.$A$104:.$C$113];3;0))^2)" office:value-type="float" office:value="155.56349186104" calcext:value-type="float">
            <text:p>155.563491861</text:p>
          </table:table-cell>
          <table:table-cell table:formula="of:=SQRT((VLOOKUP([.$A203];[.$A$2:.$D$101];2;0)-VLOOKUP([.E$129];[.$A$104:.$C$113];2;0))^2+(VLOOKUP([.$A203];[.$A$2:.$D$101];3;0)-VLOOKUP([.E$129];[.$A$104:.$C$113];3;0))^2)" office:value-type="float" office:value="136.014705087354" calcext:value-type="float">
            <text:p>136.0147050874</text:p>
          </table:table-cell>
          <table:table-cell table:formula="of:=SQRT((VLOOKUP([.$A203];[.$A$2:.$D$101];2;0)-VLOOKUP([.F$129];[.$A$104:.$C$113];2;0))^2+(VLOOKUP([.$A203];[.$A$2:.$D$101];3;0)-VLOOKUP([.F$129];[.$A$104:.$C$113];3;0))^2)" office:value-type="float" office:value="110.453610171873" calcext:value-type="float">
            <text:p>110.4536101719</text:p>
          </table:table-cell>
          <table:table-cell table:formula="of:=SQRT((VLOOKUP([.$A203];[.$A$2:.$D$101];2;0)-VLOOKUP([.G$129];[.$A$104:.$C$113];2;0))^2+(VLOOKUP([.$A203];[.$A$2:.$D$101];3;0)-VLOOKUP([.G$129];[.$A$104:.$C$113];3;0))^2)" office:value-type="float" office:value="36.0555127546399" calcext:value-type="float">
            <text:p>36.0555127546</text:p>
          </table:table-cell>
          <table:table-cell table:formula="of:=SQRT((VLOOKUP([.$A203];[.$A$2:.$D$101];2;0)-VLOOKUP([.H$129];[.$A$104:.$C$113];2;0))^2+(VLOOKUP([.$A203];[.$A$2:.$D$101];3;0)-VLOOKUP([.H$129];[.$A$104:.$C$113];3;0))^2)" office:value-type="float" office:value="31.6227766016838" calcext:value-type="float">
            <text:p>31.6227766017</text:p>
          </table:table-cell>
          <table:table-cell table:formula="of:=SQRT((VLOOKUP([.$A203];[.$A$2:.$D$101];2;0)-VLOOKUP([.I$129];[.$A$104:.$C$113];2;0))^2+(VLOOKUP([.$A203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203];[.$A$2:.$D$101];2;0)-VLOOKUP([.J$129];[.$A$104:.$C$113];2;0))^2+(VLOOKUP([.$A203];[.$A$2:.$D$101];3;0)-VLOOKUP([.J$129];[.$A$104:.$C$113];3;0))^2)" office:value-type="float" office:value="86.0232526704263" calcext:value-type="float">
            <text:p>86.0232526704</text:p>
          </table:table-cell>
          <table:table-cell table:formula="of:=SQRT((VLOOKUP([.$A203];[.$A$2:.$D$101];2;0)-VLOOKUP([.K$129];[.$A$104:.$C$113];2;0))^2+(VLOOKUP([.$A203];[.$A$2:.$D$101];3;0)-VLOOKUP([.K$129];[.$A$104:.$C$113];3;0))^2)" office:value-type="float" office:value="114.017542509914" calcext:value-type="float">
            <text:p>114.0175425099</text:p>
          </table:table-cell>
          <table:table-cell table:number-columns-repeated="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(VLOOKUP([.$A204];[.$A$2:.$D$101];2;0)-VLOOKUP([.B$129];[.$A$104:.$C$113];2;0))^2+(VLOOKUP([.$A204];[.$A$2:.$D$101];3;0)-VLOOKUP([.B$129];[.$A$104:.$C$113];3;0))^2)" office:value-type="float" office:value="138.924439894498" calcext:value-type="float">
            <text:p>138.9244398945</text:p>
          </table:table-cell>
          <table:table-cell table:formula="of:=SQRT((VLOOKUP([.$A204];[.$A$2:.$D$101];2;0)-VLOOKUP([.C$129];[.$A$104:.$C$113];2;0))^2+(VLOOKUP([.$A204];[.$A$2:.$D$101];3;0)-VLOOKUP([.C$129];[.$A$104:.$C$113];3;0))^2)" office:value-type="float" office:value="58.309518948453" calcext:value-type="float">
            <text:p>58.3095189485</text:p>
          </table:table-cell>
          <table:table-cell table:formula="of:=SQRT((VLOOKUP([.$A204];[.$A$2:.$D$101];2;0)-VLOOKUP([.D$129];[.$A$104:.$C$113];2;0))^2+(VLOOKUP([.$A204];[.$A$2:.$D$101];3;0)-VLOOKUP([.D$129];[.$A$104:.$C$113];3;0))^2)" office:value-type="float" office:value="142.126704035519" calcext:value-type="float">
            <text:p>142.1267040355</text:p>
          </table:table-cell>
          <table:table-cell table:formula="of:=SQRT((VLOOKUP([.$A204];[.$A$2:.$D$101];2;0)-VLOOKUP([.E$129];[.$A$104:.$C$113];2;0))^2+(VLOOKUP([.$A204];[.$A$2:.$D$101];3;0)-VLOOKUP([.E$129];[.$A$104:.$C$113];3;0))^2)" office:value-type="float" office:value="131.529464379659" calcext:value-type="float">
            <text:p>131.5294643797</text:p>
          </table:table-cell>
          <table:table-cell table:formula="of:=SQRT((VLOOKUP([.$A204];[.$A$2:.$D$101];2;0)-VLOOKUP([.F$129];[.$A$104:.$C$113];2;0))^2+(VLOOKUP([.$A204];[.$A$2:.$D$101];3;0)-VLOOKUP([.F$129];[.$A$104:.$C$113];3;0))^2)" office:value-type="float" office:value="90.5538513813742" calcext:value-type="float">
            <text:p>90.5538513814</text:p>
          </table:table-cell>
          <table:table-cell table:formula="of:=SQRT((VLOOKUP([.$A204];[.$A$2:.$D$101];2;0)-VLOOKUP([.G$129];[.$A$104:.$C$113];2;0))^2+(VLOOKUP([.$A204];[.$A$2:.$D$101];3;0)-VLOOKUP([.G$129];[.$A$104:.$C$113];3;0))^2)" office:value-type="float" office:value="50" calcext:value-type="float">
            <text:p>50</text:p>
          </table:table-cell>
          <table:table-cell table:formula="of:=SQRT((VLOOKUP([.$A204];[.$A$2:.$D$101];2;0)-VLOOKUP([.H$129];[.$A$104:.$C$113];2;0))^2+(VLOOKUP([.$A204];[.$A$2:.$D$101];3;0)-VLOOKUP([.H$129];[.$A$104:.$C$113];3;0))^2)" office:value-type="float" office:value="14.142135623731" calcext:value-type="float">
            <text:p>14.1421356237</text:p>
          </table:table-cell>
          <table:table-cell table:formula="of:=SQRT((VLOOKUP([.$A204];[.$A$2:.$D$101];2;0)-VLOOKUP([.I$129];[.$A$104:.$C$113];2;0))^2+(VLOOKUP([.$A204];[.$A$2:.$D$101];3;0)-VLOOKUP([.I$129];[.$A$104:.$C$113];3;0))^2)" office:value-type="float" office:value="70.7106781186548" calcext:value-type="float">
            <text:p>70.7106781187</text:p>
          </table:table-cell>
          <table:table-cell table:formula="of:=SQRT((VLOOKUP([.$A204];[.$A$2:.$D$101];2;0)-VLOOKUP([.J$129];[.$A$104:.$C$113];2;0))^2+(VLOOKUP([.$A204];[.$A$2:.$D$101];3;0)-VLOOKUP([.J$129];[.$A$104:.$C$113];3;0))^2)" office:value-type="float" office:value="70.7106781186548" calcext:value-type="float">
            <text:p>70.7106781187</text:p>
          </table:table-cell>
          <table:table-cell table:formula="of:=SQRT((VLOOKUP([.$A204];[.$A$2:.$D$101];2;0)-VLOOKUP([.K$129];[.$A$104:.$C$113];2;0))^2+(VLOOKUP([.$A204];[.$A$2:.$D$101];3;0)-VLOOKUP([.K$129];[.$A$104:.$C$113];3;0))^2)" office:value-type="float" office:value="102.95630140987" calcext:value-type="float">
            <text:p>102.9563014099</text:p>
          </table:table-cell>
          <table:table-cell table:number-columns-repeated="1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QRT((VLOOKUP([.$A205];[.$A$2:.$D$101];2;0)-VLOOKUP([.B$129];[.$A$104:.$C$113];2;0))^2+(VLOOKUP([.$A205];[.$A$2:.$D$101];3;0)-VLOOKUP([.B$129];[.$A$104:.$C$113];3;0))^2)" office:value-type="float" office:value="150" calcext:value-type="float">
            <text:p>150</text:p>
          </table:table-cell>
          <table:table-cell table:formula="of:=SQRT((VLOOKUP([.$A205];[.$A$2:.$D$101];2;0)-VLOOKUP([.C$129];[.$A$104:.$C$113];2;0))^2+(VLOOKUP([.$A205];[.$A$2:.$D$101];3;0)-VLOOKUP([.C$129];[.$A$104:.$C$113];3;0))^2)" office:value-type="float" office:value="76.1577310586391" calcext:value-type="float">
            <text:p>76.1577310586</text:p>
          </table:table-cell>
          <table:table-cell table:formula="of:=SQRT((VLOOKUP([.$A205];[.$A$2:.$D$101];2;0)-VLOOKUP([.D$129];[.$A$104:.$C$113];2;0))^2+(VLOOKUP([.$A205];[.$A$2:.$D$101];3;0)-VLOOKUP([.D$129];[.$A$104:.$C$113];3;0))^2)" office:value-type="float" office:value="130.384048104053" calcext:value-type="float">
            <text:p>130.3840481041</text:p>
          </table:table-cell>
          <table:table-cell table:formula="of:=SQRT((VLOOKUP([.$A205];[.$A$2:.$D$101];2;0)-VLOOKUP([.E$129];[.$A$104:.$C$113];2;0))^2+(VLOOKUP([.$A205];[.$A$2:.$D$101];3;0)-VLOOKUP([.E$129];[.$A$104:.$C$113];3;0))^2)" office:value-type="float" office:value="130" calcext:value-type="float">
            <text:p>130</text:p>
          </table:table-cell>
          <table:table-cell table:formula="of:=SQRT((VLOOKUP([.$A205];[.$A$2:.$D$101];2;0)-VLOOKUP([.F$129];[.$A$104:.$C$113];2;0))^2+(VLOOKUP([.$A205];[.$A$2:.$D$101];3;0)-VLOOKUP([.F$129];[.$A$104:.$C$113];3;0))^2)" office:value-type="float" office:value="70.7106781186548" calcext:value-type="float">
            <text:p>70.7106781187</text:p>
          </table:table-cell>
          <table:table-cell table:formula="of:=SQRT((VLOOKUP([.$A205];[.$A$2:.$D$101];2;0)-VLOOKUP([.G$129];[.$A$104:.$C$113];2;0))^2+(VLOOKUP([.$A205];[.$A$2:.$D$101];3;0)-VLOOKUP([.G$129];[.$A$104:.$C$113];3;0))^2)" office:value-type="float" office:value="67.0820393249937" calcext:value-type="float">
            <text:p>67.082039325</text:p>
          </table:table-cell>
          <table:table-cell table:formula="of:=SQRT((VLOOKUP([.$A205];[.$A$2:.$D$101];2;0)-VLOOKUP([.H$129];[.$A$104:.$C$113];2;0))^2+(VLOOKUP([.$A205];[.$A$2:.$D$101];3;0)-VLOOKUP([.H$129];[.$A$104:.$C$113];3;0))^2)" office:value-type="float" office:value="14.142135623731" calcext:value-type="float">
            <text:p>14.1421356237</text:p>
          </table:table-cell>
          <table:table-cell table:formula="of:=SQRT((VLOOKUP([.$A205];[.$A$2:.$D$101];2;0)-VLOOKUP([.I$129];[.$A$104:.$C$113];2;0))^2+(VLOOKUP([.$A205];[.$A$2:.$D$101];3;0)-VLOOKUP([.I$129];[.$A$104:.$C$113];3;0))^2)" office:value-type="float" office:value="76.1577310586391" calcext:value-type="float">
            <text:p>76.1577310586</text:p>
          </table:table-cell>
          <table:table-cell table:formula="of:=SQRT((VLOOKUP([.$A205];[.$A$2:.$D$101];2;0)-VLOOKUP([.J$129];[.$A$104:.$C$113];2;0))^2+(VLOOKUP([.$A205];[.$A$2:.$D$101];3;0)-VLOOKUP([.J$129];[.$A$104:.$C$113];3;0))^2)" office:value-type="float" office:value="58.309518948453" calcext:value-type="float">
            <text:p>58.3095189485</text:p>
          </table:table-cell>
          <table:table-cell table:formula="of:=SQRT((VLOOKUP([.$A205];[.$A$2:.$D$101];2;0)-VLOOKUP([.K$129];[.$A$104:.$C$113];2;0))^2+(VLOOKUP([.$A205];[.$A$2:.$D$101];3;0)-VLOOKUP([.K$129];[.$A$104:.$C$113];3;0))^2)" office:value-type="float" office:value="94.8683298050514" calcext:value-type="float">
            <text:p>94.8683298051</text:p>
          </table:table-cell>
          <table:table-cell table:number-columns-repeated="1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QRT((VLOOKUP([.$A206];[.$A$2:.$D$101];2;0)-VLOOKUP([.B$129];[.$A$104:.$C$113];2;0))^2+(VLOOKUP([.$A206];[.$A$2:.$D$101];3;0)-VLOOKUP([.B$129];[.$A$104:.$C$113];3;0))^2)" office:value-type="float" office:value="162.788205960997" calcext:value-type="float">
            <text:p>162.788205961</text:p>
          </table:table-cell>
          <table:table-cell table:formula="of:=SQRT((VLOOKUP([.$A206];[.$A$2:.$D$101];2;0)-VLOOKUP([.C$129];[.$A$104:.$C$113];2;0))^2+(VLOOKUP([.$A206];[.$A$2:.$D$101];3;0)-VLOOKUP([.C$129];[.$A$104:.$C$113];3;0))^2)" office:value-type="float" office:value="94.8683298050514" calcext:value-type="float">
            <text:p>94.8683298051</text:p>
          </table:table-cell>
          <table:table-cell table:formula="of:=SQRT((VLOOKUP([.$A206];[.$A$2:.$D$101];2;0)-VLOOKUP([.D$129];[.$A$104:.$C$113];2;0))^2+(VLOOKUP([.$A206];[.$A$2:.$D$101];3;0)-VLOOKUP([.D$129];[.$A$104:.$C$113];3;0))^2)" office:value-type="float" office:value="120.830459735946" calcext:value-type="float">
            <text:p>120.8304597359</text:p>
          </table:table-cell>
          <table:table-cell table:formula="of:=SQRT((VLOOKUP([.$A206];[.$A$2:.$D$101];2;0)-VLOOKUP([.E$129];[.$A$104:.$C$113];2;0))^2+(VLOOKUP([.$A206];[.$A$2:.$D$101];3;0)-VLOOKUP([.E$129];[.$A$104:.$C$113];3;0))^2)" office:value-type="float" office:value="131.529464379659" calcext:value-type="float">
            <text:p>131.5294643797</text:p>
          </table:table-cell>
          <table:table-cell table:formula="of:=SQRT((VLOOKUP([.$A206];[.$A$2:.$D$101];2;0)-VLOOKUP([.F$129];[.$A$104:.$C$113];2;0))^2+(VLOOKUP([.$A206];[.$A$2:.$D$101];3;0)-VLOOKUP([.F$129];[.$A$104:.$C$113];3;0))^2)" office:value-type="float" office:value="50.9901951359278" calcext:value-type="float">
            <text:p>50.9901951359</text:p>
          </table:table-cell>
          <table:table-cell table:formula="of:=SQRT((VLOOKUP([.$A206];[.$A$2:.$D$101];2;0)-VLOOKUP([.G$129];[.$A$104:.$C$113];2;0))^2+(VLOOKUP([.$A206];[.$A$2:.$D$101];3;0)-VLOOKUP([.G$129];[.$A$104:.$C$113];3;0))^2)" office:value-type="float" office:value="85.4400374531753" calcext:value-type="float">
            <text:p>85.4400374532</text:p>
          </table:table-cell>
          <table:table-cell table:formula="of:=SQRT((VLOOKUP([.$A206];[.$A$2:.$D$101];2;0)-VLOOKUP([.H$129];[.$A$104:.$C$113];2;0))^2+(VLOOKUP([.$A206];[.$A$2:.$D$101];3;0)-VLOOKUP([.H$129];[.$A$104:.$C$113];3;0))^2)" office:value-type="float" office:value="31.6227766016838" calcext:value-type="float">
            <text:p>31.6227766017</text:p>
          </table:table-cell>
          <table:table-cell table:formula="of:=SQRT((VLOOKUP([.$A206];[.$A$2:.$D$101];2;0)-VLOOKUP([.I$129];[.$A$104:.$C$113];2;0))^2+(VLOOKUP([.$A206];[.$A$2:.$D$101];3;0)-VLOOKUP([.I$129];[.$A$104:.$C$113];3;0))^2)" office:value-type="float" office:value="86.0232526704263" calcext:value-type="float">
            <text:p>86.0232526704</text:p>
          </table:table-cell>
          <table:table-cell table:formula="of:=SQRT((VLOOKUP([.$A206];[.$A$2:.$D$101];2;0)-VLOOKUP([.J$129];[.$A$104:.$C$113];2;0))^2+(VLOOKUP([.$A206];[.$A$2:.$D$101];3;0)-VLOOKUP([.J$129];[.$A$104:.$C$113];3;0))^2)" office:value-type="float" office:value="50.9901951359278" calcext:value-type="float">
            <text:p>50.9901951359</text:p>
          </table:table-cell>
          <table:table-cell table:formula="of:=SQRT((VLOOKUP([.$A206];[.$A$2:.$D$101];2;0)-VLOOKUP([.K$129];[.$A$104:.$C$113];2;0))^2+(VLOOKUP([.$A206];[.$A$2:.$D$101];3;0)-VLOOKUP([.K$129];[.$A$104:.$C$113];3;0))^2)" office:value-type="float" office:value="90.5538513813742" calcext:value-type="float">
            <text:p>90.5538513814</text:p>
          </table:table-cell>
          <table:table-cell table:number-columns-repeated="1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QRT((VLOOKUP([.$A207];[.$A$2:.$D$101];2;0)-VLOOKUP([.B$129];[.$A$104:.$C$113];2;0))^2+(VLOOKUP([.$A207];[.$A$2:.$D$101];3;0)-VLOOKUP([.B$129];[.$A$104:.$C$113];3;0))^2)" office:value-type="float" office:value="176.918060129541" calcext:value-type="float">
            <text:p>176.9180601295</text:p>
          </table:table-cell>
          <table:table-cell table:formula="of:=SQRT((VLOOKUP([.$A207];[.$A$2:.$D$101];2;0)-VLOOKUP([.C$129];[.$A$104:.$C$113];2;0))^2+(VLOOKUP([.$A207];[.$A$2:.$D$101];3;0)-VLOOKUP([.C$129];[.$A$104:.$C$113];3;0))^2)" office:value-type="float" office:value="114.017542509914" calcext:value-type="float">
            <text:p>114.0175425099</text:p>
          </table:table-cell>
          <table:table-cell table:formula="of:=SQRT((VLOOKUP([.$A207];[.$A$2:.$D$101];2;0)-VLOOKUP([.D$129];[.$A$104:.$C$113];2;0))^2+(VLOOKUP([.$A207];[.$A$2:.$D$101];3;0)-VLOOKUP([.D$129];[.$A$104:.$C$113];3;0))^2)" office:value-type="float" office:value="114.017542509914" calcext:value-type="float">
            <text:p>114.0175425099</text:p>
          </table:table-cell>
          <table:table-cell table:formula="of:=SQRT((VLOOKUP([.$A207];[.$A$2:.$D$101];2;0)-VLOOKUP([.E$129];[.$A$104:.$C$113];2;0))^2+(VLOOKUP([.$A207];[.$A$2:.$D$101];3;0)-VLOOKUP([.E$129];[.$A$104:.$C$113];3;0))^2)" office:value-type="float" office:value="136.014705087354" calcext:value-type="float">
            <text:p>136.0147050874</text:p>
          </table:table-cell>
          <table:table-cell table:formula="of:=SQRT((VLOOKUP([.$A207];[.$A$2:.$D$101];2;0)-VLOOKUP([.F$129];[.$A$104:.$C$113];2;0))^2+(VLOOKUP([.$A207];[.$A$2:.$D$101];3;0)-VLOOKUP([.F$129];[.$A$104:.$C$113];3;0))^2)" office:value-type="float" office:value="31.6227766016838" calcext:value-type="float">
            <text:p>31.6227766017</text:p>
          </table:table-cell>
          <table:table-cell table:formula="of:=SQRT((VLOOKUP([.$A207];[.$A$2:.$D$101];2;0)-VLOOKUP([.G$129];[.$A$104:.$C$113];2;0))^2+(VLOOKUP([.$A207];[.$A$2:.$D$101];3;0)-VLOOKUP([.G$129];[.$A$104:.$C$113];3;0))^2)" office:value-type="float" office:value="104.403065089106" calcext:value-type="float">
            <text:p>104.4030650891</text:p>
          </table:table-cell>
          <table:table-cell table:formula="of:=SQRT((VLOOKUP([.$A207];[.$A$2:.$D$101];2;0)-VLOOKUP([.H$129];[.$A$104:.$C$113];2;0))^2+(VLOOKUP([.$A207];[.$A$2:.$D$101];3;0)-VLOOKUP([.H$129];[.$A$104:.$C$113];3;0))^2)" office:value-type="float" office:value="50.9901951359278" calcext:value-type="float">
            <text:p>50.9901951359</text:p>
          </table:table-cell>
          <table:table-cell table:formula="of:=SQRT((VLOOKUP([.$A207];[.$A$2:.$D$101];2;0)-VLOOKUP([.I$129];[.$A$104:.$C$113];2;0))^2+(VLOOKUP([.$A207];[.$A$2:.$D$101];3;0)-VLOOKUP([.I$129];[.$A$104:.$C$113];3;0))^2)" office:value-type="float" office:value="98.9949493661167" calcext:value-type="float">
            <text:p>98.9949493661</text:p>
          </table:table-cell>
          <table:table-cell table:formula="of:=SQRT((VLOOKUP([.$A207];[.$A$2:.$D$101];2;0)-VLOOKUP([.J$129];[.$A$104:.$C$113];2;0))^2+(VLOOKUP([.$A207];[.$A$2:.$D$101];3;0)-VLOOKUP([.J$129];[.$A$104:.$C$113];3;0))^2)" office:value-type="float" office:value="50.9901951359278" calcext:value-type="float">
            <text:p>50.9901951359</text:p>
          </table:table-cell>
          <table:table-cell table:formula="of:=SQRT((VLOOKUP([.$A207];[.$A$2:.$D$101];2;0)-VLOOKUP([.K$129];[.$A$104:.$C$113];2;0))^2+(VLOOKUP([.$A207];[.$A$2:.$D$101];3;0)-VLOOKUP([.K$129];[.$A$104:.$C$113];3;0))^2)" office:value-type="float" office:value="90.5538513813742" calcext:value-type="float">
            <text:p>90.5538513814</text:p>
          </table:table-cell>
          <table:table-cell table:number-columns-repeated="1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QRT((VLOOKUP([.$A208];[.$A$2:.$D$101];2;0)-VLOOKUP([.B$129];[.$A$104:.$C$113];2;0))^2+(VLOOKUP([.$A208];[.$A$2:.$D$101];3;0)-VLOOKUP([.B$129];[.$A$104:.$C$113];3;0))^2)" office:value-type="float" office:value="192.093727122985" calcext:value-type="float">
            <text:p>192.093727123</text:p>
          </table:table-cell>
          <table:table-cell table:formula="of:=SQRT((VLOOKUP([.$A208];[.$A$2:.$D$101];2;0)-VLOOKUP([.C$129];[.$A$104:.$C$113];2;0))^2+(VLOOKUP([.$A208];[.$A$2:.$D$101];3;0)-VLOOKUP([.C$129];[.$A$104:.$C$113];3;0))^2)" office:value-type="float" office:value="133.416640641263" calcext:value-type="float">
            <text:p>133.4166406413</text:p>
          </table:table-cell>
          <table:table-cell table:formula="of:=SQRT((VLOOKUP([.$A208];[.$A$2:.$D$101];2;0)-VLOOKUP([.D$129];[.$A$104:.$C$113];2;0))^2+(VLOOKUP([.$A208];[.$A$2:.$D$101];3;0)-VLOOKUP([.D$129];[.$A$104:.$C$113];3;0))^2)" office:value-type="float" office:value="110.453610171873" calcext:value-type="float">
            <text:p>110.4536101719</text:p>
          </table:table-cell>
          <table:table-cell table:formula="of:=SQRT((VLOOKUP([.$A208];[.$A$2:.$D$101];2;0)-VLOOKUP([.E$129];[.$A$104:.$C$113];2;0))^2+(VLOOKUP([.$A208];[.$A$2:.$D$101];3;0)-VLOOKUP([.E$129];[.$A$104:.$C$113];3;0))^2)" office:value-type="float" office:value="143.178210632764" calcext:value-type="float">
            <text:p>143.1782106328</text:p>
          </table:table-cell>
          <table:table-cell table:formula="of:=SQRT((VLOOKUP([.$A208];[.$A$2:.$D$101];2;0)-VLOOKUP([.F$129];[.$A$104:.$C$113];2;0))^2+(VLOOKUP([.$A208];[.$A$2:.$D$101];3;0)-VLOOKUP([.F$129];[.$A$104:.$C$113];3;0))^2)" office:value-type="float" office:value="14.142135623731" calcext:value-type="float">
            <text:p>14.1421356237</text:p>
          </table:table-cell>
          <table:table-cell table:formula="of:=SQRT((VLOOKUP([.$A208];[.$A$2:.$D$101];2;0)-VLOOKUP([.G$129];[.$A$104:.$C$113];2;0))^2+(VLOOKUP([.$A208];[.$A$2:.$D$101];3;0)-VLOOKUP([.G$129];[.$A$104:.$C$113];3;0))^2)" office:value-type="float" office:value="123.69316876853" calcext:value-type="float">
            <text:p>123.6931687685</text:p>
          </table:table-cell>
          <table:table-cell table:formula="of:=SQRT((VLOOKUP([.$A208];[.$A$2:.$D$101];2;0)-VLOOKUP([.H$129];[.$A$104:.$C$113];2;0))^2+(VLOOKUP([.$A208];[.$A$2:.$D$101];3;0)-VLOOKUP([.H$129];[.$A$104:.$C$113];3;0))^2)" office:value-type="float" office:value="70.7106781186548" calcext:value-type="float">
            <text:p>70.7106781187</text:p>
          </table:table-cell>
          <table:table-cell table:formula="of:=SQRT((VLOOKUP([.$A208];[.$A$2:.$D$101];2;0)-VLOOKUP([.I$129];[.$A$104:.$C$113];2;0))^2+(VLOOKUP([.$A208];[.$A$2:.$D$101];3;0)-VLOOKUP([.I$129];[.$A$104:.$C$113];3;0))^2)" office:value-type="float" office:value="114.017542509914" calcext:value-type="float">
            <text:p>114.0175425099</text:p>
          </table:table-cell>
          <table:table-cell table:formula="of:=SQRT((VLOOKUP([.$A208];[.$A$2:.$D$101];2;0)-VLOOKUP([.J$129];[.$A$104:.$C$113];2;0))^2+(VLOOKUP([.$A208];[.$A$2:.$D$101];3;0)-VLOOKUP([.J$129];[.$A$104:.$C$113];3;0))^2)" office:value-type="float" office:value="58.309518948453" calcext:value-type="float">
            <text:p>58.3095189485</text:p>
          </table:table-cell>
          <table:table-cell table:formula="of:=SQRT((VLOOKUP([.$A208];[.$A$2:.$D$101];2;0)-VLOOKUP([.K$129];[.$A$104:.$C$113];2;0))^2+(VLOOKUP([.$A208];[.$A$2:.$D$101];3;0)-VLOOKUP([.K$129];[.$A$104:.$C$113];3;0))^2)" office:value-type="float" office:value="94.8683298050514" calcext:value-type="float">
            <text:p>94.8683298051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QRT((VLOOKUP([.$A209];[.$A$2:.$D$101];2;0)-VLOOKUP([.B$129];[.$A$104:.$C$113];2;0))^2+(VLOOKUP([.$A209];[.$A$2:.$D$101];3;0)-VLOOKUP([.B$129];[.$A$104:.$C$113];3;0))^2)" office:value-type="float" office:value="208.086520466848" calcext:value-type="float">
            <text:p>208.0865204668</text:p>
          </table:table-cell>
          <table:table-cell table:formula="of:=SQRT((VLOOKUP([.$A209];[.$A$2:.$D$101];2;0)-VLOOKUP([.C$129];[.$A$104:.$C$113];2;0))^2+(VLOOKUP([.$A209];[.$A$2:.$D$101];3;0)-VLOOKUP([.C$129];[.$A$104:.$C$113];3;0))^2)" office:value-type="float" office:value="152.970585407784" calcext:value-type="float">
            <text:p>152.9705854078</text:p>
          </table:table-cell>
          <table:table-cell table:formula="of:=SQRT((VLOOKUP([.$A209];[.$A$2:.$D$101];2;0)-VLOOKUP([.D$129];[.$A$104:.$C$113];2;0))^2+(VLOOKUP([.$A209];[.$A$2:.$D$101];3;0)-VLOOKUP([.D$129];[.$A$104:.$C$113];3;0))^2)" office:value-type="float" office:value="110.453610171873" calcext:value-type="float">
            <text:p>110.4536101719</text:p>
          </table:table-cell>
          <table:table-cell table:formula="of:=SQRT((VLOOKUP([.$A209];[.$A$2:.$D$101];2;0)-VLOOKUP([.E$129];[.$A$104:.$C$113];2;0))^2+(VLOOKUP([.$A209];[.$A$2:.$D$101];3;0)-VLOOKUP([.E$129];[.$A$104:.$C$113];3;0))^2)" office:value-type="float" office:value="152.643375224737" calcext:value-type="float">
            <text:p>152.6433752247</text:p>
          </table:table-cell>
          <table:table-cell table:formula="of:=SQRT((VLOOKUP([.$A209];[.$A$2:.$D$101];2;0)-VLOOKUP([.F$129];[.$A$104:.$C$113];2;0))^2+(VLOOKUP([.$A209];[.$A$2:.$D$101];3;0)-VLOOKUP([.F$129];[.$A$104:.$C$113];3;0))^2)" office:value-type="float" office:value="14.142135623731" calcext:value-type="float">
            <text:p>14.1421356237</text:p>
          </table:table-cell>
          <table:table-cell table:formula="of:=SQRT((VLOOKUP([.$A209];[.$A$2:.$D$101];2;0)-VLOOKUP([.G$129];[.$A$104:.$C$113];2;0))^2+(VLOOKUP([.$A209];[.$A$2:.$D$101];3;0)-VLOOKUP([.G$129];[.$A$104:.$C$113];3;0))^2)" office:value-type="float" office:value="143.178210632764" calcext:value-type="float">
            <text:p>143.1782106328</text:p>
          </table:table-cell>
          <table:table-cell table:formula="of:=SQRT((VLOOKUP([.$A209];[.$A$2:.$D$101];2;0)-VLOOKUP([.H$129];[.$A$104:.$C$113];2;0))^2+(VLOOKUP([.$A209];[.$A$2:.$D$101];3;0)-VLOOKUP([.H$129];[.$A$104:.$C$113];3;0))^2)" office:value-type="float" office:value="90.5538513813742" calcext:value-type="float">
            <text:p>90.5538513814</text:p>
          </table:table-cell>
          <table:table-cell table:formula="of:=SQRT((VLOOKUP([.$A209];[.$A$2:.$D$101];2;0)-VLOOKUP([.I$129];[.$A$104:.$C$113];2;0))^2+(VLOOKUP([.$A209];[.$A$2:.$D$101];3;0)-VLOOKUP([.I$129];[.$A$104:.$C$113];3;0))^2)" office:value-type="float" office:value="130.384048104053" calcext:value-type="float">
            <text:p>130.3840481041</text:p>
          </table:table-cell>
          <table:table-cell table:formula="of:=SQRT((VLOOKUP([.$A209];[.$A$2:.$D$101];2;0)-VLOOKUP([.J$129];[.$A$104:.$C$113];2;0))^2+(VLOOKUP([.$A209];[.$A$2:.$D$101];3;0)-VLOOKUP([.J$129];[.$A$104:.$C$113];3;0))^2)" office:value-type="float" office:value="70.7106781186548" calcext:value-type="float">
            <text:p>70.7106781187</text:p>
          </table:table-cell>
          <table:table-cell table:formula="of:=SQRT((VLOOKUP([.$A209];[.$A$2:.$D$101];2;0)-VLOOKUP([.K$129];[.$A$104:.$C$113];2;0))^2+(VLOOKUP([.$A209];[.$A$2:.$D$101];3;0)-VLOOKUP([.K$129];[.$A$104:.$C$113];3;0))^2)" office:value-type="float" office:value="102.95630140987" calcext:value-type="float">
            <text:p>102.9563014099</text:p>
          </table:table-cell>
          <table:table-cell table:number-columns-repeated="1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QRT((VLOOKUP([.$A210];[.$A$2:.$D$101];2;0)-VLOOKUP([.B$129];[.$A$104:.$C$113];2;0))^2+(VLOOKUP([.$A210];[.$A$2:.$D$101];3;0)-VLOOKUP([.B$129];[.$A$104:.$C$113];3;0))^2)" office:value-type="float" office:value="140.356688476182" calcext:value-type="float">
            <text:p>140.3566884762</text:p>
          </table:table-cell>
          <table:table-cell table:formula="of:=SQRT((VLOOKUP([.$A210];[.$A$2:.$D$101];2;0)-VLOOKUP([.C$129];[.$A$104:.$C$113];2;0))^2+(VLOOKUP([.$A210];[.$A$2:.$D$101];3;0)-VLOOKUP([.C$129];[.$A$104:.$C$113];3;0))^2)" office:value-type="float" office:value="58.309518948453" calcext:value-type="float">
            <text:p>58.3095189485</text:p>
          </table:table-cell>
          <table:table-cell table:formula="of:=SQRT((VLOOKUP([.$A210];[.$A$2:.$D$101];2;0)-VLOOKUP([.D$129];[.$A$104:.$C$113];2;0))^2+(VLOOKUP([.$A210];[.$A$2:.$D$101];3;0)-VLOOKUP([.D$129];[.$A$104:.$C$113];3;0))^2)" office:value-type="float" office:value="214.009345590327" calcext:value-type="float">
            <text:p>214.0093455903</text:p>
          </table:table-cell>
          <table:table-cell table:formula="of:=SQRT((VLOOKUP([.$A210];[.$A$2:.$D$101];2;0)-VLOOKUP([.E$129];[.$A$104:.$C$113];2;0))^2+(VLOOKUP([.$A210];[.$A$2:.$D$101];3;0)-VLOOKUP([.E$129];[.$A$104:.$C$113];3;0))^2)" office:value-type="float" office:value="180.277563773199" calcext:value-type="float">
            <text:p>180.2775637732</text:p>
          </table:table-cell>
          <table:table-cell table:formula="of:=SQRT((VLOOKUP([.$A210];[.$A$2:.$D$101];2;0)-VLOOKUP([.F$129];[.$A$104:.$C$113];2;0))^2+(VLOOKUP([.$A210];[.$A$2:.$D$101];3;0)-VLOOKUP([.F$129];[.$A$104:.$C$113];3;0))^2)" office:value-type="float" office:value="172.626765016321" calcext:value-type="float">
            <text:p>172.6267650163</text:p>
          </table:table-cell>
          <table:table-cell table:formula="of:=SQRT((VLOOKUP([.$A210];[.$A$2:.$D$101];2;0)-VLOOKUP([.G$129];[.$A$104:.$C$113];2;0))^2+(VLOOKUP([.$A210];[.$A$2:.$D$101];3;0)-VLOOKUP([.G$129];[.$A$104:.$C$113];3;0))^2)" office:value-type="float" office:value="41.2310562561766" calcext:value-type="float">
            <text:p>41.2310562562</text:p>
          </table:table-cell>
          <table:table-cell table:formula="of:=SQRT((VLOOKUP([.$A210];[.$A$2:.$D$101];2;0)-VLOOKUP([.H$129];[.$A$104:.$C$113];2;0))^2+(VLOOKUP([.$A210];[.$A$2:.$D$101];3;0)-VLOOKUP([.H$129];[.$A$104:.$C$113];3;0))^2)" office:value-type="float" office:value="90.5538513813742" calcext:value-type="float">
            <text:p>90.5538513814</text:p>
          </table:table-cell>
          <table:table-cell table:formula="of:=SQRT((VLOOKUP([.$A210];[.$A$2:.$D$101];2;0)-VLOOKUP([.I$129];[.$A$104:.$C$113];2;0))^2+(VLOOKUP([.$A210];[.$A$2:.$D$101];3;0)-VLOOKUP([.I$129];[.$A$104:.$C$113];3;0))^2)" office:value-type="float" office:value="114.017542509914" calcext:value-type="float">
            <text:p>114.0175425099</text:p>
          </table:table-cell>
          <table:table-cell table:formula="of:=SQRT((VLOOKUP([.$A210];[.$A$2:.$D$101];2;0)-VLOOKUP([.J$129];[.$A$104:.$C$113];2;0))^2+(VLOOKUP([.$A210];[.$A$2:.$D$101];3;0)-VLOOKUP([.J$129];[.$A$104:.$C$113];3;0))^2)" office:value-type="float" office:value="147.648230602334" calcext:value-type="float">
            <text:p>147.6482306023</text:p>
          </table:table-cell>
          <table:table-cell table:formula="of:=SQRT((VLOOKUP([.$A210];[.$A$2:.$D$101];2;0)-VLOOKUP([.K$129];[.$A$104:.$C$113];2;0))^2+(VLOOKUP([.$A210];[.$A$2:.$D$101];3;0)-VLOOKUP([.K$129];[.$A$104:.$C$113];3;0))^2)" office:value-type="float" office:value="170.293863659264" calcext:value-type="float">
            <text:p>170.2938636593</text:p>
          </table:table-cell>
          <table:table-cell table:number-columns-repeated="1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QRT((VLOOKUP([.$A211];[.$A$2:.$D$101];2;0)-VLOOKUP([.B$129];[.$A$104:.$C$113];2;0))^2+(VLOOKUP([.$A211];[.$A$2:.$D$101];3;0)-VLOOKUP([.B$129];[.$A$104:.$C$113];3;0))^2)" office:value-type="float" office:value="140.356688476182" calcext:value-type="float">
            <text:p>140.3566884762</text:p>
          </table:table-cell>
          <table:table-cell table:formula="of:=SQRT((VLOOKUP([.$A211];[.$A$2:.$D$101];2;0)-VLOOKUP([.C$129];[.$A$104:.$C$113];2;0))^2+(VLOOKUP([.$A211];[.$A$2:.$D$101];3;0)-VLOOKUP([.C$129];[.$A$104:.$C$113];3;0))^2)" office:value-type="float" office:value="50.9901951359278" calcext:value-type="float">
            <text:p>50.9901951359</text:p>
          </table:table-cell>
          <table:table-cell table:formula="of:=SQRT((VLOOKUP([.$A211];[.$A$2:.$D$101];2;0)-VLOOKUP([.D$129];[.$A$104:.$C$113];2;0))^2+(VLOOKUP([.$A211];[.$A$2:.$D$101];3;0)-VLOOKUP([.D$129];[.$A$104:.$C$113];3;0))^2)" office:value-type="float" office:value="198.494332412792" calcext:value-type="float">
            <text:p>198.4943324128</text:p>
          </table:table-cell>
          <table:table-cell table:formula="of:=SQRT((VLOOKUP([.$A211];[.$A$2:.$D$101];2;0)-VLOOKUP([.E$129];[.$A$104:.$C$113];2;0))^2+(VLOOKUP([.$A211];[.$A$2:.$D$101];3;0)-VLOOKUP([.E$129];[.$A$104:.$C$113];3;0))^2)" office:value-type="float" office:value="170" calcext:value-type="float">
            <text:p>170</text:p>
          </table:table-cell>
          <table:table-cell table:formula="of:=SQRT((VLOOKUP([.$A211];[.$A$2:.$D$101];2;0)-VLOOKUP([.F$129];[.$A$104:.$C$113];2;0))^2+(VLOOKUP([.$A211];[.$A$2:.$D$101];3;0)-VLOOKUP([.F$129];[.$A$104:.$C$113];3;0))^2)" office:value-type="float" office:value="152.970585407784" calcext:value-type="float">
            <text:p>152.9705854078</text:p>
          </table:table-cell>
          <table:table-cell table:formula="of:=SQRT((VLOOKUP([.$A211];[.$A$2:.$D$101];2;0)-VLOOKUP([.G$129];[.$A$104:.$C$113];2;0))^2+(VLOOKUP([.$A211];[.$A$2:.$D$101];3;0)-VLOOKUP([.G$129];[.$A$104:.$C$113];3;0))^2)" office:value-type="float" office:value="22.3606797749979" calcext:value-type="float">
            <text:p>22.360679775</text:p>
          </table:table-cell>
          <table:table-cell table:formula="of:=SQRT((VLOOKUP([.$A211];[.$A$2:.$D$101];2;0)-VLOOKUP([.H$129];[.$A$104:.$C$113];2;0))^2+(VLOOKUP([.$A211];[.$A$2:.$D$101];3;0)-VLOOKUP([.H$129];[.$A$104:.$C$113];3;0))^2)" office:value-type="float" office:value="70.7106781186548" calcext:value-type="float">
            <text:p>70.7106781187</text:p>
          </table:table-cell>
          <table:table-cell table:formula="of:=SQRT((VLOOKUP([.$A211];[.$A$2:.$D$101];2;0)-VLOOKUP([.I$129];[.$A$104:.$C$113];2;0))^2+(VLOOKUP([.$A211];[.$A$2:.$D$101];3;0)-VLOOKUP([.I$129];[.$A$104:.$C$113];3;0))^2)" office:value-type="float" office:value="102.95630140987" calcext:value-type="float">
            <text:p>102.9563014099</text:p>
          </table:table-cell>
          <table:table-cell table:formula="of:=SQRT((VLOOKUP([.$A211];[.$A$2:.$D$101];2;0)-VLOOKUP([.J$129];[.$A$104:.$C$113];2;0))^2+(VLOOKUP([.$A211];[.$A$2:.$D$101];3;0)-VLOOKUP([.J$129];[.$A$104:.$C$113];3;0))^2)" office:value-type="float" office:value="130.384048104053" calcext:value-type="float">
            <text:p>130.3840481041</text:p>
          </table:table-cell>
          <table:table-cell table:formula="of:=SQRT((VLOOKUP([.$A211];[.$A$2:.$D$101];2;0)-VLOOKUP([.K$129];[.$A$104:.$C$113];2;0))^2+(VLOOKUP([.$A211];[.$A$2:.$D$101];3;0)-VLOOKUP([.K$129];[.$A$104:.$C$113];3;0))^2)" office:value-type="float" office:value="155.56349186104" calcext:value-type="float">
            <text:p>155.563491861</text:p>
          </table:table-cell>
          <table:table-cell table:number-columns-repeated="1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QRT((VLOOKUP([.$A212];[.$A$2:.$D$101];2;0)-VLOOKUP([.B$129];[.$A$104:.$C$113];2;0))^2+(VLOOKUP([.$A212];[.$A$2:.$D$101];3;0)-VLOOKUP([.B$129];[.$A$104:.$C$113];3;0))^2)" office:value-type="float" office:value="143.178210632764" calcext:value-type="float">
            <text:p>143.1782106328</text:p>
          </table:table-cell>
          <table:table-cell table:formula="of:=SQRT((VLOOKUP([.$A212];[.$A$2:.$D$101];2;0)-VLOOKUP([.C$129];[.$A$104:.$C$113];2;0))^2+(VLOOKUP([.$A212];[.$A$2:.$D$101];3;0)-VLOOKUP([.C$129];[.$A$104:.$C$113];3;0))^2)" office:value-type="float" office:value="50.9901951359278" calcext:value-type="float">
            <text:p>50.9901951359</text:p>
          </table:table-cell>
          <table:table-cell table:formula="of:=SQRT((VLOOKUP([.$A212];[.$A$2:.$D$101];2;0)-VLOOKUP([.D$129];[.$A$104:.$C$113];2;0))^2+(VLOOKUP([.$A212];[.$A$2:.$D$101];3;0)-VLOOKUP([.D$129];[.$A$104:.$C$113];3;0))^2)" office:value-type="float" office:value="183.847763108502" calcext:value-type="float">
            <text:p>183.8477631085</text:p>
          </table:table-cell>
          <table:table-cell table:formula="of:=SQRT((VLOOKUP([.$A212];[.$A$2:.$D$101];2;0)-VLOOKUP([.E$129];[.$A$104:.$C$113];2;0))^2+(VLOOKUP([.$A212];[.$A$2:.$D$101];3;0)-VLOOKUP([.E$129];[.$A$104:.$C$113];3;0))^2)" office:value-type="float" office:value="161.554944214035" calcext:value-type="float">
            <text:p>161.554944214</text:p>
          </table:table-cell>
          <table:table-cell table:formula="of:=SQRT((VLOOKUP([.$A212];[.$A$2:.$D$101];2;0)-VLOOKUP([.F$129];[.$A$104:.$C$113];2;0))^2+(VLOOKUP([.$A212];[.$A$2:.$D$101];3;0)-VLOOKUP([.F$129];[.$A$104:.$C$113];3;0))^2)" office:value-type="float" office:value="133.416640641263" calcext:value-type="float">
            <text:p>133.4166406413</text:p>
          </table:table-cell>
          <table:table-cell table:formula="of:=SQRT((VLOOKUP([.$A212];[.$A$2:.$D$101];2;0)-VLOOKUP([.G$129];[.$A$104:.$C$113];2;0))^2+(VLOOKUP([.$A212];[.$A$2:.$D$101];3;0)-VLOOKUP([.G$129];[.$A$104:.$C$113];3;0))^2)" office:value-type="float" office:value="10" calcext:value-type="float">
            <text:p>10</text:p>
          </table:table-cell>
          <table:table-cell table:formula="of:=SQRT((VLOOKUP([.$A212];[.$A$2:.$D$101];2;0)-VLOOKUP([.H$129];[.$A$104:.$C$113];2;0))^2+(VLOOKUP([.$A212];[.$A$2:.$D$101];3;0)-VLOOKUP([.H$129];[.$A$104:.$C$113];3;0))^2)" office:value-type="float" office:value="50.9901951359278" calcext:value-type="float">
            <text:p>50.9901951359</text:p>
          </table:table-cell>
          <table:table-cell table:formula="of:=SQRT((VLOOKUP([.$A212];[.$A$2:.$D$101];2;0)-VLOOKUP([.I$129];[.$A$104:.$C$113];2;0))^2+(VLOOKUP([.$A212];[.$A$2:.$D$101];3;0)-VLOOKUP([.I$129];[.$A$104:.$C$113];3;0))^2)" office:value-type="float" office:value="94.8683298050514" calcext:value-type="float">
            <text:p>94.8683298051</text:p>
          </table:table-cell>
          <table:table-cell table:formula="of:=SQRT((VLOOKUP([.$A212];[.$A$2:.$D$101];2;0)-VLOOKUP([.J$129];[.$A$104:.$C$113];2;0))^2+(VLOOKUP([.$A212];[.$A$2:.$D$101];3;0)-VLOOKUP([.J$129];[.$A$104:.$C$113];3;0))^2)" office:value-type="float" office:value="114.017542509914" calcext:value-type="float">
            <text:p>114.0175425099</text:p>
          </table:table-cell>
          <table:table-cell table:formula="of:=SQRT((VLOOKUP([.$A212];[.$A$2:.$D$101];2;0)-VLOOKUP([.K$129];[.$A$104:.$C$113];2;0))^2+(VLOOKUP([.$A212];[.$A$2:.$D$101];3;0)-VLOOKUP([.K$129];[.$A$104:.$C$113];3;0))^2)" office:value-type="float" office:value="142.126704035519" calcext:value-type="float">
            <text:p>142.1267040355</text:p>
          </table:table-cell>
          <table:table-cell table:number-columns-repeated="1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QRT((VLOOKUP([.$A213];[.$A$2:.$D$101];2;0)-VLOOKUP([.B$129];[.$A$104:.$C$113];2;0))^2+(VLOOKUP([.$A213];[.$A$2:.$D$101];3;0)-VLOOKUP([.B$129];[.$A$104:.$C$113];3;0))^2)" office:value-type="float" office:value="148.660687473185" calcext:value-type="float">
            <text:p>148.6606874732</text:p>
          </table:table-cell>
          <table:table-cell table:formula="of:=SQRT((VLOOKUP([.$A213];[.$A$2:.$D$101];2;0)-VLOOKUP([.C$129];[.$A$104:.$C$113];2;0))^2+(VLOOKUP([.$A213];[.$A$2:.$D$101];3;0)-VLOOKUP([.C$129];[.$A$104:.$C$113];3;0))^2)" office:value-type="float" office:value="58.309518948453" calcext:value-type="float">
            <text:p>58.3095189485</text:p>
          </table:table-cell>
          <table:table-cell table:formula="of:=SQRT((VLOOKUP([.$A213];[.$A$2:.$D$101];2;0)-VLOOKUP([.D$129];[.$A$104:.$C$113];2;0))^2+(VLOOKUP([.$A213];[.$A$2:.$D$101];3;0)-VLOOKUP([.D$129];[.$A$104:.$C$113];3;0))^2)" office:value-type="float" office:value="170.293863659264" calcext:value-type="float">
            <text:p>170.2938636593</text:p>
          </table:table-cell>
          <table:table-cell table:formula="of:=SQRT((VLOOKUP([.$A213];[.$A$2:.$D$101];2;0)-VLOOKUP([.E$129];[.$A$104:.$C$113];2;0))^2+(VLOOKUP([.$A213];[.$A$2:.$D$101];3;0)-VLOOKUP([.E$129];[.$A$104:.$C$113];3;0))^2)" office:value-type="float" office:value="155.2417469626" calcext:value-type="float">
            <text:p>155.2417469626</text:p>
          </table:table-cell>
          <table:table-cell table:formula="of:=SQRT((VLOOKUP([.$A213];[.$A$2:.$D$101];2;0)-VLOOKUP([.F$129];[.$A$104:.$C$113];2;0))^2+(VLOOKUP([.$A213];[.$A$2:.$D$101];3;0)-VLOOKUP([.F$129];[.$A$104:.$C$113];3;0))^2)" office:value-type="float" office:value="114.017542509914" calcext:value-type="float">
            <text:p>114.0175425099</text:p>
          </table:table-cell>
          <table:table-cell table:formula="of:=SQRT((VLOOKUP([.$A213];[.$A$2:.$D$101];2;0)-VLOOKUP([.G$129];[.$A$104:.$C$113];2;0))^2+(VLOOKUP([.$A213];[.$A$2:.$D$101];3;0)-VLOOKUP([.G$129];[.$A$104:.$C$113];3;0))^2)" office:value-type="float" office:value="22.3606797749979" calcext:value-type="float">
            <text:p>22.360679775</text:p>
          </table:table-cell>
          <table:table-cell table:formula="of:=SQRT((VLOOKUP([.$A213];[.$A$2:.$D$101];2;0)-VLOOKUP([.H$129];[.$A$104:.$C$113];2;0))^2+(VLOOKUP([.$A213];[.$A$2:.$D$101];3;0)-VLOOKUP([.H$129];[.$A$104:.$C$113];3;0))^2)" office:value-type="float" office:value="31.6227766016838" calcext:value-type="float">
            <text:p>31.6227766017</text:p>
          </table:table-cell>
          <table:table-cell table:formula="of:=SQRT((VLOOKUP([.$A213];[.$A$2:.$D$101];2;0)-VLOOKUP([.I$129];[.$A$104:.$C$113];2;0))^2+(VLOOKUP([.$A213];[.$A$2:.$D$101];3;0)-VLOOKUP([.I$129];[.$A$104:.$C$113];3;0))^2)" office:value-type="float" office:value="90.5538513813742" calcext:value-type="float">
            <text:p>90.5538513814</text:p>
          </table:table-cell>
          <table:table-cell table:formula="of:=SQRT((VLOOKUP([.$A213];[.$A$2:.$D$101];2;0)-VLOOKUP([.J$129];[.$A$104:.$C$113];2;0))^2+(VLOOKUP([.$A213];[.$A$2:.$D$101];3;0)-VLOOKUP([.J$129];[.$A$104:.$C$113];3;0))^2)" office:value-type="float" office:value="98.9949493661167" calcext:value-type="float">
            <text:p>98.9949493661</text:p>
          </table:table-cell>
          <table:table-cell table:formula="of:=SQRT((VLOOKUP([.$A213];[.$A$2:.$D$101];2;0)-VLOOKUP([.K$129];[.$A$104:.$C$113];2;0))^2+(VLOOKUP([.$A213];[.$A$2:.$D$101];3;0)-VLOOKUP([.K$129];[.$A$104:.$C$113];3;0))^2)" office:value-type="float" office:value="130.384048104053" calcext:value-type="float">
            <text:p>130.3840481041</text:p>
          </table:table-cell>
          <table:table-cell table:number-columns-repeated="1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QRT((VLOOKUP([.$A214];[.$A$2:.$D$101];2;0)-VLOOKUP([.B$129];[.$A$104:.$C$113];2;0))^2+(VLOOKUP([.$A214];[.$A$2:.$D$101];3;0)-VLOOKUP([.B$129];[.$A$104:.$C$113];3;0))^2)" office:value-type="float" office:value="156.524758424985" calcext:value-type="float">
            <text:p>156.524758425</text:p>
          </table:table-cell>
          <table:table-cell table:formula="of:=SQRT((VLOOKUP([.$A214];[.$A$2:.$D$101];2;0)-VLOOKUP([.C$129];[.$A$104:.$C$113];2;0))^2+(VLOOKUP([.$A214];[.$A$2:.$D$101];3;0)-VLOOKUP([.C$129];[.$A$104:.$C$113];3;0))^2)" office:value-type="float" office:value="70.7106781186548" calcext:value-type="float">
            <text:p>70.7106781187</text:p>
          </table:table-cell>
          <table:table-cell table:formula="of:=SQRT((VLOOKUP([.$A214];[.$A$2:.$D$101];2;0)-VLOOKUP([.D$129];[.$A$104:.$C$113];2;0))^2+(VLOOKUP([.$A214];[.$A$2:.$D$101];3;0)-VLOOKUP([.D$129];[.$A$104:.$C$113];3;0))^2)" office:value-type="float" office:value="158.113883008419" calcext:value-type="float">
            <text:p>158.1138830084</text:p>
          </table:table-cell>
          <table:table-cell table:formula="of:=SQRT((VLOOKUP([.$A214];[.$A$2:.$D$101];2;0)-VLOOKUP([.E$129];[.$A$104:.$C$113];2;0))^2+(VLOOKUP([.$A214];[.$A$2:.$D$101];3;0)-VLOOKUP([.E$129];[.$A$104:.$C$113];3;0))^2)" office:value-type="float" office:value="151.327459504216" calcext:value-type="float">
            <text:p>151.3274595042</text:p>
          </table:table-cell>
          <table:table-cell table:formula="of:=SQRT((VLOOKUP([.$A214];[.$A$2:.$D$101];2;0)-VLOOKUP([.F$129];[.$A$104:.$C$113];2;0))^2+(VLOOKUP([.$A214];[.$A$2:.$D$101];3;0)-VLOOKUP([.F$129];[.$A$104:.$C$113];3;0))^2)" office:value-type="float" office:value="94.8683298050514" calcext:value-type="float">
            <text:p>94.8683298051</text:p>
          </table:table-cell>
          <table:table-cell table:formula="of:=SQRT((VLOOKUP([.$A214];[.$A$2:.$D$101];2;0)-VLOOKUP([.G$129];[.$A$104:.$C$113];2;0))^2+(VLOOKUP([.$A214];[.$A$2:.$D$101];3;0)-VLOOKUP([.G$129];[.$A$104:.$C$113];3;0))^2)" office:value-type="float" office:value="41.2310562561766" calcext:value-type="float">
            <text:p>41.2310562562</text:p>
          </table:table-cell>
          <table:table-cell table:formula="of:=SQRT((VLOOKUP([.$A214];[.$A$2:.$D$101];2;0)-VLOOKUP([.H$129];[.$A$104:.$C$113];2;0))^2+(VLOOKUP([.$A214];[.$A$2:.$D$101];3;0)-VLOOKUP([.H$129];[.$A$104:.$C$113];3;0))^2)" office:value-type="float" office:value="14.142135623731" calcext:value-type="float">
            <text:p>14.1421356237</text:p>
          </table:table-cell>
          <table:table-cell table:formula="of:=SQRT((VLOOKUP([.$A214];[.$A$2:.$D$101];2;0)-VLOOKUP([.I$129];[.$A$104:.$C$113];2;0))^2+(VLOOKUP([.$A214];[.$A$2:.$D$101];3;0)-VLOOKUP([.I$129];[.$A$104:.$C$113];3;0))^2)" office:value-type="float" office:value="90.5538513813742" calcext:value-type="float">
            <text:p>90.5538513814</text:p>
          </table:table-cell>
          <table:table-cell table:formula="of:=SQRT((VLOOKUP([.$A214];[.$A$2:.$D$101];2;0)-VLOOKUP([.J$129];[.$A$104:.$C$113];2;0))^2+(VLOOKUP([.$A214];[.$A$2:.$D$101];3;0)-VLOOKUP([.J$129];[.$A$104:.$C$113];3;0))^2)" office:value-type="float" office:value="86.0232526704263" calcext:value-type="float">
            <text:p>86.0232526704</text:p>
          </table:table-cell>
          <table:table-cell table:formula="of:=SQRT((VLOOKUP([.$A214];[.$A$2:.$D$101];2;0)-VLOOKUP([.K$129];[.$A$104:.$C$113];2;0))^2+(VLOOKUP([.$A214];[.$A$2:.$D$101];3;0)-VLOOKUP([.K$129];[.$A$104:.$C$113];3;0))^2)" office:value-type="float" office:value="120.830459735946" calcext:value-type="float">
            <text:p>120.8304597359</text:p>
          </table:table-cell>
          <table:table-cell table:number-columns-repeated="1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QRT((VLOOKUP([.$A215];[.$A$2:.$D$101];2;0)-VLOOKUP([.B$129];[.$A$104:.$C$113];2;0))^2+(VLOOKUP([.$A215];[.$A$2:.$D$101];3;0)-VLOOKUP([.B$129];[.$A$104:.$C$113];3;0))^2)" office:value-type="float" office:value="166.433169770932" calcext:value-type="float">
            <text:p>166.4331697709</text:p>
          </table:table-cell>
          <table:table-cell table:formula="of:=SQRT((VLOOKUP([.$A215];[.$A$2:.$D$101];2;0)-VLOOKUP([.C$129];[.$A$104:.$C$113];2;0))^2+(VLOOKUP([.$A215];[.$A$2:.$D$101];3;0)-VLOOKUP([.C$129];[.$A$104:.$C$113];3;0))^2)" office:value-type="float" office:value="86.0232526704263" calcext:value-type="float">
            <text:p>86.0232526704</text:p>
          </table:table-cell>
          <table:table-cell table:formula="of:=SQRT((VLOOKUP([.$A215];[.$A$2:.$D$101];2;0)-VLOOKUP([.D$129];[.$A$104:.$C$113];2;0))^2+(VLOOKUP([.$A215];[.$A$2:.$D$101];3;0)-VLOOKUP([.D$129];[.$A$104:.$C$113];3;0))^2)" office:value-type="float" office:value="147.648230602334" calcext:value-type="float">
            <text:p>147.6482306023</text:p>
          </table:table-cell>
          <table:table-cell table:formula="of:=SQRT((VLOOKUP([.$A215];[.$A$2:.$D$101];2;0)-VLOOKUP([.E$129];[.$A$104:.$C$113];2;0))^2+(VLOOKUP([.$A215];[.$A$2:.$D$101];3;0)-VLOOKUP([.E$129];[.$A$104:.$C$113];3;0))^2)" office:value-type="float" office:value="150" calcext:value-type="float">
            <text:p>150</text:p>
          </table:table-cell>
          <table:table-cell table:formula="of:=SQRT((VLOOKUP([.$A215];[.$A$2:.$D$101];2;0)-VLOOKUP([.F$129];[.$A$104:.$C$113];2;0))^2+(VLOOKUP([.$A215];[.$A$2:.$D$101];3;0)-VLOOKUP([.F$129];[.$A$104:.$C$113];3;0))^2)" office:value-type="float" office:value="76.1577310586391" calcext:value-type="float">
            <text:p>76.1577310586</text:p>
          </table:table-cell>
          <table:table-cell table:formula="of:=SQRT((VLOOKUP([.$A215];[.$A$2:.$D$101];2;0)-VLOOKUP([.G$129];[.$A$104:.$C$113];2;0))^2+(VLOOKUP([.$A215];[.$A$2:.$D$101];3;0)-VLOOKUP([.G$129];[.$A$104:.$C$113];3;0))^2)" office:value-type="float" office:value="60.8276253029822" calcext:value-type="float">
            <text:p>60.827625303</text:p>
          </table:table-cell>
          <table:table-cell table:formula="of:=SQRT((VLOOKUP([.$A215];[.$A$2:.$D$101];2;0)-VLOOKUP([.H$129];[.$A$104:.$C$113];2;0))^2+(VLOOKUP([.$A215];[.$A$2:.$D$101];3;0)-VLOOKUP([.H$129];[.$A$104:.$C$113];3;0))^2)" office:value-type="float" office:value="14.142135623731" calcext:value-type="float">
            <text:p>14.1421356237</text:p>
          </table:table-cell>
          <table:table-cell table:formula="of:=SQRT((VLOOKUP([.$A215];[.$A$2:.$D$101];2;0)-VLOOKUP([.I$129];[.$A$104:.$C$113];2;0))^2+(VLOOKUP([.$A215];[.$A$2:.$D$101];3;0)-VLOOKUP([.I$129];[.$A$104:.$C$113];3;0))^2)" office:value-type="float" office:value="94.8683298050514" calcext:value-type="float">
            <text:p>94.8683298051</text:p>
          </table:table-cell>
          <table:table-cell table:formula="of:=SQRT((VLOOKUP([.$A215];[.$A$2:.$D$101];2;0)-VLOOKUP([.J$129];[.$A$104:.$C$113];2;0))^2+(VLOOKUP([.$A215];[.$A$2:.$D$101];3;0)-VLOOKUP([.J$129];[.$A$104:.$C$113];3;0))^2)" office:value-type="float" office:value="76.1577310586391" calcext:value-type="float">
            <text:p>76.1577310586</text:p>
          </table:table-cell>
          <table:table-cell table:formula="of:=SQRT((VLOOKUP([.$A215];[.$A$2:.$D$101];2;0)-VLOOKUP([.K$129];[.$A$104:.$C$113];2;0))^2+(VLOOKUP([.$A215];[.$A$2:.$D$101];3;0)-VLOOKUP([.K$129];[.$A$104:.$C$113];3;0))^2)" office:value-type="float" office:value="114.017542509914" calcext:value-type="float">
            <text:p>114.0175425099</text:p>
          </table:table-cell>
          <table:table-cell table:number-columns-repeated="1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QRT((VLOOKUP([.$A216];[.$A$2:.$D$101];2;0)-VLOOKUP([.B$129];[.$A$104:.$C$113];2;0))^2+(VLOOKUP([.$A216];[.$A$2:.$D$101];3;0)-VLOOKUP([.B$129];[.$A$104:.$C$113];3;0))^2)" office:value-type="float" office:value="178.044938147649" calcext:value-type="float">
            <text:p>178.0449381476</text:p>
          </table:table-cell>
          <table:table-cell table:formula="of:=SQRT((VLOOKUP([.$A216];[.$A$2:.$D$101];2;0)-VLOOKUP([.C$129];[.$A$104:.$C$113];2;0))^2+(VLOOKUP([.$A216];[.$A$2:.$D$101];3;0)-VLOOKUP([.C$129];[.$A$104:.$C$113];3;0))^2)" office:value-type="float" office:value="102.95630140987" calcext:value-type="float">
            <text:p>102.9563014099</text:p>
          </table:table-cell>
          <table:table-cell table:formula="of:=SQRT((VLOOKUP([.$A216];[.$A$2:.$D$101];2;0)-VLOOKUP([.D$129];[.$A$104:.$C$113];2;0))^2+(VLOOKUP([.$A216];[.$A$2:.$D$101];3;0)-VLOOKUP([.D$129];[.$A$104:.$C$113];3;0))^2)" office:value-type="float" office:value="139.283882771841" calcext:value-type="float">
            <text:p>139.2838827718</text:p>
          </table:table-cell>
          <table:table-cell table:formula="of:=SQRT((VLOOKUP([.$A216];[.$A$2:.$D$101];2;0)-VLOOKUP([.E$129];[.$A$104:.$C$113];2;0))^2+(VLOOKUP([.$A216];[.$A$2:.$D$101];3;0)-VLOOKUP([.E$129];[.$A$104:.$C$113];3;0))^2)" office:value-type="float" office:value="151.327459504216" calcext:value-type="float">
            <text:p>151.3274595042</text:p>
          </table:table-cell>
          <table:table-cell table:formula="of:=SQRT((VLOOKUP([.$A216];[.$A$2:.$D$101];2;0)-VLOOKUP([.F$129];[.$A$104:.$C$113];2;0))^2+(VLOOKUP([.$A216];[.$A$2:.$D$101];3;0)-VLOOKUP([.F$129];[.$A$104:.$C$113];3;0))^2)" office:value-type="float" office:value="58.309518948453" calcext:value-type="float">
            <text:p>58.3095189485</text:p>
          </table:table-cell>
          <table:table-cell table:formula="of:=SQRT((VLOOKUP([.$A216];[.$A$2:.$D$101];2;0)-VLOOKUP([.G$129];[.$A$104:.$C$113];2;0))^2+(VLOOKUP([.$A216];[.$A$2:.$D$101];3;0)-VLOOKUP([.G$129];[.$A$104:.$C$113];3;0))^2)" office:value-type="float" office:value="80.6225774829855" calcext:value-type="float">
            <text:p>80.622577483</text:p>
          </table:table-cell>
          <table:table-cell table:formula="of:=SQRT((VLOOKUP([.$A216];[.$A$2:.$D$101];2;0)-VLOOKUP([.H$129];[.$A$104:.$C$113];2;0))^2+(VLOOKUP([.$A216];[.$A$2:.$D$101];3;0)-VLOOKUP([.H$129];[.$A$104:.$C$113];3;0))^2)" office:value-type="float" office:value="31.6227766016838" calcext:value-type="float">
            <text:p>31.6227766017</text:p>
          </table:table-cell>
          <table:table-cell table:formula="of:=SQRT((VLOOKUP([.$A216];[.$A$2:.$D$101];2;0)-VLOOKUP([.I$129];[.$A$104:.$C$113];2;0))^2+(VLOOKUP([.$A216];[.$A$2:.$D$101];3;0)-VLOOKUP([.I$129];[.$A$104:.$C$113];3;0))^2)" office:value-type="float" office:value="102.95630140987" calcext:value-type="float">
            <text:p>102.9563014099</text:p>
          </table:table-cell>
          <table:table-cell table:formula="of:=SQRT((VLOOKUP([.$A216];[.$A$2:.$D$101];2;0)-VLOOKUP([.J$129];[.$A$104:.$C$113];2;0))^2+(VLOOKUP([.$A216];[.$A$2:.$D$101];3;0)-VLOOKUP([.J$129];[.$A$104:.$C$113];3;0))^2)" office:value-type="float" office:value="70.7106781186548" calcext:value-type="float">
            <text:p>70.7106781187</text:p>
          </table:table-cell>
          <table:table-cell table:formula="of:=SQRT((VLOOKUP([.$A216];[.$A$2:.$D$101];2;0)-VLOOKUP([.K$129];[.$A$104:.$C$113];2;0))^2+(VLOOKUP([.$A216];[.$A$2:.$D$101];3;0)-VLOOKUP([.K$129];[.$A$104:.$C$113];3;0))^2)" office:value-type="float" office:value="110.453610171873" calcext:value-type="float">
            <text:p>110.4536101719</text:p>
          </table:table-cell>
          <table:table-cell table:number-columns-repeated="1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QRT((VLOOKUP([.$A217];[.$A$2:.$D$101];2;0)-VLOOKUP([.B$129];[.$A$104:.$C$113];2;0))^2+(VLOOKUP([.$A217];[.$A$2:.$D$101];3;0)-VLOOKUP([.B$129];[.$A$104:.$C$113];3;0))^2)" office:value-type="float" office:value="191.049731745428" calcext:value-type="float">
            <text:p>191.0497317454</text:p>
          </table:table-cell>
          <table:table-cell table:formula="of:=SQRT((VLOOKUP([.$A217];[.$A$2:.$D$101];2;0)-VLOOKUP([.C$129];[.$A$104:.$C$113];2;0))^2+(VLOOKUP([.$A217];[.$A$2:.$D$101];3;0)-VLOOKUP([.C$129];[.$A$104:.$C$113];3;0))^2)" office:value-type="float" office:value="120.830459735946" calcext:value-type="float">
            <text:p>120.8304597359</text:p>
          </table:table-cell>
          <table:table-cell table:formula="of:=SQRT((VLOOKUP([.$A217];[.$A$2:.$D$101];2;0)-VLOOKUP([.D$129];[.$A$104:.$C$113];2;0))^2+(VLOOKUP([.$A217];[.$A$2:.$D$101];3;0)-VLOOKUP([.D$129];[.$A$104:.$C$113];3;0))^2)" office:value-type="float" office:value="133.416640641263" calcext:value-type="float">
            <text:p>133.4166406413</text:p>
          </table:table-cell>
          <table:table-cell table:formula="of:=SQRT((VLOOKUP([.$A217];[.$A$2:.$D$101];2;0)-VLOOKUP([.E$129];[.$A$104:.$C$113];2;0))^2+(VLOOKUP([.$A217];[.$A$2:.$D$101];3;0)-VLOOKUP([.E$129];[.$A$104:.$C$113];3;0))^2)" office:value-type="float" office:value="155.2417469626" calcext:value-type="float">
            <text:p>155.2417469626</text:p>
          </table:table-cell>
          <table:table-cell table:formula="of:=SQRT((VLOOKUP([.$A217];[.$A$2:.$D$101];2;0)-VLOOKUP([.F$129];[.$A$104:.$C$113];2;0))^2+(VLOOKUP([.$A217];[.$A$2:.$D$101];3;0)-VLOOKUP([.F$129];[.$A$104:.$C$113];3;0))^2)" office:value-type="float" office:value="42.4264068711929" calcext:value-type="float">
            <text:p>42.4264068712</text:p>
          </table:table-cell>
          <table:table-cell table:formula="of:=SQRT((VLOOKUP([.$A217];[.$A$2:.$D$101];2;0)-VLOOKUP([.G$129];[.$A$104:.$C$113];2;0))^2+(VLOOKUP([.$A217];[.$A$2:.$D$101];3;0)-VLOOKUP([.G$129];[.$A$104:.$C$113];3;0))^2)" office:value-type="float" office:value="100.498756211209" calcext:value-type="float">
            <text:p>100.4987562112</text:p>
          </table:table-cell>
          <table:table-cell table:formula="of:=SQRT((VLOOKUP([.$A217];[.$A$2:.$D$101];2;0)-VLOOKUP([.H$129];[.$A$104:.$C$113];2;0))^2+(VLOOKUP([.$A217];[.$A$2:.$D$101];3;0)-VLOOKUP([.H$129];[.$A$104:.$C$113];3;0))^2)" office:value-type="float" office:value="50.9901951359278" calcext:value-type="float">
            <text:p>50.9901951359</text:p>
          </table:table-cell>
          <table:table-cell table:formula="of:=SQRT((VLOOKUP([.$A217];[.$A$2:.$D$101];2;0)-VLOOKUP([.I$129];[.$A$104:.$C$113];2;0))^2+(VLOOKUP([.$A217];[.$A$2:.$D$101];3;0)-VLOOKUP([.I$129];[.$A$104:.$C$113];3;0))^2)" office:value-type="float" office:value="114.017542509914" calcext:value-type="float">
            <text:p>114.0175425099</text:p>
          </table:table-cell>
          <table:table-cell table:formula="of:=SQRT((VLOOKUP([.$A217];[.$A$2:.$D$101];2;0)-VLOOKUP([.J$129];[.$A$104:.$C$113];2;0))^2+(VLOOKUP([.$A217];[.$A$2:.$D$101];3;0)-VLOOKUP([.J$129];[.$A$104:.$C$113];3;0))^2)" office:value-type="float" office:value="70.7106781186548" calcext:value-type="float">
            <text:p>70.7106781187</text:p>
          </table:table-cell>
          <table:table-cell table:formula="of:=SQRT((VLOOKUP([.$A217];[.$A$2:.$D$101];2;0)-VLOOKUP([.K$129];[.$A$104:.$C$113];2;0))^2+(VLOOKUP([.$A217];[.$A$2:.$D$101];3;0)-VLOOKUP([.K$129];[.$A$104:.$C$113];3;0))^2)" office:value-type="float" office:value="110.453610171873" calcext:value-type="float">
            <text:p>110.4536101719</text:p>
          </table:table-cell>
          <table:table-cell table:number-columns-repeated="1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QRT((VLOOKUP([.$A218];[.$A$2:.$D$101];2;0)-VLOOKUP([.B$129];[.$A$104:.$C$113];2;0))^2+(VLOOKUP([.$A218];[.$A$2:.$D$101];3;0)-VLOOKUP([.B$129];[.$A$104:.$C$113];3;0))^2)" office:value-type="float" office:value="205.182845286832" calcext:value-type="float">
            <text:p>205.1828452868</text:p>
          </table:table-cell>
          <table:table-cell table:formula="of:=SQRT((VLOOKUP([.$A218];[.$A$2:.$D$101];2;0)-VLOOKUP([.C$129];[.$A$104:.$C$113];2;0))^2+(VLOOKUP([.$A218];[.$A$2:.$D$101];3;0)-VLOOKUP([.C$129];[.$A$104:.$C$113];3;0))^2)" office:value-type="float" office:value="139.283882771841" calcext:value-type="float">
            <text:p>139.2838827718</text:p>
          </table:table-cell>
          <table:table-cell table:formula="of:=SQRT((VLOOKUP([.$A218];[.$A$2:.$D$101];2;0)-VLOOKUP([.D$129];[.$A$104:.$C$113];2;0))^2+(VLOOKUP([.$A218];[.$A$2:.$D$101];3;0)-VLOOKUP([.D$129];[.$A$104:.$C$113];3;0))^2)" office:value-type="float" office:value="130.384048104053" calcext:value-type="float">
            <text:p>130.3840481041</text:p>
          </table:table-cell>
          <table:table-cell table:formula="of:=SQRT((VLOOKUP([.$A218];[.$A$2:.$D$101];2;0)-VLOOKUP([.E$129];[.$A$104:.$C$113];2;0))^2+(VLOOKUP([.$A218];[.$A$2:.$D$101];3;0)-VLOOKUP([.E$129];[.$A$104:.$C$113];3;0))^2)" office:value-type="float" office:value="161.554944214035" calcext:value-type="float">
            <text:p>161.554944214</text:p>
          </table:table-cell>
          <table:table-cell table:formula="of:=SQRT((VLOOKUP([.$A218];[.$A$2:.$D$101];2;0)-VLOOKUP([.F$129];[.$A$104:.$C$113];2;0))^2+(VLOOKUP([.$A218];[.$A$2:.$D$101];3;0)-VLOOKUP([.F$129];[.$A$104:.$C$113];3;0))^2)" office:value-type="float" office:value="31.6227766016838" calcext:value-type="float">
            <text:p>31.6227766017</text:p>
          </table:table-cell>
          <table:table-cell table:formula="of:=SQRT((VLOOKUP([.$A218];[.$A$2:.$D$101];2;0)-VLOOKUP([.G$129];[.$A$104:.$C$113];2;0))^2+(VLOOKUP([.$A218];[.$A$2:.$D$101];3;0)-VLOOKUP([.G$129];[.$A$104:.$C$113];3;0))^2)" office:value-type="float" office:value="120.415945787923" calcext:value-type="float">
            <text:p>120.4159457879</text:p>
          </table:table-cell>
          <table:table-cell table:formula="of:=SQRT((VLOOKUP([.$A218];[.$A$2:.$D$101];2;0)-VLOOKUP([.H$129];[.$A$104:.$C$113];2;0))^2+(VLOOKUP([.$A218];[.$A$2:.$D$101];3;0)-VLOOKUP([.H$129];[.$A$104:.$C$113];3;0))^2)" office:value-type="float" office:value="70.7106781186548" calcext:value-type="float">
            <text:p>70.7106781187</text:p>
          </table:table-cell>
          <table:table-cell table:formula="of:=SQRT((VLOOKUP([.$A218];[.$A$2:.$D$101];2;0)-VLOOKUP([.I$129];[.$A$104:.$C$113];2;0))^2+(VLOOKUP([.$A218];[.$A$2:.$D$101];3;0)-VLOOKUP([.I$129];[.$A$104:.$C$113];3;0))^2)" office:value-type="float" office:value="127.279220613579" calcext:value-type="float">
            <text:p>127.2792206136</text:p>
          </table:table-cell>
          <table:table-cell table:formula="of:=SQRT((VLOOKUP([.$A218];[.$A$2:.$D$101];2;0)-VLOOKUP([.J$129];[.$A$104:.$C$113];2;0))^2+(VLOOKUP([.$A218];[.$A$2:.$D$101];3;0)-VLOOKUP([.J$129];[.$A$104:.$C$113];3;0))^2)" office:value-type="float" office:value="76.1577310586391" calcext:value-type="float">
            <text:p>76.1577310586</text:p>
          </table:table-cell>
          <table:table-cell table:formula="of:=SQRT((VLOOKUP([.$A218];[.$A$2:.$D$101];2;0)-VLOOKUP([.K$129];[.$A$104:.$C$113];2;0))^2+(VLOOKUP([.$A218];[.$A$2:.$D$101];3;0)-VLOOKUP([.K$129];[.$A$104:.$C$113];3;0))^2)" office:value-type="float" office:value="114.017542509914" calcext:value-type="float">
            <text:p>114.0175425099</text:p>
          </table:table-cell>
          <table:table-cell table:number-columns-repeated="1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QRT((VLOOKUP([.$A219];[.$A$2:.$D$101];2;0)-VLOOKUP([.B$129];[.$A$104:.$C$113];2;0))^2+(VLOOKUP([.$A219];[.$A$2:.$D$101];3;0)-VLOOKUP([.B$129];[.$A$104:.$C$113];3;0))^2)" office:value-type="float" office:value="220.227155455452" calcext:value-type="float">
            <text:p>220.2271554555</text:p>
          </table:table-cell>
          <table:table-cell table:formula="of:=SQRT((VLOOKUP([.$A219];[.$A$2:.$D$101];2;0)-VLOOKUP([.C$129];[.$A$104:.$C$113];2;0))^2+(VLOOKUP([.$A219];[.$A$2:.$D$101];3;0)-VLOOKUP([.C$129];[.$A$104:.$C$113];3;0))^2)" office:value-type="float" office:value="158.113883008419" calcext:value-type="float">
            <text:p>158.1138830084</text:p>
          </table:table-cell>
          <table:table-cell table:formula="of:=SQRT((VLOOKUP([.$A219];[.$A$2:.$D$101];2;0)-VLOOKUP([.D$129];[.$A$104:.$C$113];2;0))^2+(VLOOKUP([.$A219];[.$A$2:.$D$101];3;0)-VLOOKUP([.D$129];[.$A$104:.$C$113];3;0))^2)" office:value-type="float" office:value="130.384048104053" calcext:value-type="float">
            <text:p>130.3840481041</text:p>
          </table:table-cell>
          <table:table-cell table:formula="of:=SQRT((VLOOKUP([.$A219];[.$A$2:.$D$101];2;0)-VLOOKUP([.E$129];[.$A$104:.$C$113];2;0))^2+(VLOOKUP([.$A219];[.$A$2:.$D$101];3;0)-VLOOKUP([.E$129];[.$A$104:.$C$113];3;0))^2)" office:value-type="float" office:value="170" calcext:value-type="float">
            <text:p>170</text:p>
          </table:table-cell>
          <table:table-cell table:formula="of:=SQRT((VLOOKUP([.$A219];[.$A$2:.$D$101];2;0)-VLOOKUP([.F$129];[.$A$104:.$C$113];2;0))^2+(VLOOKUP([.$A219];[.$A$2:.$D$101];3;0)-VLOOKUP([.F$129];[.$A$104:.$C$113];3;0))^2)" office:value-type="float" office:value="31.6227766016838" calcext:value-type="float">
            <text:p>31.6227766017</text:p>
          </table:table-cell>
          <table:table-cell table:formula="of:=SQRT((VLOOKUP([.$A219];[.$A$2:.$D$101];2;0)-VLOOKUP([.G$129];[.$A$104:.$C$113];2;0))^2+(VLOOKUP([.$A219];[.$A$2:.$D$101];3;0)-VLOOKUP([.G$129];[.$A$104:.$C$113];3;0))^2)" office:value-type="float" office:value="140.356688476182" calcext:value-type="float">
            <text:p>140.3566884762</text:p>
          </table:table-cell>
          <table:table-cell table:formula="of:=SQRT((VLOOKUP([.$A219];[.$A$2:.$D$101];2;0)-VLOOKUP([.H$129];[.$A$104:.$C$113];2;0))^2+(VLOOKUP([.$A219];[.$A$2:.$D$101];3;0)-VLOOKUP([.H$129];[.$A$104:.$C$113];3;0))^2)" office:value-type="float" office:value="90.5538513813742" calcext:value-type="float">
            <text:p>90.5538513814</text:p>
          </table:table-cell>
          <table:table-cell table:formula="of:=SQRT((VLOOKUP([.$A219];[.$A$2:.$D$101];2;0)-VLOOKUP([.I$129];[.$A$104:.$C$113];2;0))^2+(VLOOKUP([.$A219];[.$A$2:.$D$101];3;0)-VLOOKUP([.I$129];[.$A$104:.$C$113];3;0))^2)" office:value-type="float" office:value="142.126704035519" calcext:value-type="float">
            <text:p>142.1267040355</text:p>
          </table:table-cell>
          <table:table-cell table:formula="of:=SQRT((VLOOKUP([.$A219];[.$A$2:.$D$101];2;0)-VLOOKUP([.J$129];[.$A$104:.$C$113];2;0))^2+(VLOOKUP([.$A219];[.$A$2:.$D$101];3;0)-VLOOKUP([.J$129];[.$A$104:.$C$113];3;0))^2)" office:value-type="float" office:value="86.0232526704263" calcext:value-type="float">
            <text:p>86.0232526704</text:p>
          </table:table-cell>
          <table:table-cell table:formula="of:=SQRT((VLOOKUP([.$A219];[.$A$2:.$D$101];2;0)-VLOOKUP([.K$129];[.$A$104:.$C$113];2;0))^2+(VLOOKUP([.$A219];[.$A$2:.$D$101];3;0)-VLOOKUP([.K$129];[.$A$104:.$C$113];3;0))^2)" office:value-type="float" office:value="120.830459735946" calcext:value-type="float">
            <text:p>120.8304597359</text:p>
          </table:table-cell>
          <table:table-cell table:number-columns-repeated="1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QRT((VLOOKUP([.$A220];[.$A$2:.$D$101];2;0)-VLOOKUP([.B$129];[.$A$104:.$C$113];2;0))^2+(VLOOKUP([.$A220];[.$A$2:.$D$101];3;0)-VLOOKUP([.B$129];[.$A$104:.$C$113];3;0))^2)" office:value-type="float" office:value="160.312195418814" calcext:value-type="float">
            <text:p>160.3121954188</text:p>
          </table:table-cell>
          <table:table-cell table:formula="of:=SQRT((VLOOKUP([.$A220];[.$A$2:.$D$101];2;0)-VLOOKUP([.C$129];[.$A$104:.$C$113];2;0))^2+(VLOOKUP([.$A220];[.$A$2:.$D$101];3;0)-VLOOKUP([.C$129];[.$A$104:.$C$113];3;0))^2)" office:value-type="float" office:value="76.1577310586391" calcext:value-type="float">
            <text:p>76.1577310586</text:p>
          </table:table-cell>
          <table:table-cell table:formula="of:=SQRT((VLOOKUP([.$A220];[.$A$2:.$D$101];2;0)-VLOOKUP([.D$129];[.$A$104:.$C$113];2;0))^2+(VLOOKUP([.$A220];[.$A$2:.$D$101];3;0)-VLOOKUP([.D$129];[.$A$104:.$C$113];3;0))^2)" office:value-type="float" office:value="226.715680975093" calcext:value-type="float">
            <text:p>226.7156809751</text:p>
          </table:table-cell>
          <table:table-cell table:formula="of:=SQRT((VLOOKUP([.$A220];[.$A$2:.$D$101];2;0)-VLOOKUP([.E$129];[.$A$104:.$C$113];2;0))^2+(VLOOKUP([.$A220];[.$A$2:.$D$101];3;0)-VLOOKUP([.E$129];[.$A$104:.$C$113];3;0))^2)" office:value-type="float" office:value="197.23082923316" calcext:value-type="float">
            <text:p>197.2308292332</text:p>
          </table:table-cell>
          <table:table-cell table:formula="of:=SQRT((VLOOKUP([.$A220];[.$A$2:.$D$101];2;0)-VLOOKUP([.F$129];[.$A$104:.$C$113];2;0))^2+(VLOOKUP([.$A220];[.$A$2:.$D$101];3;0)-VLOOKUP([.F$129];[.$A$104:.$C$113];3;0))^2)" office:value-type="float" office:value="177.200451466694" calcext:value-type="float">
            <text:p>177.2004514667</text:p>
          </table:table-cell>
          <table:table-cell table:formula="of:=SQRT((VLOOKUP([.$A220];[.$A$2:.$D$101];2;0)-VLOOKUP([.G$129];[.$A$104:.$C$113];2;0))^2+(VLOOKUP([.$A220];[.$A$2:.$D$101];3;0)-VLOOKUP([.G$129];[.$A$104:.$C$113];3;0))^2)" office:value-type="float" office:value="41.2310562561766" calcext:value-type="float">
            <text:p>41.2310562562</text:p>
          </table:table-cell>
          <table:table-cell table:formula="of:=SQRT((VLOOKUP([.$A220];[.$A$2:.$D$101];2;0)-VLOOKUP([.H$129];[.$A$104:.$C$113];2;0))^2+(VLOOKUP([.$A220];[.$A$2:.$D$101];3;0)-VLOOKUP([.H$129];[.$A$104:.$C$113];3;0))^2)" office:value-type="float" office:value="94.8683298050514" calcext:value-type="float">
            <text:p>94.8683298051</text:p>
          </table:table-cell>
          <table:table-cell table:formula="of:=SQRT((VLOOKUP([.$A220];[.$A$2:.$D$101];2;0)-VLOOKUP([.I$129];[.$A$104:.$C$113];2;0))^2+(VLOOKUP([.$A220];[.$A$2:.$D$101];3;0)-VLOOKUP([.I$129];[.$A$104:.$C$113];3;0))^2)" office:value-type="float" office:value="130.384048104053" calcext:value-type="float">
            <text:p>130.3840481041</text:p>
          </table:table-cell>
          <table:table-cell table:formula="of:=SQRT((VLOOKUP([.$A220];[.$A$2:.$D$101];2;0)-VLOOKUP([.J$129];[.$A$104:.$C$113];2;0))^2+(VLOOKUP([.$A220];[.$A$2:.$D$101];3;0)-VLOOKUP([.J$129];[.$A$104:.$C$113];3;0))^2)" office:value-type="float" office:value="158.113883008419" calcext:value-type="float">
            <text:p>158.1138830084</text:p>
          </table:table-cell>
          <table:table-cell table:formula="of:=SQRT((VLOOKUP([.$A220];[.$A$2:.$D$101];2;0)-VLOOKUP([.K$129];[.$A$104:.$C$113];2;0))^2+(VLOOKUP([.$A220];[.$A$2:.$D$101];3;0)-VLOOKUP([.K$129];[.$A$104:.$C$113];3;0))^2)" office:value-type="float" office:value="183.847763108502" calcext:value-type="float">
            <text:p>183.8477631085</text:p>
          </table:table-cell>
          <table:table-cell table:number-columns-repeated="1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QRT((VLOOKUP([.$A221];[.$A$2:.$D$101];2;0)-VLOOKUP([.B$129];[.$A$104:.$C$113];2;0))^2+(VLOOKUP([.$A221];[.$A$2:.$D$101];3;0)-VLOOKUP([.B$129];[.$A$104:.$C$113];3;0))^2)" office:value-type="float" office:value="160.312195418814" calcext:value-type="float">
            <text:p>160.3121954188</text:p>
          </table:table-cell>
          <table:table-cell table:formula="of:=SQRT((VLOOKUP([.$A221];[.$A$2:.$D$101];2;0)-VLOOKUP([.C$129];[.$A$104:.$C$113];2;0))^2+(VLOOKUP([.$A221];[.$A$2:.$D$101];3;0)-VLOOKUP([.C$129];[.$A$104:.$C$113];3;0))^2)" office:value-type="float" office:value="70.7106781186548" calcext:value-type="float">
            <text:p>70.7106781187</text:p>
          </table:table-cell>
          <table:table-cell table:formula="of:=SQRT((VLOOKUP([.$A221];[.$A$2:.$D$101];2;0)-VLOOKUP([.D$129];[.$A$104:.$C$113];2;0))^2+(VLOOKUP([.$A221];[.$A$2:.$D$101];3;0)-VLOOKUP([.D$129];[.$A$104:.$C$113];3;0))^2)" office:value-type="float" office:value="212.132034355964" calcext:value-type="float">
            <text:p>212.132034356</text:p>
          </table:table-cell>
          <table:table-cell table:formula="of:=SQRT((VLOOKUP([.$A221];[.$A$2:.$D$101];2;0)-VLOOKUP([.E$129];[.$A$104:.$C$113];2;0))^2+(VLOOKUP([.$A221];[.$A$2:.$D$101];3;0)-VLOOKUP([.E$129];[.$A$104:.$C$113];3;0))^2)" office:value-type="float" office:value="187.882942280559" calcext:value-type="float">
            <text:p>187.8829422806</text:p>
          </table:table-cell>
          <table:table-cell table:formula="of:=SQRT((VLOOKUP([.$A221];[.$A$2:.$D$101];2;0)-VLOOKUP([.F$129];[.$A$104:.$C$113];2;0))^2+(VLOOKUP([.$A221];[.$A$2:.$D$101];3;0)-VLOOKUP([.F$129];[.$A$104:.$C$113];3;0))^2)" office:value-type="float" office:value="158.113883008419" calcext:value-type="float">
            <text:p>158.1138830084</text:p>
          </table:table-cell>
          <table:table-cell table:formula="of:=SQRT((VLOOKUP([.$A221];[.$A$2:.$D$101];2;0)-VLOOKUP([.G$129];[.$A$104:.$C$113];2;0))^2+(VLOOKUP([.$A221];[.$A$2:.$D$101];3;0)-VLOOKUP([.G$129];[.$A$104:.$C$113];3;0))^2)" office:value-type="float" office:value="22.3606797749979" calcext:value-type="float">
            <text:p>22.360679775</text:p>
          </table:table-cell>
          <table:table-cell table:formula="of:=SQRT((VLOOKUP([.$A221];[.$A$2:.$D$101];2;0)-VLOOKUP([.H$129];[.$A$104:.$C$113];2;0))^2+(VLOOKUP([.$A221];[.$A$2:.$D$101];3;0)-VLOOKUP([.H$129];[.$A$104:.$C$113];3;0))^2)" office:value-type="float" office:value="76.1577310586391" calcext:value-type="float">
            <text:p>76.1577310586</text:p>
          </table:table-cell>
          <table:table-cell table:formula="of:=SQRT((VLOOKUP([.$A221];[.$A$2:.$D$101];2;0)-VLOOKUP([.I$129];[.$A$104:.$C$113];2;0))^2+(VLOOKUP([.$A221];[.$A$2:.$D$101];3;0)-VLOOKUP([.I$129];[.$A$104:.$C$113];3;0))^2)" office:value-type="float" office:value="120.830459735946" calcext:value-type="float">
            <text:p>120.8304597359</text:p>
          </table:table-cell>
          <table:table-cell table:formula="of:=SQRT((VLOOKUP([.$A221];[.$A$2:.$D$101];2;0)-VLOOKUP([.J$129];[.$A$104:.$C$113];2;0))^2+(VLOOKUP([.$A221];[.$A$2:.$D$101];3;0)-VLOOKUP([.J$129];[.$A$104:.$C$113];3;0))^2)" office:value-type="float" office:value="142.126704035519" calcext:value-type="float">
            <text:p>142.1267040355</text:p>
          </table:table-cell>
          <table:table-cell table:formula="of:=SQRT((VLOOKUP([.$A221];[.$A$2:.$D$101];2;0)-VLOOKUP([.K$129];[.$A$104:.$C$113];2;0))^2+(VLOOKUP([.$A221];[.$A$2:.$D$101];3;0)-VLOOKUP([.K$129];[.$A$104:.$C$113];3;0))^2)" office:value-type="float" office:value="170.293863659264" calcext:value-type="float">
            <text:p>170.2938636593</text:p>
          </table:table-cell>
          <table:table-cell table:number-columns-repeated="1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QRT((VLOOKUP([.$A222];[.$A$2:.$D$101];2;0)-VLOOKUP([.B$129];[.$A$104:.$C$113];2;0))^2+(VLOOKUP([.$A222];[.$A$2:.$D$101];3;0)-VLOOKUP([.B$129];[.$A$104:.$C$113];3;0))^2)" office:value-type="float" office:value="162.788205960997" calcext:value-type="float">
            <text:p>162.788205961</text:p>
          </table:table-cell>
          <table:table-cell table:formula="of:=SQRT((VLOOKUP([.$A222];[.$A$2:.$D$101];2;0)-VLOOKUP([.C$129];[.$A$104:.$C$113];2;0))^2+(VLOOKUP([.$A222];[.$A$2:.$D$101];3;0)-VLOOKUP([.C$129];[.$A$104:.$C$113];3;0))^2)" office:value-type="float" office:value="70.7106781186548" calcext:value-type="float">
            <text:p>70.7106781187</text:p>
          </table:table-cell>
          <table:table-cell table:formula="of:=SQRT((VLOOKUP([.$A222];[.$A$2:.$D$101];2;0)-VLOOKUP([.D$129];[.$A$104:.$C$113];2;0))^2+(VLOOKUP([.$A222];[.$A$2:.$D$101];3;0)-VLOOKUP([.D$129];[.$A$104:.$C$113];3;0))^2)" office:value-type="float" office:value="198.494332412792" calcext:value-type="float">
            <text:p>198.4943324128</text:p>
          </table:table-cell>
          <table:table-cell table:formula="of:=SQRT((VLOOKUP([.$A222];[.$A$2:.$D$101];2;0)-VLOOKUP([.E$129];[.$A$104:.$C$113];2;0))^2+(VLOOKUP([.$A222];[.$A$2:.$D$101];3;0)-VLOOKUP([.E$129];[.$A$104:.$C$113];3;0))^2)" office:value-type="float" office:value="180.277563773199" calcext:value-type="float">
            <text:p>180.2775637732</text:p>
          </table:table-cell>
          <table:table-cell table:formula="of:=SQRT((VLOOKUP([.$A222];[.$A$2:.$D$101];2;0)-VLOOKUP([.F$129];[.$A$104:.$C$113];2;0))^2+(VLOOKUP([.$A222];[.$A$2:.$D$101];3;0)-VLOOKUP([.F$129];[.$A$104:.$C$113];3;0))^2)" office:value-type="float" office:value="139.283882771841" calcext:value-type="float">
            <text:p>139.2838827718</text:p>
          </table:table-cell>
          <table:table-cell table:formula="of:=SQRT((VLOOKUP([.$A222];[.$A$2:.$D$101];2;0)-VLOOKUP([.G$129];[.$A$104:.$C$113];2;0))^2+(VLOOKUP([.$A222];[.$A$2:.$D$101];3;0)-VLOOKUP([.G$129];[.$A$104:.$C$113];3;0))^2)" office:value-type="float" office:value="10" calcext:value-type="float">
            <text:p>10</text:p>
          </table:table-cell>
          <table:table-cell table:formula="of:=SQRT((VLOOKUP([.$A222];[.$A$2:.$D$101];2;0)-VLOOKUP([.H$129];[.$A$104:.$C$113];2;0))^2+(VLOOKUP([.$A222];[.$A$2:.$D$101];3;0)-VLOOKUP([.H$129];[.$A$104:.$C$113];3;0))^2)" office:value-type="float" office:value="58.309518948453" calcext:value-type="float">
            <text:p>58.3095189485</text:p>
          </table:table-cell>
          <table:table-cell table:formula="of:=SQRT((VLOOKUP([.$A222];[.$A$2:.$D$101];2;0)-VLOOKUP([.I$129];[.$A$104:.$C$113];2;0))^2+(VLOOKUP([.$A222];[.$A$2:.$D$101];3;0)-VLOOKUP([.I$129];[.$A$104:.$C$113];3;0))^2)" office:value-type="float" office:value="114.017542509914" calcext:value-type="float">
            <text:p>114.0175425099</text:p>
          </table:table-cell>
          <table:table-cell table:formula="of:=SQRT((VLOOKUP([.$A222];[.$A$2:.$D$101];2;0)-VLOOKUP([.J$129];[.$A$104:.$C$113];2;0))^2+(VLOOKUP([.$A222];[.$A$2:.$D$101];3;0)-VLOOKUP([.J$129];[.$A$104:.$C$113];3;0))^2)" office:value-type="float" office:value="127.279220613579" calcext:value-type="float">
            <text:p>127.2792206136</text:p>
          </table:table-cell>
          <table:table-cell table:formula="of:=SQRT((VLOOKUP([.$A222];[.$A$2:.$D$101];2;0)-VLOOKUP([.K$129];[.$A$104:.$C$113];2;0))^2+(VLOOKUP([.$A222];[.$A$2:.$D$101];3;0)-VLOOKUP([.K$129];[.$A$104:.$C$113];3;0))^2)" office:value-type="float" office:value="158.113883008419" calcext:value-type="float">
            <text:p>158.1138830084</text:p>
          </table:table-cell>
          <table:table-cell table:number-columns-repeated="1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QRT((VLOOKUP([.$A223];[.$A$2:.$D$101];2;0)-VLOOKUP([.B$129];[.$A$104:.$C$113];2;0))^2+(VLOOKUP([.$A223];[.$A$2:.$D$101];3;0)-VLOOKUP([.B$129];[.$A$104:.$C$113];3;0))^2)" office:value-type="float" office:value="167.630546142402" calcext:value-type="float">
            <text:p>167.6305461424</text:p>
          </table:table-cell>
          <table:table-cell table:formula="of:=SQRT((VLOOKUP([.$A223];[.$A$2:.$D$101];2;0)-VLOOKUP([.C$129];[.$A$104:.$C$113];2;0))^2+(VLOOKUP([.$A223];[.$A$2:.$D$101];3;0)-VLOOKUP([.C$129];[.$A$104:.$C$113];3;0))^2)" office:value-type="float" office:value="76.1577310586391" calcext:value-type="float">
            <text:p>76.1577310586</text:p>
          </table:table-cell>
          <table:table-cell table:formula="of:=SQRT((VLOOKUP([.$A223];[.$A$2:.$D$101];2;0)-VLOOKUP([.D$129];[.$A$104:.$C$113];2;0))^2+(VLOOKUP([.$A223];[.$A$2:.$D$101];3;0)-VLOOKUP([.D$129];[.$A$104:.$C$113];3;0))^2)" office:value-type="float" office:value="186.010752377383" calcext:value-type="float">
            <text:p>186.0107523774</text:p>
          </table:table-cell>
          <table:table-cell table:formula="of:=SQRT((VLOOKUP([.$A223];[.$A$2:.$D$101];2;0)-VLOOKUP([.E$129];[.$A$104:.$C$113];2;0))^2+(VLOOKUP([.$A223];[.$A$2:.$D$101];3;0)-VLOOKUP([.E$129];[.$A$104:.$C$113];3;0))^2)" office:value-type="float" office:value="174.64249196573" calcext:value-type="float">
            <text:p>174.6424919657</text:p>
          </table:table-cell>
          <table:table-cell table:formula="of:=SQRT((VLOOKUP([.$A223];[.$A$2:.$D$101];2;0)-VLOOKUP([.F$129];[.$A$104:.$C$113];2;0))^2+(VLOOKUP([.$A223];[.$A$2:.$D$101];3;0)-VLOOKUP([.F$129];[.$A$104:.$C$113];3;0))^2)" office:value-type="float" office:value="120.830459735946" calcext:value-type="float">
            <text:p>120.8304597359</text:p>
          </table:table-cell>
          <table:table-cell table:formula="of:=SQRT((VLOOKUP([.$A223];[.$A$2:.$D$101];2;0)-VLOOKUP([.G$129];[.$A$104:.$C$113];2;0))^2+(VLOOKUP([.$A223];[.$A$2:.$D$101];3;0)-VLOOKUP([.G$129];[.$A$104:.$C$113];3;0))^2)" office:value-type="float" office:value="22.3606797749979" calcext:value-type="float">
            <text:p>22.360679775</text:p>
          </table:table-cell>
          <table:table-cell table:formula="of:=SQRT((VLOOKUP([.$A223];[.$A$2:.$D$101];2;0)-VLOOKUP([.H$129];[.$A$104:.$C$113];2;0))^2+(VLOOKUP([.$A223];[.$A$2:.$D$101];3;0)-VLOOKUP([.H$129];[.$A$104:.$C$113];3;0))^2)" office:value-type="float" office:value="42.4264068711929" calcext:value-type="float">
            <text:p>42.4264068712</text:p>
          </table:table-cell>
          <table:table-cell table:formula="of:=SQRT((VLOOKUP([.$A223];[.$A$2:.$D$101];2;0)-VLOOKUP([.I$129];[.$A$104:.$C$113];2;0))^2+(VLOOKUP([.$A223];[.$A$2:.$D$101];3;0)-VLOOKUP([.I$129];[.$A$104:.$C$113];3;0))^2)" office:value-type="float" office:value="110.453610171873" calcext:value-type="float">
            <text:p>110.4536101719</text:p>
          </table:table-cell>
          <table:table-cell table:formula="of:=SQRT((VLOOKUP([.$A223];[.$A$2:.$D$101];2;0)-VLOOKUP([.J$129];[.$A$104:.$C$113];2;0))^2+(VLOOKUP([.$A223];[.$A$2:.$D$101];3;0)-VLOOKUP([.J$129];[.$A$104:.$C$113];3;0))^2)" office:value-type="float" office:value="114.017542509914" calcext:value-type="float">
            <text:p>114.0175425099</text:p>
          </table:table-cell>
          <table:table-cell table:formula="of:=SQRT((VLOOKUP([.$A223];[.$A$2:.$D$101];2;0)-VLOOKUP([.K$129];[.$A$104:.$C$113];2;0))^2+(VLOOKUP([.$A223];[.$A$2:.$D$101];3;0)-VLOOKUP([.K$129];[.$A$104:.$C$113];3;0))^2)" office:value-type="float" office:value="147.648230602334" calcext:value-type="float">
            <text:p>147.6482306023</text:p>
          </table:table-cell>
          <table:table-cell table:number-columns-repeated="1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QRT((VLOOKUP([.$A224];[.$A$2:.$D$101];2;0)-VLOOKUP([.B$129];[.$A$104:.$C$113];2;0))^2+(VLOOKUP([.$A224];[.$A$2:.$D$101];3;0)-VLOOKUP([.B$129];[.$A$104:.$C$113];3;0))^2)" office:value-type="float" office:value="174.64249196573" calcext:value-type="float">
            <text:p>174.6424919657</text:p>
          </table:table-cell>
          <table:table-cell table:formula="of:=SQRT((VLOOKUP([.$A224];[.$A$2:.$D$101];2;0)-VLOOKUP([.C$129];[.$A$104:.$C$113];2;0))^2+(VLOOKUP([.$A224];[.$A$2:.$D$101];3;0)-VLOOKUP([.C$129];[.$A$104:.$C$113];3;0))^2)" office:value-type="float" office:value="86.0232526704263" calcext:value-type="float">
            <text:p>86.0232526704</text:p>
          </table:table-cell>
          <table:table-cell table:formula="of:=SQRT((VLOOKUP([.$A224];[.$A$2:.$D$101];2;0)-VLOOKUP([.D$129];[.$A$104:.$C$113];2;0))^2+(VLOOKUP([.$A224];[.$A$2:.$D$101];3;0)-VLOOKUP([.D$129];[.$A$104:.$C$113];3;0))^2)" office:value-type="float" office:value="174.928556845359" calcext:value-type="float">
            <text:p>174.9285568454</text:p>
          </table:table-cell>
          <table:table-cell table:formula="of:=SQRT((VLOOKUP([.$A224];[.$A$2:.$D$101];2;0)-VLOOKUP([.E$129];[.$A$104:.$C$113];2;0))^2+(VLOOKUP([.$A224];[.$A$2:.$D$101];3;0)-VLOOKUP([.E$129];[.$A$104:.$C$113];3;0))^2)" office:value-type="float" office:value="171.172427686237" calcext:value-type="float">
            <text:p>171.1724276862</text:p>
          </table:table-cell>
          <table:table-cell table:formula="of:=SQRT((VLOOKUP([.$A224];[.$A$2:.$D$101];2;0)-VLOOKUP([.F$129];[.$A$104:.$C$113];2;0))^2+(VLOOKUP([.$A224];[.$A$2:.$D$101];3;0)-VLOOKUP([.F$129];[.$A$104:.$C$113];3;0))^2)" office:value-type="float" office:value="102.95630140987" calcext:value-type="float">
            <text:p>102.9563014099</text:p>
          </table:table-cell>
          <table:table-cell table:formula="of:=SQRT((VLOOKUP([.$A224];[.$A$2:.$D$101];2;0)-VLOOKUP([.G$129];[.$A$104:.$C$113];2;0))^2+(VLOOKUP([.$A224];[.$A$2:.$D$101];3;0)-VLOOKUP([.G$129];[.$A$104:.$C$113];3;0))^2)" office:value-type="float" office:value="41.2310562561766" calcext:value-type="float">
            <text:p>41.2310562562</text:p>
          </table:table-cell>
          <table:table-cell table:formula="of:=SQRT((VLOOKUP([.$A224];[.$A$2:.$D$101];2;0)-VLOOKUP([.H$129];[.$A$104:.$C$113];2;0))^2+(VLOOKUP([.$A224];[.$A$2:.$D$101];3;0)-VLOOKUP([.H$129];[.$A$104:.$C$113];3;0))^2)" office:value-type="float" office:value="31.6227766016838" calcext:value-type="float">
            <text:p>31.6227766017</text:p>
          </table:table-cell>
          <table:table-cell table:formula="of:=SQRT((VLOOKUP([.$A224];[.$A$2:.$D$101];2;0)-VLOOKUP([.I$129];[.$A$104:.$C$113];2;0))^2+(VLOOKUP([.$A224];[.$A$2:.$D$101];3;0)-VLOOKUP([.I$129];[.$A$104:.$C$113];3;0))^2)" office:value-type="float" office:value="110.453610171873" calcext:value-type="float">
            <text:p>110.4536101719</text:p>
          </table:table-cell>
          <table:table-cell table:formula="of:=SQRT((VLOOKUP([.$A224];[.$A$2:.$D$101];2;0)-VLOOKUP([.J$129];[.$A$104:.$C$113];2;0))^2+(VLOOKUP([.$A224];[.$A$2:.$D$101];3;0)-VLOOKUP([.J$129];[.$A$104:.$C$113];3;0))^2)" office:value-type="float" office:value="102.95630140987" calcext:value-type="float">
            <text:p>102.9563014099</text:p>
          </table:table-cell>
          <table:table-cell table:formula="of:=SQRT((VLOOKUP([.$A224];[.$A$2:.$D$101];2;0)-VLOOKUP([.K$129];[.$A$104:.$C$113];2;0))^2+(VLOOKUP([.$A224];[.$A$2:.$D$101];3;0)-VLOOKUP([.K$129];[.$A$104:.$C$113];3;0))^2)" office:value-type="float" office:value="139.283882771841" calcext:value-type="float">
            <text:p>139.2838827718</text:p>
          </table:table-cell>
          <table:table-cell table:number-columns-repeated="1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QRT((VLOOKUP([.$A225];[.$A$2:.$D$101];2;0)-VLOOKUP([.B$129];[.$A$104:.$C$113];2;0))^2+(VLOOKUP([.$A225];[.$A$2:.$D$101];3;0)-VLOOKUP([.B$129];[.$A$104:.$C$113];3;0))^2)" office:value-type="float" office:value="183.575597506858" calcext:value-type="float">
            <text:p>183.5755975069</text:p>
          </table:table-cell>
          <table:table-cell table:formula="of:=SQRT((VLOOKUP([.$A225];[.$A$2:.$D$101];2;0)-VLOOKUP([.C$129];[.$A$104:.$C$113];2;0))^2+(VLOOKUP([.$A225];[.$A$2:.$D$101];3;0)-VLOOKUP([.C$129];[.$A$104:.$C$113];3;0))^2)" office:value-type="float" office:value="98.9949493661167" calcext:value-type="float">
            <text:p>98.9949493661</text:p>
          </table:table-cell>
          <table:table-cell table:formula="of:=SQRT((VLOOKUP([.$A225];[.$A$2:.$D$101];2;0)-VLOOKUP([.D$129];[.$A$104:.$C$113];2;0))^2+(VLOOKUP([.$A225];[.$A$2:.$D$101];3;0)-VLOOKUP([.D$129];[.$A$104:.$C$113];3;0))^2)" office:value-type="float" office:value="165.529453572468" calcext:value-type="float">
            <text:p>165.5294535725</text:p>
          </table:table-cell>
          <table:table-cell table:formula="of:=SQRT((VLOOKUP([.$A225];[.$A$2:.$D$101];2;0)-VLOOKUP([.E$129];[.$A$104:.$C$113];2;0))^2+(VLOOKUP([.$A225];[.$A$2:.$D$101];3;0)-VLOOKUP([.E$129];[.$A$104:.$C$113];3;0))^2)" office:value-type="float" office:value="170" calcext:value-type="float">
            <text:p>170</text:p>
          </table:table-cell>
          <table:table-cell table:formula="of:=SQRT((VLOOKUP([.$A225];[.$A$2:.$D$101];2;0)-VLOOKUP([.F$129];[.$A$104:.$C$113];2;0))^2+(VLOOKUP([.$A225];[.$A$2:.$D$101];3;0)-VLOOKUP([.F$129];[.$A$104:.$C$113];3;0))^2)" office:value-type="float" office:value="86.0232526704263" calcext:value-type="float">
            <text:p>86.0232526704</text:p>
          </table:table-cell>
          <table:table-cell table:formula="of:=SQRT((VLOOKUP([.$A225];[.$A$2:.$D$101];2;0)-VLOOKUP([.G$129];[.$A$104:.$C$113];2;0))^2+(VLOOKUP([.$A225];[.$A$2:.$D$101];3;0)-VLOOKUP([.G$129];[.$A$104:.$C$113];3;0))^2)" office:value-type="float" office:value="60.8276253029822" calcext:value-type="float">
            <text:p>60.827625303</text:p>
          </table:table-cell>
          <table:table-cell table:formula="of:=SQRT((VLOOKUP([.$A225];[.$A$2:.$D$101];2;0)-VLOOKUP([.H$129];[.$A$104:.$C$113];2;0))^2+(VLOOKUP([.$A225];[.$A$2:.$D$101];3;0)-VLOOKUP([.H$129];[.$A$104:.$C$113];3;0))^2)" office:value-type="float" office:value="31.6227766016838" calcext:value-type="float">
            <text:p>31.6227766017</text:p>
          </table:table-cell>
          <table:table-cell table:formula="of:=SQRT((VLOOKUP([.$A225];[.$A$2:.$D$101];2;0)-VLOOKUP([.I$129];[.$A$104:.$C$113];2;0))^2+(VLOOKUP([.$A225];[.$A$2:.$D$101];3;0)-VLOOKUP([.I$129];[.$A$104:.$C$113];3;0))^2)" office:value-type="float" office:value="114.017542509914" calcext:value-type="float">
            <text:p>114.0175425099</text:p>
          </table:table-cell>
          <table:table-cell table:formula="of:=SQRT((VLOOKUP([.$A225];[.$A$2:.$D$101];2;0)-VLOOKUP([.J$129];[.$A$104:.$C$113];2;0))^2+(VLOOKUP([.$A225];[.$A$2:.$D$101];3;0)-VLOOKUP([.J$129];[.$A$104:.$C$113];3;0))^2)" office:value-type="float" office:value="94.8683298050514" calcext:value-type="float">
            <text:p>94.8683298051</text:p>
          </table:table-cell>
          <table:table-cell table:formula="of:=SQRT((VLOOKUP([.$A225];[.$A$2:.$D$101];2;0)-VLOOKUP([.K$129];[.$A$104:.$C$113];2;0))^2+(VLOOKUP([.$A225];[.$A$2:.$D$101];3;0)-VLOOKUP([.K$129];[.$A$104:.$C$113];3;0))^2)" office:value-type="float" office:value="133.416640641263" calcext:value-type="float">
            <text:p>133.4166406413</text:p>
          </table:table-cell>
          <table:table-cell table:number-columns-repeated="1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QRT((VLOOKUP([.$A226];[.$A$2:.$D$101];2;0)-VLOOKUP([.B$129];[.$A$104:.$C$113];2;0))^2+(VLOOKUP([.$A226];[.$A$2:.$D$101];3;0)-VLOOKUP([.B$129];[.$A$104:.$C$113];3;0))^2)" office:value-type="float" office:value="194.164878389476" calcext:value-type="float">
            <text:p>194.1648783895</text:p>
          </table:table-cell>
          <table:table-cell table:formula="of:=SQRT((VLOOKUP([.$A226];[.$A$2:.$D$101];2;0)-VLOOKUP([.C$129];[.$A$104:.$C$113];2;0))^2+(VLOOKUP([.$A226];[.$A$2:.$D$101];3;0)-VLOOKUP([.C$129];[.$A$104:.$C$113];3;0))^2)" office:value-type="float" office:value="114.017542509914" calcext:value-type="float">
            <text:p>114.0175425099</text:p>
          </table:table-cell>
          <table:table-cell table:formula="of:=SQRT((VLOOKUP([.$A226];[.$A$2:.$D$101];2;0)-VLOOKUP([.D$129];[.$A$104:.$C$113];2;0))^2+(VLOOKUP([.$A226];[.$A$2:.$D$101];3;0)-VLOOKUP([.D$129];[.$A$104:.$C$113];3;0))^2)" office:value-type="float" office:value="158.113883008419" calcext:value-type="float">
            <text:p>158.1138830084</text:p>
          </table:table-cell>
          <table:table-cell table:formula="of:=SQRT((VLOOKUP([.$A226];[.$A$2:.$D$101];2;0)-VLOOKUP([.E$129];[.$A$104:.$C$113];2;0))^2+(VLOOKUP([.$A226];[.$A$2:.$D$101];3;0)-VLOOKUP([.E$129];[.$A$104:.$C$113];3;0))^2)" office:value-type="float" office:value="171.172427686237" calcext:value-type="float">
            <text:p>171.1724276862</text:p>
          </table:table-cell>
          <table:table-cell table:formula="of:=SQRT((VLOOKUP([.$A226];[.$A$2:.$D$101];2;0)-VLOOKUP([.F$129];[.$A$104:.$C$113];2;0))^2+(VLOOKUP([.$A226];[.$A$2:.$D$101];3;0)-VLOOKUP([.F$129];[.$A$104:.$C$113];3;0))^2)" office:value-type="float" office:value="70.7106781186548" calcext:value-type="float">
            <text:p>70.7106781187</text:p>
          </table:table-cell>
          <table:table-cell table:formula="of:=SQRT((VLOOKUP([.$A226];[.$A$2:.$D$101];2;0)-VLOOKUP([.G$129];[.$A$104:.$C$113];2;0))^2+(VLOOKUP([.$A226];[.$A$2:.$D$101];3;0)-VLOOKUP([.G$129];[.$A$104:.$C$113];3;0))^2)" office:value-type="float" office:value="80.6225774829855" calcext:value-type="float">
            <text:p>80.622577483</text:p>
          </table:table-cell>
          <table:table-cell table:formula="of:=SQRT((VLOOKUP([.$A226];[.$A$2:.$D$101];2;0)-VLOOKUP([.H$129];[.$A$104:.$C$113];2;0))^2+(VLOOKUP([.$A226];[.$A$2:.$D$101];3;0)-VLOOKUP([.H$129];[.$A$104:.$C$113];3;0))^2)" office:value-type="float" office:value="42.4264068711929" calcext:value-type="float">
            <text:p>42.4264068712</text:p>
          </table:table-cell>
          <table:table-cell table:formula="of:=SQRT((VLOOKUP([.$A226];[.$A$2:.$D$101];2;0)-VLOOKUP([.I$129];[.$A$104:.$C$113];2;0))^2+(VLOOKUP([.$A226];[.$A$2:.$D$101];3;0)-VLOOKUP([.I$129];[.$A$104:.$C$113];3;0))^2)" office:value-type="float" office:value="120.830459735946" calcext:value-type="float">
            <text:p>120.8304597359</text:p>
          </table:table-cell>
          <table:table-cell table:formula="of:=SQRT((VLOOKUP([.$A226];[.$A$2:.$D$101];2;0)-VLOOKUP([.J$129];[.$A$104:.$C$113];2;0))^2+(VLOOKUP([.$A226];[.$A$2:.$D$101];3;0)-VLOOKUP([.J$129];[.$A$104:.$C$113];3;0))^2)" office:value-type="float" office:value="90.5538513813742" calcext:value-type="float">
            <text:p>90.5538513814</text:p>
          </table:table-cell>
          <table:table-cell table:formula="of:=SQRT((VLOOKUP([.$A226];[.$A$2:.$D$101];2;0)-VLOOKUP([.K$129];[.$A$104:.$C$113];2;0))^2+(VLOOKUP([.$A226];[.$A$2:.$D$101];3;0)-VLOOKUP([.K$129];[.$A$104:.$C$113];3;0))^2)" office:value-type="float" office:value="130.384048104053" calcext:value-type="float">
            <text:p>130.3840481041</text:p>
          </table:table-cell>
          <table:table-cell table:number-columns-repeated="1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QRT((VLOOKUP([.$A227];[.$A$2:.$D$101];2;0)-VLOOKUP([.B$129];[.$A$104:.$C$113];2;0))^2+(VLOOKUP([.$A227];[.$A$2:.$D$101];3;0)-VLOOKUP([.B$129];[.$A$104:.$C$113];3;0))^2)" office:value-type="float" office:value="206.155281280883" calcext:value-type="float">
            <text:p>206.1552812809</text:p>
          </table:table-cell>
          <table:table-cell table:formula="of:=SQRT((VLOOKUP([.$A227];[.$A$2:.$D$101];2;0)-VLOOKUP([.C$129];[.$A$104:.$C$113];2;0))^2+(VLOOKUP([.$A227];[.$A$2:.$D$101];3;0)-VLOOKUP([.C$129];[.$A$104:.$C$113];3;0))^2)" office:value-type="float" office:value="130.384048104053" calcext:value-type="float">
            <text:p>130.3840481041</text:p>
          </table:table-cell>
          <table:table-cell table:formula="of:=SQRT((VLOOKUP([.$A227];[.$A$2:.$D$101];2;0)-VLOOKUP([.D$129];[.$A$104:.$C$113];2;0))^2+(VLOOKUP([.$A227];[.$A$2:.$D$101];3;0)-VLOOKUP([.D$129];[.$A$104:.$C$113];3;0))^2)" office:value-type="float" office:value="152.970585407784" calcext:value-type="float">
            <text:p>152.9705854078</text:p>
          </table:table-cell>
          <table:table-cell table:formula="of:=SQRT((VLOOKUP([.$A227];[.$A$2:.$D$101];2;0)-VLOOKUP([.E$129];[.$A$104:.$C$113];2;0))^2+(VLOOKUP([.$A227];[.$A$2:.$D$101];3;0)-VLOOKUP([.E$129];[.$A$104:.$C$113];3;0))^2)" office:value-type="float" office:value="174.64249196573" calcext:value-type="float">
            <text:p>174.6424919657</text:p>
          </table:table-cell>
          <table:table-cell table:formula="of:=SQRT((VLOOKUP([.$A227];[.$A$2:.$D$101];2;0)-VLOOKUP([.F$129];[.$A$104:.$C$113];2;0))^2+(VLOOKUP([.$A227];[.$A$2:.$D$101];3;0)-VLOOKUP([.F$129];[.$A$104:.$C$113];3;0))^2)" office:value-type="float" office:value="58.309518948453" calcext:value-type="float">
            <text:p>58.3095189485</text:p>
          </table:table-cell>
          <table:table-cell table:formula="of:=SQRT((VLOOKUP([.$A227];[.$A$2:.$D$101];2;0)-VLOOKUP([.G$129];[.$A$104:.$C$113];2;0))^2+(VLOOKUP([.$A227];[.$A$2:.$D$101];3;0)-VLOOKUP([.G$129];[.$A$104:.$C$113];3;0))^2)" office:value-type="float" office:value="100.498756211209" calcext:value-type="float">
            <text:p>100.4987562112</text:p>
          </table:table-cell>
          <table:table-cell table:formula="of:=SQRT((VLOOKUP([.$A227];[.$A$2:.$D$101];2;0)-VLOOKUP([.H$129];[.$A$104:.$C$113];2;0))^2+(VLOOKUP([.$A227];[.$A$2:.$D$101];3;0)-VLOOKUP([.H$129];[.$A$104:.$C$113];3;0))^2)" office:value-type="float" office:value="58.309518948453" calcext:value-type="float">
            <text:p>58.3095189485</text:p>
          </table:table-cell>
          <table:table-cell table:formula="of:=SQRT((VLOOKUP([.$A227];[.$A$2:.$D$101];2;0)-VLOOKUP([.I$129];[.$A$104:.$C$113];2;0))^2+(VLOOKUP([.$A227];[.$A$2:.$D$101];3;0)-VLOOKUP([.I$129];[.$A$104:.$C$113];3;0))^2)" office:value-type="float" office:value="130.384048104053" calcext:value-type="float">
            <text:p>130.3840481041</text:p>
          </table:table-cell>
          <table:table-cell table:formula="of:=SQRT((VLOOKUP([.$A227];[.$A$2:.$D$101];2;0)-VLOOKUP([.J$129];[.$A$104:.$C$113];2;0))^2+(VLOOKUP([.$A227];[.$A$2:.$D$101];3;0)-VLOOKUP([.J$129];[.$A$104:.$C$113];3;0))^2)" office:value-type="float" office:value="90.5538513813742" calcext:value-type="float">
            <text:p>90.5538513814</text:p>
          </table:table-cell>
          <table:table-cell table:formula="of:=SQRT((VLOOKUP([.$A227];[.$A$2:.$D$101];2;0)-VLOOKUP([.K$129];[.$A$104:.$C$113];2;0))^2+(VLOOKUP([.$A227];[.$A$2:.$D$101];3;0)-VLOOKUP([.K$129];[.$A$104:.$C$113];3;0))^2)" office:value-type="float" office:value="130.384048104053" calcext:value-type="float">
            <text:p>130.3840481041</text:p>
          </table:table-cell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QRT((VLOOKUP([.$A228];[.$A$2:.$D$101];2;0)-VLOOKUP([.B$129];[.$A$104:.$C$113];2;0))^2+(VLOOKUP([.$A228];[.$A$2:.$D$101];3;0)-VLOOKUP([.B$129];[.$A$104:.$C$113];3;0))^2)" office:value-type="float" office:value="219.317121994613" calcext:value-type="float">
            <text:p>219.3171219946</text:p>
          </table:table-cell>
          <table:table-cell table:formula="of:=SQRT((VLOOKUP([.$A228];[.$A$2:.$D$101];2;0)-VLOOKUP([.C$129];[.$A$104:.$C$113];2;0))^2+(VLOOKUP([.$A228];[.$A$2:.$D$101];3;0)-VLOOKUP([.C$129];[.$A$104:.$C$113];3;0))^2)" office:value-type="float" office:value="147.648230602334" calcext:value-type="float">
            <text:p>147.6482306023</text:p>
          </table:table-cell>
          <table:table-cell table:formula="of:=SQRT((VLOOKUP([.$A228];[.$A$2:.$D$101];2;0)-VLOOKUP([.D$129];[.$A$104:.$C$113];2;0))^2+(VLOOKUP([.$A228];[.$A$2:.$D$101];3;0)-VLOOKUP([.D$129];[.$A$104:.$C$113];3;0))^2)" office:value-type="float" office:value="150.332963783729" calcext:value-type="float">
            <text:p>150.3329637837</text:p>
          </table:table-cell>
          <table:table-cell table:formula="of:=SQRT((VLOOKUP([.$A228];[.$A$2:.$D$101];2;0)-VLOOKUP([.E$129];[.$A$104:.$C$113];2;0))^2+(VLOOKUP([.$A228];[.$A$2:.$D$101];3;0)-VLOOKUP([.E$129];[.$A$104:.$C$113];3;0))^2)" office:value-type="float" office:value="180.277563773199" calcext:value-type="float">
            <text:p>180.2775637732</text:p>
          </table:table-cell>
          <table:table-cell table:formula="of:=SQRT((VLOOKUP([.$A228];[.$A$2:.$D$101];2;0)-VLOOKUP([.F$129];[.$A$104:.$C$113];2;0))^2+(VLOOKUP([.$A228];[.$A$2:.$D$101];3;0)-VLOOKUP([.F$129];[.$A$104:.$C$113];3;0))^2)" office:value-type="float" office:value="50.9901951359278" calcext:value-type="float">
            <text:p>50.9901951359</text:p>
          </table:table-cell>
          <table:table-cell table:formula="of:=SQRT((VLOOKUP([.$A228];[.$A$2:.$D$101];2;0)-VLOOKUP([.G$129];[.$A$104:.$C$113];2;0))^2+(VLOOKUP([.$A228];[.$A$2:.$D$101];3;0)-VLOOKUP([.G$129];[.$A$104:.$C$113];3;0))^2)" office:value-type="float" office:value="120.415945787923" calcext:value-type="float">
            <text:p>120.4159457879</text:p>
          </table:table-cell>
          <table:table-cell table:formula="of:=SQRT((VLOOKUP([.$A228];[.$A$2:.$D$101];2;0)-VLOOKUP([.H$129];[.$A$104:.$C$113];2;0))^2+(VLOOKUP([.$A228];[.$A$2:.$D$101];3;0)-VLOOKUP([.H$129];[.$A$104:.$C$113];3;0))^2)" office:value-type="float" office:value="76.1577310586391" calcext:value-type="float">
            <text:p>76.1577310586</text:p>
          </table:table-cell>
          <table:table-cell table:formula="of:=SQRT((VLOOKUP([.$A228];[.$A$2:.$D$101];2;0)-VLOOKUP([.I$129];[.$A$104:.$C$113];2;0))^2+(VLOOKUP([.$A228];[.$A$2:.$D$101];3;0)-VLOOKUP([.I$129];[.$A$104:.$C$113];3;0))^2)" office:value-type="float" office:value="142.126704035519" calcext:value-type="float">
            <text:p>142.1267040355</text:p>
          </table:table-cell>
          <table:table-cell table:formula="of:=SQRT((VLOOKUP([.$A228];[.$A$2:.$D$101];2;0)-VLOOKUP([.J$129];[.$A$104:.$C$113];2;0))^2+(VLOOKUP([.$A228];[.$A$2:.$D$101];3;0)-VLOOKUP([.J$129];[.$A$104:.$C$113];3;0))^2)" office:value-type="float" office:value="94.8683298050514" calcext:value-type="float">
            <text:p>94.8683298051</text:p>
          </table:table-cell>
          <table:table-cell table:formula="of:=SQRT((VLOOKUP([.$A228];[.$A$2:.$D$101];2;0)-VLOOKUP([.K$129];[.$A$104:.$C$113];2;0))^2+(VLOOKUP([.$A228];[.$A$2:.$D$101];3;0)-VLOOKUP([.K$129];[.$A$104:.$C$113];3;0))^2)" office:value-type="float" office:value="133.416640641263" calcext:value-type="float">
            <text:p>133.4166406413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(VLOOKUP([.$A229];[.$A$2:.$D$101];2;0)-VLOOKUP([.B$129];[.$A$104:.$C$113];2;0))^2+(VLOOKUP([.$A229];[.$A$2:.$D$101];3;0)-VLOOKUP([.B$129];[.$A$104:.$C$113];3;0))^2)" office:value-type="float" office:value="233.452350598575" calcext:value-type="float">
            <text:p>233.4523505986</text:p>
          </table:table-cell>
          <table:table-cell table:formula="of:=SQRT((VLOOKUP([.$A229];[.$A$2:.$D$101];2;0)-VLOOKUP([.C$129];[.$A$104:.$C$113];2;0))^2+(VLOOKUP([.$A229];[.$A$2:.$D$101];3;0)-VLOOKUP([.C$129];[.$A$104:.$C$113];3;0))^2)" office:value-type="float" office:value="165.529453572468" calcext:value-type="float">
            <text:p>165.5294535725</text:p>
          </table:table-cell>
          <table:table-cell table:formula="of:=SQRT((VLOOKUP([.$A229];[.$A$2:.$D$101];2;0)-VLOOKUP([.D$129];[.$A$104:.$C$113];2;0))^2+(VLOOKUP([.$A229];[.$A$2:.$D$101];3;0)-VLOOKUP([.D$129];[.$A$104:.$C$113];3;0))^2)" office:value-type="float" office:value="150.332963783729" calcext:value-type="float">
            <text:p>150.3329637837</text:p>
          </table:table-cell>
          <table:table-cell table:formula="of:=SQRT((VLOOKUP([.$A229];[.$A$2:.$D$101];2;0)-VLOOKUP([.E$129];[.$A$104:.$C$113];2;0))^2+(VLOOKUP([.$A229];[.$A$2:.$D$101];3;0)-VLOOKUP([.E$129];[.$A$104:.$C$113];3;0))^2)" office:value-type="float" office:value="187.882942280559" calcext:value-type="float">
            <text:p>187.8829422806</text:p>
          </table:table-cell>
          <table:table-cell table:formula="of:=SQRT((VLOOKUP([.$A229];[.$A$2:.$D$101];2;0)-VLOOKUP([.F$129];[.$A$104:.$C$113];2;0))^2+(VLOOKUP([.$A229];[.$A$2:.$D$101];3;0)-VLOOKUP([.F$129];[.$A$104:.$C$113];3;0))^2)" office:value-type="float" office:value="50.9901951359278" calcext:value-type="float">
            <text:p>50.9901951359</text:p>
          </table:table-cell>
          <table:table-cell table:formula="of:=SQRT((VLOOKUP([.$A229];[.$A$2:.$D$101];2;0)-VLOOKUP([.G$129];[.$A$104:.$C$113];2;0))^2+(VLOOKUP([.$A229];[.$A$2:.$D$101];3;0)-VLOOKUP([.G$129];[.$A$104:.$C$113];3;0))^2)" office:value-type="float" office:value="140.356688476182" calcext:value-type="float">
            <text:p>140.3566884762</text:p>
          </table:table-cell>
          <table:table-cell table:formula="of:=SQRT((VLOOKUP([.$A229];[.$A$2:.$D$101];2;0)-VLOOKUP([.H$129];[.$A$104:.$C$113];2;0))^2+(VLOOKUP([.$A229];[.$A$2:.$D$101];3;0)-VLOOKUP([.H$129];[.$A$104:.$C$113];3;0))^2)" office:value-type="float" office:value="94.8683298050514" calcext:value-type="float">
            <text:p>94.8683298051</text:p>
          </table:table-cell>
          <table:table-cell table:formula="of:=SQRT((VLOOKUP([.$A229];[.$A$2:.$D$101];2;0)-VLOOKUP([.I$129];[.$A$104:.$C$113];2;0))^2+(VLOOKUP([.$A229];[.$A$2:.$D$101];3;0)-VLOOKUP([.I$129];[.$A$104:.$C$113];3;0))^2)" office:value-type="float" office:value="155.56349186104" calcext:value-type="float">
            <text:p>155.563491861</text:p>
          </table:table-cell>
          <table:table-cell table:formula="of:=SQRT((VLOOKUP([.$A229];[.$A$2:.$D$101];2;0)-VLOOKUP([.J$129];[.$A$104:.$C$113];2;0))^2+(VLOOKUP([.$A229];[.$A$2:.$D$101];3;0)-VLOOKUP([.J$129];[.$A$104:.$C$113];3;0))^2)" office:value-type="float" office:value="102.95630140987" calcext:value-type="float">
            <text:p>102.9563014099</text:p>
          </table:table-cell>
          <table:table-cell table:formula="of:=SQRT((VLOOKUP([.$A229];[.$A$2:.$D$101];2;0)-VLOOKUP([.K$129];[.$A$104:.$C$113];2;0))^2+(VLOOKUP([.$A229];[.$A$2:.$D$101];3;0)-VLOOKUP([.K$129];[.$A$104:.$C$113];3;0))^2)" office:value-type="float" office:value="139.283882771841" calcext:value-type="float">
            <text:p>139.2838827718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WITHIN ATTACK DISTANCE</text:p>
          </table:table-cell>
          <table:table-cell table:number-columns-repeated="10"/>
          <table:table-cell table:style-name="ce2" office:value-type="string" calcext:value-type="string">
            <text:p>BASES WITHIN DISTANCE</text:p>
          </table:table-cell>
          <table:table-cell table:number-columns-repeated="18"/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B130]&lt;=[#REF!];1;0)" office:value-type="string" office:string-value="" calcext:value-type="error">
            <text:p>#REF!</text:p>
          </table:table-cell>
          <table:table-cell table:formula="of:=IF([.C130]&lt;=[#REF!];1;0)" office:value-type="string" office:string-value="" calcext:value-type="error">
            <text:p>#REF!</text:p>
          </table:table-cell>
          <table:table-cell table:formula="of:=IF([.D130]&lt;=[#REF!];1;0)" office:value-type="string" office:string-value="" calcext:value-type="error">
            <text:p>#REF!</text:p>
          </table:table-cell>
          <table:table-cell table:formula="of:=IF([.E130]&lt;=[#REF!];1;0)" office:value-type="string" office:string-value="" calcext:value-type="error">
            <text:p>#REF!</text:p>
          </table:table-cell>
          <table:table-cell table:formula="of:=IF([.F130]&lt;=[#REF!];1;0)" office:value-type="string" office:string-value="" calcext:value-type="error">
            <text:p>#REF!</text:p>
          </table:table-cell>
          <table:table-cell table:formula="of:=IF([.G130]&lt;=[#REF!];1;0)" office:value-type="string" office:string-value="" calcext:value-type="error">
            <text:p>#REF!</text:p>
          </table:table-cell>
          <table:table-cell table:formula="of:=IF([.H130]&lt;=[#REF!];1;0)" office:value-type="string" office:string-value="" calcext:value-type="error">
            <text:p>#REF!</text:p>
          </table:table-cell>
          <table:table-cell table:formula="of:=IF([.I130]&lt;=[#REF!];1;0)" office:value-type="string" office:string-value="" calcext:value-type="error">
            <text:p>#REF!</text:p>
          </table:table-cell>
          <table:table-cell table:formula="of:=IF([.J130]&lt;=[#REF!];1;0)" office:value-type="string" office:string-value="" calcext:value-type="error">
            <text:p>#REF!</text:p>
          </table:table-cell>
          <table:table-cell table:formula="of:=IF([.K130]&lt;=[#REF!];1;0)" office:value-type="string" office:string-value="" calcext:value-type="error">
            <text:p>#REF!</text:p>
          </table:table-cell>
          <table:table-cell table:style-name="ce5" table:formula="of:=SUM([.B233:.K233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131]&lt;=[#REF!];1;0)" office:value-type="string" office:string-value="" calcext:value-type="error">
            <text:p>#REF!</text:p>
          </table:table-cell>
          <table:table-cell table:formula="of:=IF([.C131]&lt;=[#REF!];1;0)" office:value-type="string" office:string-value="" calcext:value-type="error">
            <text:p>#REF!</text:p>
          </table:table-cell>
          <table:table-cell table:formula="of:=IF([.D131]&lt;=[#REF!];1;0)" office:value-type="string" office:string-value="" calcext:value-type="error">
            <text:p>#REF!</text:p>
          </table:table-cell>
          <table:table-cell table:formula="of:=IF([.E131]&lt;=[#REF!];1;0)" office:value-type="string" office:string-value="" calcext:value-type="error">
            <text:p>#REF!</text:p>
          </table:table-cell>
          <table:table-cell table:formula="of:=IF([.F131]&lt;=[#REF!];1;0)" office:value-type="string" office:string-value="" calcext:value-type="error">
            <text:p>#REF!</text:p>
          </table:table-cell>
          <table:table-cell table:formula="of:=IF([.G131]&lt;=[#REF!];1;0)" office:value-type="string" office:string-value="" calcext:value-type="error">
            <text:p>#REF!</text:p>
          </table:table-cell>
          <table:table-cell table:formula="of:=IF([.H131]&lt;=[#REF!];1;0)" office:value-type="string" office:string-value="" calcext:value-type="error">
            <text:p>#REF!</text:p>
          </table:table-cell>
          <table:table-cell table:formula="of:=IF([.I131]&lt;=[#REF!];1;0)" office:value-type="string" office:string-value="" calcext:value-type="error">
            <text:p>#REF!</text:p>
          </table:table-cell>
          <table:table-cell table:formula="of:=IF([.J131]&lt;=[#REF!];1;0)" office:value-type="string" office:string-value="" calcext:value-type="error">
            <text:p>#REF!</text:p>
          </table:table-cell>
          <table:table-cell table:formula="of:=IF([.K131]&lt;=[#REF!];1;0)" office:value-type="string" office:string-value="" calcext:value-type="error">
            <text:p>#REF!</text:p>
          </table:table-cell>
          <table:table-cell table:style-name="ce5" table:formula="of:=SUM([.B234:.K234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B132]&lt;=[#REF!];1;0)" office:value-type="string" office:string-value="" calcext:value-type="error">
            <text:p>#REF!</text:p>
          </table:table-cell>
          <table:table-cell table:formula="of:=IF([.C132]&lt;=[#REF!];1;0)" office:value-type="string" office:string-value="" calcext:value-type="error">
            <text:p>#REF!</text:p>
          </table:table-cell>
          <table:table-cell table:formula="of:=IF([.D132]&lt;=[#REF!];1;0)" office:value-type="string" office:string-value="" calcext:value-type="error">
            <text:p>#REF!</text:p>
          </table:table-cell>
          <table:table-cell table:formula="of:=IF([.E132]&lt;=[#REF!];1;0)" office:value-type="string" office:string-value="" calcext:value-type="error">
            <text:p>#REF!</text:p>
          </table:table-cell>
          <table:table-cell table:formula="of:=IF([.F132]&lt;=[#REF!];1;0)" office:value-type="string" office:string-value="" calcext:value-type="error">
            <text:p>#REF!</text:p>
          </table:table-cell>
          <table:table-cell table:formula="of:=IF([.G132]&lt;=[#REF!];1;0)" office:value-type="string" office:string-value="" calcext:value-type="error">
            <text:p>#REF!</text:p>
          </table:table-cell>
          <table:table-cell table:formula="of:=IF([.H132]&lt;=[#REF!];1;0)" office:value-type="string" office:string-value="" calcext:value-type="error">
            <text:p>#REF!</text:p>
          </table:table-cell>
          <table:table-cell table:formula="of:=IF([.I132]&lt;=[#REF!];1;0)" office:value-type="string" office:string-value="" calcext:value-type="error">
            <text:p>#REF!</text:p>
          </table:table-cell>
          <table:table-cell table:formula="of:=IF([.J132]&lt;=[#REF!];1;0)" office:value-type="string" office:string-value="" calcext:value-type="error">
            <text:p>#REF!</text:p>
          </table:table-cell>
          <table:table-cell table:formula="of:=IF([.K132]&lt;=[#REF!];1;0)" office:value-type="string" office:string-value="" calcext:value-type="error">
            <text:p>#REF!</text:p>
          </table:table-cell>
          <table:table-cell table:style-name="ce5" table:formula="of:=SUM([.B235:.K235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B133]&lt;=[#REF!];1;0)" office:value-type="string" office:string-value="" calcext:value-type="error">
            <text:p>#REF!</text:p>
          </table:table-cell>
          <table:table-cell table:formula="of:=IF([.C133]&lt;=[#REF!];1;0)" office:value-type="string" office:string-value="" calcext:value-type="error">
            <text:p>#REF!</text:p>
          </table:table-cell>
          <table:table-cell table:formula="of:=IF([.D133]&lt;=[#REF!];1;0)" office:value-type="string" office:string-value="" calcext:value-type="error">
            <text:p>#REF!</text:p>
          </table:table-cell>
          <table:table-cell table:formula="of:=IF([.E133]&lt;=[#REF!];1;0)" office:value-type="string" office:string-value="" calcext:value-type="error">
            <text:p>#REF!</text:p>
          </table:table-cell>
          <table:table-cell table:formula="of:=IF([.F133]&lt;=[#REF!];1;0)" office:value-type="string" office:string-value="" calcext:value-type="error">
            <text:p>#REF!</text:p>
          </table:table-cell>
          <table:table-cell table:formula="of:=IF([.G133]&lt;=[#REF!];1;0)" office:value-type="string" office:string-value="" calcext:value-type="error">
            <text:p>#REF!</text:p>
          </table:table-cell>
          <table:table-cell table:formula="of:=IF([.H133]&lt;=[#REF!];1;0)" office:value-type="string" office:string-value="" calcext:value-type="error">
            <text:p>#REF!</text:p>
          </table:table-cell>
          <table:table-cell table:formula="of:=IF([.I133]&lt;=[#REF!];1;0)" office:value-type="string" office:string-value="" calcext:value-type="error">
            <text:p>#REF!</text:p>
          </table:table-cell>
          <table:table-cell table:formula="of:=IF([.J133]&lt;=[#REF!];1;0)" office:value-type="string" office:string-value="" calcext:value-type="error">
            <text:p>#REF!</text:p>
          </table:table-cell>
          <table:table-cell table:formula="of:=IF([.K133]&lt;=[#REF!];1;0)" office:value-type="string" office:string-value="" calcext:value-type="error">
            <text:p>#REF!</text:p>
          </table:table-cell>
          <table:table-cell table:style-name="ce5" table:formula="of:=SUM([.B236:.K236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B134]&lt;=[#REF!];1;0)" office:value-type="string" office:string-value="" calcext:value-type="error">
            <text:p>#REF!</text:p>
          </table:table-cell>
          <table:table-cell table:formula="of:=IF([.C134]&lt;=[#REF!];1;0)" office:value-type="string" office:string-value="" calcext:value-type="error">
            <text:p>#REF!</text:p>
          </table:table-cell>
          <table:table-cell table:formula="of:=IF([.D134]&lt;=[#REF!];1;0)" office:value-type="string" office:string-value="" calcext:value-type="error">
            <text:p>#REF!</text:p>
          </table:table-cell>
          <table:table-cell table:formula="of:=IF([.E134]&lt;=[#REF!];1;0)" office:value-type="string" office:string-value="" calcext:value-type="error">
            <text:p>#REF!</text:p>
          </table:table-cell>
          <table:table-cell table:formula="of:=IF([.F134]&lt;=[#REF!];1;0)" office:value-type="string" office:string-value="" calcext:value-type="error">
            <text:p>#REF!</text:p>
          </table:table-cell>
          <table:table-cell table:formula="of:=IF([.G134]&lt;=[#REF!];1;0)" office:value-type="string" office:string-value="" calcext:value-type="error">
            <text:p>#REF!</text:p>
          </table:table-cell>
          <table:table-cell table:formula="of:=IF([.H134]&lt;=[#REF!];1;0)" office:value-type="string" office:string-value="" calcext:value-type="error">
            <text:p>#REF!</text:p>
          </table:table-cell>
          <table:table-cell table:formula="of:=IF([.I134]&lt;=[#REF!];1;0)" office:value-type="string" office:string-value="" calcext:value-type="error">
            <text:p>#REF!</text:p>
          </table:table-cell>
          <table:table-cell table:formula="of:=IF([.J134]&lt;=[#REF!];1;0)" office:value-type="string" office:string-value="" calcext:value-type="error">
            <text:p>#REF!</text:p>
          </table:table-cell>
          <table:table-cell table:formula="of:=IF([.K134]&lt;=[#REF!];1;0)" office:value-type="string" office:string-value="" calcext:value-type="error">
            <text:p>#REF!</text:p>
          </table:table-cell>
          <table:table-cell table:style-name="ce5" table:formula="of:=SUM([.B237:.K237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B135]&lt;=[#REF!];1;0)" office:value-type="string" office:string-value="" calcext:value-type="error">
            <text:p>#REF!</text:p>
          </table:table-cell>
          <table:table-cell table:formula="of:=IF([.C135]&lt;=[#REF!];1;0)" office:value-type="string" office:string-value="" calcext:value-type="error">
            <text:p>#REF!</text:p>
          </table:table-cell>
          <table:table-cell table:formula="of:=IF([.D135]&lt;=[#REF!];1;0)" office:value-type="string" office:string-value="" calcext:value-type="error">
            <text:p>#REF!</text:p>
          </table:table-cell>
          <table:table-cell table:formula="of:=IF([.E135]&lt;=[#REF!];1;0)" office:value-type="string" office:string-value="" calcext:value-type="error">
            <text:p>#REF!</text:p>
          </table:table-cell>
          <table:table-cell table:formula="of:=IF([.F135]&lt;=[#REF!];1;0)" office:value-type="string" office:string-value="" calcext:value-type="error">
            <text:p>#REF!</text:p>
          </table:table-cell>
          <table:table-cell table:formula="of:=IF([.G135]&lt;=[#REF!];1;0)" office:value-type="string" office:string-value="" calcext:value-type="error">
            <text:p>#REF!</text:p>
          </table:table-cell>
          <table:table-cell table:formula="of:=IF([.H135]&lt;=[#REF!];1;0)" office:value-type="string" office:string-value="" calcext:value-type="error">
            <text:p>#REF!</text:p>
          </table:table-cell>
          <table:table-cell table:formula="of:=IF([.I135]&lt;=[#REF!];1;0)" office:value-type="string" office:string-value="" calcext:value-type="error">
            <text:p>#REF!</text:p>
          </table:table-cell>
          <table:table-cell table:formula="of:=IF([.J135]&lt;=[#REF!];1;0)" office:value-type="string" office:string-value="" calcext:value-type="error">
            <text:p>#REF!</text:p>
          </table:table-cell>
          <table:table-cell table:formula="of:=IF([.K135]&lt;=[#REF!];1;0)" office:value-type="string" office:string-value="" calcext:value-type="error">
            <text:p>#REF!</text:p>
          </table:table-cell>
          <table:table-cell table:style-name="ce5" table:formula="of:=SUM([.B238:.K238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136]&lt;=[#REF!];1;0)" office:value-type="string" office:string-value="" calcext:value-type="error">
            <text:p>#REF!</text:p>
          </table:table-cell>
          <table:table-cell table:formula="of:=IF([.C136]&lt;=[#REF!];1;0)" office:value-type="string" office:string-value="" calcext:value-type="error">
            <text:p>#REF!</text:p>
          </table:table-cell>
          <table:table-cell table:formula="of:=IF([.D136]&lt;=[#REF!];1;0)" office:value-type="string" office:string-value="" calcext:value-type="error">
            <text:p>#REF!</text:p>
          </table:table-cell>
          <table:table-cell table:formula="of:=IF([.E136]&lt;=[#REF!];1;0)" office:value-type="string" office:string-value="" calcext:value-type="error">
            <text:p>#REF!</text:p>
          </table:table-cell>
          <table:table-cell table:formula="of:=IF([.F136]&lt;=[#REF!];1;0)" office:value-type="string" office:string-value="" calcext:value-type="error">
            <text:p>#REF!</text:p>
          </table:table-cell>
          <table:table-cell table:formula="of:=IF([.G136]&lt;=[#REF!];1;0)" office:value-type="string" office:string-value="" calcext:value-type="error">
            <text:p>#REF!</text:p>
          </table:table-cell>
          <table:table-cell table:formula="of:=IF([.H136]&lt;=[#REF!];1;0)" office:value-type="string" office:string-value="" calcext:value-type="error">
            <text:p>#REF!</text:p>
          </table:table-cell>
          <table:table-cell table:formula="of:=IF([.I136]&lt;=[#REF!];1;0)" office:value-type="string" office:string-value="" calcext:value-type="error">
            <text:p>#REF!</text:p>
          </table:table-cell>
          <table:table-cell table:formula="of:=IF([.J136]&lt;=[#REF!];1;0)" office:value-type="string" office:string-value="" calcext:value-type="error">
            <text:p>#REF!</text:p>
          </table:table-cell>
          <table:table-cell table:formula="of:=IF([.K136]&lt;=[#REF!];1;0)" office:value-type="string" office:string-value="" calcext:value-type="error">
            <text:p>#REF!</text:p>
          </table:table-cell>
          <table:table-cell table:style-name="ce5" table:formula="of:=SUM([.B239:.K239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B137]&lt;=[#REF!];1;0)" office:value-type="string" office:string-value="" calcext:value-type="error">
            <text:p>#REF!</text:p>
          </table:table-cell>
          <table:table-cell table:formula="of:=IF([.C137]&lt;=[#REF!];1;0)" office:value-type="string" office:string-value="" calcext:value-type="error">
            <text:p>#REF!</text:p>
          </table:table-cell>
          <table:table-cell table:formula="of:=IF([.D137]&lt;=[#REF!];1;0)" office:value-type="string" office:string-value="" calcext:value-type="error">
            <text:p>#REF!</text:p>
          </table:table-cell>
          <table:table-cell table:formula="of:=IF([.E137]&lt;=[#REF!];1;0)" office:value-type="string" office:string-value="" calcext:value-type="error">
            <text:p>#REF!</text:p>
          </table:table-cell>
          <table:table-cell table:formula="of:=IF([.F137]&lt;=[#REF!];1;0)" office:value-type="string" office:string-value="" calcext:value-type="error">
            <text:p>#REF!</text:p>
          </table:table-cell>
          <table:table-cell table:formula="of:=IF([.G137]&lt;=[#REF!];1;0)" office:value-type="string" office:string-value="" calcext:value-type="error">
            <text:p>#REF!</text:p>
          </table:table-cell>
          <table:table-cell table:formula="of:=IF([.H137]&lt;=[#REF!];1;0)" office:value-type="string" office:string-value="" calcext:value-type="error">
            <text:p>#REF!</text:p>
          </table:table-cell>
          <table:table-cell table:formula="of:=IF([.I137]&lt;=[#REF!];1;0)" office:value-type="string" office:string-value="" calcext:value-type="error">
            <text:p>#REF!</text:p>
          </table:table-cell>
          <table:table-cell table:formula="of:=IF([.J137]&lt;=[#REF!];1;0)" office:value-type="string" office:string-value="" calcext:value-type="error">
            <text:p>#REF!</text:p>
          </table:table-cell>
          <table:table-cell table:formula="of:=IF([.K137]&lt;=[#REF!];1;0)" office:value-type="string" office:string-value="" calcext:value-type="error">
            <text:p>#REF!</text:p>
          </table:table-cell>
          <table:table-cell table:style-name="ce5" table:formula="of:=SUM([.B240:.K240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B138]&lt;=[#REF!];1;0)" office:value-type="string" office:string-value="" calcext:value-type="error">
            <text:p>#REF!</text:p>
          </table:table-cell>
          <table:table-cell table:formula="of:=IF([.C138]&lt;=[#REF!];1;0)" office:value-type="string" office:string-value="" calcext:value-type="error">
            <text:p>#REF!</text:p>
          </table:table-cell>
          <table:table-cell table:formula="of:=IF([.D138]&lt;=[#REF!];1;0)" office:value-type="string" office:string-value="" calcext:value-type="error">
            <text:p>#REF!</text:p>
          </table:table-cell>
          <table:table-cell table:formula="of:=IF([.E138]&lt;=[#REF!];1;0)" office:value-type="string" office:string-value="" calcext:value-type="error">
            <text:p>#REF!</text:p>
          </table:table-cell>
          <table:table-cell table:formula="of:=IF([.F138]&lt;=[#REF!];1;0)" office:value-type="string" office:string-value="" calcext:value-type="error">
            <text:p>#REF!</text:p>
          </table:table-cell>
          <table:table-cell table:formula="of:=IF([.G138]&lt;=[#REF!];1;0)" office:value-type="string" office:string-value="" calcext:value-type="error">
            <text:p>#REF!</text:p>
          </table:table-cell>
          <table:table-cell table:formula="of:=IF([.H138]&lt;=[#REF!];1;0)" office:value-type="string" office:string-value="" calcext:value-type="error">
            <text:p>#REF!</text:p>
          </table:table-cell>
          <table:table-cell table:formula="of:=IF([.I138]&lt;=[#REF!];1;0)" office:value-type="string" office:string-value="" calcext:value-type="error">
            <text:p>#REF!</text:p>
          </table:table-cell>
          <table:table-cell table:formula="of:=IF([.J138]&lt;=[#REF!];1;0)" office:value-type="string" office:string-value="" calcext:value-type="error">
            <text:p>#REF!</text:p>
          </table:table-cell>
          <table:table-cell table:formula="of:=IF([.K138]&lt;=[#REF!];1;0)" office:value-type="string" office:string-value="" calcext:value-type="error">
            <text:p>#REF!</text:p>
          </table:table-cell>
          <table:table-cell table:style-name="ce5" table:formula="of:=SUM([.B241:.K241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B139]&lt;=[#REF!];1;0)" office:value-type="string" office:string-value="" calcext:value-type="error">
            <text:p>#REF!</text:p>
          </table:table-cell>
          <table:table-cell table:formula="of:=IF([.C139]&lt;=[#REF!];1;0)" office:value-type="string" office:string-value="" calcext:value-type="error">
            <text:p>#REF!</text:p>
          </table:table-cell>
          <table:table-cell table:formula="of:=IF([.D139]&lt;=[#REF!];1;0)" office:value-type="string" office:string-value="" calcext:value-type="error">
            <text:p>#REF!</text:p>
          </table:table-cell>
          <table:table-cell table:formula="of:=IF([.E139]&lt;=[#REF!];1;0)" office:value-type="string" office:string-value="" calcext:value-type="error">
            <text:p>#REF!</text:p>
          </table:table-cell>
          <table:table-cell table:formula="of:=IF([.F139]&lt;=[#REF!];1;0)" office:value-type="string" office:string-value="" calcext:value-type="error">
            <text:p>#REF!</text:p>
          </table:table-cell>
          <table:table-cell table:formula="of:=IF([.G139]&lt;=[#REF!];1;0)" office:value-type="string" office:string-value="" calcext:value-type="error">
            <text:p>#REF!</text:p>
          </table:table-cell>
          <table:table-cell table:formula="of:=IF([.H139]&lt;=[#REF!];1;0)" office:value-type="string" office:string-value="" calcext:value-type="error">
            <text:p>#REF!</text:p>
          </table:table-cell>
          <table:table-cell table:formula="of:=IF([.I139]&lt;=[#REF!];1;0)" office:value-type="string" office:string-value="" calcext:value-type="error">
            <text:p>#REF!</text:p>
          </table:table-cell>
          <table:table-cell table:formula="of:=IF([.J139]&lt;=[#REF!];1;0)" office:value-type="string" office:string-value="" calcext:value-type="error">
            <text:p>#REF!</text:p>
          </table:table-cell>
          <table:table-cell table:formula="of:=IF([.K139]&lt;=[#REF!];1;0)" office:value-type="string" office:string-value="" calcext:value-type="error">
            <text:p>#REF!</text:p>
          </table:table-cell>
          <table:table-cell table:style-name="ce5" table:formula="of:=SUM([.B242:.K242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B140]&lt;=[#REF!];1;0)" office:value-type="string" office:string-value="" calcext:value-type="error">
            <text:p>#REF!</text:p>
          </table:table-cell>
          <table:table-cell table:formula="of:=IF([.C140]&lt;=[#REF!];1;0)" office:value-type="string" office:string-value="" calcext:value-type="error">
            <text:p>#REF!</text:p>
          </table:table-cell>
          <table:table-cell table:formula="of:=IF([.D140]&lt;=[#REF!];1;0)" office:value-type="string" office:string-value="" calcext:value-type="error">
            <text:p>#REF!</text:p>
          </table:table-cell>
          <table:table-cell table:formula="of:=IF([.E140]&lt;=[#REF!];1;0)" office:value-type="string" office:string-value="" calcext:value-type="error">
            <text:p>#REF!</text:p>
          </table:table-cell>
          <table:table-cell table:formula="of:=IF([.F140]&lt;=[#REF!];1;0)" office:value-type="string" office:string-value="" calcext:value-type="error">
            <text:p>#REF!</text:p>
          </table:table-cell>
          <table:table-cell table:formula="of:=IF([.G140]&lt;=[#REF!];1;0)" office:value-type="string" office:string-value="" calcext:value-type="error">
            <text:p>#REF!</text:p>
          </table:table-cell>
          <table:table-cell table:formula="of:=IF([.H140]&lt;=[#REF!];1;0)" office:value-type="string" office:string-value="" calcext:value-type="error">
            <text:p>#REF!</text:p>
          </table:table-cell>
          <table:table-cell table:formula="of:=IF([.I140]&lt;=[#REF!];1;0)" office:value-type="string" office:string-value="" calcext:value-type="error">
            <text:p>#REF!</text:p>
          </table:table-cell>
          <table:table-cell table:formula="of:=IF([.J140]&lt;=[#REF!];1;0)" office:value-type="string" office:string-value="" calcext:value-type="error">
            <text:p>#REF!</text:p>
          </table:table-cell>
          <table:table-cell table:formula="of:=IF([.K140]&lt;=[#REF!];1;0)" office:value-type="string" office:string-value="" calcext:value-type="error">
            <text:p>#REF!</text:p>
          </table:table-cell>
          <table:table-cell table:style-name="ce5" table:formula="of:=SUM([.B243:.K243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B141]&lt;=[#REF!];1;0)" office:value-type="string" office:string-value="" calcext:value-type="error">
            <text:p>#REF!</text:p>
          </table:table-cell>
          <table:table-cell table:formula="of:=IF([.C141]&lt;=[#REF!];1;0)" office:value-type="string" office:string-value="" calcext:value-type="error">
            <text:p>#REF!</text:p>
          </table:table-cell>
          <table:table-cell table:formula="of:=IF([.D141]&lt;=[#REF!];1;0)" office:value-type="string" office:string-value="" calcext:value-type="error">
            <text:p>#REF!</text:p>
          </table:table-cell>
          <table:table-cell table:formula="of:=IF([.E141]&lt;=[#REF!];1;0)" office:value-type="string" office:string-value="" calcext:value-type="error">
            <text:p>#REF!</text:p>
          </table:table-cell>
          <table:table-cell table:formula="of:=IF([.F141]&lt;=[#REF!];1;0)" office:value-type="string" office:string-value="" calcext:value-type="error">
            <text:p>#REF!</text:p>
          </table:table-cell>
          <table:table-cell table:formula="of:=IF([.G141]&lt;=[#REF!];1;0)" office:value-type="string" office:string-value="" calcext:value-type="error">
            <text:p>#REF!</text:p>
          </table:table-cell>
          <table:table-cell table:formula="of:=IF([.H141]&lt;=[#REF!];1;0)" office:value-type="string" office:string-value="" calcext:value-type="error">
            <text:p>#REF!</text:p>
          </table:table-cell>
          <table:table-cell table:formula="of:=IF([.I141]&lt;=[#REF!];1;0)" office:value-type="string" office:string-value="" calcext:value-type="error">
            <text:p>#REF!</text:p>
          </table:table-cell>
          <table:table-cell table:formula="of:=IF([.J141]&lt;=[#REF!];1;0)" office:value-type="string" office:string-value="" calcext:value-type="error">
            <text:p>#REF!</text:p>
          </table:table-cell>
          <table:table-cell table:formula="of:=IF([.K141]&lt;=[#REF!];1;0)" office:value-type="string" office:string-value="" calcext:value-type="error">
            <text:p>#REF!</text:p>
          </table:table-cell>
          <table:table-cell table:style-name="ce5" table:formula="of:=SUM([.B244:.K244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B142]&lt;=[#REF!];1;0)" office:value-type="string" office:string-value="" calcext:value-type="error">
            <text:p>#REF!</text:p>
          </table:table-cell>
          <table:table-cell table:formula="of:=IF([.C142]&lt;=[#REF!];1;0)" office:value-type="string" office:string-value="" calcext:value-type="error">
            <text:p>#REF!</text:p>
          </table:table-cell>
          <table:table-cell table:formula="of:=IF([.D142]&lt;=[#REF!];1;0)" office:value-type="string" office:string-value="" calcext:value-type="error">
            <text:p>#REF!</text:p>
          </table:table-cell>
          <table:table-cell table:formula="of:=IF([.E142]&lt;=[#REF!];1;0)" office:value-type="string" office:string-value="" calcext:value-type="error">
            <text:p>#REF!</text:p>
          </table:table-cell>
          <table:table-cell table:formula="of:=IF([.F142]&lt;=[#REF!];1;0)" office:value-type="string" office:string-value="" calcext:value-type="error">
            <text:p>#REF!</text:p>
          </table:table-cell>
          <table:table-cell table:formula="of:=IF([.G142]&lt;=[#REF!];1;0)" office:value-type="string" office:string-value="" calcext:value-type="error">
            <text:p>#REF!</text:p>
          </table:table-cell>
          <table:table-cell table:formula="of:=IF([.H142]&lt;=[#REF!];1;0)" office:value-type="string" office:string-value="" calcext:value-type="error">
            <text:p>#REF!</text:p>
          </table:table-cell>
          <table:table-cell table:formula="of:=IF([.I142]&lt;=[#REF!];1;0)" office:value-type="string" office:string-value="" calcext:value-type="error">
            <text:p>#REF!</text:p>
          </table:table-cell>
          <table:table-cell table:formula="of:=IF([.J142]&lt;=[#REF!];1;0)" office:value-type="string" office:string-value="" calcext:value-type="error">
            <text:p>#REF!</text:p>
          </table:table-cell>
          <table:table-cell table:formula="of:=IF([.K142]&lt;=[#REF!];1;0)" office:value-type="string" office:string-value="" calcext:value-type="error">
            <text:p>#REF!</text:p>
          </table:table-cell>
          <table:table-cell table:style-name="ce5" table:formula="of:=SUM([.B245:.K245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B143]&lt;=[#REF!];1;0)" office:value-type="string" office:string-value="" calcext:value-type="error">
            <text:p>#REF!</text:p>
          </table:table-cell>
          <table:table-cell table:formula="of:=IF([.C143]&lt;=[#REF!];1;0)" office:value-type="string" office:string-value="" calcext:value-type="error">
            <text:p>#REF!</text:p>
          </table:table-cell>
          <table:table-cell table:formula="of:=IF([.D143]&lt;=[#REF!];1;0)" office:value-type="string" office:string-value="" calcext:value-type="error">
            <text:p>#REF!</text:p>
          </table:table-cell>
          <table:table-cell table:formula="of:=IF([.E143]&lt;=[#REF!];1;0)" office:value-type="string" office:string-value="" calcext:value-type="error">
            <text:p>#REF!</text:p>
          </table:table-cell>
          <table:table-cell table:formula="of:=IF([.F143]&lt;=[#REF!];1;0)" office:value-type="string" office:string-value="" calcext:value-type="error">
            <text:p>#REF!</text:p>
          </table:table-cell>
          <table:table-cell table:formula="of:=IF([.G143]&lt;=[#REF!];1;0)" office:value-type="string" office:string-value="" calcext:value-type="error">
            <text:p>#REF!</text:p>
          </table:table-cell>
          <table:table-cell table:formula="of:=IF([.H143]&lt;=[#REF!];1;0)" office:value-type="string" office:string-value="" calcext:value-type="error">
            <text:p>#REF!</text:p>
          </table:table-cell>
          <table:table-cell table:formula="of:=IF([.I143]&lt;=[#REF!];1;0)" office:value-type="string" office:string-value="" calcext:value-type="error">
            <text:p>#REF!</text:p>
          </table:table-cell>
          <table:table-cell table:formula="of:=IF([.J143]&lt;=[#REF!];1;0)" office:value-type="string" office:string-value="" calcext:value-type="error">
            <text:p>#REF!</text:p>
          </table:table-cell>
          <table:table-cell table:formula="of:=IF([.K143]&lt;=[#REF!];1;0)" office:value-type="string" office:string-value="" calcext:value-type="error">
            <text:p>#REF!</text:p>
          </table:table-cell>
          <table:table-cell table:style-name="ce5" table:formula="of:=SUM([.B246:.K246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B144]&lt;=[#REF!];1;0)" office:value-type="string" office:string-value="" calcext:value-type="error">
            <text:p>#REF!</text:p>
          </table:table-cell>
          <table:table-cell table:formula="of:=IF([.C144]&lt;=[#REF!];1;0)" office:value-type="string" office:string-value="" calcext:value-type="error">
            <text:p>#REF!</text:p>
          </table:table-cell>
          <table:table-cell table:formula="of:=IF([.D144]&lt;=[#REF!];1;0)" office:value-type="string" office:string-value="" calcext:value-type="error">
            <text:p>#REF!</text:p>
          </table:table-cell>
          <table:table-cell table:formula="of:=IF([.E144]&lt;=[#REF!];1;0)" office:value-type="string" office:string-value="" calcext:value-type="error">
            <text:p>#REF!</text:p>
          </table:table-cell>
          <table:table-cell table:formula="of:=IF([.F144]&lt;=[#REF!];1;0)" office:value-type="string" office:string-value="" calcext:value-type="error">
            <text:p>#REF!</text:p>
          </table:table-cell>
          <table:table-cell table:formula="of:=IF([.G144]&lt;=[#REF!];1;0)" office:value-type="string" office:string-value="" calcext:value-type="error">
            <text:p>#REF!</text:p>
          </table:table-cell>
          <table:table-cell table:formula="of:=IF([.H144]&lt;=[#REF!];1;0)" office:value-type="string" office:string-value="" calcext:value-type="error">
            <text:p>#REF!</text:p>
          </table:table-cell>
          <table:table-cell table:formula="of:=IF([.I144]&lt;=[#REF!];1;0)" office:value-type="string" office:string-value="" calcext:value-type="error">
            <text:p>#REF!</text:p>
          </table:table-cell>
          <table:table-cell table:formula="of:=IF([.J144]&lt;=[#REF!];1;0)" office:value-type="string" office:string-value="" calcext:value-type="error">
            <text:p>#REF!</text:p>
          </table:table-cell>
          <table:table-cell table:formula="of:=IF([.K144]&lt;=[#REF!];1;0)" office:value-type="string" office:string-value="" calcext:value-type="error">
            <text:p>#REF!</text:p>
          </table:table-cell>
          <table:table-cell table:style-name="ce5" table:formula="of:=SUM([.B247:.K247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B145]&lt;=[#REF!];1;0)" office:value-type="string" office:string-value="" calcext:value-type="error">
            <text:p>#REF!</text:p>
          </table:table-cell>
          <table:table-cell table:formula="of:=IF([.C145]&lt;=[#REF!];1;0)" office:value-type="string" office:string-value="" calcext:value-type="error">
            <text:p>#REF!</text:p>
          </table:table-cell>
          <table:table-cell table:formula="of:=IF([.D145]&lt;=[#REF!];1;0)" office:value-type="string" office:string-value="" calcext:value-type="error">
            <text:p>#REF!</text:p>
          </table:table-cell>
          <table:table-cell table:formula="of:=IF([.E145]&lt;=[#REF!];1;0)" office:value-type="string" office:string-value="" calcext:value-type="error">
            <text:p>#REF!</text:p>
          </table:table-cell>
          <table:table-cell table:formula="of:=IF([.F145]&lt;=[#REF!];1;0)" office:value-type="string" office:string-value="" calcext:value-type="error">
            <text:p>#REF!</text:p>
          </table:table-cell>
          <table:table-cell table:formula="of:=IF([.G145]&lt;=[#REF!];1;0)" office:value-type="string" office:string-value="" calcext:value-type="error">
            <text:p>#REF!</text:p>
          </table:table-cell>
          <table:table-cell table:formula="of:=IF([.H145]&lt;=[#REF!];1;0)" office:value-type="string" office:string-value="" calcext:value-type="error">
            <text:p>#REF!</text:p>
          </table:table-cell>
          <table:table-cell table:formula="of:=IF([.I145]&lt;=[#REF!];1;0)" office:value-type="string" office:string-value="" calcext:value-type="error">
            <text:p>#REF!</text:p>
          </table:table-cell>
          <table:table-cell table:formula="of:=IF([.J145]&lt;=[#REF!];1;0)" office:value-type="string" office:string-value="" calcext:value-type="error">
            <text:p>#REF!</text:p>
          </table:table-cell>
          <table:table-cell table:formula="of:=IF([.K145]&lt;=[#REF!];1;0)" office:value-type="string" office:string-value="" calcext:value-type="error">
            <text:p>#REF!</text:p>
          </table:table-cell>
          <table:table-cell table:style-name="ce5" table:formula="of:=SUM([.B248:.K248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B146]&lt;=[#REF!];1;0)" office:value-type="string" office:string-value="" calcext:value-type="error">
            <text:p>#REF!</text:p>
          </table:table-cell>
          <table:table-cell table:formula="of:=IF([.C146]&lt;=[#REF!];1;0)" office:value-type="string" office:string-value="" calcext:value-type="error">
            <text:p>#REF!</text:p>
          </table:table-cell>
          <table:table-cell table:formula="of:=IF([.D146]&lt;=[#REF!];1;0)" office:value-type="string" office:string-value="" calcext:value-type="error">
            <text:p>#REF!</text:p>
          </table:table-cell>
          <table:table-cell table:formula="of:=IF([.E146]&lt;=[#REF!];1;0)" office:value-type="string" office:string-value="" calcext:value-type="error">
            <text:p>#REF!</text:p>
          </table:table-cell>
          <table:table-cell table:formula="of:=IF([.F146]&lt;=[#REF!];1;0)" office:value-type="string" office:string-value="" calcext:value-type="error">
            <text:p>#REF!</text:p>
          </table:table-cell>
          <table:table-cell table:formula="of:=IF([.G146]&lt;=[#REF!];1;0)" office:value-type="string" office:string-value="" calcext:value-type="error">
            <text:p>#REF!</text:p>
          </table:table-cell>
          <table:table-cell table:formula="of:=IF([.H146]&lt;=[#REF!];1;0)" office:value-type="string" office:string-value="" calcext:value-type="error">
            <text:p>#REF!</text:p>
          </table:table-cell>
          <table:table-cell table:formula="of:=IF([.I146]&lt;=[#REF!];1;0)" office:value-type="string" office:string-value="" calcext:value-type="error">
            <text:p>#REF!</text:p>
          </table:table-cell>
          <table:table-cell table:formula="of:=IF([.J146]&lt;=[#REF!];1;0)" office:value-type="string" office:string-value="" calcext:value-type="error">
            <text:p>#REF!</text:p>
          </table:table-cell>
          <table:table-cell table:formula="of:=IF([.K146]&lt;=[#REF!];1;0)" office:value-type="string" office:string-value="" calcext:value-type="error">
            <text:p>#REF!</text:p>
          </table:table-cell>
          <table:table-cell table:style-name="ce5" table:formula="of:=SUM([.B249:.K249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B147]&lt;=[#REF!];1;0)" office:value-type="string" office:string-value="" calcext:value-type="error">
            <text:p>#REF!</text:p>
          </table:table-cell>
          <table:table-cell table:formula="of:=IF([.C147]&lt;=[#REF!];1;0)" office:value-type="string" office:string-value="" calcext:value-type="error">
            <text:p>#REF!</text:p>
          </table:table-cell>
          <table:table-cell table:formula="of:=IF([.D147]&lt;=[#REF!];1;0)" office:value-type="string" office:string-value="" calcext:value-type="error">
            <text:p>#REF!</text:p>
          </table:table-cell>
          <table:table-cell table:formula="of:=IF([.E147]&lt;=[#REF!];1;0)" office:value-type="string" office:string-value="" calcext:value-type="error">
            <text:p>#REF!</text:p>
          </table:table-cell>
          <table:table-cell table:formula="of:=IF([.F147]&lt;=[#REF!];1;0)" office:value-type="string" office:string-value="" calcext:value-type="error">
            <text:p>#REF!</text:p>
          </table:table-cell>
          <table:table-cell table:formula="of:=IF([.G147]&lt;=[#REF!];1;0)" office:value-type="string" office:string-value="" calcext:value-type="error">
            <text:p>#REF!</text:p>
          </table:table-cell>
          <table:table-cell table:formula="of:=IF([.H147]&lt;=[#REF!];1;0)" office:value-type="string" office:string-value="" calcext:value-type="error">
            <text:p>#REF!</text:p>
          </table:table-cell>
          <table:table-cell table:formula="of:=IF([.I147]&lt;=[#REF!];1;0)" office:value-type="string" office:string-value="" calcext:value-type="error">
            <text:p>#REF!</text:p>
          </table:table-cell>
          <table:table-cell table:formula="of:=IF([.J147]&lt;=[#REF!];1;0)" office:value-type="string" office:string-value="" calcext:value-type="error">
            <text:p>#REF!</text:p>
          </table:table-cell>
          <table:table-cell table:formula="of:=IF([.K147]&lt;=[#REF!];1;0)" office:value-type="string" office:string-value="" calcext:value-type="error">
            <text:p>#REF!</text:p>
          </table:table-cell>
          <table:table-cell table:style-name="ce5" table:formula="of:=SUM([.B250:.K250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B148]&lt;=[#REF!];1;0)" office:value-type="string" office:string-value="" calcext:value-type="error">
            <text:p>#REF!</text:p>
          </table:table-cell>
          <table:table-cell table:formula="of:=IF([.C148]&lt;=[#REF!];1;0)" office:value-type="string" office:string-value="" calcext:value-type="error">
            <text:p>#REF!</text:p>
          </table:table-cell>
          <table:table-cell table:formula="of:=IF([.D148]&lt;=[#REF!];1;0)" office:value-type="string" office:string-value="" calcext:value-type="error">
            <text:p>#REF!</text:p>
          </table:table-cell>
          <table:table-cell table:formula="of:=IF([.E148]&lt;=[#REF!];1;0)" office:value-type="string" office:string-value="" calcext:value-type="error">
            <text:p>#REF!</text:p>
          </table:table-cell>
          <table:table-cell table:formula="of:=IF([.F148]&lt;=[#REF!];1;0)" office:value-type="string" office:string-value="" calcext:value-type="error">
            <text:p>#REF!</text:p>
          </table:table-cell>
          <table:table-cell table:formula="of:=IF([.G148]&lt;=[#REF!];1;0)" office:value-type="string" office:string-value="" calcext:value-type="error">
            <text:p>#REF!</text:p>
          </table:table-cell>
          <table:table-cell table:formula="of:=IF([.H148]&lt;=[#REF!];1;0)" office:value-type="string" office:string-value="" calcext:value-type="error">
            <text:p>#REF!</text:p>
          </table:table-cell>
          <table:table-cell table:formula="of:=IF([.I148]&lt;=[#REF!];1;0)" office:value-type="string" office:string-value="" calcext:value-type="error">
            <text:p>#REF!</text:p>
          </table:table-cell>
          <table:table-cell table:formula="of:=IF([.J148]&lt;=[#REF!];1;0)" office:value-type="string" office:string-value="" calcext:value-type="error">
            <text:p>#REF!</text:p>
          </table:table-cell>
          <table:table-cell table:formula="of:=IF([.K148]&lt;=[#REF!];1;0)" office:value-type="string" office:string-value="" calcext:value-type="error">
            <text:p>#REF!</text:p>
          </table:table-cell>
          <table:table-cell table:style-name="ce5" table:formula="of:=SUM([.B251:.K251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B149]&lt;=[#REF!];1;0)" office:value-type="string" office:string-value="" calcext:value-type="error">
            <text:p>#REF!</text:p>
          </table:table-cell>
          <table:table-cell table:formula="of:=IF([.C149]&lt;=[#REF!];1;0)" office:value-type="string" office:string-value="" calcext:value-type="error">
            <text:p>#REF!</text:p>
          </table:table-cell>
          <table:table-cell table:formula="of:=IF([.D149]&lt;=[#REF!];1;0)" office:value-type="string" office:string-value="" calcext:value-type="error">
            <text:p>#REF!</text:p>
          </table:table-cell>
          <table:table-cell table:formula="of:=IF([.E149]&lt;=[#REF!];1;0)" office:value-type="string" office:string-value="" calcext:value-type="error">
            <text:p>#REF!</text:p>
          </table:table-cell>
          <table:table-cell table:formula="of:=IF([.F149]&lt;=[#REF!];1;0)" office:value-type="string" office:string-value="" calcext:value-type="error">
            <text:p>#REF!</text:p>
          </table:table-cell>
          <table:table-cell table:formula="of:=IF([.G149]&lt;=[#REF!];1;0)" office:value-type="string" office:string-value="" calcext:value-type="error">
            <text:p>#REF!</text:p>
          </table:table-cell>
          <table:table-cell table:formula="of:=IF([.H149]&lt;=[#REF!];1;0)" office:value-type="string" office:string-value="" calcext:value-type="error">
            <text:p>#REF!</text:p>
          </table:table-cell>
          <table:table-cell table:formula="of:=IF([.I149]&lt;=[#REF!];1;0)" office:value-type="string" office:string-value="" calcext:value-type="error">
            <text:p>#REF!</text:p>
          </table:table-cell>
          <table:table-cell table:formula="of:=IF([.J149]&lt;=[#REF!];1;0)" office:value-type="string" office:string-value="" calcext:value-type="error">
            <text:p>#REF!</text:p>
          </table:table-cell>
          <table:table-cell table:formula="of:=IF([.K149]&lt;=[#REF!];1;0)" office:value-type="string" office:string-value="" calcext:value-type="error">
            <text:p>#REF!</text:p>
          </table:table-cell>
          <table:table-cell table:style-name="ce5" table:formula="of:=SUM([.B252:.K252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B150]&lt;=[#REF!];1;0)" office:value-type="string" office:string-value="" calcext:value-type="error">
            <text:p>#REF!</text:p>
          </table:table-cell>
          <table:table-cell table:formula="of:=IF([.C150]&lt;=[#REF!];1;0)" office:value-type="string" office:string-value="" calcext:value-type="error">
            <text:p>#REF!</text:p>
          </table:table-cell>
          <table:table-cell table:formula="of:=IF([.D150]&lt;=[#REF!];1;0)" office:value-type="string" office:string-value="" calcext:value-type="error">
            <text:p>#REF!</text:p>
          </table:table-cell>
          <table:table-cell table:formula="of:=IF([.E150]&lt;=[#REF!];1;0)" office:value-type="string" office:string-value="" calcext:value-type="error">
            <text:p>#REF!</text:p>
          </table:table-cell>
          <table:table-cell table:formula="of:=IF([.F150]&lt;=[#REF!];1;0)" office:value-type="string" office:string-value="" calcext:value-type="error">
            <text:p>#REF!</text:p>
          </table:table-cell>
          <table:table-cell table:formula="of:=IF([.G150]&lt;=[#REF!];1;0)" office:value-type="string" office:string-value="" calcext:value-type="error">
            <text:p>#REF!</text:p>
          </table:table-cell>
          <table:table-cell table:formula="of:=IF([.H150]&lt;=[#REF!];1;0)" office:value-type="string" office:string-value="" calcext:value-type="error">
            <text:p>#REF!</text:p>
          </table:table-cell>
          <table:table-cell table:formula="of:=IF([.I150]&lt;=[#REF!];1;0)" office:value-type="string" office:string-value="" calcext:value-type="error">
            <text:p>#REF!</text:p>
          </table:table-cell>
          <table:table-cell table:formula="of:=IF([.J150]&lt;=[#REF!];1;0)" office:value-type="string" office:string-value="" calcext:value-type="error">
            <text:p>#REF!</text:p>
          </table:table-cell>
          <table:table-cell table:formula="of:=IF([.K150]&lt;=[#REF!];1;0)" office:value-type="string" office:string-value="" calcext:value-type="error">
            <text:p>#REF!</text:p>
          </table:table-cell>
          <table:table-cell table:style-name="ce5" table:formula="of:=SUM([.B253:.K253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B151]&lt;=[#REF!];1;0)" office:value-type="string" office:string-value="" calcext:value-type="error">
            <text:p>#REF!</text:p>
          </table:table-cell>
          <table:table-cell table:formula="of:=IF([.C151]&lt;=[#REF!];1;0)" office:value-type="string" office:string-value="" calcext:value-type="error">
            <text:p>#REF!</text:p>
          </table:table-cell>
          <table:table-cell table:formula="of:=IF([.D151]&lt;=[#REF!];1;0)" office:value-type="string" office:string-value="" calcext:value-type="error">
            <text:p>#REF!</text:p>
          </table:table-cell>
          <table:table-cell table:formula="of:=IF([.E151]&lt;=[#REF!];1;0)" office:value-type="string" office:string-value="" calcext:value-type="error">
            <text:p>#REF!</text:p>
          </table:table-cell>
          <table:table-cell table:formula="of:=IF([.F151]&lt;=[#REF!];1;0)" office:value-type="string" office:string-value="" calcext:value-type="error">
            <text:p>#REF!</text:p>
          </table:table-cell>
          <table:table-cell table:formula="of:=IF([.G151]&lt;=[#REF!];1;0)" office:value-type="string" office:string-value="" calcext:value-type="error">
            <text:p>#REF!</text:p>
          </table:table-cell>
          <table:table-cell table:formula="of:=IF([.H151]&lt;=[#REF!];1;0)" office:value-type="string" office:string-value="" calcext:value-type="error">
            <text:p>#REF!</text:p>
          </table:table-cell>
          <table:table-cell table:formula="of:=IF([.I151]&lt;=[#REF!];1;0)" office:value-type="string" office:string-value="" calcext:value-type="error">
            <text:p>#REF!</text:p>
          </table:table-cell>
          <table:table-cell table:formula="of:=IF([.J151]&lt;=[#REF!];1;0)" office:value-type="string" office:string-value="" calcext:value-type="error">
            <text:p>#REF!</text:p>
          </table:table-cell>
          <table:table-cell table:formula="of:=IF([.K151]&lt;=[#REF!];1;0)" office:value-type="string" office:string-value="" calcext:value-type="error">
            <text:p>#REF!</text:p>
          </table:table-cell>
          <table:table-cell table:style-name="ce5" table:formula="of:=SUM([.B254:.K254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B152]&lt;=[#REF!];1;0)" office:value-type="string" office:string-value="" calcext:value-type="error">
            <text:p>#REF!</text:p>
          </table:table-cell>
          <table:table-cell table:formula="of:=IF([.C152]&lt;=[#REF!];1;0)" office:value-type="string" office:string-value="" calcext:value-type="error">
            <text:p>#REF!</text:p>
          </table:table-cell>
          <table:table-cell table:formula="of:=IF([.D152]&lt;=[#REF!];1;0)" office:value-type="string" office:string-value="" calcext:value-type="error">
            <text:p>#REF!</text:p>
          </table:table-cell>
          <table:table-cell table:formula="of:=IF([.E152]&lt;=[#REF!];1;0)" office:value-type="string" office:string-value="" calcext:value-type="error">
            <text:p>#REF!</text:p>
          </table:table-cell>
          <table:table-cell table:formula="of:=IF([.F152]&lt;=[#REF!];1;0)" office:value-type="string" office:string-value="" calcext:value-type="error">
            <text:p>#REF!</text:p>
          </table:table-cell>
          <table:table-cell table:formula="of:=IF([.G152]&lt;=[#REF!];1;0)" office:value-type="string" office:string-value="" calcext:value-type="error">
            <text:p>#REF!</text:p>
          </table:table-cell>
          <table:table-cell table:formula="of:=IF([.H152]&lt;=[#REF!];1;0)" office:value-type="string" office:string-value="" calcext:value-type="error">
            <text:p>#REF!</text:p>
          </table:table-cell>
          <table:table-cell table:formula="of:=IF([.I152]&lt;=[#REF!];1;0)" office:value-type="string" office:string-value="" calcext:value-type="error">
            <text:p>#REF!</text:p>
          </table:table-cell>
          <table:table-cell table:formula="of:=IF([.J152]&lt;=[#REF!];1;0)" office:value-type="string" office:string-value="" calcext:value-type="error">
            <text:p>#REF!</text:p>
          </table:table-cell>
          <table:table-cell table:formula="of:=IF([.K152]&lt;=[#REF!];1;0)" office:value-type="string" office:string-value="" calcext:value-type="error">
            <text:p>#REF!</text:p>
          </table:table-cell>
          <table:table-cell table:style-name="ce5" table:formula="of:=SUM([.B255:.K255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B153]&lt;=[#REF!];1;0)" office:value-type="string" office:string-value="" calcext:value-type="error">
            <text:p>#REF!</text:p>
          </table:table-cell>
          <table:table-cell table:formula="of:=IF([.C153]&lt;=[#REF!];1;0)" office:value-type="string" office:string-value="" calcext:value-type="error">
            <text:p>#REF!</text:p>
          </table:table-cell>
          <table:table-cell table:formula="of:=IF([.D153]&lt;=[#REF!];1;0)" office:value-type="string" office:string-value="" calcext:value-type="error">
            <text:p>#REF!</text:p>
          </table:table-cell>
          <table:table-cell table:formula="of:=IF([.E153]&lt;=[#REF!];1;0)" office:value-type="string" office:string-value="" calcext:value-type="error">
            <text:p>#REF!</text:p>
          </table:table-cell>
          <table:table-cell table:formula="of:=IF([.F153]&lt;=[#REF!];1;0)" office:value-type="string" office:string-value="" calcext:value-type="error">
            <text:p>#REF!</text:p>
          </table:table-cell>
          <table:table-cell table:formula="of:=IF([.G153]&lt;=[#REF!];1;0)" office:value-type="string" office:string-value="" calcext:value-type="error">
            <text:p>#REF!</text:p>
          </table:table-cell>
          <table:table-cell table:formula="of:=IF([.H153]&lt;=[#REF!];1;0)" office:value-type="string" office:string-value="" calcext:value-type="error">
            <text:p>#REF!</text:p>
          </table:table-cell>
          <table:table-cell table:formula="of:=IF([.I153]&lt;=[#REF!];1;0)" office:value-type="string" office:string-value="" calcext:value-type="error">
            <text:p>#REF!</text:p>
          </table:table-cell>
          <table:table-cell table:formula="of:=IF([.J153]&lt;=[#REF!];1;0)" office:value-type="string" office:string-value="" calcext:value-type="error">
            <text:p>#REF!</text:p>
          </table:table-cell>
          <table:table-cell table:formula="of:=IF([.K153]&lt;=[#REF!];1;0)" office:value-type="string" office:string-value="" calcext:value-type="error">
            <text:p>#REF!</text:p>
          </table:table-cell>
          <table:table-cell table:style-name="ce5" table:formula="of:=SUM([.B256:.K256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B154]&lt;=[#REF!];1;0)" office:value-type="string" office:string-value="" calcext:value-type="error">
            <text:p>#REF!</text:p>
          </table:table-cell>
          <table:table-cell table:formula="of:=IF([.C154]&lt;=[#REF!];1;0)" office:value-type="string" office:string-value="" calcext:value-type="error">
            <text:p>#REF!</text:p>
          </table:table-cell>
          <table:table-cell table:formula="of:=IF([.D154]&lt;=[#REF!];1;0)" office:value-type="string" office:string-value="" calcext:value-type="error">
            <text:p>#REF!</text:p>
          </table:table-cell>
          <table:table-cell table:formula="of:=IF([.E154]&lt;=[#REF!];1;0)" office:value-type="string" office:string-value="" calcext:value-type="error">
            <text:p>#REF!</text:p>
          </table:table-cell>
          <table:table-cell table:formula="of:=IF([.F154]&lt;=[#REF!];1;0)" office:value-type="string" office:string-value="" calcext:value-type="error">
            <text:p>#REF!</text:p>
          </table:table-cell>
          <table:table-cell table:formula="of:=IF([.G154]&lt;=[#REF!];1;0)" office:value-type="string" office:string-value="" calcext:value-type="error">
            <text:p>#REF!</text:p>
          </table:table-cell>
          <table:table-cell table:formula="of:=IF([.H154]&lt;=[#REF!];1;0)" office:value-type="string" office:string-value="" calcext:value-type="error">
            <text:p>#REF!</text:p>
          </table:table-cell>
          <table:table-cell table:formula="of:=IF([.I154]&lt;=[#REF!];1;0)" office:value-type="string" office:string-value="" calcext:value-type="error">
            <text:p>#REF!</text:p>
          </table:table-cell>
          <table:table-cell table:formula="of:=IF([.J154]&lt;=[#REF!];1;0)" office:value-type="string" office:string-value="" calcext:value-type="error">
            <text:p>#REF!</text:p>
          </table:table-cell>
          <table:table-cell table:formula="of:=IF([.K154]&lt;=[#REF!];1;0)" office:value-type="string" office:string-value="" calcext:value-type="error">
            <text:p>#REF!</text:p>
          </table:table-cell>
          <table:table-cell table:style-name="ce5" table:formula="of:=SUM([.B257:.K257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B155]&lt;=[#REF!];1;0)" office:value-type="string" office:string-value="" calcext:value-type="error">
            <text:p>#REF!</text:p>
          </table:table-cell>
          <table:table-cell table:formula="of:=IF([.C155]&lt;=[#REF!];1;0)" office:value-type="string" office:string-value="" calcext:value-type="error">
            <text:p>#REF!</text:p>
          </table:table-cell>
          <table:table-cell table:formula="of:=IF([.D155]&lt;=[#REF!];1;0)" office:value-type="string" office:string-value="" calcext:value-type="error">
            <text:p>#REF!</text:p>
          </table:table-cell>
          <table:table-cell table:formula="of:=IF([.E155]&lt;=[#REF!];1;0)" office:value-type="string" office:string-value="" calcext:value-type="error">
            <text:p>#REF!</text:p>
          </table:table-cell>
          <table:table-cell table:formula="of:=IF([.F155]&lt;=[#REF!];1;0)" office:value-type="string" office:string-value="" calcext:value-type="error">
            <text:p>#REF!</text:p>
          </table:table-cell>
          <table:table-cell table:formula="of:=IF([.G155]&lt;=[#REF!];1;0)" office:value-type="string" office:string-value="" calcext:value-type="error">
            <text:p>#REF!</text:p>
          </table:table-cell>
          <table:table-cell table:formula="of:=IF([.H155]&lt;=[#REF!];1;0)" office:value-type="string" office:string-value="" calcext:value-type="error">
            <text:p>#REF!</text:p>
          </table:table-cell>
          <table:table-cell table:formula="of:=IF([.I155]&lt;=[#REF!];1;0)" office:value-type="string" office:string-value="" calcext:value-type="error">
            <text:p>#REF!</text:p>
          </table:table-cell>
          <table:table-cell table:formula="of:=IF([.J155]&lt;=[#REF!];1;0)" office:value-type="string" office:string-value="" calcext:value-type="error">
            <text:p>#REF!</text:p>
          </table:table-cell>
          <table:table-cell table:formula="of:=IF([.K155]&lt;=[#REF!];1;0)" office:value-type="string" office:string-value="" calcext:value-type="error">
            <text:p>#REF!</text:p>
          </table:table-cell>
          <table:table-cell table:style-name="ce5" table:formula="of:=SUM([.B258:.K258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B156]&lt;=[#REF!];1;0)" office:value-type="string" office:string-value="" calcext:value-type="error">
            <text:p>#REF!</text:p>
          </table:table-cell>
          <table:table-cell table:formula="of:=IF([.C156]&lt;=[#REF!];1;0)" office:value-type="string" office:string-value="" calcext:value-type="error">
            <text:p>#REF!</text:p>
          </table:table-cell>
          <table:table-cell table:formula="of:=IF([.D156]&lt;=[#REF!];1;0)" office:value-type="string" office:string-value="" calcext:value-type="error">
            <text:p>#REF!</text:p>
          </table:table-cell>
          <table:table-cell table:formula="of:=IF([.E156]&lt;=[#REF!];1;0)" office:value-type="string" office:string-value="" calcext:value-type="error">
            <text:p>#REF!</text:p>
          </table:table-cell>
          <table:table-cell table:formula="of:=IF([.F156]&lt;=[#REF!];1;0)" office:value-type="string" office:string-value="" calcext:value-type="error">
            <text:p>#REF!</text:p>
          </table:table-cell>
          <table:table-cell table:formula="of:=IF([.G156]&lt;=[#REF!];1;0)" office:value-type="string" office:string-value="" calcext:value-type="error">
            <text:p>#REF!</text:p>
          </table:table-cell>
          <table:table-cell table:formula="of:=IF([.H156]&lt;=[#REF!];1;0)" office:value-type="string" office:string-value="" calcext:value-type="error">
            <text:p>#REF!</text:p>
          </table:table-cell>
          <table:table-cell table:formula="of:=IF([.I156]&lt;=[#REF!];1;0)" office:value-type="string" office:string-value="" calcext:value-type="error">
            <text:p>#REF!</text:p>
          </table:table-cell>
          <table:table-cell table:formula="of:=IF([.J156]&lt;=[#REF!];1;0)" office:value-type="string" office:string-value="" calcext:value-type="error">
            <text:p>#REF!</text:p>
          </table:table-cell>
          <table:table-cell table:formula="of:=IF([.K156]&lt;=[#REF!];1;0)" office:value-type="string" office:string-value="" calcext:value-type="error">
            <text:p>#REF!</text:p>
          </table:table-cell>
          <table:table-cell table:style-name="ce5" table:formula="of:=SUM([.B259:.K259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B157]&lt;=[#REF!];1;0)" office:value-type="string" office:string-value="" calcext:value-type="error">
            <text:p>#REF!</text:p>
          </table:table-cell>
          <table:table-cell table:formula="of:=IF([.C157]&lt;=[#REF!];1;0)" office:value-type="string" office:string-value="" calcext:value-type="error">
            <text:p>#REF!</text:p>
          </table:table-cell>
          <table:table-cell table:formula="of:=IF([.D157]&lt;=[#REF!];1;0)" office:value-type="string" office:string-value="" calcext:value-type="error">
            <text:p>#REF!</text:p>
          </table:table-cell>
          <table:table-cell table:formula="of:=IF([.E157]&lt;=[#REF!];1;0)" office:value-type="string" office:string-value="" calcext:value-type="error">
            <text:p>#REF!</text:p>
          </table:table-cell>
          <table:table-cell table:formula="of:=IF([.F157]&lt;=[#REF!];1;0)" office:value-type="string" office:string-value="" calcext:value-type="error">
            <text:p>#REF!</text:p>
          </table:table-cell>
          <table:table-cell table:formula="of:=IF([.G157]&lt;=[#REF!];1;0)" office:value-type="string" office:string-value="" calcext:value-type="error">
            <text:p>#REF!</text:p>
          </table:table-cell>
          <table:table-cell table:formula="of:=IF([.H157]&lt;=[#REF!];1;0)" office:value-type="string" office:string-value="" calcext:value-type="error">
            <text:p>#REF!</text:p>
          </table:table-cell>
          <table:table-cell table:formula="of:=IF([.I157]&lt;=[#REF!];1;0)" office:value-type="string" office:string-value="" calcext:value-type="error">
            <text:p>#REF!</text:p>
          </table:table-cell>
          <table:table-cell table:formula="of:=IF([.J157]&lt;=[#REF!];1;0)" office:value-type="string" office:string-value="" calcext:value-type="error">
            <text:p>#REF!</text:p>
          </table:table-cell>
          <table:table-cell table:formula="of:=IF([.K157]&lt;=[#REF!];1;0)" office:value-type="string" office:string-value="" calcext:value-type="error">
            <text:p>#REF!</text:p>
          </table:table-cell>
          <table:table-cell table:style-name="ce5" table:formula="of:=SUM([.B260:.K260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B158]&lt;=[#REF!];1;0)" office:value-type="string" office:string-value="" calcext:value-type="error">
            <text:p>#REF!</text:p>
          </table:table-cell>
          <table:table-cell table:formula="of:=IF([.C158]&lt;=[#REF!];1;0)" office:value-type="string" office:string-value="" calcext:value-type="error">
            <text:p>#REF!</text:p>
          </table:table-cell>
          <table:table-cell table:formula="of:=IF([.D158]&lt;=[#REF!];1;0)" office:value-type="string" office:string-value="" calcext:value-type="error">
            <text:p>#REF!</text:p>
          </table:table-cell>
          <table:table-cell table:formula="of:=IF([.E158]&lt;=[#REF!];1;0)" office:value-type="string" office:string-value="" calcext:value-type="error">
            <text:p>#REF!</text:p>
          </table:table-cell>
          <table:table-cell table:formula="of:=IF([.F158]&lt;=[#REF!];1;0)" office:value-type="string" office:string-value="" calcext:value-type="error">
            <text:p>#REF!</text:p>
          </table:table-cell>
          <table:table-cell table:formula="of:=IF([.G158]&lt;=[#REF!];1;0)" office:value-type="string" office:string-value="" calcext:value-type="error">
            <text:p>#REF!</text:p>
          </table:table-cell>
          <table:table-cell table:formula="of:=IF([.H158]&lt;=[#REF!];1;0)" office:value-type="string" office:string-value="" calcext:value-type="error">
            <text:p>#REF!</text:p>
          </table:table-cell>
          <table:table-cell table:formula="of:=IF([.I158]&lt;=[#REF!];1;0)" office:value-type="string" office:string-value="" calcext:value-type="error">
            <text:p>#REF!</text:p>
          </table:table-cell>
          <table:table-cell table:formula="of:=IF([.J158]&lt;=[#REF!];1;0)" office:value-type="string" office:string-value="" calcext:value-type="error">
            <text:p>#REF!</text:p>
          </table:table-cell>
          <table:table-cell table:formula="of:=IF([.K158]&lt;=[#REF!];1;0)" office:value-type="string" office:string-value="" calcext:value-type="error">
            <text:p>#REF!</text:p>
          </table:table-cell>
          <table:table-cell table:style-name="ce5" table:formula="of:=SUM([.B261:.K261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B159]&lt;=[#REF!];1;0)" office:value-type="string" office:string-value="" calcext:value-type="error">
            <text:p>#REF!</text:p>
          </table:table-cell>
          <table:table-cell table:formula="of:=IF([.C159]&lt;=[#REF!];1;0)" office:value-type="string" office:string-value="" calcext:value-type="error">
            <text:p>#REF!</text:p>
          </table:table-cell>
          <table:table-cell table:formula="of:=IF([.D159]&lt;=[#REF!];1;0)" office:value-type="string" office:string-value="" calcext:value-type="error">
            <text:p>#REF!</text:p>
          </table:table-cell>
          <table:table-cell table:formula="of:=IF([.E159]&lt;=[#REF!];1;0)" office:value-type="string" office:string-value="" calcext:value-type="error">
            <text:p>#REF!</text:p>
          </table:table-cell>
          <table:table-cell table:formula="of:=IF([.F159]&lt;=[#REF!];1;0)" office:value-type="string" office:string-value="" calcext:value-type="error">
            <text:p>#REF!</text:p>
          </table:table-cell>
          <table:table-cell table:formula="of:=IF([.G159]&lt;=[#REF!];1;0)" office:value-type="string" office:string-value="" calcext:value-type="error">
            <text:p>#REF!</text:p>
          </table:table-cell>
          <table:table-cell table:formula="of:=IF([.H159]&lt;=[#REF!];1;0)" office:value-type="string" office:string-value="" calcext:value-type="error">
            <text:p>#REF!</text:p>
          </table:table-cell>
          <table:table-cell table:formula="of:=IF([.I159]&lt;=[#REF!];1;0)" office:value-type="string" office:string-value="" calcext:value-type="error">
            <text:p>#REF!</text:p>
          </table:table-cell>
          <table:table-cell table:formula="of:=IF([.J159]&lt;=[#REF!];1;0)" office:value-type="string" office:string-value="" calcext:value-type="error">
            <text:p>#REF!</text:p>
          </table:table-cell>
          <table:table-cell table:formula="of:=IF([.K159]&lt;=[#REF!];1;0)" office:value-type="string" office:string-value="" calcext:value-type="error">
            <text:p>#REF!</text:p>
          </table:table-cell>
          <table:table-cell table:style-name="ce5" table:formula="of:=SUM([.B262:.K262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B160]&lt;=[#REF!];1;0)" office:value-type="string" office:string-value="" calcext:value-type="error">
            <text:p>#REF!</text:p>
          </table:table-cell>
          <table:table-cell table:formula="of:=IF([.C160]&lt;=[#REF!];1;0)" office:value-type="string" office:string-value="" calcext:value-type="error">
            <text:p>#REF!</text:p>
          </table:table-cell>
          <table:table-cell table:formula="of:=IF([.D160]&lt;=[#REF!];1;0)" office:value-type="string" office:string-value="" calcext:value-type="error">
            <text:p>#REF!</text:p>
          </table:table-cell>
          <table:table-cell table:formula="of:=IF([.E160]&lt;=[#REF!];1;0)" office:value-type="string" office:string-value="" calcext:value-type="error">
            <text:p>#REF!</text:p>
          </table:table-cell>
          <table:table-cell table:formula="of:=IF([.F160]&lt;=[#REF!];1;0)" office:value-type="string" office:string-value="" calcext:value-type="error">
            <text:p>#REF!</text:p>
          </table:table-cell>
          <table:table-cell table:formula="of:=IF([.G160]&lt;=[#REF!];1;0)" office:value-type="string" office:string-value="" calcext:value-type="error">
            <text:p>#REF!</text:p>
          </table:table-cell>
          <table:table-cell table:formula="of:=IF([.H160]&lt;=[#REF!];1;0)" office:value-type="string" office:string-value="" calcext:value-type="error">
            <text:p>#REF!</text:p>
          </table:table-cell>
          <table:table-cell table:formula="of:=IF([.I160]&lt;=[#REF!];1;0)" office:value-type="string" office:string-value="" calcext:value-type="error">
            <text:p>#REF!</text:p>
          </table:table-cell>
          <table:table-cell table:formula="of:=IF([.J160]&lt;=[#REF!];1;0)" office:value-type="string" office:string-value="" calcext:value-type="error">
            <text:p>#REF!</text:p>
          </table:table-cell>
          <table:table-cell table:formula="of:=IF([.K160]&lt;=[#REF!];1;0)" office:value-type="string" office:string-value="" calcext:value-type="error">
            <text:p>#REF!</text:p>
          </table:table-cell>
          <table:table-cell table:style-name="ce5" table:formula="of:=SUM([.B263:.K263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B161]&lt;=[#REF!];1;0)" office:value-type="string" office:string-value="" calcext:value-type="error">
            <text:p>#REF!</text:p>
          </table:table-cell>
          <table:table-cell table:formula="of:=IF([.C161]&lt;=[#REF!];1;0)" office:value-type="string" office:string-value="" calcext:value-type="error">
            <text:p>#REF!</text:p>
          </table:table-cell>
          <table:table-cell table:formula="of:=IF([.D161]&lt;=[#REF!];1;0)" office:value-type="string" office:string-value="" calcext:value-type="error">
            <text:p>#REF!</text:p>
          </table:table-cell>
          <table:table-cell table:formula="of:=IF([.E161]&lt;=[#REF!];1;0)" office:value-type="string" office:string-value="" calcext:value-type="error">
            <text:p>#REF!</text:p>
          </table:table-cell>
          <table:table-cell table:formula="of:=IF([.F161]&lt;=[#REF!];1;0)" office:value-type="string" office:string-value="" calcext:value-type="error">
            <text:p>#REF!</text:p>
          </table:table-cell>
          <table:table-cell table:formula="of:=IF([.G161]&lt;=[#REF!];1;0)" office:value-type="string" office:string-value="" calcext:value-type="error">
            <text:p>#REF!</text:p>
          </table:table-cell>
          <table:table-cell table:formula="of:=IF([.H161]&lt;=[#REF!];1;0)" office:value-type="string" office:string-value="" calcext:value-type="error">
            <text:p>#REF!</text:p>
          </table:table-cell>
          <table:table-cell table:formula="of:=IF([.I161]&lt;=[#REF!];1;0)" office:value-type="string" office:string-value="" calcext:value-type="error">
            <text:p>#REF!</text:p>
          </table:table-cell>
          <table:table-cell table:formula="of:=IF([.J161]&lt;=[#REF!];1;0)" office:value-type="string" office:string-value="" calcext:value-type="error">
            <text:p>#REF!</text:p>
          </table:table-cell>
          <table:table-cell table:formula="of:=IF([.K161]&lt;=[#REF!];1;0)" office:value-type="string" office:string-value="" calcext:value-type="error">
            <text:p>#REF!</text:p>
          </table:table-cell>
          <table:table-cell table:style-name="ce5" table:formula="of:=SUM([.B264:.K264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B162]&lt;=[#REF!];1;0)" office:value-type="string" office:string-value="" calcext:value-type="error">
            <text:p>#REF!</text:p>
          </table:table-cell>
          <table:table-cell table:formula="of:=IF([.C162]&lt;=[#REF!];1;0)" office:value-type="string" office:string-value="" calcext:value-type="error">
            <text:p>#REF!</text:p>
          </table:table-cell>
          <table:table-cell table:formula="of:=IF([.D162]&lt;=[#REF!];1;0)" office:value-type="string" office:string-value="" calcext:value-type="error">
            <text:p>#REF!</text:p>
          </table:table-cell>
          <table:table-cell table:formula="of:=IF([.E162]&lt;=[#REF!];1;0)" office:value-type="string" office:string-value="" calcext:value-type="error">
            <text:p>#REF!</text:p>
          </table:table-cell>
          <table:table-cell table:formula="of:=IF([.F162]&lt;=[#REF!];1;0)" office:value-type="string" office:string-value="" calcext:value-type="error">
            <text:p>#REF!</text:p>
          </table:table-cell>
          <table:table-cell table:formula="of:=IF([.G162]&lt;=[#REF!];1;0)" office:value-type="string" office:string-value="" calcext:value-type="error">
            <text:p>#REF!</text:p>
          </table:table-cell>
          <table:table-cell table:formula="of:=IF([.H162]&lt;=[#REF!];1;0)" office:value-type="string" office:string-value="" calcext:value-type="error">
            <text:p>#REF!</text:p>
          </table:table-cell>
          <table:table-cell table:formula="of:=IF([.I162]&lt;=[#REF!];1;0)" office:value-type="string" office:string-value="" calcext:value-type="error">
            <text:p>#REF!</text:p>
          </table:table-cell>
          <table:table-cell table:formula="of:=IF([.J162]&lt;=[#REF!];1;0)" office:value-type="string" office:string-value="" calcext:value-type="error">
            <text:p>#REF!</text:p>
          </table:table-cell>
          <table:table-cell table:formula="of:=IF([.K162]&lt;=[#REF!];1;0)" office:value-type="string" office:string-value="" calcext:value-type="error">
            <text:p>#REF!</text:p>
          </table:table-cell>
          <table:table-cell table:style-name="ce5" table:formula="of:=SUM([.B265:.K265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B163]&lt;=[#REF!];1;0)" office:value-type="string" office:string-value="" calcext:value-type="error">
            <text:p>#REF!</text:p>
          </table:table-cell>
          <table:table-cell table:formula="of:=IF([.C163]&lt;=[#REF!];1;0)" office:value-type="string" office:string-value="" calcext:value-type="error">
            <text:p>#REF!</text:p>
          </table:table-cell>
          <table:table-cell table:formula="of:=IF([.D163]&lt;=[#REF!];1;0)" office:value-type="string" office:string-value="" calcext:value-type="error">
            <text:p>#REF!</text:p>
          </table:table-cell>
          <table:table-cell table:formula="of:=IF([.E163]&lt;=[#REF!];1;0)" office:value-type="string" office:string-value="" calcext:value-type="error">
            <text:p>#REF!</text:p>
          </table:table-cell>
          <table:table-cell table:formula="of:=IF([.F163]&lt;=[#REF!];1;0)" office:value-type="string" office:string-value="" calcext:value-type="error">
            <text:p>#REF!</text:p>
          </table:table-cell>
          <table:table-cell table:formula="of:=IF([.G163]&lt;=[#REF!];1;0)" office:value-type="string" office:string-value="" calcext:value-type="error">
            <text:p>#REF!</text:p>
          </table:table-cell>
          <table:table-cell table:formula="of:=IF([.H163]&lt;=[#REF!];1;0)" office:value-type="string" office:string-value="" calcext:value-type="error">
            <text:p>#REF!</text:p>
          </table:table-cell>
          <table:table-cell table:formula="of:=IF([.I163]&lt;=[#REF!];1;0)" office:value-type="string" office:string-value="" calcext:value-type="error">
            <text:p>#REF!</text:p>
          </table:table-cell>
          <table:table-cell table:formula="of:=IF([.J163]&lt;=[#REF!];1;0)" office:value-type="string" office:string-value="" calcext:value-type="error">
            <text:p>#REF!</text:p>
          </table:table-cell>
          <table:table-cell table:formula="of:=IF([.K163]&lt;=[#REF!];1;0)" office:value-type="string" office:string-value="" calcext:value-type="error">
            <text:p>#REF!</text:p>
          </table:table-cell>
          <table:table-cell table:style-name="ce5" table:formula="of:=SUM([.B266:.K266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B164]&lt;=[#REF!];1;0)" office:value-type="string" office:string-value="" calcext:value-type="error">
            <text:p>#REF!</text:p>
          </table:table-cell>
          <table:table-cell table:formula="of:=IF([.C164]&lt;=[#REF!];1;0)" office:value-type="string" office:string-value="" calcext:value-type="error">
            <text:p>#REF!</text:p>
          </table:table-cell>
          <table:table-cell table:formula="of:=IF([.D164]&lt;=[#REF!];1;0)" office:value-type="string" office:string-value="" calcext:value-type="error">
            <text:p>#REF!</text:p>
          </table:table-cell>
          <table:table-cell table:formula="of:=IF([.E164]&lt;=[#REF!];1;0)" office:value-type="string" office:string-value="" calcext:value-type="error">
            <text:p>#REF!</text:p>
          </table:table-cell>
          <table:table-cell table:formula="of:=IF([.F164]&lt;=[#REF!];1;0)" office:value-type="string" office:string-value="" calcext:value-type="error">
            <text:p>#REF!</text:p>
          </table:table-cell>
          <table:table-cell table:formula="of:=IF([.G164]&lt;=[#REF!];1;0)" office:value-type="string" office:string-value="" calcext:value-type="error">
            <text:p>#REF!</text:p>
          </table:table-cell>
          <table:table-cell table:formula="of:=IF([.H164]&lt;=[#REF!];1;0)" office:value-type="string" office:string-value="" calcext:value-type="error">
            <text:p>#REF!</text:p>
          </table:table-cell>
          <table:table-cell table:formula="of:=IF([.I164]&lt;=[#REF!];1;0)" office:value-type="string" office:string-value="" calcext:value-type="error">
            <text:p>#REF!</text:p>
          </table:table-cell>
          <table:table-cell table:formula="of:=IF([.J164]&lt;=[#REF!];1;0)" office:value-type="string" office:string-value="" calcext:value-type="error">
            <text:p>#REF!</text:p>
          </table:table-cell>
          <table:table-cell table:formula="of:=IF([.K164]&lt;=[#REF!];1;0)" office:value-type="string" office:string-value="" calcext:value-type="error">
            <text:p>#REF!</text:p>
          </table:table-cell>
          <table:table-cell table:style-name="ce5" table:formula="of:=SUM([.B267:.K267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B165]&lt;=[#REF!];1;0)" office:value-type="string" office:string-value="" calcext:value-type="error">
            <text:p>#REF!</text:p>
          </table:table-cell>
          <table:table-cell table:formula="of:=IF([.C165]&lt;=[#REF!];1;0)" office:value-type="string" office:string-value="" calcext:value-type="error">
            <text:p>#REF!</text:p>
          </table:table-cell>
          <table:table-cell table:formula="of:=IF([.D165]&lt;=[#REF!];1;0)" office:value-type="string" office:string-value="" calcext:value-type="error">
            <text:p>#REF!</text:p>
          </table:table-cell>
          <table:table-cell table:formula="of:=IF([.E165]&lt;=[#REF!];1;0)" office:value-type="string" office:string-value="" calcext:value-type="error">
            <text:p>#REF!</text:p>
          </table:table-cell>
          <table:table-cell table:formula="of:=IF([.F165]&lt;=[#REF!];1;0)" office:value-type="string" office:string-value="" calcext:value-type="error">
            <text:p>#REF!</text:p>
          </table:table-cell>
          <table:table-cell table:formula="of:=IF([.G165]&lt;=[#REF!];1;0)" office:value-type="string" office:string-value="" calcext:value-type="error">
            <text:p>#REF!</text:p>
          </table:table-cell>
          <table:table-cell table:formula="of:=IF([.H165]&lt;=[#REF!];1;0)" office:value-type="string" office:string-value="" calcext:value-type="error">
            <text:p>#REF!</text:p>
          </table:table-cell>
          <table:table-cell table:formula="of:=IF([.I165]&lt;=[#REF!];1;0)" office:value-type="string" office:string-value="" calcext:value-type="error">
            <text:p>#REF!</text:p>
          </table:table-cell>
          <table:table-cell table:formula="of:=IF([.J165]&lt;=[#REF!];1;0)" office:value-type="string" office:string-value="" calcext:value-type="error">
            <text:p>#REF!</text:p>
          </table:table-cell>
          <table:table-cell table:formula="of:=IF([.K165]&lt;=[#REF!];1;0)" office:value-type="string" office:string-value="" calcext:value-type="error">
            <text:p>#REF!</text:p>
          </table:table-cell>
          <table:table-cell table:style-name="ce5" table:formula="of:=SUM([.B268:.K268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B166]&lt;=[#REF!];1;0)" office:value-type="string" office:string-value="" calcext:value-type="error">
            <text:p>#REF!</text:p>
          </table:table-cell>
          <table:table-cell table:formula="of:=IF([.C166]&lt;=[#REF!];1;0)" office:value-type="string" office:string-value="" calcext:value-type="error">
            <text:p>#REF!</text:p>
          </table:table-cell>
          <table:table-cell table:formula="of:=IF([.D166]&lt;=[#REF!];1;0)" office:value-type="string" office:string-value="" calcext:value-type="error">
            <text:p>#REF!</text:p>
          </table:table-cell>
          <table:table-cell table:formula="of:=IF([.E166]&lt;=[#REF!];1;0)" office:value-type="string" office:string-value="" calcext:value-type="error">
            <text:p>#REF!</text:p>
          </table:table-cell>
          <table:table-cell table:formula="of:=IF([.F166]&lt;=[#REF!];1;0)" office:value-type="string" office:string-value="" calcext:value-type="error">
            <text:p>#REF!</text:p>
          </table:table-cell>
          <table:table-cell table:formula="of:=IF([.G166]&lt;=[#REF!];1;0)" office:value-type="string" office:string-value="" calcext:value-type="error">
            <text:p>#REF!</text:p>
          </table:table-cell>
          <table:table-cell table:formula="of:=IF([.H166]&lt;=[#REF!];1;0)" office:value-type="string" office:string-value="" calcext:value-type="error">
            <text:p>#REF!</text:p>
          </table:table-cell>
          <table:table-cell table:formula="of:=IF([.I166]&lt;=[#REF!];1;0)" office:value-type="string" office:string-value="" calcext:value-type="error">
            <text:p>#REF!</text:p>
          </table:table-cell>
          <table:table-cell table:formula="of:=IF([.J166]&lt;=[#REF!];1;0)" office:value-type="string" office:string-value="" calcext:value-type="error">
            <text:p>#REF!</text:p>
          </table:table-cell>
          <table:table-cell table:formula="of:=IF([.K166]&lt;=[#REF!];1;0)" office:value-type="string" office:string-value="" calcext:value-type="error">
            <text:p>#REF!</text:p>
          </table:table-cell>
          <table:table-cell table:style-name="ce5" table:formula="of:=SUM([.B269:.K269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B167]&lt;=[#REF!];1;0)" office:value-type="string" office:string-value="" calcext:value-type="error">
            <text:p>#REF!</text:p>
          </table:table-cell>
          <table:table-cell table:formula="of:=IF([.C167]&lt;=[#REF!];1;0)" office:value-type="string" office:string-value="" calcext:value-type="error">
            <text:p>#REF!</text:p>
          </table:table-cell>
          <table:table-cell table:formula="of:=IF([.D167]&lt;=[#REF!];1;0)" office:value-type="string" office:string-value="" calcext:value-type="error">
            <text:p>#REF!</text:p>
          </table:table-cell>
          <table:table-cell table:formula="of:=IF([.E167]&lt;=[#REF!];1;0)" office:value-type="string" office:string-value="" calcext:value-type="error">
            <text:p>#REF!</text:p>
          </table:table-cell>
          <table:table-cell table:formula="of:=IF([.F167]&lt;=[#REF!];1;0)" office:value-type="string" office:string-value="" calcext:value-type="error">
            <text:p>#REF!</text:p>
          </table:table-cell>
          <table:table-cell table:formula="of:=IF([.G167]&lt;=[#REF!];1;0)" office:value-type="string" office:string-value="" calcext:value-type="error">
            <text:p>#REF!</text:p>
          </table:table-cell>
          <table:table-cell table:formula="of:=IF([.H167]&lt;=[#REF!];1;0)" office:value-type="string" office:string-value="" calcext:value-type="error">
            <text:p>#REF!</text:p>
          </table:table-cell>
          <table:table-cell table:formula="of:=IF([.I167]&lt;=[#REF!];1;0)" office:value-type="string" office:string-value="" calcext:value-type="error">
            <text:p>#REF!</text:p>
          </table:table-cell>
          <table:table-cell table:formula="of:=IF([.J167]&lt;=[#REF!];1;0)" office:value-type="string" office:string-value="" calcext:value-type="error">
            <text:p>#REF!</text:p>
          </table:table-cell>
          <table:table-cell table:formula="of:=IF([.K167]&lt;=[#REF!];1;0)" office:value-type="string" office:string-value="" calcext:value-type="error">
            <text:p>#REF!</text:p>
          </table:table-cell>
          <table:table-cell table:style-name="ce5" table:formula="of:=SUM([.B270:.K270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B168]&lt;=[#REF!];1;0)" office:value-type="string" office:string-value="" calcext:value-type="error">
            <text:p>#REF!</text:p>
          </table:table-cell>
          <table:table-cell table:formula="of:=IF([.C168]&lt;=[#REF!];1;0)" office:value-type="string" office:string-value="" calcext:value-type="error">
            <text:p>#REF!</text:p>
          </table:table-cell>
          <table:table-cell table:formula="of:=IF([.D168]&lt;=[#REF!];1;0)" office:value-type="string" office:string-value="" calcext:value-type="error">
            <text:p>#REF!</text:p>
          </table:table-cell>
          <table:table-cell table:formula="of:=IF([.E168]&lt;=[#REF!];1;0)" office:value-type="string" office:string-value="" calcext:value-type="error">
            <text:p>#REF!</text:p>
          </table:table-cell>
          <table:table-cell table:formula="of:=IF([.F168]&lt;=[#REF!];1;0)" office:value-type="string" office:string-value="" calcext:value-type="error">
            <text:p>#REF!</text:p>
          </table:table-cell>
          <table:table-cell table:formula="of:=IF([.G168]&lt;=[#REF!];1;0)" office:value-type="string" office:string-value="" calcext:value-type="error">
            <text:p>#REF!</text:p>
          </table:table-cell>
          <table:table-cell table:formula="of:=IF([.H168]&lt;=[#REF!];1;0)" office:value-type="string" office:string-value="" calcext:value-type="error">
            <text:p>#REF!</text:p>
          </table:table-cell>
          <table:table-cell table:formula="of:=IF([.I168]&lt;=[#REF!];1;0)" office:value-type="string" office:string-value="" calcext:value-type="error">
            <text:p>#REF!</text:p>
          </table:table-cell>
          <table:table-cell table:formula="of:=IF([.J168]&lt;=[#REF!];1;0)" office:value-type="string" office:string-value="" calcext:value-type="error">
            <text:p>#REF!</text:p>
          </table:table-cell>
          <table:table-cell table:formula="of:=IF([.K168]&lt;=[#REF!];1;0)" office:value-type="string" office:string-value="" calcext:value-type="error">
            <text:p>#REF!</text:p>
          </table:table-cell>
          <table:table-cell table:style-name="ce5" table:formula="of:=SUM([.B271:.K271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B169]&lt;=[#REF!];1;0)" office:value-type="string" office:string-value="" calcext:value-type="error">
            <text:p>#REF!</text:p>
          </table:table-cell>
          <table:table-cell table:formula="of:=IF([.C169]&lt;=[#REF!];1;0)" office:value-type="string" office:string-value="" calcext:value-type="error">
            <text:p>#REF!</text:p>
          </table:table-cell>
          <table:table-cell table:formula="of:=IF([.D169]&lt;=[#REF!];1;0)" office:value-type="string" office:string-value="" calcext:value-type="error">
            <text:p>#REF!</text:p>
          </table:table-cell>
          <table:table-cell table:formula="of:=IF([.E169]&lt;=[#REF!];1;0)" office:value-type="string" office:string-value="" calcext:value-type="error">
            <text:p>#REF!</text:p>
          </table:table-cell>
          <table:table-cell table:formula="of:=IF([.F169]&lt;=[#REF!];1;0)" office:value-type="string" office:string-value="" calcext:value-type="error">
            <text:p>#REF!</text:p>
          </table:table-cell>
          <table:table-cell table:formula="of:=IF([.G169]&lt;=[#REF!];1;0)" office:value-type="string" office:string-value="" calcext:value-type="error">
            <text:p>#REF!</text:p>
          </table:table-cell>
          <table:table-cell table:formula="of:=IF([.H169]&lt;=[#REF!];1;0)" office:value-type="string" office:string-value="" calcext:value-type="error">
            <text:p>#REF!</text:p>
          </table:table-cell>
          <table:table-cell table:formula="of:=IF([.I169]&lt;=[#REF!];1;0)" office:value-type="string" office:string-value="" calcext:value-type="error">
            <text:p>#REF!</text:p>
          </table:table-cell>
          <table:table-cell table:formula="of:=IF([.J169]&lt;=[#REF!];1;0)" office:value-type="string" office:string-value="" calcext:value-type="error">
            <text:p>#REF!</text:p>
          </table:table-cell>
          <table:table-cell table:formula="of:=IF([.K169]&lt;=[#REF!];1;0)" office:value-type="string" office:string-value="" calcext:value-type="error">
            <text:p>#REF!</text:p>
          </table:table-cell>
          <table:table-cell table:style-name="ce5" table:formula="of:=SUM([.B272:.K272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B170]&lt;=[#REF!];1;0)" office:value-type="string" office:string-value="" calcext:value-type="error">
            <text:p>#REF!</text:p>
          </table:table-cell>
          <table:table-cell table:formula="of:=IF([.C170]&lt;=[#REF!];1;0)" office:value-type="string" office:string-value="" calcext:value-type="error">
            <text:p>#REF!</text:p>
          </table:table-cell>
          <table:table-cell table:formula="of:=IF([.D170]&lt;=[#REF!];1;0)" office:value-type="string" office:string-value="" calcext:value-type="error">
            <text:p>#REF!</text:p>
          </table:table-cell>
          <table:table-cell table:formula="of:=IF([.E170]&lt;=[#REF!];1;0)" office:value-type="string" office:string-value="" calcext:value-type="error">
            <text:p>#REF!</text:p>
          </table:table-cell>
          <table:table-cell table:formula="of:=IF([.F170]&lt;=[#REF!];1;0)" office:value-type="string" office:string-value="" calcext:value-type="error">
            <text:p>#REF!</text:p>
          </table:table-cell>
          <table:table-cell table:formula="of:=IF([.G170]&lt;=[#REF!];1;0)" office:value-type="string" office:string-value="" calcext:value-type="error">
            <text:p>#REF!</text:p>
          </table:table-cell>
          <table:table-cell table:formula="of:=IF([.H170]&lt;=[#REF!];1;0)" office:value-type="string" office:string-value="" calcext:value-type="error">
            <text:p>#REF!</text:p>
          </table:table-cell>
          <table:table-cell table:formula="of:=IF([.I170]&lt;=[#REF!];1;0)" office:value-type="string" office:string-value="" calcext:value-type="error">
            <text:p>#REF!</text:p>
          </table:table-cell>
          <table:table-cell table:formula="of:=IF([.J170]&lt;=[#REF!];1;0)" office:value-type="string" office:string-value="" calcext:value-type="error">
            <text:p>#REF!</text:p>
          </table:table-cell>
          <table:table-cell table:formula="of:=IF([.K170]&lt;=[#REF!];1;0)" office:value-type="string" office:string-value="" calcext:value-type="error">
            <text:p>#REF!</text:p>
          </table:table-cell>
          <table:table-cell table:style-name="ce5" table:formula="of:=SUM([.B273:.K273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B171]&lt;=[#REF!];1;0)" office:value-type="string" office:string-value="" calcext:value-type="error">
            <text:p>#REF!</text:p>
          </table:table-cell>
          <table:table-cell table:formula="of:=IF([.C171]&lt;=[#REF!];1;0)" office:value-type="string" office:string-value="" calcext:value-type="error">
            <text:p>#REF!</text:p>
          </table:table-cell>
          <table:table-cell table:formula="of:=IF([.D171]&lt;=[#REF!];1;0)" office:value-type="string" office:string-value="" calcext:value-type="error">
            <text:p>#REF!</text:p>
          </table:table-cell>
          <table:table-cell table:formula="of:=IF([.E171]&lt;=[#REF!];1;0)" office:value-type="string" office:string-value="" calcext:value-type="error">
            <text:p>#REF!</text:p>
          </table:table-cell>
          <table:table-cell table:formula="of:=IF([.F171]&lt;=[#REF!];1;0)" office:value-type="string" office:string-value="" calcext:value-type="error">
            <text:p>#REF!</text:p>
          </table:table-cell>
          <table:table-cell table:formula="of:=IF([.G171]&lt;=[#REF!];1;0)" office:value-type="string" office:string-value="" calcext:value-type="error">
            <text:p>#REF!</text:p>
          </table:table-cell>
          <table:table-cell table:formula="of:=IF([.H171]&lt;=[#REF!];1;0)" office:value-type="string" office:string-value="" calcext:value-type="error">
            <text:p>#REF!</text:p>
          </table:table-cell>
          <table:table-cell table:formula="of:=IF([.I171]&lt;=[#REF!];1;0)" office:value-type="string" office:string-value="" calcext:value-type="error">
            <text:p>#REF!</text:p>
          </table:table-cell>
          <table:table-cell table:formula="of:=IF([.J171]&lt;=[#REF!];1;0)" office:value-type="string" office:string-value="" calcext:value-type="error">
            <text:p>#REF!</text:p>
          </table:table-cell>
          <table:table-cell table:formula="of:=IF([.K171]&lt;=[#REF!];1;0)" office:value-type="string" office:string-value="" calcext:value-type="error">
            <text:p>#REF!</text:p>
          </table:table-cell>
          <table:table-cell table:style-name="ce5" table:formula="of:=SUM([.B274:.K274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B172]&lt;=[#REF!];1;0)" office:value-type="string" office:string-value="" calcext:value-type="error">
            <text:p>#REF!</text:p>
          </table:table-cell>
          <table:table-cell table:formula="of:=IF([.C172]&lt;=[#REF!];1;0)" office:value-type="string" office:string-value="" calcext:value-type="error">
            <text:p>#REF!</text:p>
          </table:table-cell>
          <table:table-cell table:formula="of:=IF([.D172]&lt;=[#REF!];1;0)" office:value-type="string" office:string-value="" calcext:value-type="error">
            <text:p>#REF!</text:p>
          </table:table-cell>
          <table:table-cell table:formula="of:=IF([.E172]&lt;=[#REF!];1;0)" office:value-type="string" office:string-value="" calcext:value-type="error">
            <text:p>#REF!</text:p>
          </table:table-cell>
          <table:table-cell table:formula="of:=IF([.F172]&lt;=[#REF!];1;0)" office:value-type="string" office:string-value="" calcext:value-type="error">
            <text:p>#REF!</text:p>
          </table:table-cell>
          <table:table-cell table:formula="of:=IF([.G172]&lt;=[#REF!];1;0)" office:value-type="string" office:string-value="" calcext:value-type="error">
            <text:p>#REF!</text:p>
          </table:table-cell>
          <table:table-cell table:formula="of:=IF([.H172]&lt;=[#REF!];1;0)" office:value-type="string" office:string-value="" calcext:value-type="error">
            <text:p>#REF!</text:p>
          </table:table-cell>
          <table:table-cell table:formula="of:=IF([.I172]&lt;=[#REF!];1;0)" office:value-type="string" office:string-value="" calcext:value-type="error">
            <text:p>#REF!</text:p>
          </table:table-cell>
          <table:table-cell table:formula="of:=IF([.J172]&lt;=[#REF!];1;0)" office:value-type="string" office:string-value="" calcext:value-type="error">
            <text:p>#REF!</text:p>
          </table:table-cell>
          <table:table-cell table:formula="of:=IF([.K172]&lt;=[#REF!];1;0)" office:value-type="string" office:string-value="" calcext:value-type="error">
            <text:p>#REF!</text:p>
          </table:table-cell>
          <table:table-cell table:style-name="ce5" table:formula="of:=SUM([.B275:.K275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B173]&lt;=[#REF!];1;0)" office:value-type="string" office:string-value="" calcext:value-type="error">
            <text:p>#REF!</text:p>
          </table:table-cell>
          <table:table-cell table:formula="of:=IF([.C173]&lt;=[#REF!];1;0)" office:value-type="string" office:string-value="" calcext:value-type="error">
            <text:p>#REF!</text:p>
          </table:table-cell>
          <table:table-cell table:formula="of:=IF([.D173]&lt;=[#REF!];1;0)" office:value-type="string" office:string-value="" calcext:value-type="error">
            <text:p>#REF!</text:p>
          </table:table-cell>
          <table:table-cell table:formula="of:=IF([.E173]&lt;=[#REF!];1;0)" office:value-type="string" office:string-value="" calcext:value-type="error">
            <text:p>#REF!</text:p>
          </table:table-cell>
          <table:table-cell table:formula="of:=IF([.F173]&lt;=[#REF!];1;0)" office:value-type="string" office:string-value="" calcext:value-type="error">
            <text:p>#REF!</text:p>
          </table:table-cell>
          <table:table-cell table:formula="of:=IF([.G173]&lt;=[#REF!];1;0)" office:value-type="string" office:string-value="" calcext:value-type="error">
            <text:p>#REF!</text:p>
          </table:table-cell>
          <table:table-cell table:formula="of:=IF([.H173]&lt;=[#REF!];1;0)" office:value-type="string" office:string-value="" calcext:value-type="error">
            <text:p>#REF!</text:p>
          </table:table-cell>
          <table:table-cell table:formula="of:=IF([.I173]&lt;=[#REF!];1;0)" office:value-type="string" office:string-value="" calcext:value-type="error">
            <text:p>#REF!</text:p>
          </table:table-cell>
          <table:table-cell table:formula="of:=IF([.J173]&lt;=[#REF!];1;0)" office:value-type="string" office:string-value="" calcext:value-type="error">
            <text:p>#REF!</text:p>
          </table:table-cell>
          <table:table-cell table:formula="of:=IF([.K173]&lt;=[#REF!];1;0)" office:value-type="string" office:string-value="" calcext:value-type="error">
            <text:p>#REF!</text:p>
          </table:table-cell>
          <table:table-cell table:style-name="ce5" table:formula="of:=SUM([.B276:.K276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B174]&lt;=[#REF!];1;0)" office:value-type="string" office:string-value="" calcext:value-type="error">
            <text:p>#REF!</text:p>
          </table:table-cell>
          <table:table-cell table:formula="of:=IF([.C174]&lt;=[#REF!];1;0)" office:value-type="string" office:string-value="" calcext:value-type="error">
            <text:p>#REF!</text:p>
          </table:table-cell>
          <table:table-cell table:formula="of:=IF([.D174]&lt;=[#REF!];1;0)" office:value-type="string" office:string-value="" calcext:value-type="error">
            <text:p>#REF!</text:p>
          </table:table-cell>
          <table:table-cell table:formula="of:=IF([.E174]&lt;=[#REF!];1;0)" office:value-type="string" office:string-value="" calcext:value-type="error">
            <text:p>#REF!</text:p>
          </table:table-cell>
          <table:table-cell table:formula="of:=IF([.F174]&lt;=[#REF!];1;0)" office:value-type="string" office:string-value="" calcext:value-type="error">
            <text:p>#REF!</text:p>
          </table:table-cell>
          <table:table-cell table:formula="of:=IF([.G174]&lt;=[#REF!];1;0)" office:value-type="string" office:string-value="" calcext:value-type="error">
            <text:p>#REF!</text:p>
          </table:table-cell>
          <table:table-cell table:formula="of:=IF([.H174]&lt;=[#REF!];1;0)" office:value-type="string" office:string-value="" calcext:value-type="error">
            <text:p>#REF!</text:p>
          </table:table-cell>
          <table:table-cell table:formula="of:=IF([.I174]&lt;=[#REF!];1;0)" office:value-type="string" office:string-value="" calcext:value-type="error">
            <text:p>#REF!</text:p>
          </table:table-cell>
          <table:table-cell table:formula="of:=IF([.J174]&lt;=[#REF!];1;0)" office:value-type="string" office:string-value="" calcext:value-type="error">
            <text:p>#REF!</text:p>
          </table:table-cell>
          <table:table-cell table:formula="of:=IF([.K174]&lt;=[#REF!];1;0)" office:value-type="string" office:string-value="" calcext:value-type="error">
            <text:p>#REF!</text:p>
          </table:table-cell>
          <table:table-cell table:style-name="ce5" table:formula="of:=SUM([.B277:.K277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B175]&lt;=[#REF!];1;0)" office:value-type="string" office:string-value="" calcext:value-type="error">
            <text:p>#REF!</text:p>
          </table:table-cell>
          <table:table-cell table:formula="of:=IF([.C175]&lt;=[#REF!];1;0)" office:value-type="string" office:string-value="" calcext:value-type="error">
            <text:p>#REF!</text:p>
          </table:table-cell>
          <table:table-cell table:formula="of:=IF([.D175]&lt;=[#REF!];1;0)" office:value-type="string" office:string-value="" calcext:value-type="error">
            <text:p>#REF!</text:p>
          </table:table-cell>
          <table:table-cell table:formula="of:=IF([.E175]&lt;=[#REF!];1;0)" office:value-type="string" office:string-value="" calcext:value-type="error">
            <text:p>#REF!</text:p>
          </table:table-cell>
          <table:table-cell table:formula="of:=IF([.F175]&lt;=[#REF!];1;0)" office:value-type="string" office:string-value="" calcext:value-type="error">
            <text:p>#REF!</text:p>
          </table:table-cell>
          <table:table-cell table:formula="of:=IF([.G175]&lt;=[#REF!];1;0)" office:value-type="string" office:string-value="" calcext:value-type="error">
            <text:p>#REF!</text:p>
          </table:table-cell>
          <table:table-cell table:formula="of:=IF([.H175]&lt;=[#REF!];1;0)" office:value-type="string" office:string-value="" calcext:value-type="error">
            <text:p>#REF!</text:p>
          </table:table-cell>
          <table:table-cell table:formula="of:=IF([.I175]&lt;=[#REF!];1;0)" office:value-type="string" office:string-value="" calcext:value-type="error">
            <text:p>#REF!</text:p>
          </table:table-cell>
          <table:table-cell table:formula="of:=IF([.J175]&lt;=[#REF!];1;0)" office:value-type="string" office:string-value="" calcext:value-type="error">
            <text:p>#REF!</text:p>
          </table:table-cell>
          <table:table-cell table:formula="of:=IF([.K175]&lt;=[#REF!];1;0)" office:value-type="string" office:string-value="" calcext:value-type="error">
            <text:p>#REF!</text:p>
          </table:table-cell>
          <table:table-cell table:style-name="ce5" table:formula="of:=SUM([.B278:.K278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B176]&lt;=[#REF!];1;0)" office:value-type="string" office:string-value="" calcext:value-type="error">
            <text:p>#REF!</text:p>
          </table:table-cell>
          <table:table-cell table:formula="of:=IF([.C176]&lt;=[#REF!];1;0)" office:value-type="string" office:string-value="" calcext:value-type="error">
            <text:p>#REF!</text:p>
          </table:table-cell>
          <table:table-cell table:formula="of:=IF([.D176]&lt;=[#REF!];1;0)" office:value-type="string" office:string-value="" calcext:value-type="error">
            <text:p>#REF!</text:p>
          </table:table-cell>
          <table:table-cell table:formula="of:=IF([.E176]&lt;=[#REF!];1;0)" office:value-type="string" office:string-value="" calcext:value-type="error">
            <text:p>#REF!</text:p>
          </table:table-cell>
          <table:table-cell table:formula="of:=IF([.F176]&lt;=[#REF!];1;0)" office:value-type="string" office:string-value="" calcext:value-type="error">
            <text:p>#REF!</text:p>
          </table:table-cell>
          <table:table-cell table:formula="of:=IF([.G176]&lt;=[#REF!];1;0)" office:value-type="string" office:string-value="" calcext:value-type="error">
            <text:p>#REF!</text:p>
          </table:table-cell>
          <table:table-cell table:formula="of:=IF([.H176]&lt;=[#REF!];1;0)" office:value-type="string" office:string-value="" calcext:value-type="error">
            <text:p>#REF!</text:p>
          </table:table-cell>
          <table:table-cell table:formula="of:=IF([.I176]&lt;=[#REF!];1;0)" office:value-type="string" office:string-value="" calcext:value-type="error">
            <text:p>#REF!</text:p>
          </table:table-cell>
          <table:table-cell table:formula="of:=IF([.J176]&lt;=[#REF!];1;0)" office:value-type="string" office:string-value="" calcext:value-type="error">
            <text:p>#REF!</text:p>
          </table:table-cell>
          <table:table-cell table:formula="of:=IF([.K176]&lt;=[#REF!];1;0)" office:value-type="string" office:string-value="" calcext:value-type="error">
            <text:p>#REF!</text:p>
          </table:table-cell>
          <table:table-cell table:style-name="ce5" table:formula="of:=SUM([.B279:.K279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B177]&lt;=[#REF!];1;0)" office:value-type="string" office:string-value="" calcext:value-type="error">
            <text:p>#REF!</text:p>
          </table:table-cell>
          <table:table-cell table:formula="of:=IF([.C177]&lt;=[#REF!];1;0)" office:value-type="string" office:string-value="" calcext:value-type="error">
            <text:p>#REF!</text:p>
          </table:table-cell>
          <table:table-cell table:formula="of:=IF([.D177]&lt;=[#REF!];1;0)" office:value-type="string" office:string-value="" calcext:value-type="error">
            <text:p>#REF!</text:p>
          </table:table-cell>
          <table:table-cell table:formula="of:=IF([.E177]&lt;=[#REF!];1;0)" office:value-type="string" office:string-value="" calcext:value-type="error">
            <text:p>#REF!</text:p>
          </table:table-cell>
          <table:table-cell table:formula="of:=IF([.F177]&lt;=[#REF!];1;0)" office:value-type="string" office:string-value="" calcext:value-type="error">
            <text:p>#REF!</text:p>
          </table:table-cell>
          <table:table-cell table:formula="of:=IF([.G177]&lt;=[#REF!];1;0)" office:value-type="string" office:string-value="" calcext:value-type="error">
            <text:p>#REF!</text:p>
          </table:table-cell>
          <table:table-cell table:formula="of:=IF([.H177]&lt;=[#REF!];1;0)" office:value-type="string" office:string-value="" calcext:value-type="error">
            <text:p>#REF!</text:p>
          </table:table-cell>
          <table:table-cell table:formula="of:=IF([.I177]&lt;=[#REF!];1;0)" office:value-type="string" office:string-value="" calcext:value-type="error">
            <text:p>#REF!</text:p>
          </table:table-cell>
          <table:table-cell table:formula="of:=IF([.J177]&lt;=[#REF!];1;0)" office:value-type="string" office:string-value="" calcext:value-type="error">
            <text:p>#REF!</text:p>
          </table:table-cell>
          <table:table-cell table:formula="of:=IF([.K177]&lt;=[#REF!];1;0)" office:value-type="string" office:string-value="" calcext:value-type="error">
            <text:p>#REF!</text:p>
          </table:table-cell>
          <table:table-cell table:style-name="ce5" table:formula="of:=SUM([.B280:.K280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B178]&lt;=[#REF!];1;0)" office:value-type="string" office:string-value="" calcext:value-type="error">
            <text:p>#REF!</text:p>
          </table:table-cell>
          <table:table-cell table:formula="of:=IF([.C178]&lt;=[#REF!];1;0)" office:value-type="string" office:string-value="" calcext:value-type="error">
            <text:p>#REF!</text:p>
          </table:table-cell>
          <table:table-cell table:formula="of:=IF([.D178]&lt;=[#REF!];1;0)" office:value-type="string" office:string-value="" calcext:value-type="error">
            <text:p>#REF!</text:p>
          </table:table-cell>
          <table:table-cell table:formula="of:=IF([.E178]&lt;=[#REF!];1;0)" office:value-type="string" office:string-value="" calcext:value-type="error">
            <text:p>#REF!</text:p>
          </table:table-cell>
          <table:table-cell table:formula="of:=IF([.F178]&lt;=[#REF!];1;0)" office:value-type="string" office:string-value="" calcext:value-type="error">
            <text:p>#REF!</text:p>
          </table:table-cell>
          <table:table-cell table:formula="of:=IF([.G178]&lt;=[#REF!];1;0)" office:value-type="string" office:string-value="" calcext:value-type="error">
            <text:p>#REF!</text:p>
          </table:table-cell>
          <table:table-cell table:formula="of:=IF([.H178]&lt;=[#REF!];1;0)" office:value-type="string" office:string-value="" calcext:value-type="error">
            <text:p>#REF!</text:p>
          </table:table-cell>
          <table:table-cell table:formula="of:=IF([.I178]&lt;=[#REF!];1;0)" office:value-type="string" office:string-value="" calcext:value-type="error">
            <text:p>#REF!</text:p>
          </table:table-cell>
          <table:table-cell table:formula="of:=IF([.J178]&lt;=[#REF!];1;0)" office:value-type="string" office:string-value="" calcext:value-type="error">
            <text:p>#REF!</text:p>
          </table:table-cell>
          <table:table-cell table:formula="of:=IF([.K178]&lt;=[#REF!];1;0)" office:value-type="string" office:string-value="" calcext:value-type="error">
            <text:p>#REF!</text:p>
          </table:table-cell>
          <table:table-cell table:style-name="ce5" table:formula="of:=SUM([.B281:.K281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B179]&lt;=[#REF!];1;0)" office:value-type="string" office:string-value="" calcext:value-type="error">
            <text:p>#REF!</text:p>
          </table:table-cell>
          <table:table-cell table:formula="of:=IF([.C179]&lt;=[#REF!];1;0)" office:value-type="string" office:string-value="" calcext:value-type="error">
            <text:p>#REF!</text:p>
          </table:table-cell>
          <table:table-cell table:formula="of:=IF([.D179]&lt;=[#REF!];1;0)" office:value-type="string" office:string-value="" calcext:value-type="error">
            <text:p>#REF!</text:p>
          </table:table-cell>
          <table:table-cell table:formula="of:=IF([.E179]&lt;=[#REF!];1;0)" office:value-type="string" office:string-value="" calcext:value-type="error">
            <text:p>#REF!</text:p>
          </table:table-cell>
          <table:table-cell table:formula="of:=IF([.F179]&lt;=[#REF!];1;0)" office:value-type="string" office:string-value="" calcext:value-type="error">
            <text:p>#REF!</text:p>
          </table:table-cell>
          <table:table-cell table:formula="of:=IF([.G179]&lt;=[#REF!];1;0)" office:value-type="string" office:string-value="" calcext:value-type="error">
            <text:p>#REF!</text:p>
          </table:table-cell>
          <table:table-cell table:formula="of:=IF([.H179]&lt;=[#REF!];1;0)" office:value-type="string" office:string-value="" calcext:value-type="error">
            <text:p>#REF!</text:p>
          </table:table-cell>
          <table:table-cell table:formula="of:=IF([.I179]&lt;=[#REF!];1;0)" office:value-type="string" office:string-value="" calcext:value-type="error">
            <text:p>#REF!</text:p>
          </table:table-cell>
          <table:table-cell table:formula="of:=IF([.J179]&lt;=[#REF!];1;0)" office:value-type="string" office:string-value="" calcext:value-type="error">
            <text:p>#REF!</text:p>
          </table:table-cell>
          <table:table-cell table:formula="of:=IF([.K179]&lt;=[#REF!];1;0)" office:value-type="string" office:string-value="" calcext:value-type="error">
            <text:p>#REF!</text:p>
          </table:table-cell>
          <table:table-cell table:style-name="ce5" table:formula="of:=SUM([.B282:.K282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B180]&lt;=[#REF!];1;0)" office:value-type="string" office:string-value="" calcext:value-type="error">
            <text:p>#REF!</text:p>
          </table:table-cell>
          <table:table-cell table:formula="of:=IF([.C180]&lt;=[#REF!];1;0)" office:value-type="string" office:string-value="" calcext:value-type="error">
            <text:p>#REF!</text:p>
          </table:table-cell>
          <table:table-cell table:formula="of:=IF([.D180]&lt;=[#REF!];1;0)" office:value-type="string" office:string-value="" calcext:value-type="error">
            <text:p>#REF!</text:p>
          </table:table-cell>
          <table:table-cell table:formula="of:=IF([.E180]&lt;=[#REF!];1;0)" office:value-type="string" office:string-value="" calcext:value-type="error">
            <text:p>#REF!</text:p>
          </table:table-cell>
          <table:table-cell table:formula="of:=IF([.F180]&lt;=[#REF!];1;0)" office:value-type="string" office:string-value="" calcext:value-type="error">
            <text:p>#REF!</text:p>
          </table:table-cell>
          <table:table-cell table:formula="of:=IF([.G180]&lt;=[#REF!];1;0)" office:value-type="string" office:string-value="" calcext:value-type="error">
            <text:p>#REF!</text:p>
          </table:table-cell>
          <table:table-cell table:formula="of:=IF([.H180]&lt;=[#REF!];1;0)" office:value-type="string" office:string-value="" calcext:value-type="error">
            <text:p>#REF!</text:p>
          </table:table-cell>
          <table:table-cell table:formula="of:=IF([.I180]&lt;=[#REF!];1;0)" office:value-type="string" office:string-value="" calcext:value-type="error">
            <text:p>#REF!</text:p>
          </table:table-cell>
          <table:table-cell table:formula="of:=IF([.J180]&lt;=[#REF!];1;0)" office:value-type="string" office:string-value="" calcext:value-type="error">
            <text:p>#REF!</text:p>
          </table:table-cell>
          <table:table-cell table:formula="of:=IF([.K180]&lt;=[#REF!];1;0)" office:value-type="string" office:string-value="" calcext:value-type="error">
            <text:p>#REF!</text:p>
          </table:table-cell>
          <table:table-cell table:style-name="ce5" table:formula="of:=SUM([.B283:.K283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B181]&lt;=[#REF!];1;0)" office:value-type="string" office:string-value="" calcext:value-type="error">
            <text:p>#REF!</text:p>
          </table:table-cell>
          <table:table-cell table:formula="of:=IF([.C181]&lt;=[#REF!];1;0)" office:value-type="string" office:string-value="" calcext:value-type="error">
            <text:p>#REF!</text:p>
          </table:table-cell>
          <table:table-cell table:formula="of:=IF([.D181]&lt;=[#REF!];1;0)" office:value-type="string" office:string-value="" calcext:value-type="error">
            <text:p>#REF!</text:p>
          </table:table-cell>
          <table:table-cell table:formula="of:=IF([.E181]&lt;=[#REF!];1;0)" office:value-type="string" office:string-value="" calcext:value-type="error">
            <text:p>#REF!</text:p>
          </table:table-cell>
          <table:table-cell table:formula="of:=IF([.F181]&lt;=[#REF!];1;0)" office:value-type="string" office:string-value="" calcext:value-type="error">
            <text:p>#REF!</text:p>
          </table:table-cell>
          <table:table-cell table:formula="of:=IF([.G181]&lt;=[#REF!];1;0)" office:value-type="string" office:string-value="" calcext:value-type="error">
            <text:p>#REF!</text:p>
          </table:table-cell>
          <table:table-cell table:formula="of:=IF([.H181]&lt;=[#REF!];1;0)" office:value-type="string" office:string-value="" calcext:value-type="error">
            <text:p>#REF!</text:p>
          </table:table-cell>
          <table:table-cell table:formula="of:=IF([.I181]&lt;=[#REF!];1;0)" office:value-type="string" office:string-value="" calcext:value-type="error">
            <text:p>#REF!</text:p>
          </table:table-cell>
          <table:table-cell table:formula="of:=IF([.J181]&lt;=[#REF!];1;0)" office:value-type="string" office:string-value="" calcext:value-type="error">
            <text:p>#REF!</text:p>
          </table:table-cell>
          <table:table-cell table:formula="of:=IF([.K181]&lt;=[#REF!];1;0)" office:value-type="string" office:string-value="" calcext:value-type="error">
            <text:p>#REF!</text:p>
          </table:table-cell>
          <table:table-cell table:style-name="ce5" table:formula="of:=SUM([.B284:.K284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B182]&lt;=[#REF!];1;0)" office:value-type="string" office:string-value="" calcext:value-type="error">
            <text:p>#REF!</text:p>
          </table:table-cell>
          <table:table-cell table:formula="of:=IF([.C182]&lt;=[#REF!];1;0)" office:value-type="string" office:string-value="" calcext:value-type="error">
            <text:p>#REF!</text:p>
          </table:table-cell>
          <table:table-cell table:formula="of:=IF([.D182]&lt;=[#REF!];1;0)" office:value-type="string" office:string-value="" calcext:value-type="error">
            <text:p>#REF!</text:p>
          </table:table-cell>
          <table:table-cell table:formula="of:=IF([.E182]&lt;=[#REF!];1;0)" office:value-type="string" office:string-value="" calcext:value-type="error">
            <text:p>#REF!</text:p>
          </table:table-cell>
          <table:table-cell table:formula="of:=IF([.F182]&lt;=[#REF!];1;0)" office:value-type="string" office:string-value="" calcext:value-type="error">
            <text:p>#REF!</text:p>
          </table:table-cell>
          <table:table-cell table:formula="of:=IF([.G182]&lt;=[#REF!];1;0)" office:value-type="string" office:string-value="" calcext:value-type="error">
            <text:p>#REF!</text:p>
          </table:table-cell>
          <table:table-cell table:formula="of:=IF([.H182]&lt;=[#REF!];1;0)" office:value-type="string" office:string-value="" calcext:value-type="error">
            <text:p>#REF!</text:p>
          </table:table-cell>
          <table:table-cell table:formula="of:=IF([.I182]&lt;=[#REF!];1;0)" office:value-type="string" office:string-value="" calcext:value-type="error">
            <text:p>#REF!</text:p>
          </table:table-cell>
          <table:table-cell table:formula="of:=IF([.J182]&lt;=[#REF!];1;0)" office:value-type="string" office:string-value="" calcext:value-type="error">
            <text:p>#REF!</text:p>
          </table:table-cell>
          <table:table-cell table:formula="of:=IF([.K182]&lt;=[#REF!];1;0)" office:value-type="string" office:string-value="" calcext:value-type="error">
            <text:p>#REF!</text:p>
          </table:table-cell>
          <table:table-cell table:style-name="ce5" table:formula="of:=SUM([.B285:.K285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B183]&lt;=[#REF!];1;0)" office:value-type="string" office:string-value="" calcext:value-type="error">
            <text:p>#REF!</text:p>
          </table:table-cell>
          <table:table-cell table:formula="of:=IF([.C183]&lt;=[#REF!];1;0)" office:value-type="string" office:string-value="" calcext:value-type="error">
            <text:p>#REF!</text:p>
          </table:table-cell>
          <table:table-cell table:formula="of:=IF([.D183]&lt;=[#REF!];1;0)" office:value-type="string" office:string-value="" calcext:value-type="error">
            <text:p>#REF!</text:p>
          </table:table-cell>
          <table:table-cell table:formula="of:=IF([.E183]&lt;=[#REF!];1;0)" office:value-type="string" office:string-value="" calcext:value-type="error">
            <text:p>#REF!</text:p>
          </table:table-cell>
          <table:table-cell table:formula="of:=IF([.F183]&lt;=[#REF!];1;0)" office:value-type="string" office:string-value="" calcext:value-type="error">
            <text:p>#REF!</text:p>
          </table:table-cell>
          <table:table-cell table:formula="of:=IF([.G183]&lt;=[#REF!];1;0)" office:value-type="string" office:string-value="" calcext:value-type="error">
            <text:p>#REF!</text:p>
          </table:table-cell>
          <table:table-cell table:formula="of:=IF([.H183]&lt;=[#REF!];1;0)" office:value-type="string" office:string-value="" calcext:value-type="error">
            <text:p>#REF!</text:p>
          </table:table-cell>
          <table:table-cell table:formula="of:=IF([.I183]&lt;=[#REF!];1;0)" office:value-type="string" office:string-value="" calcext:value-type="error">
            <text:p>#REF!</text:p>
          </table:table-cell>
          <table:table-cell table:formula="of:=IF([.J183]&lt;=[#REF!];1;0)" office:value-type="string" office:string-value="" calcext:value-type="error">
            <text:p>#REF!</text:p>
          </table:table-cell>
          <table:table-cell table:formula="of:=IF([.K183]&lt;=[#REF!];1;0)" office:value-type="string" office:string-value="" calcext:value-type="error">
            <text:p>#REF!</text:p>
          </table:table-cell>
          <table:table-cell table:style-name="ce5" table:formula="of:=SUM([.B286:.K286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B184]&lt;=[#REF!];1;0)" office:value-type="string" office:string-value="" calcext:value-type="error">
            <text:p>#REF!</text:p>
          </table:table-cell>
          <table:table-cell table:formula="of:=IF([.C184]&lt;=[#REF!];1;0)" office:value-type="string" office:string-value="" calcext:value-type="error">
            <text:p>#REF!</text:p>
          </table:table-cell>
          <table:table-cell table:formula="of:=IF([.D184]&lt;=[#REF!];1;0)" office:value-type="string" office:string-value="" calcext:value-type="error">
            <text:p>#REF!</text:p>
          </table:table-cell>
          <table:table-cell table:formula="of:=IF([.E184]&lt;=[#REF!];1;0)" office:value-type="string" office:string-value="" calcext:value-type="error">
            <text:p>#REF!</text:p>
          </table:table-cell>
          <table:table-cell table:formula="of:=IF([.F184]&lt;=[#REF!];1;0)" office:value-type="string" office:string-value="" calcext:value-type="error">
            <text:p>#REF!</text:p>
          </table:table-cell>
          <table:table-cell table:formula="of:=IF([.G184]&lt;=[#REF!];1;0)" office:value-type="string" office:string-value="" calcext:value-type="error">
            <text:p>#REF!</text:p>
          </table:table-cell>
          <table:table-cell table:formula="of:=IF([.H184]&lt;=[#REF!];1;0)" office:value-type="string" office:string-value="" calcext:value-type="error">
            <text:p>#REF!</text:p>
          </table:table-cell>
          <table:table-cell table:formula="of:=IF([.I184]&lt;=[#REF!];1;0)" office:value-type="string" office:string-value="" calcext:value-type="error">
            <text:p>#REF!</text:p>
          </table:table-cell>
          <table:table-cell table:formula="of:=IF([.J184]&lt;=[#REF!];1;0)" office:value-type="string" office:string-value="" calcext:value-type="error">
            <text:p>#REF!</text:p>
          </table:table-cell>
          <table:table-cell table:formula="of:=IF([.K184]&lt;=[#REF!];1;0)" office:value-type="string" office:string-value="" calcext:value-type="error">
            <text:p>#REF!</text:p>
          </table:table-cell>
          <table:table-cell table:style-name="ce5" table:formula="of:=SUM([.B287:.K287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B185]&lt;=[#REF!];1;0)" office:value-type="string" office:string-value="" calcext:value-type="error">
            <text:p>#REF!</text:p>
          </table:table-cell>
          <table:table-cell table:formula="of:=IF([.C185]&lt;=[#REF!];1;0)" office:value-type="string" office:string-value="" calcext:value-type="error">
            <text:p>#REF!</text:p>
          </table:table-cell>
          <table:table-cell table:formula="of:=IF([.D185]&lt;=[#REF!];1;0)" office:value-type="string" office:string-value="" calcext:value-type="error">
            <text:p>#REF!</text:p>
          </table:table-cell>
          <table:table-cell table:formula="of:=IF([.E185]&lt;=[#REF!];1;0)" office:value-type="string" office:string-value="" calcext:value-type="error">
            <text:p>#REF!</text:p>
          </table:table-cell>
          <table:table-cell table:formula="of:=IF([.F185]&lt;=[#REF!];1;0)" office:value-type="string" office:string-value="" calcext:value-type="error">
            <text:p>#REF!</text:p>
          </table:table-cell>
          <table:table-cell table:formula="of:=IF([.G185]&lt;=[#REF!];1;0)" office:value-type="string" office:string-value="" calcext:value-type="error">
            <text:p>#REF!</text:p>
          </table:table-cell>
          <table:table-cell table:formula="of:=IF([.H185]&lt;=[#REF!];1;0)" office:value-type="string" office:string-value="" calcext:value-type="error">
            <text:p>#REF!</text:p>
          </table:table-cell>
          <table:table-cell table:formula="of:=IF([.I185]&lt;=[#REF!];1;0)" office:value-type="string" office:string-value="" calcext:value-type="error">
            <text:p>#REF!</text:p>
          </table:table-cell>
          <table:table-cell table:formula="of:=IF([.J185]&lt;=[#REF!];1;0)" office:value-type="string" office:string-value="" calcext:value-type="error">
            <text:p>#REF!</text:p>
          </table:table-cell>
          <table:table-cell table:formula="of:=IF([.K185]&lt;=[#REF!];1;0)" office:value-type="string" office:string-value="" calcext:value-type="error">
            <text:p>#REF!</text:p>
          </table:table-cell>
          <table:table-cell table:style-name="ce5" table:formula="of:=SUM([.B288:.K288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B186]&lt;=[#REF!];1;0)" office:value-type="string" office:string-value="" calcext:value-type="error">
            <text:p>#REF!</text:p>
          </table:table-cell>
          <table:table-cell table:formula="of:=IF([.C186]&lt;=[#REF!];1;0)" office:value-type="string" office:string-value="" calcext:value-type="error">
            <text:p>#REF!</text:p>
          </table:table-cell>
          <table:table-cell table:formula="of:=IF([.D186]&lt;=[#REF!];1;0)" office:value-type="string" office:string-value="" calcext:value-type="error">
            <text:p>#REF!</text:p>
          </table:table-cell>
          <table:table-cell table:formula="of:=IF([.E186]&lt;=[#REF!];1;0)" office:value-type="string" office:string-value="" calcext:value-type="error">
            <text:p>#REF!</text:p>
          </table:table-cell>
          <table:table-cell table:formula="of:=IF([.F186]&lt;=[#REF!];1;0)" office:value-type="string" office:string-value="" calcext:value-type="error">
            <text:p>#REF!</text:p>
          </table:table-cell>
          <table:table-cell table:formula="of:=IF([.G186]&lt;=[#REF!];1;0)" office:value-type="string" office:string-value="" calcext:value-type="error">
            <text:p>#REF!</text:p>
          </table:table-cell>
          <table:table-cell table:formula="of:=IF([.H186]&lt;=[#REF!];1;0)" office:value-type="string" office:string-value="" calcext:value-type="error">
            <text:p>#REF!</text:p>
          </table:table-cell>
          <table:table-cell table:formula="of:=IF([.I186]&lt;=[#REF!];1;0)" office:value-type="string" office:string-value="" calcext:value-type="error">
            <text:p>#REF!</text:p>
          </table:table-cell>
          <table:table-cell table:formula="of:=IF([.J186]&lt;=[#REF!];1;0)" office:value-type="string" office:string-value="" calcext:value-type="error">
            <text:p>#REF!</text:p>
          </table:table-cell>
          <table:table-cell table:formula="of:=IF([.K186]&lt;=[#REF!];1;0)" office:value-type="string" office:string-value="" calcext:value-type="error">
            <text:p>#REF!</text:p>
          </table:table-cell>
          <table:table-cell table:style-name="ce5" table:formula="of:=SUM([.B289:.K289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B187]&lt;=[#REF!];1;0)" office:value-type="string" office:string-value="" calcext:value-type="error">
            <text:p>#REF!</text:p>
          </table:table-cell>
          <table:table-cell table:formula="of:=IF([.C187]&lt;=[#REF!];1;0)" office:value-type="string" office:string-value="" calcext:value-type="error">
            <text:p>#REF!</text:p>
          </table:table-cell>
          <table:table-cell table:formula="of:=IF([.D187]&lt;=[#REF!];1;0)" office:value-type="string" office:string-value="" calcext:value-type="error">
            <text:p>#REF!</text:p>
          </table:table-cell>
          <table:table-cell table:formula="of:=IF([.E187]&lt;=[#REF!];1;0)" office:value-type="string" office:string-value="" calcext:value-type="error">
            <text:p>#REF!</text:p>
          </table:table-cell>
          <table:table-cell table:formula="of:=IF([.F187]&lt;=[#REF!];1;0)" office:value-type="string" office:string-value="" calcext:value-type="error">
            <text:p>#REF!</text:p>
          </table:table-cell>
          <table:table-cell table:formula="of:=IF([.G187]&lt;=[#REF!];1;0)" office:value-type="string" office:string-value="" calcext:value-type="error">
            <text:p>#REF!</text:p>
          </table:table-cell>
          <table:table-cell table:formula="of:=IF([.H187]&lt;=[#REF!];1;0)" office:value-type="string" office:string-value="" calcext:value-type="error">
            <text:p>#REF!</text:p>
          </table:table-cell>
          <table:table-cell table:formula="of:=IF([.I187]&lt;=[#REF!];1;0)" office:value-type="string" office:string-value="" calcext:value-type="error">
            <text:p>#REF!</text:p>
          </table:table-cell>
          <table:table-cell table:formula="of:=IF([.J187]&lt;=[#REF!];1;0)" office:value-type="string" office:string-value="" calcext:value-type="error">
            <text:p>#REF!</text:p>
          </table:table-cell>
          <table:table-cell table:formula="of:=IF([.K187]&lt;=[#REF!];1;0)" office:value-type="string" office:string-value="" calcext:value-type="error">
            <text:p>#REF!</text:p>
          </table:table-cell>
          <table:table-cell table:style-name="ce5" table:formula="of:=SUM([.B290:.K290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B188]&lt;=[#REF!];1;0)" office:value-type="string" office:string-value="" calcext:value-type="error">
            <text:p>#REF!</text:p>
          </table:table-cell>
          <table:table-cell table:formula="of:=IF([.C188]&lt;=[#REF!];1;0)" office:value-type="string" office:string-value="" calcext:value-type="error">
            <text:p>#REF!</text:p>
          </table:table-cell>
          <table:table-cell table:formula="of:=IF([.D188]&lt;=[#REF!];1;0)" office:value-type="string" office:string-value="" calcext:value-type="error">
            <text:p>#REF!</text:p>
          </table:table-cell>
          <table:table-cell table:formula="of:=IF([.E188]&lt;=[#REF!];1;0)" office:value-type="string" office:string-value="" calcext:value-type="error">
            <text:p>#REF!</text:p>
          </table:table-cell>
          <table:table-cell table:formula="of:=IF([.F188]&lt;=[#REF!];1;0)" office:value-type="string" office:string-value="" calcext:value-type="error">
            <text:p>#REF!</text:p>
          </table:table-cell>
          <table:table-cell table:formula="of:=IF([.G188]&lt;=[#REF!];1;0)" office:value-type="string" office:string-value="" calcext:value-type="error">
            <text:p>#REF!</text:p>
          </table:table-cell>
          <table:table-cell table:formula="of:=IF([.H188]&lt;=[#REF!];1;0)" office:value-type="string" office:string-value="" calcext:value-type="error">
            <text:p>#REF!</text:p>
          </table:table-cell>
          <table:table-cell table:formula="of:=IF([.I188]&lt;=[#REF!];1;0)" office:value-type="string" office:string-value="" calcext:value-type="error">
            <text:p>#REF!</text:p>
          </table:table-cell>
          <table:table-cell table:formula="of:=IF([.J188]&lt;=[#REF!];1;0)" office:value-type="string" office:string-value="" calcext:value-type="error">
            <text:p>#REF!</text:p>
          </table:table-cell>
          <table:table-cell table:formula="of:=IF([.K188]&lt;=[#REF!];1;0)" office:value-type="string" office:string-value="" calcext:value-type="error">
            <text:p>#REF!</text:p>
          </table:table-cell>
          <table:table-cell table:style-name="ce5" table:formula="of:=SUM([.B291:.K291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B189]&lt;=[#REF!];1;0)" office:value-type="string" office:string-value="" calcext:value-type="error">
            <text:p>#REF!</text:p>
          </table:table-cell>
          <table:table-cell table:formula="of:=IF([.C189]&lt;=[#REF!];1;0)" office:value-type="string" office:string-value="" calcext:value-type="error">
            <text:p>#REF!</text:p>
          </table:table-cell>
          <table:table-cell table:formula="of:=IF([.D189]&lt;=[#REF!];1;0)" office:value-type="string" office:string-value="" calcext:value-type="error">
            <text:p>#REF!</text:p>
          </table:table-cell>
          <table:table-cell table:formula="of:=IF([.E189]&lt;=[#REF!];1;0)" office:value-type="string" office:string-value="" calcext:value-type="error">
            <text:p>#REF!</text:p>
          </table:table-cell>
          <table:table-cell table:formula="of:=IF([.F189]&lt;=[#REF!];1;0)" office:value-type="string" office:string-value="" calcext:value-type="error">
            <text:p>#REF!</text:p>
          </table:table-cell>
          <table:table-cell table:formula="of:=IF([.G189]&lt;=[#REF!];1;0)" office:value-type="string" office:string-value="" calcext:value-type="error">
            <text:p>#REF!</text:p>
          </table:table-cell>
          <table:table-cell table:formula="of:=IF([.H189]&lt;=[#REF!];1;0)" office:value-type="string" office:string-value="" calcext:value-type="error">
            <text:p>#REF!</text:p>
          </table:table-cell>
          <table:table-cell table:formula="of:=IF([.I189]&lt;=[#REF!];1;0)" office:value-type="string" office:string-value="" calcext:value-type="error">
            <text:p>#REF!</text:p>
          </table:table-cell>
          <table:table-cell table:formula="of:=IF([.J189]&lt;=[#REF!];1;0)" office:value-type="string" office:string-value="" calcext:value-type="error">
            <text:p>#REF!</text:p>
          </table:table-cell>
          <table:table-cell table:formula="of:=IF([.K189]&lt;=[#REF!];1;0)" office:value-type="string" office:string-value="" calcext:value-type="error">
            <text:p>#REF!</text:p>
          </table:table-cell>
          <table:table-cell table:style-name="ce5" table:formula="of:=SUM([.B292:.K292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B190]&lt;=[#REF!];1;0)" office:value-type="string" office:string-value="" calcext:value-type="error">
            <text:p>#REF!</text:p>
          </table:table-cell>
          <table:table-cell table:formula="of:=IF([.C190]&lt;=[#REF!];1;0)" office:value-type="string" office:string-value="" calcext:value-type="error">
            <text:p>#REF!</text:p>
          </table:table-cell>
          <table:table-cell table:formula="of:=IF([.D190]&lt;=[#REF!];1;0)" office:value-type="string" office:string-value="" calcext:value-type="error">
            <text:p>#REF!</text:p>
          </table:table-cell>
          <table:table-cell table:formula="of:=IF([.E190]&lt;=[#REF!];1;0)" office:value-type="string" office:string-value="" calcext:value-type="error">
            <text:p>#REF!</text:p>
          </table:table-cell>
          <table:table-cell table:formula="of:=IF([.F190]&lt;=[#REF!];1;0)" office:value-type="string" office:string-value="" calcext:value-type="error">
            <text:p>#REF!</text:p>
          </table:table-cell>
          <table:table-cell table:formula="of:=IF([.G190]&lt;=[#REF!];1;0)" office:value-type="string" office:string-value="" calcext:value-type="error">
            <text:p>#REF!</text:p>
          </table:table-cell>
          <table:table-cell table:formula="of:=IF([.H190]&lt;=[#REF!];1;0)" office:value-type="string" office:string-value="" calcext:value-type="error">
            <text:p>#REF!</text:p>
          </table:table-cell>
          <table:table-cell table:formula="of:=IF([.I190]&lt;=[#REF!];1;0)" office:value-type="string" office:string-value="" calcext:value-type="error">
            <text:p>#REF!</text:p>
          </table:table-cell>
          <table:table-cell table:formula="of:=IF([.J190]&lt;=[#REF!];1;0)" office:value-type="string" office:string-value="" calcext:value-type="error">
            <text:p>#REF!</text:p>
          </table:table-cell>
          <table:table-cell table:formula="of:=IF([.K190]&lt;=[#REF!];1;0)" office:value-type="string" office:string-value="" calcext:value-type="error">
            <text:p>#REF!</text:p>
          </table:table-cell>
          <table:table-cell table:style-name="ce5" table:formula="of:=SUM([.B293:.K293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B191]&lt;=[#REF!];1;0)" office:value-type="string" office:string-value="" calcext:value-type="error">
            <text:p>#REF!</text:p>
          </table:table-cell>
          <table:table-cell table:formula="of:=IF([.C191]&lt;=[#REF!];1;0)" office:value-type="string" office:string-value="" calcext:value-type="error">
            <text:p>#REF!</text:p>
          </table:table-cell>
          <table:table-cell table:formula="of:=IF([.D191]&lt;=[#REF!];1;0)" office:value-type="string" office:string-value="" calcext:value-type="error">
            <text:p>#REF!</text:p>
          </table:table-cell>
          <table:table-cell table:formula="of:=IF([.E191]&lt;=[#REF!];1;0)" office:value-type="string" office:string-value="" calcext:value-type="error">
            <text:p>#REF!</text:p>
          </table:table-cell>
          <table:table-cell table:formula="of:=IF([.F191]&lt;=[#REF!];1;0)" office:value-type="string" office:string-value="" calcext:value-type="error">
            <text:p>#REF!</text:p>
          </table:table-cell>
          <table:table-cell table:formula="of:=IF([.G191]&lt;=[#REF!];1;0)" office:value-type="string" office:string-value="" calcext:value-type="error">
            <text:p>#REF!</text:p>
          </table:table-cell>
          <table:table-cell table:formula="of:=IF([.H191]&lt;=[#REF!];1;0)" office:value-type="string" office:string-value="" calcext:value-type="error">
            <text:p>#REF!</text:p>
          </table:table-cell>
          <table:table-cell table:formula="of:=IF([.I191]&lt;=[#REF!];1;0)" office:value-type="string" office:string-value="" calcext:value-type="error">
            <text:p>#REF!</text:p>
          </table:table-cell>
          <table:table-cell table:formula="of:=IF([.J191]&lt;=[#REF!];1;0)" office:value-type="string" office:string-value="" calcext:value-type="error">
            <text:p>#REF!</text:p>
          </table:table-cell>
          <table:table-cell table:formula="of:=IF([.K191]&lt;=[#REF!];1;0)" office:value-type="string" office:string-value="" calcext:value-type="error">
            <text:p>#REF!</text:p>
          </table:table-cell>
          <table:table-cell table:style-name="ce5" table:formula="of:=SUM([.B294:.K294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B192]&lt;=[#REF!];1;0)" office:value-type="string" office:string-value="" calcext:value-type="error">
            <text:p>#REF!</text:p>
          </table:table-cell>
          <table:table-cell table:formula="of:=IF([.C192]&lt;=[#REF!];1;0)" office:value-type="string" office:string-value="" calcext:value-type="error">
            <text:p>#REF!</text:p>
          </table:table-cell>
          <table:table-cell table:formula="of:=IF([.D192]&lt;=[#REF!];1;0)" office:value-type="string" office:string-value="" calcext:value-type="error">
            <text:p>#REF!</text:p>
          </table:table-cell>
          <table:table-cell table:formula="of:=IF([.E192]&lt;=[#REF!];1;0)" office:value-type="string" office:string-value="" calcext:value-type="error">
            <text:p>#REF!</text:p>
          </table:table-cell>
          <table:table-cell table:formula="of:=IF([.F192]&lt;=[#REF!];1;0)" office:value-type="string" office:string-value="" calcext:value-type="error">
            <text:p>#REF!</text:p>
          </table:table-cell>
          <table:table-cell table:formula="of:=IF([.G192]&lt;=[#REF!];1;0)" office:value-type="string" office:string-value="" calcext:value-type="error">
            <text:p>#REF!</text:p>
          </table:table-cell>
          <table:table-cell table:formula="of:=IF([.H192]&lt;=[#REF!];1;0)" office:value-type="string" office:string-value="" calcext:value-type="error">
            <text:p>#REF!</text:p>
          </table:table-cell>
          <table:table-cell table:formula="of:=IF([.I192]&lt;=[#REF!];1;0)" office:value-type="string" office:string-value="" calcext:value-type="error">
            <text:p>#REF!</text:p>
          </table:table-cell>
          <table:table-cell table:formula="of:=IF([.J192]&lt;=[#REF!];1;0)" office:value-type="string" office:string-value="" calcext:value-type="error">
            <text:p>#REF!</text:p>
          </table:table-cell>
          <table:table-cell table:formula="of:=IF([.K192]&lt;=[#REF!];1;0)" office:value-type="string" office:string-value="" calcext:value-type="error">
            <text:p>#REF!</text:p>
          </table:table-cell>
          <table:table-cell table:style-name="ce5" table:formula="of:=SUM([.B295:.K295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B193]&lt;=[#REF!];1;0)" office:value-type="string" office:string-value="" calcext:value-type="error">
            <text:p>#REF!</text:p>
          </table:table-cell>
          <table:table-cell table:formula="of:=IF([.C193]&lt;=[#REF!];1;0)" office:value-type="string" office:string-value="" calcext:value-type="error">
            <text:p>#REF!</text:p>
          </table:table-cell>
          <table:table-cell table:formula="of:=IF([.D193]&lt;=[#REF!];1;0)" office:value-type="string" office:string-value="" calcext:value-type="error">
            <text:p>#REF!</text:p>
          </table:table-cell>
          <table:table-cell table:formula="of:=IF([.E193]&lt;=[#REF!];1;0)" office:value-type="string" office:string-value="" calcext:value-type="error">
            <text:p>#REF!</text:p>
          </table:table-cell>
          <table:table-cell table:formula="of:=IF([.F193]&lt;=[#REF!];1;0)" office:value-type="string" office:string-value="" calcext:value-type="error">
            <text:p>#REF!</text:p>
          </table:table-cell>
          <table:table-cell table:formula="of:=IF([.G193]&lt;=[#REF!];1;0)" office:value-type="string" office:string-value="" calcext:value-type="error">
            <text:p>#REF!</text:p>
          </table:table-cell>
          <table:table-cell table:formula="of:=IF([.H193]&lt;=[#REF!];1;0)" office:value-type="string" office:string-value="" calcext:value-type="error">
            <text:p>#REF!</text:p>
          </table:table-cell>
          <table:table-cell table:formula="of:=IF([.I193]&lt;=[#REF!];1;0)" office:value-type="string" office:string-value="" calcext:value-type="error">
            <text:p>#REF!</text:p>
          </table:table-cell>
          <table:table-cell table:formula="of:=IF([.J193]&lt;=[#REF!];1;0)" office:value-type="string" office:string-value="" calcext:value-type="error">
            <text:p>#REF!</text:p>
          </table:table-cell>
          <table:table-cell table:formula="of:=IF([.K193]&lt;=[#REF!];1;0)" office:value-type="string" office:string-value="" calcext:value-type="error">
            <text:p>#REF!</text:p>
          </table:table-cell>
          <table:table-cell table:style-name="ce5" table:formula="of:=SUM([.B296:.K296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B194]&lt;=[#REF!];1;0)" office:value-type="string" office:string-value="" calcext:value-type="error">
            <text:p>#REF!</text:p>
          </table:table-cell>
          <table:table-cell table:formula="of:=IF([.C194]&lt;=[#REF!];1;0)" office:value-type="string" office:string-value="" calcext:value-type="error">
            <text:p>#REF!</text:p>
          </table:table-cell>
          <table:table-cell table:formula="of:=IF([.D194]&lt;=[#REF!];1;0)" office:value-type="string" office:string-value="" calcext:value-type="error">
            <text:p>#REF!</text:p>
          </table:table-cell>
          <table:table-cell table:formula="of:=IF([.E194]&lt;=[#REF!];1;0)" office:value-type="string" office:string-value="" calcext:value-type="error">
            <text:p>#REF!</text:p>
          </table:table-cell>
          <table:table-cell table:formula="of:=IF([.F194]&lt;=[#REF!];1;0)" office:value-type="string" office:string-value="" calcext:value-type="error">
            <text:p>#REF!</text:p>
          </table:table-cell>
          <table:table-cell table:formula="of:=IF([.G194]&lt;=[#REF!];1;0)" office:value-type="string" office:string-value="" calcext:value-type="error">
            <text:p>#REF!</text:p>
          </table:table-cell>
          <table:table-cell table:formula="of:=IF([.H194]&lt;=[#REF!];1;0)" office:value-type="string" office:string-value="" calcext:value-type="error">
            <text:p>#REF!</text:p>
          </table:table-cell>
          <table:table-cell table:formula="of:=IF([.I194]&lt;=[#REF!];1;0)" office:value-type="string" office:string-value="" calcext:value-type="error">
            <text:p>#REF!</text:p>
          </table:table-cell>
          <table:table-cell table:formula="of:=IF([.J194]&lt;=[#REF!];1;0)" office:value-type="string" office:string-value="" calcext:value-type="error">
            <text:p>#REF!</text:p>
          </table:table-cell>
          <table:table-cell table:formula="of:=IF([.K194]&lt;=[#REF!];1;0)" office:value-type="string" office:string-value="" calcext:value-type="error">
            <text:p>#REF!</text:p>
          </table:table-cell>
          <table:table-cell table:style-name="ce5" table:formula="of:=SUM([.B297:.K297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B195]&lt;=[#REF!];1;0)" office:value-type="string" office:string-value="" calcext:value-type="error">
            <text:p>#REF!</text:p>
          </table:table-cell>
          <table:table-cell table:formula="of:=IF([.C195]&lt;=[#REF!];1;0)" office:value-type="string" office:string-value="" calcext:value-type="error">
            <text:p>#REF!</text:p>
          </table:table-cell>
          <table:table-cell table:formula="of:=IF([.D195]&lt;=[#REF!];1;0)" office:value-type="string" office:string-value="" calcext:value-type="error">
            <text:p>#REF!</text:p>
          </table:table-cell>
          <table:table-cell table:formula="of:=IF([.E195]&lt;=[#REF!];1;0)" office:value-type="string" office:string-value="" calcext:value-type="error">
            <text:p>#REF!</text:p>
          </table:table-cell>
          <table:table-cell table:formula="of:=IF([.F195]&lt;=[#REF!];1;0)" office:value-type="string" office:string-value="" calcext:value-type="error">
            <text:p>#REF!</text:p>
          </table:table-cell>
          <table:table-cell table:formula="of:=IF([.G195]&lt;=[#REF!];1;0)" office:value-type="string" office:string-value="" calcext:value-type="error">
            <text:p>#REF!</text:p>
          </table:table-cell>
          <table:table-cell table:formula="of:=IF([.H195]&lt;=[#REF!];1;0)" office:value-type="string" office:string-value="" calcext:value-type="error">
            <text:p>#REF!</text:p>
          </table:table-cell>
          <table:table-cell table:formula="of:=IF([.I195]&lt;=[#REF!];1;0)" office:value-type="string" office:string-value="" calcext:value-type="error">
            <text:p>#REF!</text:p>
          </table:table-cell>
          <table:table-cell table:formula="of:=IF([.J195]&lt;=[#REF!];1;0)" office:value-type="string" office:string-value="" calcext:value-type="error">
            <text:p>#REF!</text:p>
          </table:table-cell>
          <table:table-cell table:formula="of:=IF([.K195]&lt;=[#REF!];1;0)" office:value-type="string" office:string-value="" calcext:value-type="error">
            <text:p>#REF!</text:p>
          </table:table-cell>
          <table:table-cell table:style-name="ce5" table:formula="of:=SUM([.B298:.K298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B196]&lt;=[#REF!];1;0)" office:value-type="string" office:string-value="" calcext:value-type="error">
            <text:p>#REF!</text:p>
          </table:table-cell>
          <table:table-cell table:formula="of:=IF([.C196]&lt;=[#REF!];1;0)" office:value-type="string" office:string-value="" calcext:value-type="error">
            <text:p>#REF!</text:p>
          </table:table-cell>
          <table:table-cell table:formula="of:=IF([.D196]&lt;=[#REF!];1;0)" office:value-type="string" office:string-value="" calcext:value-type="error">
            <text:p>#REF!</text:p>
          </table:table-cell>
          <table:table-cell table:formula="of:=IF([.E196]&lt;=[#REF!];1;0)" office:value-type="string" office:string-value="" calcext:value-type="error">
            <text:p>#REF!</text:p>
          </table:table-cell>
          <table:table-cell table:formula="of:=IF([.F196]&lt;=[#REF!];1;0)" office:value-type="string" office:string-value="" calcext:value-type="error">
            <text:p>#REF!</text:p>
          </table:table-cell>
          <table:table-cell table:formula="of:=IF([.G196]&lt;=[#REF!];1;0)" office:value-type="string" office:string-value="" calcext:value-type="error">
            <text:p>#REF!</text:p>
          </table:table-cell>
          <table:table-cell table:formula="of:=IF([.H196]&lt;=[#REF!];1;0)" office:value-type="string" office:string-value="" calcext:value-type="error">
            <text:p>#REF!</text:p>
          </table:table-cell>
          <table:table-cell table:formula="of:=IF([.I196]&lt;=[#REF!];1;0)" office:value-type="string" office:string-value="" calcext:value-type="error">
            <text:p>#REF!</text:p>
          </table:table-cell>
          <table:table-cell table:formula="of:=IF([.J196]&lt;=[#REF!];1;0)" office:value-type="string" office:string-value="" calcext:value-type="error">
            <text:p>#REF!</text:p>
          </table:table-cell>
          <table:table-cell table:formula="of:=IF([.K196]&lt;=[#REF!];1;0)" office:value-type="string" office:string-value="" calcext:value-type="error">
            <text:p>#REF!</text:p>
          </table:table-cell>
          <table:table-cell table:style-name="ce5" table:formula="of:=SUM([.B299:.K299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B197]&lt;=[#REF!];1;0)" office:value-type="string" office:string-value="" calcext:value-type="error">
            <text:p>#REF!</text:p>
          </table:table-cell>
          <table:table-cell table:formula="of:=IF([.C197]&lt;=[#REF!];1;0)" office:value-type="string" office:string-value="" calcext:value-type="error">
            <text:p>#REF!</text:p>
          </table:table-cell>
          <table:table-cell table:formula="of:=IF([.D197]&lt;=[#REF!];1;0)" office:value-type="string" office:string-value="" calcext:value-type="error">
            <text:p>#REF!</text:p>
          </table:table-cell>
          <table:table-cell table:formula="of:=IF([.E197]&lt;=[#REF!];1;0)" office:value-type="string" office:string-value="" calcext:value-type="error">
            <text:p>#REF!</text:p>
          </table:table-cell>
          <table:table-cell table:formula="of:=IF([.F197]&lt;=[#REF!];1;0)" office:value-type="string" office:string-value="" calcext:value-type="error">
            <text:p>#REF!</text:p>
          </table:table-cell>
          <table:table-cell table:formula="of:=IF([.G197]&lt;=[#REF!];1;0)" office:value-type="string" office:string-value="" calcext:value-type="error">
            <text:p>#REF!</text:p>
          </table:table-cell>
          <table:table-cell table:formula="of:=IF([.H197]&lt;=[#REF!];1;0)" office:value-type="string" office:string-value="" calcext:value-type="error">
            <text:p>#REF!</text:p>
          </table:table-cell>
          <table:table-cell table:formula="of:=IF([.I197]&lt;=[#REF!];1;0)" office:value-type="string" office:string-value="" calcext:value-type="error">
            <text:p>#REF!</text:p>
          </table:table-cell>
          <table:table-cell table:formula="of:=IF([.J197]&lt;=[#REF!];1;0)" office:value-type="string" office:string-value="" calcext:value-type="error">
            <text:p>#REF!</text:p>
          </table:table-cell>
          <table:table-cell table:formula="of:=IF([.K197]&lt;=[#REF!];1;0)" office:value-type="string" office:string-value="" calcext:value-type="error">
            <text:p>#REF!</text:p>
          </table:table-cell>
          <table:table-cell table:style-name="ce5" table:formula="of:=SUM([.B300:.K300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B198]&lt;=[#REF!];1;0)" office:value-type="string" office:string-value="" calcext:value-type="error">
            <text:p>#REF!</text:p>
          </table:table-cell>
          <table:table-cell table:formula="of:=IF([.C198]&lt;=[#REF!];1;0)" office:value-type="string" office:string-value="" calcext:value-type="error">
            <text:p>#REF!</text:p>
          </table:table-cell>
          <table:table-cell table:formula="of:=IF([.D198]&lt;=[#REF!];1;0)" office:value-type="string" office:string-value="" calcext:value-type="error">
            <text:p>#REF!</text:p>
          </table:table-cell>
          <table:table-cell table:formula="of:=IF([.E198]&lt;=[#REF!];1;0)" office:value-type="string" office:string-value="" calcext:value-type="error">
            <text:p>#REF!</text:p>
          </table:table-cell>
          <table:table-cell table:formula="of:=IF([.F198]&lt;=[#REF!];1;0)" office:value-type="string" office:string-value="" calcext:value-type="error">
            <text:p>#REF!</text:p>
          </table:table-cell>
          <table:table-cell table:formula="of:=IF([.G198]&lt;=[#REF!];1;0)" office:value-type="string" office:string-value="" calcext:value-type="error">
            <text:p>#REF!</text:p>
          </table:table-cell>
          <table:table-cell table:formula="of:=IF([.H198]&lt;=[#REF!];1;0)" office:value-type="string" office:string-value="" calcext:value-type="error">
            <text:p>#REF!</text:p>
          </table:table-cell>
          <table:table-cell table:formula="of:=IF([.I198]&lt;=[#REF!];1;0)" office:value-type="string" office:string-value="" calcext:value-type="error">
            <text:p>#REF!</text:p>
          </table:table-cell>
          <table:table-cell table:formula="of:=IF([.J198]&lt;=[#REF!];1;0)" office:value-type="string" office:string-value="" calcext:value-type="error">
            <text:p>#REF!</text:p>
          </table:table-cell>
          <table:table-cell table:formula="of:=IF([.K198]&lt;=[#REF!];1;0)" office:value-type="string" office:string-value="" calcext:value-type="error">
            <text:p>#REF!</text:p>
          </table:table-cell>
          <table:table-cell table:style-name="ce5" table:formula="of:=SUM([.B301:.K301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B199]&lt;=[#REF!];1;0)" office:value-type="string" office:string-value="" calcext:value-type="error">
            <text:p>#REF!</text:p>
          </table:table-cell>
          <table:table-cell table:formula="of:=IF([.C199]&lt;=[#REF!];1;0)" office:value-type="string" office:string-value="" calcext:value-type="error">
            <text:p>#REF!</text:p>
          </table:table-cell>
          <table:table-cell table:formula="of:=IF([.D199]&lt;=[#REF!];1;0)" office:value-type="string" office:string-value="" calcext:value-type="error">
            <text:p>#REF!</text:p>
          </table:table-cell>
          <table:table-cell table:formula="of:=IF([.E199]&lt;=[#REF!];1;0)" office:value-type="string" office:string-value="" calcext:value-type="error">
            <text:p>#REF!</text:p>
          </table:table-cell>
          <table:table-cell table:formula="of:=IF([.F199]&lt;=[#REF!];1;0)" office:value-type="string" office:string-value="" calcext:value-type="error">
            <text:p>#REF!</text:p>
          </table:table-cell>
          <table:table-cell table:formula="of:=IF([.G199]&lt;=[#REF!];1;0)" office:value-type="string" office:string-value="" calcext:value-type="error">
            <text:p>#REF!</text:p>
          </table:table-cell>
          <table:table-cell table:formula="of:=IF([.H199]&lt;=[#REF!];1;0)" office:value-type="string" office:string-value="" calcext:value-type="error">
            <text:p>#REF!</text:p>
          </table:table-cell>
          <table:table-cell table:formula="of:=IF([.I199]&lt;=[#REF!];1;0)" office:value-type="string" office:string-value="" calcext:value-type="error">
            <text:p>#REF!</text:p>
          </table:table-cell>
          <table:table-cell table:formula="of:=IF([.J199]&lt;=[#REF!];1;0)" office:value-type="string" office:string-value="" calcext:value-type="error">
            <text:p>#REF!</text:p>
          </table:table-cell>
          <table:table-cell table:formula="of:=IF([.K199]&lt;=[#REF!];1;0)" office:value-type="string" office:string-value="" calcext:value-type="error">
            <text:p>#REF!</text:p>
          </table:table-cell>
          <table:table-cell table:style-name="ce5" table:formula="of:=SUM([.B302:.K302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B200]&lt;=[#REF!];1;0)" office:value-type="string" office:string-value="" calcext:value-type="error">
            <text:p>#REF!</text:p>
          </table:table-cell>
          <table:table-cell table:formula="of:=IF([.C200]&lt;=[#REF!];1;0)" office:value-type="string" office:string-value="" calcext:value-type="error">
            <text:p>#REF!</text:p>
          </table:table-cell>
          <table:table-cell table:formula="of:=IF([.D200]&lt;=[#REF!];1;0)" office:value-type="string" office:string-value="" calcext:value-type="error">
            <text:p>#REF!</text:p>
          </table:table-cell>
          <table:table-cell table:formula="of:=IF([.E200]&lt;=[#REF!];1;0)" office:value-type="string" office:string-value="" calcext:value-type="error">
            <text:p>#REF!</text:p>
          </table:table-cell>
          <table:table-cell table:formula="of:=IF([.F200]&lt;=[#REF!];1;0)" office:value-type="string" office:string-value="" calcext:value-type="error">
            <text:p>#REF!</text:p>
          </table:table-cell>
          <table:table-cell table:formula="of:=IF([.G200]&lt;=[#REF!];1;0)" office:value-type="string" office:string-value="" calcext:value-type="error">
            <text:p>#REF!</text:p>
          </table:table-cell>
          <table:table-cell table:formula="of:=IF([.H200]&lt;=[#REF!];1;0)" office:value-type="string" office:string-value="" calcext:value-type="error">
            <text:p>#REF!</text:p>
          </table:table-cell>
          <table:table-cell table:formula="of:=IF([.I200]&lt;=[#REF!];1;0)" office:value-type="string" office:string-value="" calcext:value-type="error">
            <text:p>#REF!</text:p>
          </table:table-cell>
          <table:table-cell table:formula="of:=IF([.J200]&lt;=[#REF!];1;0)" office:value-type="string" office:string-value="" calcext:value-type="error">
            <text:p>#REF!</text:p>
          </table:table-cell>
          <table:table-cell table:formula="of:=IF([.K200]&lt;=[#REF!];1;0)" office:value-type="string" office:string-value="" calcext:value-type="error">
            <text:p>#REF!</text:p>
          </table:table-cell>
          <table:table-cell table:style-name="ce5" table:formula="of:=SUM([.B303:.K303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B201]&lt;=[#REF!];1;0)" office:value-type="string" office:string-value="" calcext:value-type="error">
            <text:p>#REF!</text:p>
          </table:table-cell>
          <table:table-cell table:formula="of:=IF([.C201]&lt;=[#REF!];1;0)" office:value-type="string" office:string-value="" calcext:value-type="error">
            <text:p>#REF!</text:p>
          </table:table-cell>
          <table:table-cell table:formula="of:=IF([.D201]&lt;=[#REF!];1;0)" office:value-type="string" office:string-value="" calcext:value-type="error">
            <text:p>#REF!</text:p>
          </table:table-cell>
          <table:table-cell table:formula="of:=IF([.E201]&lt;=[#REF!];1;0)" office:value-type="string" office:string-value="" calcext:value-type="error">
            <text:p>#REF!</text:p>
          </table:table-cell>
          <table:table-cell table:formula="of:=IF([.F201]&lt;=[#REF!];1;0)" office:value-type="string" office:string-value="" calcext:value-type="error">
            <text:p>#REF!</text:p>
          </table:table-cell>
          <table:table-cell table:formula="of:=IF([.G201]&lt;=[#REF!];1;0)" office:value-type="string" office:string-value="" calcext:value-type="error">
            <text:p>#REF!</text:p>
          </table:table-cell>
          <table:table-cell table:formula="of:=IF([.H201]&lt;=[#REF!];1;0)" office:value-type="string" office:string-value="" calcext:value-type="error">
            <text:p>#REF!</text:p>
          </table:table-cell>
          <table:table-cell table:formula="of:=IF([.I201]&lt;=[#REF!];1;0)" office:value-type="string" office:string-value="" calcext:value-type="error">
            <text:p>#REF!</text:p>
          </table:table-cell>
          <table:table-cell table:formula="of:=IF([.J201]&lt;=[#REF!];1;0)" office:value-type="string" office:string-value="" calcext:value-type="error">
            <text:p>#REF!</text:p>
          </table:table-cell>
          <table:table-cell table:formula="of:=IF([.K201]&lt;=[#REF!];1;0)" office:value-type="string" office:string-value="" calcext:value-type="error">
            <text:p>#REF!</text:p>
          </table:table-cell>
          <table:table-cell table:style-name="ce5" table:formula="of:=SUM([.B304:.K304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B202]&lt;=[#REF!];1;0)" office:value-type="string" office:string-value="" calcext:value-type="error">
            <text:p>#REF!</text:p>
          </table:table-cell>
          <table:table-cell table:formula="of:=IF([.C202]&lt;=[#REF!];1;0)" office:value-type="string" office:string-value="" calcext:value-type="error">
            <text:p>#REF!</text:p>
          </table:table-cell>
          <table:table-cell table:formula="of:=IF([.D202]&lt;=[#REF!];1;0)" office:value-type="string" office:string-value="" calcext:value-type="error">
            <text:p>#REF!</text:p>
          </table:table-cell>
          <table:table-cell table:formula="of:=IF([.E202]&lt;=[#REF!];1;0)" office:value-type="string" office:string-value="" calcext:value-type="error">
            <text:p>#REF!</text:p>
          </table:table-cell>
          <table:table-cell table:formula="of:=IF([.F202]&lt;=[#REF!];1;0)" office:value-type="string" office:string-value="" calcext:value-type="error">
            <text:p>#REF!</text:p>
          </table:table-cell>
          <table:table-cell table:formula="of:=IF([.G202]&lt;=[#REF!];1;0)" office:value-type="string" office:string-value="" calcext:value-type="error">
            <text:p>#REF!</text:p>
          </table:table-cell>
          <table:table-cell table:formula="of:=IF([.H202]&lt;=[#REF!];1;0)" office:value-type="string" office:string-value="" calcext:value-type="error">
            <text:p>#REF!</text:p>
          </table:table-cell>
          <table:table-cell table:formula="of:=IF([.I202]&lt;=[#REF!];1;0)" office:value-type="string" office:string-value="" calcext:value-type="error">
            <text:p>#REF!</text:p>
          </table:table-cell>
          <table:table-cell table:formula="of:=IF([.J202]&lt;=[#REF!];1;0)" office:value-type="string" office:string-value="" calcext:value-type="error">
            <text:p>#REF!</text:p>
          </table:table-cell>
          <table:table-cell table:formula="of:=IF([.K202]&lt;=[#REF!];1;0)" office:value-type="string" office:string-value="" calcext:value-type="error">
            <text:p>#REF!</text:p>
          </table:table-cell>
          <table:table-cell table:style-name="ce5" table:formula="of:=SUM([.B305:.K305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B203]&lt;=[#REF!];1;0)" office:value-type="string" office:string-value="" calcext:value-type="error">
            <text:p>#REF!</text:p>
          </table:table-cell>
          <table:table-cell table:formula="of:=IF([.C203]&lt;=[#REF!];1;0)" office:value-type="string" office:string-value="" calcext:value-type="error">
            <text:p>#REF!</text:p>
          </table:table-cell>
          <table:table-cell table:formula="of:=IF([.D203]&lt;=[#REF!];1;0)" office:value-type="string" office:string-value="" calcext:value-type="error">
            <text:p>#REF!</text:p>
          </table:table-cell>
          <table:table-cell table:formula="of:=IF([.E203]&lt;=[#REF!];1;0)" office:value-type="string" office:string-value="" calcext:value-type="error">
            <text:p>#REF!</text:p>
          </table:table-cell>
          <table:table-cell table:formula="of:=IF([.F203]&lt;=[#REF!];1;0)" office:value-type="string" office:string-value="" calcext:value-type="error">
            <text:p>#REF!</text:p>
          </table:table-cell>
          <table:table-cell table:formula="of:=IF([.G203]&lt;=[#REF!];1;0)" office:value-type="string" office:string-value="" calcext:value-type="error">
            <text:p>#REF!</text:p>
          </table:table-cell>
          <table:table-cell table:formula="of:=IF([.H203]&lt;=[#REF!];1;0)" office:value-type="string" office:string-value="" calcext:value-type="error">
            <text:p>#REF!</text:p>
          </table:table-cell>
          <table:table-cell table:formula="of:=IF([.I203]&lt;=[#REF!];1;0)" office:value-type="string" office:string-value="" calcext:value-type="error">
            <text:p>#REF!</text:p>
          </table:table-cell>
          <table:table-cell table:formula="of:=IF([.J203]&lt;=[#REF!];1;0)" office:value-type="string" office:string-value="" calcext:value-type="error">
            <text:p>#REF!</text:p>
          </table:table-cell>
          <table:table-cell table:formula="of:=IF([.K203]&lt;=[#REF!];1;0)" office:value-type="string" office:string-value="" calcext:value-type="error">
            <text:p>#REF!</text:p>
          </table:table-cell>
          <table:table-cell table:style-name="ce5" table:formula="of:=SUM([.B306:.K306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B204]&lt;=[#REF!];1;0)" office:value-type="string" office:string-value="" calcext:value-type="error">
            <text:p>#REF!</text:p>
          </table:table-cell>
          <table:table-cell table:formula="of:=IF([.C204]&lt;=[#REF!];1;0)" office:value-type="string" office:string-value="" calcext:value-type="error">
            <text:p>#REF!</text:p>
          </table:table-cell>
          <table:table-cell table:formula="of:=IF([.D204]&lt;=[#REF!];1;0)" office:value-type="string" office:string-value="" calcext:value-type="error">
            <text:p>#REF!</text:p>
          </table:table-cell>
          <table:table-cell table:formula="of:=IF([.E204]&lt;=[#REF!];1;0)" office:value-type="string" office:string-value="" calcext:value-type="error">
            <text:p>#REF!</text:p>
          </table:table-cell>
          <table:table-cell table:formula="of:=IF([.F204]&lt;=[#REF!];1;0)" office:value-type="string" office:string-value="" calcext:value-type="error">
            <text:p>#REF!</text:p>
          </table:table-cell>
          <table:table-cell table:formula="of:=IF([.G204]&lt;=[#REF!];1;0)" office:value-type="string" office:string-value="" calcext:value-type="error">
            <text:p>#REF!</text:p>
          </table:table-cell>
          <table:table-cell table:formula="of:=IF([.H204]&lt;=[#REF!];1;0)" office:value-type="string" office:string-value="" calcext:value-type="error">
            <text:p>#REF!</text:p>
          </table:table-cell>
          <table:table-cell table:formula="of:=IF([.I204]&lt;=[#REF!];1;0)" office:value-type="string" office:string-value="" calcext:value-type="error">
            <text:p>#REF!</text:p>
          </table:table-cell>
          <table:table-cell table:formula="of:=IF([.J204]&lt;=[#REF!];1;0)" office:value-type="string" office:string-value="" calcext:value-type="error">
            <text:p>#REF!</text:p>
          </table:table-cell>
          <table:table-cell table:formula="of:=IF([.K204]&lt;=[#REF!];1;0)" office:value-type="string" office:string-value="" calcext:value-type="error">
            <text:p>#REF!</text:p>
          </table:table-cell>
          <table:table-cell table:style-name="ce5" table:formula="of:=SUM([.B307:.K307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B205]&lt;=[#REF!];1;0)" office:value-type="string" office:string-value="" calcext:value-type="error">
            <text:p>#REF!</text:p>
          </table:table-cell>
          <table:table-cell table:formula="of:=IF([.C205]&lt;=[#REF!];1;0)" office:value-type="string" office:string-value="" calcext:value-type="error">
            <text:p>#REF!</text:p>
          </table:table-cell>
          <table:table-cell table:formula="of:=IF([.D205]&lt;=[#REF!];1;0)" office:value-type="string" office:string-value="" calcext:value-type="error">
            <text:p>#REF!</text:p>
          </table:table-cell>
          <table:table-cell table:formula="of:=IF([.E205]&lt;=[#REF!];1;0)" office:value-type="string" office:string-value="" calcext:value-type="error">
            <text:p>#REF!</text:p>
          </table:table-cell>
          <table:table-cell table:formula="of:=IF([.F205]&lt;=[#REF!];1;0)" office:value-type="string" office:string-value="" calcext:value-type="error">
            <text:p>#REF!</text:p>
          </table:table-cell>
          <table:table-cell table:formula="of:=IF([.G205]&lt;=[#REF!];1;0)" office:value-type="string" office:string-value="" calcext:value-type="error">
            <text:p>#REF!</text:p>
          </table:table-cell>
          <table:table-cell table:formula="of:=IF([.H205]&lt;=[#REF!];1;0)" office:value-type="string" office:string-value="" calcext:value-type="error">
            <text:p>#REF!</text:p>
          </table:table-cell>
          <table:table-cell table:formula="of:=IF([.I205]&lt;=[#REF!];1;0)" office:value-type="string" office:string-value="" calcext:value-type="error">
            <text:p>#REF!</text:p>
          </table:table-cell>
          <table:table-cell table:formula="of:=IF([.J205]&lt;=[#REF!];1;0)" office:value-type="string" office:string-value="" calcext:value-type="error">
            <text:p>#REF!</text:p>
          </table:table-cell>
          <table:table-cell table:formula="of:=IF([.K205]&lt;=[#REF!];1;0)" office:value-type="string" office:string-value="" calcext:value-type="error">
            <text:p>#REF!</text:p>
          </table:table-cell>
          <table:table-cell table:style-name="ce5" table:formula="of:=SUM([.B308:.K308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B206]&lt;=[#REF!];1;0)" office:value-type="string" office:string-value="" calcext:value-type="error">
            <text:p>#REF!</text:p>
          </table:table-cell>
          <table:table-cell table:formula="of:=IF([.C206]&lt;=[#REF!];1;0)" office:value-type="string" office:string-value="" calcext:value-type="error">
            <text:p>#REF!</text:p>
          </table:table-cell>
          <table:table-cell table:formula="of:=IF([.D206]&lt;=[#REF!];1;0)" office:value-type="string" office:string-value="" calcext:value-type="error">
            <text:p>#REF!</text:p>
          </table:table-cell>
          <table:table-cell table:formula="of:=IF([.E206]&lt;=[#REF!];1;0)" office:value-type="string" office:string-value="" calcext:value-type="error">
            <text:p>#REF!</text:p>
          </table:table-cell>
          <table:table-cell table:formula="of:=IF([.F206]&lt;=[#REF!];1;0)" office:value-type="string" office:string-value="" calcext:value-type="error">
            <text:p>#REF!</text:p>
          </table:table-cell>
          <table:table-cell table:formula="of:=IF([.G206]&lt;=[#REF!];1;0)" office:value-type="string" office:string-value="" calcext:value-type="error">
            <text:p>#REF!</text:p>
          </table:table-cell>
          <table:table-cell table:formula="of:=IF([.H206]&lt;=[#REF!];1;0)" office:value-type="string" office:string-value="" calcext:value-type="error">
            <text:p>#REF!</text:p>
          </table:table-cell>
          <table:table-cell table:formula="of:=IF([.I206]&lt;=[#REF!];1;0)" office:value-type="string" office:string-value="" calcext:value-type="error">
            <text:p>#REF!</text:p>
          </table:table-cell>
          <table:table-cell table:formula="of:=IF([.J206]&lt;=[#REF!];1;0)" office:value-type="string" office:string-value="" calcext:value-type="error">
            <text:p>#REF!</text:p>
          </table:table-cell>
          <table:table-cell table:formula="of:=IF([.K206]&lt;=[#REF!];1;0)" office:value-type="string" office:string-value="" calcext:value-type="error">
            <text:p>#REF!</text:p>
          </table:table-cell>
          <table:table-cell table:style-name="ce5" table:formula="of:=SUM([.B309:.K309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B207]&lt;=[#REF!];1;0)" office:value-type="string" office:string-value="" calcext:value-type="error">
            <text:p>#REF!</text:p>
          </table:table-cell>
          <table:table-cell table:formula="of:=IF([.C207]&lt;=[#REF!];1;0)" office:value-type="string" office:string-value="" calcext:value-type="error">
            <text:p>#REF!</text:p>
          </table:table-cell>
          <table:table-cell table:formula="of:=IF([.D207]&lt;=[#REF!];1;0)" office:value-type="string" office:string-value="" calcext:value-type="error">
            <text:p>#REF!</text:p>
          </table:table-cell>
          <table:table-cell table:formula="of:=IF([.E207]&lt;=[#REF!];1;0)" office:value-type="string" office:string-value="" calcext:value-type="error">
            <text:p>#REF!</text:p>
          </table:table-cell>
          <table:table-cell table:formula="of:=IF([.F207]&lt;=[#REF!];1;0)" office:value-type="string" office:string-value="" calcext:value-type="error">
            <text:p>#REF!</text:p>
          </table:table-cell>
          <table:table-cell table:formula="of:=IF([.G207]&lt;=[#REF!];1;0)" office:value-type="string" office:string-value="" calcext:value-type="error">
            <text:p>#REF!</text:p>
          </table:table-cell>
          <table:table-cell table:formula="of:=IF([.H207]&lt;=[#REF!];1;0)" office:value-type="string" office:string-value="" calcext:value-type="error">
            <text:p>#REF!</text:p>
          </table:table-cell>
          <table:table-cell table:formula="of:=IF([.I207]&lt;=[#REF!];1;0)" office:value-type="string" office:string-value="" calcext:value-type="error">
            <text:p>#REF!</text:p>
          </table:table-cell>
          <table:table-cell table:formula="of:=IF([.J207]&lt;=[#REF!];1;0)" office:value-type="string" office:string-value="" calcext:value-type="error">
            <text:p>#REF!</text:p>
          </table:table-cell>
          <table:table-cell table:formula="of:=IF([.K207]&lt;=[#REF!];1;0)" office:value-type="string" office:string-value="" calcext:value-type="error">
            <text:p>#REF!</text:p>
          </table:table-cell>
          <table:table-cell table:style-name="ce5" table:formula="of:=SUM([.B310:.K310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B208]&lt;=[#REF!];1;0)" office:value-type="string" office:string-value="" calcext:value-type="error">
            <text:p>#REF!</text:p>
          </table:table-cell>
          <table:table-cell table:formula="of:=IF([.C208]&lt;=[#REF!];1;0)" office:value-type="string" office:string-value="" calcext:value-type="error">
            <text:p>#REF!</text:p>
          </table:table-cell>
          <table:table-cell table:formula="of:=IF([.D208]&lt;=[#REF!];1;0)" office:value-type="string" office:string-value="" calcext:value-type="error">
            <text:p>#REF!</text:p>
          </table:table-cell>
          <table:table-cell table:formula="of:=IF([.E208]&lt;=[#REF!];1;0)" office:value-type="string" office:string-value="" calcext:value-type="error">
            <text:p>#REF!</text:p>
          </table:table-cell>
          <table:table-cell table:formula="of:=IF([.F208]&lt;=[#REF!];1;0)" office:value-type="string" office:string-value="" calcext:value-type="error">
            <text:p>#REF!</text:p>
          </table:table-cell>
          <table:table-cell table:formula="of:=IF([.G208]&lt;=[#REF!];1;0)" office:value-type="string" office:string-value="" calcext:value-type="error">
            <text:p>#REF!</text:p>
          </table:table-cell>
          <table:table-cell table:formula="of:=IF([.H208]&lt;=[#REF!];1;0)" office:value-type="string" office:string-value="" calcext:value-type="error">
            <text:p>#REF!</text:p>
          </table:table-cell>
          <table:table-cell table:formula="of:=IF([.I208]&lt;=[#REF!];1;0)" office:value-type="string" office:string-value="" calcext:value-type="error">
            <text:p>#REF!</text:p>
          </table:table-cell>
          <table:table-cell table:formula="of:=IF([.J208]&lt;=[#REF!];1;0)" office:value-type="string" office:string-value="" calcext:value-type="error">
            <text:p>#REF!</text:p>
          </table:table-cell>
          <table:table-cell table:formula="of:=IF([.K208]&lt;=[#REF!];1;0)" office:value-type="string" office:string-value="" calcext:value-type="error">
            <text:p>#REF!</text:p>
          </table:table-cell>
          <table:table-cell table:style-name="ce5" table:formula="of:=SUM([.B311:.K311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B209]&lt;=[#REF!];1;0)" office:value-type="string" office:string-value="" calcext:value-type="error">
            <text:p>#REF!</text:p>
          </table:table-cell>
          <table:table-cell table:formula="of:=IF([.C209]&lt;=[#REF!];1;0)" office:value-type="string" office:string-value="" calcext:value-type="error">
            <text:p>#REF!</text:p>
          </table:table-cell>
          <table:table-cell table:formula="of:=IF([.D209]&lt;=[#REF!];1;0)" office:value-type="string" office:string-value="" calcext:value-type="error">
            <text:p>#REF!</text:p>
          </table:table-cell>
          <table:table-cell table:formula="of:=IF([.E209]&lt;=[#REF!];1;0)" office:value-type="string" office:string-value="" calcext:value-type="error">
            <text:p>#REF!</text:p>
          </table:table-cell>
          <table:table-cell table:formula="of:=IF([.F209]&lt;=[#REF!];1;0)" office:value-type="string" office:string-value="" calcext:value-type="error">
            <text:p>#REF!</text:p>
          </table:table-cell>
          <table:table-cell table:formula="of:=IF([.G209]&lt;=[#REF!];1;0)" office:value-type="string" office:string-value="" calcext:value-type="error">
            <text:p>#REF!</text:p>
          </table:table-cell>
          <table:table-cell table:formula="of:=IF([.H209]&lt;=[#REF!];1;0)" office:value-type="string" office:string-value="" calcext:value-type="error">
            <text:p>#REF!</text:p>
          </table:table-cell>
          <table:table-cell table:formula="of:=IF([.I209]&lt;=[#REF!];1;0)" office:value-type="string" office:string-value="" calcext:value-type="error">
            <text:p>#REF!</text:p>
          </table:table-cell>
          <table:table-cell table:formula="of:=IF([.J209]&lt;=[#REF!];1;0)" office:value-type="string" office:string-value="" calcext:value-type="error">
            <text:p>#REF!</text:p>
          </table:table-cell>
          <table:table-cell table:formula="of:=IF([.K209]&lt;=[#REF!];1;0)" office:value-type="string" office:string-value="" calcext:value-type="error">
            <text:p>#REF!</text:p>
          </table:table-cell>
          <table:table-cell table:style-name="ce5" table:formula="of:=SUM([.B312:.K312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B210]&lt;=[#REF!];1;0)" office:value-type="string" office:string-value="" calcext:value-type="error">
            <text:p>#REF!</text:p>
          </table:table-cell>
          <table:table-cell table:formula="of:=IF([.C210]&lt;=[#REF!];1;0)" office:value-type="string" office:string-value="" calcext:value-type="error">
            <text:p>#REF!</text:p>
          </table:table-cell>
          <table:table-cell table:formula="of:=IF([.D210]&lt;=[#REF!];1;0)" office:value-type="string" office:string-value="" calcext:value-type="error">
            <text:p>#REF!</text:p>
          </table:table-cell>
          <table:table-cell table:formula="of:=IF([.E210]&lt;=[#REF!];1;0)" office:value-type="string" office:string-value="" calcext:value-type="error">
            <text:p>#REF!</text:p>
          </table:table-cell>
          <table:table-cell table:formula="of:=IF([.F210]&lt;=[#REF!];1;0)" office:value-type="string" office:string-value="" calcext:value-type="error">
            <text:p>#REF!</text:p>
          </table:table-cell>
          <table:table-cell table:formula="of:=IF([.G210]&lt;=[#REF!];1;0)" office:value-type="string" office:string-value="" calcext:value-type="error">
            <text:p>#REF!</text:p>
          </table:table-cell>
          <table:table-cell table:formula="of:=IF([.H210]&lt;=[#REF!];1;0)" office:value-type="string" office:string-value="" calcext:value-type="error">
            <text:p>#REF!</text:p>
          </table:table-cell>
          <table:table-cell table:formula="of:=IF([.I210]&lt;=[#REF!];1;0)" office:value-type="string" office:string-value="" calcext:value-type="error">
            <text:p>#REF!</text:p>
          </table:table-cell>
          <table:table-cell table:formula="of:=IF([.J210]&lt;=[#REF!];1;0)" office:value-type="string" office:string-value="" calcext:value-type="error">
            <text:p>#REF!</text:p>
          </table:table-cell>
          <table:table-cell table:formula="of:=IF([.K210]&lt;=[#REF!];1;0)" office:value-type="string" office:string-value="" calcext:value-type="error">
            <text:p>#REF!</text:p>
          </table:table-cell>
          <table:table-cell table:style-name="ce5" table:formula="of:=SUM([.B313:.K313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B211]&lt;=[#REF!];1;0)" office:value-type="string" office:string-value="" calcext:value-type="error">
            <text:p>#REF!</text:p>
          </table:table-cell>
          <table:table-cell table:formula="of:=IF([.C211]&lt;=[#REF!];1;0)" office:value-type="string" office:string-value="" calcext:value-type="error">
            <text:p>#REF!</text:p>
          </table:table-cell>
          <table:table-cell table:formula="of:=IF([.D211]&lt;=[#REF!];1;0)" office:value-type="string" office:string-value="" calcext:value-type="error">
            <text:p>#REF!</text:p>
          </table:table-cell>
          <table:table-cell table:formula="of:=IF([.E211]&lt;=[#REF!];1;0)" office:value-type="string" office:string-value="" calcext:value-type="error">
            <text:p>#REF!</text:p>
          </table:table-cell>
          <table:table-cell table:formula="of:=IF([.F211]&lt;=[#REF!];1;0)" office:value-type="string" office:string-value="" calcext:value-type="error">
            <text:p>#REF!</text:p>
          </table:table-cell>
          <table:table-cell table:formula="of:=IF([.G211]&lt;=[#REF!];1;0)" office:value-type="string" office:string-value="" calcext:value-type="error">
            <text:p>#REF!</text:p>
          </table:table-cell>
          <table:table-cell table:formula="of:=IF([.H211]&lt;=[#REF!];1;0)" office:value-type="string" office:string-value="" calcext:value-type="error">
            <text:p>#REF!</text:p>
          </table:table-cell>
          <table:table-cell table:formula="of:=IF([.I211]&lt;=[#REF!];1;0)" office:value-type="string" office:string-value="" calcext:value-type="error">
            <text:p>#REF!</text:p>
          </table:table-cell>
          <table:table-cell table:formula="of:=IF([.J211]&lt;=[#REF!];1;0)" office:value-type="string" office:string-value="" calcext:value-type="error">
            <text:p>#REF!</text:p>
          </table:table-cell>
          <table:table-cell table:formula="of:=IF([.K211]&lt;=[#REF!];1;0)" office:value-type="string" office:string-value="" calcext:value-type="error">
            <text:p>#REF!</text:p>
          </table:table-cell>
          <table:table-cell table:style-name="ce5" table:formula="of:=SUM([.B314:.K314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B212]&lt;=[#REF!];1;0)" office:value-type="string" office:string-value="" calcext:value-type="error">
            <text:p>#REF!</text:p>
          </table:table-cell>
          <table:table-cell table:formula="of:=IF([.C212]&lt;=[#REF!];1;0)" office:value-type="string" office:string-value="" calcext:value-type="error">
            <text:p>#REF!</text:p>
          </table:table-cell>
          <table:table-cell table:formula="of:=IF([.D212]&lt;=[#REF!];1;0)" office:value-type="string" office:string-value="" calcext:value-type="error">
            <text:p>#REF!</text:p>
          </table:table-cell>
          <table:table-cell table:formula="of:=IF([.E212]&lt;=[#REF!];1;0)" office:value-type="string" office:string-value="" calcext:value-type="error">
            <text:p>#REF!</text:p>
          </table:table-cell>
          <table:table-cell table:formula="of:=IF([.F212]&lt;=[#REF!];1;0)" office:value-type="string" office:string-value="" calcext:value-type="error">
            <text:p>#REF!</text:p>
          </table:table-cell>
          <table:table-cell table:formula="of:=IF([.G212]&lt;=[#REF!];1;0)" office:value-type="string" office:string-value="" calcext:value-type="error">
            <text:p>#REF!</text:p>
          </table:table-cell>
          <table:table-cell table:formula="of:=IF([.H212]&lt;=[#REF!];1;0)" office:value-type="string" office:string-value="" calcext:value-type="error">
            <text:p>#REF!</text:p>
          </table:table-cell>
          <table:table-cell table:formula="of:=IF([.I212]&lt;=[#REF!];1;0)" office:value-type="string" office:string-value="" calcext:value-type="error">
            <text:p>#REF!</text:p>
          </table:table-cell>
          <table:table-cell table:formula="of:=IF([.J212]&lt;=[#REF!];1;0)" office:value-type="string" office:string-value="" calcext:value-type="error">
            <text:p>#REF!</text:p>
          </table:table-cell>
          <table:table-cell table:formula="of:=IF([.K212]&lt;=[#REF!];1;0)" office:value-type="string" office:string-value="" calcext:value-type="error">
            <text:p>#REF!</text:p>
          </table:table-cell>
          <table:table-cell table:style-name="ce5" table:formula="of:=SUM([.B315:.K315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B213]&lt;=[#REF!];1;0)" office:value-type="string" office:string-value="" calcext:value-type="error">
            <text:p>#REF!</text:p>
          </table:table-cell>
          <table:table-cell table:formula="of:=IF([.C213]&lt;=[#REF!];1;0)" office:value-type="string" office:string-value="" calcext:value-type="error">
            <text:p>#REF!</text:p>
          </table:table-cell>
          <table:table-cell table:formula="of:=IF([.D213]&lt;=[#REF!];1;0)" office:value-type="string" office:string-value="" calcext:value-type="error">
            <text:p>#REF!</text:p>
          </table:table-cell>
          <table:table-cell table:formula="of:=IF([.E213]&lt;=[#REF!];1;0)" office:value-type="string" office:string-value="" calcext:value-type="error">
            <text:p>#REF!</text:p>
          </table:table-cell>
          <table:table-cell table:formula="of:=IF([.F213]&lt;=[#REF!];1;0)" office:value-type="string" office:string-value="" calcext:value-type="error">
            <text:p>#REF!</text:p>
          </table:table-cell>
          <table:table-cell table:formula="of:=IF([.G213]&lt;=[#REF!];1;0)" office:value-type="string" office:string-value="" calcext:value-type="error">
            <text:p>#REF!</text:p>
          </table:table-cell>
          <table:table-cell table:formula="of:=IF([.H213]&lt;=[#REF!];1;0)" office:value-type="string" office:string-value="" calcext:value-type="error">
            <text:p>#REF!</text:p>
          </table:table-cell>
          <table:table-cell table:formula="of:=IF([.I213]&lt;=[#REF!];1;0)" office:value-type="string" office:string-value="" calcext:value-type="error">
            <text:p>#REF!</text:p>
          </table:table-cell>
          <table:table-cell table:formula="of:=IF([.J213]&lt;=[#REF!];1;0)" office:value-type="string" office:string-value="" calcext:value-type="error">
            <text:p>#REF!</text:p>
          </table:table-cell>
          <table:table-cell table:formula="of:=IF([.K213]&lt;=[#REF!];1;0)" office:value-type="string" office:string-value="" calcext:value-type="error">
            <text:p>#REF!</text:p>
          </table:table-cell>
          <table:table-cell table:style-name="ce5" table:formula="of:=SUM([.B316:.K316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B214]&lt;=[#REF!];1;0)" office:value-type="string" office:string-value="" calcext:value-type="error">
            <text:p>#REF!</text:p>
          </table:table-cell>
          <table:table-cell table:formula="of:=IF([.C214]&lt;=[#REF!];1;0)" office:value-type="string" office:string-value="" calcext:value-type="error">
            <text:p>#REF!</text:p>
          </table:table-cell>
          <table:table-cell table:formula="of:=IF([.D214]&lt;=[#REF!];1;0)" office:value-type="string" office:string-value="" calcext:value-type="error">
            <text:p>#REF!</text:p>
          </table:table-cell>
          <table:table-cell table:formula="of:=IF([.E214]&lt;=[#REF!];1;0)" office:value-type="string" office:string-value="" calcext:value-type="error">
            <text:p>#REF!</text:p>
          </table:table-cell>
          <table:table-cell table:formula="of:=IF([.F214]&lt;=[#REF!];1;0)" office:value-type="string" office:string-value="" calcext:value-type="error">
            <text:p>#REF!</text:p>
          </table:table-cell>
          <table:table-cell table:formula="of:=IF([.G214]&lt;=[#REF!];1;0)" office:value-type="string" office:string-value="" calcext:value-type="error">
            <text:p>#REF!</text:p>
          </table:table-cell>
          <table:table-cell table:formula="of:=IF([.H214]&lt;=[#REF!];1;0)" office:value-type="string" office:string-value="" calcext:value-type="error">
            <text:p>#REF!</text:p>
          </table:table-cell>
          <table:table-cell table:formula="of:=IF([.I214]&lt;=[#REF!];1;0)" office:value-type="string" office:string-value="" calcext:value-type="error">
            <text:p>#REF!</text:p>
          </table:table-cell>
          <table:table-cell table:formula="of:=IF([.J214]&lt;=[#REF!];1;0)" office:value-type="string" office:string-value="" calcext:value-type="error">
            <text:p>#REF!</text:p>
          </table:table-cell>
          <table:table-cell table:formula="of:=IF([.K214]&lt;=[#REF!];1;0)" office:value-type="string" office:string-value="" calcext:value-type="error">
            <text:p>#REF!</text:p>
          </table:table-cell>
          <table:table-cell table:style-name="ce5" table:formula="of:=SUM([.B317:.K317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B215]&lt;=[#REF!];1;0)" office:value-type="string" office:string-value="" calcext:value-type="error">
            <text:p>#REF!</text:p>
          </table:table-cell>
          <table:table-cell table:formula="of:=IF([.C215]&lt;=[#REF!];1;0)" office:value-type="string" office:string-value="" calcext:value-type="error">
            <text:p>#REF!</text:p>
          </table:table-cell>
          <table:table-cell table:formula="of:=IF([.D215]&lt;=[#REF!];1;0)" office:value-type="string" office:string-value="" calcext:value-type="error">
            <text:p>#REF!</text:p>
          </table:table-cell>
          <table:table-cell table:formula="of:=IF([.E215]&lt;=[#REF!];1;0)" office:value-type="string" office:string-value="" calcext:value-type="error">
            <text:p>#REF!</text:p>
          </table:table-cell>
          <table:table-cell table:formula="of:=IF([.F215]&lt;=[#REF!];1;0)" office:value-type="string" office:string-value="" calcext:value-type="error">
            <text:p>#REF!</text:p>
          </table:table-cell>
          <table:table-cell table:formula="of:=IF([.G215]&lt;=[#REF!];1;0)" office:value-type="string" office:string-value="" calcext:value-type="error">
            <text:p>#REF!</text:p>
          </table:table-cell>
          <table:table-cell table:formula="of:=IF([.H215]&lt;=[#REF!];1;0)" office:value-type="string" office:string-value="" calcext:value-type="error">
            <text:p>#REF!</text:p>
          </table:table-cell>
          <table:table-cell table:formula="of:=IF([.I215]&lt;=[#REF!];1;0)" office:value-type="string" office:string-value="" calcext:value-type="error">
            <text:p>#REF!</text:p>
          </table:table-cell>
          <table:table-cell table:formula="of:=IF([.J215]&lt;=[#REF!];1;0)" office:value-type="string" office:string-value="" calcext:value-type="error">
            <text:p>#REF!</text:p>
          </table:table-cell>
          <table:table-cell table:formula="of:=IF([.K215]&lt;=[#REF!];1;0)" office:value-type="string" office:string-value="" calcext:value-type="error">
            <text:p>#REF!</text:p>
          </table:table-cell>
          <table:table-cell table:style-name="ce5" table:formula="of:=SUM([.B318:.K318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B216]&lt;=[#REF!];1;0)" office:value-type="string" office:string-value="" calcext:value-type="error">
            <text:p>#REF!</text:p>
          </table:table-cell>
          <table:table-cell table:formula="of:=IF([.C216]&lt;=[#REF!];1;0)" office:value-type="string" office:string-value="" calcext:value-type="error">
            <text:p>#REF!</text:p>
          </table:table-cell>
          <table:table-cell table:formula="of:=IF([.D216]&lt;=[#REF!];1;0)" office:value-type="string" office:string-value="" calcext:value-type="error">
            <text:p>#REF!</text:p>
          </table:table-cell>
          <table:table-cell table:formula="of:=IF([.E216]&lt;=[#REF!];1;0)" office:value-type="string" office:string-value="" calcext:value-type="error">
            <text:p>#REF!</text:p>
          </table:table-cell>
          <table:table-cell table:formula="of:=IF([.F216]&lt;=[#REF!];1;0)" office:value-type="string" office:string-value="" calcext:value-type="error">
            <text:p>#REF!</text:p>
          </table:table-cell>
          <table:table-cell table:formula="of:=IF([.G216]&lt;=[#REF!];1;0)" office:value-type="string" office:string-value="" calcext:value-type="error">
            <text:p>#REF!</text:p>
          </table:table-cell>
          <table:table-cell table:formula="of:=IF([.H216]&lt;=[#REF!];1;0)" office:value-type="string" office:string-value="" calcext:value-type="error">
            <text:p>#REF!</text:p>
          </table:table-cell>
          <table:table-cell table:formula="of:=IF([.I216]&lt;=[#REF!];1;0)" office:value-type="string" office:string-value="" calcext:value-type="error">
            <text:p>#REF!</text:p>
          </table:table-cell>
          <table:table-cell table:formula="of:=IF([.J216]&lt;=[#REF!];1;0)" office:value-type="string" office:string-value="" calcext:value-type="error">
            <text:p>#REF!</text:p>
          </table:table-cell>
          <table:table-cell table:formula="of:=IF([.K216]&lt;=[#REF!];1;0)" office:value-type="string" office:string-value="" calcext:value-type="error">
            <text:p>#REF!</text:p>
          </table:table-cell>
          <table:table-cell table:style-name="ce5" table:formula="of:=SUM([.B319:.K319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B217]&lt;=[#REF!];1;0)" office:value-type="string" office:string-value="" calcext:value-type="error">
            <text:p>#REF!</text:p>
          </table:table-cell>
          <table:table-cell table:formula="of:=IF([.C217]&lt;=[#REF!];1;0)" office:value-type="string" office:string-value="" calcext:value-type="error">
            <text:p>#REF!</text:p>
          </table:table-cell>
          <table:table-cell table:formula="of:=IF([.D217]&lt;=[#REF!];1;0)" office:value-type="string" office:string-value="" calcext:value-type="error">
            <text:p>#REF!</text:p>
          </table:table-cell>
          <table:table-cell table:formula="of:=IF([.E217]&lt;=[#REF!];1;0)" office:value-type="string" office:string-value="" calcext:value-type="error">
            <text:p>#REF!</text:p>
          </table:table-cell>
          <table:table-cell table:formula="of:=IF([.F217]&lt;=[#REF!];1;0)" office:value-type="string" office:string-value="" calcext:value-type="error">
            <text:p>#REF!</text:p>
          </table:table-cell>
          <table:table-cell table:formula="of:=IF([.G217]&lt;=[#REF!];1;0)" office:value-type="string" office:string-value="" calcext:value-type="error">
            <text:p>#REF!</text:p>
          </table:table-cell>
          <table:table-cell table:formula="of:=IF([.H217]&lt;=[#REF!];1;0)" office:value-type="string" office:string-value="" calcext:value-type="error">
            <text:p>#REF!</text:p>
          </table:table-cell>
          <table:table-cell table:formula="of:=IF([.I217]&lt;=[#REF!];1;0)" office:value-type="string" office:string-value="" calcext:value-type="error">
            <text:p>#REF!</text:p>
          </table:table-cell>
          <table:table-cell table:formula="of:=IF([.J217]&lt;=[#REF!];1;0)" office:value-type="string" office:string-value="" calcext:value-type="error">
            <text:p>#REF!</text:p>
          </table:table-cell>
          <table:table-cell table:formula="of:=IF([.K217]&lt;=[#REF!];1;0)" office:value-type="string" office:string-value="" calcext:value-type="error">
            <text:p>#REF!</text:p>
          </table:table-cell>
          <table:table-cell table:style-name="ce5" table:formula="of:=SUM([.B320:.K320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B218]&lt;=[#REF!];1;0)" office:value-type="string" office:string-value="" calcext:value-type="error">
            <text:p>#REF!</text:p>
          </table:table-cell>
          <table:table-cell table:formula="of:=IF([.C218]&lt;=[#REF!];1;0)" office:value-type="string" office:string-value="" calcext:value-type="error">
            <text:p>#REF!</text:p>
          </table:table-cell>
          <table:table-cell table:formula="of:=IF([.D218]&lt;=[#REF!];1;0)" office:value-type="string" office:string-value="" calcext:value-type="error">
            <text:p>#REF!</text:p>
          </table:table-cell>
          <table:table-cell table:formula="of:=IF([.E218]&lt;=[#REF!];1;0)" office:value-type="string" office:string-value="" calcext:value-type="error">
            <text:p>#REF!</text:p>
          </table:table-cell>
          <table:table-cell table:formula="of:=IF([.F218]&lt;=[#REF!];1;0)" office:value-type="string" office:string-value="" calcext:value-type="error">
            <text:p>#REF!</text:p>
          </table:table-cell>
          <table:table-cell table:formula="of:=IF([.G218]&lt;=[#REF!];1;0)" office:value-type="string" office:string-value="" calcext:value-type="error">
            <text:p>#REF!</text:p>
          </table:table-cell>
          <table:table-cell table:formula="of:=IF([.H218]&lt;=[#REF!];1;0)" office:value-type="string" office:string-value="" calcext:value-type="error">
            <text:p>#REF!</text:p>
          </table:table-cell>
          <table:table-cell table:formula="of:=IF([.I218]&lt;=[#REF!];1;0)" office:value-type="string" office:string-value="" calcext:value-type="error">
            <text:p>#REF!</text:p>
          </table:table-cell>
          <table:table-cell table:formula="of:=IF([.J218]&lt;=[#REF!];1;0)" office:value-type="string" office:string-value="" calcext:value-type="error">
            <text:p>#REF!</text:p>
          </table:table-cell>
          <table:table-cell table:formula="of:=IF([.K218]&lt;=[#REF!];1;0)" office:value-type="string" office:string-value="" calcext:value-type="error">
            <text:p>#REF!</text:p>
          </table:table-cell>
          <table:table-cell table:style-name="ce5" table:formula="of:=SUM([.B321:.K321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B219]&lt;=[#REF!];1;0)" office:value-type="string" office:string-value="" calcext:value-type="error">
            <text:p>#REF!</text:p>
          </table:table-cell>
          <table:table-cell table:formula="of:=IF([.C219]&lt;=[#REF!];1;0)" office:value-type="string" office:string-value="" calcext:value-type="error">
            <text:p>#REF!</text:p>
          </table:table-cell>
          <table:table-cell table:formula="of:=IF([.D219]&lt;=[#REF!];1;0)" office:value-type="string" office:string-value="" calcext:value-type="error">
            <text:p>#REF!</text:p>
          </table:table-cell>
          <table:table-cell table:formula="of:=IF([.E219]&lt;=[#REF!];1;0)" office:value-type="string" office:string-value="" calcext:value-type="error">
            <text:p>#REF!</text:p>
          </table:table-cell>
          <table:table-cell table:formula="of:=IF([.F219]&lt;=[#REF!];1;0)" office:value-type="string" office:string-value="" calcext:value-type="error">
            <text:p>#REF!</text:p>
          </table:table-cell>
          <table:table-cell table:formula="of:=IF([.G219]&lt;=[#REF!];1;0)" office:value-type="string" office:string-value="" calcext:value-type="error">
            <text:p>#REF!</text:p>
          </table:table-cell>
          <table:table-cell table:formula="of:=IF([.H219]&lt;=[#REF!];1;0)" office:value-type="string" office:string-value="" calcext:value-type="error">
            <text:p>#REF!</text:p>
          </table:table-cell>
          <table:table-cell table:formula="of:=IF([.I219]&lt;=[#REF!];1;0)" office:value-type="string" office:string-value="" calcext:value-type="error">
            <text:p>#REF!</text:p>
          </table:table-cell>
          <table:table-cell table:formula="of:=IF([.J219]&lt;=[#REF!];1;0)" office:value-type="string" office:string-value="" calcext:value-type="error">
            <text:p>#REF!</text:p>
          </table:table-cell>
          <table:table-cell table:formula="of:=IF([.K219]&lt;=[#REF!];1;0)" office:value-type="string" office:string-value="" calcext:value-type="error">
            <text:p>#REF!</text:p>
          </table:table-cell>
          <table:table-cell table:style-name="ce5" table:formula="of:=SUM([.B322:.K322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B220]&lt;=[#REF!];1;0)" office:value-type="string" office:string-value="" calcext:value-type="error">
            <text:p>#REF!</text:p>
          </table:table-cell>
          <table:table-cell table:formula="of:=IF([.C220]&lt;=[#REF!];1;0)" office:value-type="string" office:string-value="" calcext:value-type="error">
            <text:p>#REF!</text:p>
          </table:table-cell>
          <table:table-cell table:formula="of:=IF([.D220]&lt;=[#REF!];1;0)" office:value-type="string" office:string-value="" calcext:value-type="error">
            <text:p>#REF!</text:p>
          </table:table-cell>
          <table:table-cell table:formula="of:=IF([.E220]&lt;=[#REF!];1;0)" office:value-type="string" office:string-value="" calcext:value-type="error">
            <text:p>#REF!</text:p>
          </table:table-cell>
          <table:table-cell table:formula="of:=IF([.F220]&lt;=[#REF!];1;0)" office:value-type="string" office:string-value="" calcext:value-type="error">
            <text:p>#REF!</text:p>
          </table:table-cell>
          <table:table-cell table:formula="of:=IF([.G220]&lt;=[#REF!];1;0)" office:value-type="string" office:string-value="" calcext:value-type="error">
            <text:p>#REF!</text:p>
          </table:table-cell>
          <table:table-cell table:formula="of:=IF([.H220]&lt;=[#REF!];1;0)" office:value-type="string" office:string-value="" calcext:value-type="error">
            <text:p>#REF!</text:p>
          </table:table-cell>
          <table:table-cell table:formula="of:=IF([.I220]&lt;=[#REF!];1;0)" office:value-type="string" office:string-value="" calcext:value-type="error">
            <text:p>#REF!</text:p>
          </table:table-cell>
          <table:table-cell table:formula="of:=IF([.J220]&lt;=[#REF!];1;0)" office:value-type="string" office:string-value="" calcext:value-type="error">
            <text:p>#REF!</text:p>
          </table:table-cell>
          <table:table-cell table:formula="of:=IF([.K220]&lt;=[#REF!];1;0)" office:value-type="string" office:string-value="" calcext:value-type="error">
            <text:p>#REF!</text:p>
          </table:table-cell>
          <table:table-cell table:style-name="ce5" table:formula="of:=SUM([.B323:.K323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B221]&lt;=[#REF!];1;0)" office:value-type="string" office:string-value="" calcext:value-type="error">
            <text:p>#REF!</text:p>
          </table:table-cell>
          <table:table-cell table:formula="of:=IF([.C221]&lt;=[#REF!];1;0)" office:value-type="string" office:string-value="" calcext:value-type="error">
            <text:p>#REF!</text:p>
          </table:table-cell>
          <table:table-cell table:formula="of:=IF([.D221]&lt;=[#REF!];1;0)" office:value-type="string" office:string-value="" calcext:value-type="error">
            <text:p>#REF!</text:p>
          </table:table-cell>
          <table:table-cell table:formula="of:=IF([.E221]&lt;=[#REF!];1;0)" office:value-type="string" office:string-value="" calcext:value-type="error">
            <text:p>#REF!</text:p>
          </table:table-cell>
          <table:table-cell table:formula="of:=IF([.F221]&lt;=[#REF!];1;0)" office:value-type="string" office:string-value="" calcext:value-type="error">
            <text:p>#REF!</text:p>
          </table:table-cell>
          <table:table-cell table:formula="of:=IF([.G221]&lt;=[#REF!];1;0)" office:value-type="string" office:string-value="" calcext:value-type="error">
            <text:p>#REF!</text:p>
          </table:table-cell>
          <table:table-cell table:formula="of:=IF([.H221]&lt;=[#REF!];1;0)" office:value-type="string" office:string-value="" calcext:value-type="error">
            <text:p>#REF!</text:p>
          </table:table-cell>
          <table:table-cell table:formula="of:=IF([.I221]&lt;=[#REF!];1;0)" office:value-type="string" office:string-value="" calcext:value-type="error">
            <text:p>#REF!</text:p>
          </table:table-cell>
          <table:table-cell table:formula="of:=IF([.J221]&lt;=[#REF!];1;0)" office:value-type="string" office:string-value="" calcext:value-type="error">
            <text:p>#REF!</text:p>
          </table:table-cell>
          <table:table-cell table:formula="of:=IF([.K221]&lt;=[#REF!];1;0)" office:value-type="string" office:string-value="" calcext:value-type="error">
            <text:p>#REF!</text:p>
          </table:table-cell>
          <table:table-cell table:style-name="ce5" table:formula="of:=SUM([.B324:.K324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B222]&lt;=[#REF!];1;0)" office:value-type="string" office:string-value="" calcext:value-type="error">
            <text:p>#REF!</text:p>
          </table:table-cell>
          <table:table-cell table:formula="of:=IF([.C222]&lt;=[#REF!];1;0)" office:value-type="string" office:string-value="" calcext:value-type="error">
            <text:p>#REF!</text:p>
          </table:table-cell>
          <table:table-cell table:formula="of:=IF([.D222]&lt;=[#REF!];1;0)" office:value-type="string" office:string-value="" calcext:value-type="error">
            <text:p>#REF!</text:p>
          </table:table-cell>
          <table:table-cell table:formula="of:=IF([.E222]&lt;=[#REF!];1;0)" office:value-type="string" office:string-value="" calcext:value-type="error">
            <text:p>#REF!</text:p>
          </table:table-cell>
          <table:table-cell table:formula="of:=IF([.F222]&lt;=[#REF!];1;0)" office:value-type="string" office:string-value="" calcext:value-type="error">
            <text:p>#REF!</text:p>
          </table:table-cell>
          <table:table-cell table:formula="of:=IF([.G222]&lt;=[#REF!];1;0)" office:value-type="string" office:string-value="" calcext:value-type="error">
            <text:p>#REF!</text:p>
          </table:table-cell>
          <table:table-cell table:formula="of:=IF([.H222]&lt;=[#REF!];1;0)" office:value-type="string" office:string-value="" calcext:value-type="error">
            <text:p>#REF!</text:p>
          </table:table-cell>
          <table:table-cell table:formula="of:=IF([.I222]&lt;=[#REF!];1;0)" office:value-type="string" office:string-value="" calcext:value-type="error">
            <text:p>#REF!</text:p>
          </table:table-cell>
          <table:table-cell table:formula="of:=IF([.J222]&lt;=[#REF!];1;0)" office:value-type="string" office:string-value="" calcext:value-type="error">
            <text:p>#REF!</text:p>
          </table:table-cell>
          <table:table-cell table:formula="of:=IF([.K222]&lt;=[#REF!];1;0)" office:value-type="string" office:string-value="" calcext:value-type="error">
            <text:p>#REF!</text:p>
          </table:table-cell>
          <table:table-cell table:style-name="ce5" table:formula="of:=SUM([.B325:.K325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B223]&lt;=[#REF!];1;0)" office:value-type="string" office:string-value="" calcext:value-type="error">
            <text:p>#REF!</text:p>
          </table:table-cell>
          <table:table-cell table:formula="of:=IF([.C223]&lt;=[#REF!];1;0)" office:value-type="string" office:string-value="" calcext:value-type="error">
            <text:p>#REF!</text:p>
          </table:table-cell>
          <table:table-cell table:formula="of:=IF([.D223]&lt;=[#REF!];1;0)" office:value-type="string" office:string-value="" calcext:value-type="error">
            <text:p>#REF!</text:p>
          </table:table-cell>
          <table:table-cell table:formula="of:=IF([.E223]&lt;=[#REF!];1;0)" office:value-type="string" office:string-value="" calcext:value-type="error">
            <text:p>#REF!</text:p>
          </table:table-cell>
          <table:table-cell table:formula="of:=IF([.F223]&lt;=[#REF!];1;0)" office:value-type="string" office:string-value="" calcext:value-type="error">
            <text:p>#REF!</text:p>
          </table:table-cell>
          <table:table-cell table:formula="of:=IF([.G223]&lt;=[#REF!];1;0)" office:value-type="string" office:string-value="" calcext:value-type="error">
            <text:p>#REF!</text:p>
          </table:table-cell>
          <table:table-cell table:formula="of:=IF([.H223]&lt;=[#REF!];1;0)" office:value-type="string" office:string-value="" calcext:value-type="error">
            <text:p>#REF!</text:p>
          </table:table-cell>
          <table:table-cell table:formula="of:=IF([.I223]&lt;=[#REF!];1;0)" office:value-type="string" office:string-value="" calcext:value-type="error">
            <text:p>#REF!</text:p>
          </table:table-cell>
          <table:table-cell table:formula="of:=IF([.J223]&lt;=[#REF!];1;0)" office:value-type="string" office:string-value="" calcext:value-type="error">
            <text:p>#REF!</text:p>
          </table:table-cell>
          <table:table-cell table:formula="of:=IF([.K223]&lt;=[#REF!];1;0)" office:value-type="string" office:string-value="" calcext:value-type="error">
            <text:p>#REF!</text:p>
          </table:table-cell>
          <table:table-cell table:style-name="ce5" table:formula="of:=SUM([.B326:.K326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B224]&lt;=[#REF!];1;0)" office:value-type="string" office:string-value="" calcext:value-type="error">
            <text:p>#REF!</text:p>
          </table:table-cell>
          <table:table-cell table:formula="of:=IF([.C224]&lt;=[#REF!];1;0)" office:value-type="string" office:string-value="" calcext:value-type="error">
            <text:p>#REF!</text:p>
          </table:table-cell>
          <table:table-cell table:formula="of:=IF([.D224]&lt;=[#REF!];1;0)" office:value-type="string" office:string-value="" calcext:value-type="error">
            <text:p>#REF!</text:p>
          </table:table-cell>
          <table:table-cell table:formula="of:=IF([.E224]&lt;=[#REF!];1;0)" office:value-type="string" office:string-value="" calcext:value-type="error">
            <text:p>#REF!</text:p>
          </table:table-cell>
          <table:table-cell table:formula="of:=IF([.F224]&lt;=[#REF!];1;0)" office:value-type="string" office:string-value="" calcext:value-type="error">
            <text:p>#REF!</text:p>
          </table:table-cell>
          <table:table-cell table:formula="of:=IF([.G224]&lt;=[#REF!];1;0)" office:value-type="string" office:string-value="" calcext:value-type="error">
            <text:p>#REF!</text:p>
          </table:table-cell>
          <table:table-cell table:formula="of:=IF([.H224]&lt;=[#REF!];1;0)" office:value-type="string" office:string-value="" calcext:value-type="error">
            <text:p>#REF!</text:p>
          </table:table-cell>
          <table:table-cell table:formula="of:=IF([.I224]&lt;=[#REF!];1;0)" office:value-type="string" office:string-value="" calcext:value-type="error">
            <text:p>#REF!</text:p>
          </table:table-cell>
          <table:table-cell table:formula="of:=IF([.J224]&lt;=[#REF!];1;0)" office:value-type="string" office:string-value="" calcext:value-type="error">
            <text:p>#REF!</text:p>
          </table:table-cell>
          <table:table-cell table:formula="of:=IF([.K224]&lt;=[#REF!];1;0)" office:value-type="string" office:string-value="" calcext:value-type="error">
            <text:p>#REF!</text:p>
          </table:table-cell>
          <table:table-cell table:style-name="ce5" table:formula="of:=SUM([.B327:.K327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B225]&lt;=[#REF!];1;0)" office:value-type="string" office:string-value="" calcext:value-type="error">
            <text:p>#REF!</text:p>
          </table:table-cell>
          <table:table-cell table:formula="of:=IF([.C225]&lt;=[#REF!];1;0)" office:value-type="string" office:string-value="" calcext:value-type="error">
            <text:p>#REF!</text:p>
          </table:table-cell>
          <table:table-cell table:formula="of:=IF([.D225]&lt;=[#REF!];1;0)" office:value-type="string" office:string-value="" calcext:value-type="error">
            <text:p>#REF!</text:p>
          </table:table-cell>
          <table:table-cell table:formula="of:=IF([.E225]&lt;=[#REF!];1;0)" office:value-type="string" office:string-value="" calcext:value-type="error">
            <text:p>#REF!</text:p>
          </table:table-cell>
          <table:table-cell table:formula="of:=IF([.F225]&lt;=[#REF!];1;0)" office:value-type="string" office:string-value="" calcext:value-type="error">
            <text:p>#REF!</text:p>
          </table:table-cell>
          <table:table-cell table:formula="of:=IF([.G225]&lt;=[#REF!];1;0)" office:value-type="string" office:string-value="" calcext:value-type="error">
            <text:p>#REF!</text:p>
          </table:table-cell>
          <table:table-cell table:formula="of:=IF([.H225]&lt;=[#REF!];1;0)" office:value-type="string" office:string-value="" calcext:value-type="error">
            <text:p>#REF!</text:p>
          </table:table-cell>
          <table:table-cell table:formula="of:=IF([.I225]&lt;=[#REF!];1;0)" office:value-type="string" office:string-value="" calcext:value-type="error">
            <text:p>#REF!</text:p>
          </table:table-cell>
          <table:table-cell table:formula="of:=IF([.J225]&lt;=[#REF!];1;0)" office:value-type="string" office:string-value="" calcext:value-type="error">
            <text:p>#REF!</text:p>
          </table:table-cell>
          <table:table-cell table:formula="of:=IF([.K225]&lt;=[#REF!];1;0)" office:value-type="string" office:string-value="" calcext:value-type="error">
            <text:p>#REF!</text:p>
          </table:table-cell>
          <table:table-cell table:style-name="ce5" table:formula="of:=SUM([.B328:.K328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B226]&lt;=[#REF!];1;0)" office:value-type="string" office:string-value="" calcext:value-type="error">
            <text:p>#REF!</text:p>
          </table:table-cell>
          <table:table-cell table:formula="of:=IF([.C226]&lt;=[#REF!];1;0)" office:value-type="string" office:string-value="" calcext:value-type="error">
            <text:p>#REF!</text:p>
          </table:table-cell>
          <table:table-cell table:formula="of:=IF([.D226]&lt;=[#REF!];1;0)" office:value-type="string" office:string-value="" calcext:value-type="error">
            <text:p>#REF!</text:p>
          </table:table-cell>
          <table:table-cell table:formula="of:=IF([.E226]&lt;=[#REF!];1;0)" office:value-type="string" office:string-value="" calcext:value-type="error">
            <text:p>#REF!</text:p>
          </table:table-cell>
          <table:table-cell table:formula="of:=IF([.F226]&lt;=[#REF!];1;0)" office:value-type="string" office:string-value="" calcext:value-type="error">
            <text:p>#REF!</text:p>
          </table:table-cell>
          <table:table-cell table:formula="of:=IF([.G226]&lt;=[#REF!];1;0)" office:value-type="string" office:string-value="" calcext:value-type="error">
            <text:p>#REF!</text:p>
          </table:table-cell>
          <table:table-cell table:formula="of:=IF([.H226]&lt;=[#REF!];1;0)" office:value-type="string" office:string-value="" calcext:value-type="error">
            <text:p>#REF!</text:p>
          </table:table-cell>
          <table:table-cell table:formula="of:=IF([.I226]&lt;=[#REF!];1;0)" office:value-type="string" office:string-value="" calcext:value-type="error">
            <text:p>#REF!</text:p>
          </table:table-cell>
          <table:table-cell table:formula="of:=IF([.J226]&lt;=[#REF!];1;0)" office:value-type="string" office:string-value="" calcext:value-type="error">
            <text:p>#REF!</text:p>
          </table:table-cell>
          <table:table-cell table:formula="of:=IF([.K226]&lt;=[#REF!];1;0)" office:value-type="string" office:string-value="" calcext:value-type="error">
            <text:p>#REF!</text:p>
          </table:table-cell>
          <table:table-cell table:style-name="ce5" table:formula="of:=SUM([.B329:.K329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B227]&lt;=[#REF!];1;0)" office:value-type="string" office:string-value="" calcext:value-type="error">
            <text:p>#REF!</text:p>
          </table:table-cell>
          <table:table-cell table:formula="of:=IF([.C227]&lt;=[#REF!];1;0)" office:value-type="string" office:string-value="" calcext:value-type="error">
            <text:p>#REF!</text:p>
          </table:table-cell>
          <table:table-cell table:formula="of:=IF([.D227]&lt;=[#REF!];1;0)" office:value-type="string" office:string-value="" calcext:value-type="error">
            <text:p>#REF!</text:p>
          </table:table-cell>
          <table:table-cell table:formula="of:=IF([.E227]&lt;=[#REF!];1;0)" office:value-type="string" office:string-value="" calcext:value-type="error">
            <text:p>#REF!</text:p>
          </table:table-cell>
          <table:table-cell table:formula="of:=IF([.F227]&lt;=[#REF!];1;0)" office:value-type="string" office:string-value="" calcext:value-type="error">
            <text:p>#REF!</text:p>
          </table:table-cell>
          <table:table-cell table:formula="of:=IF([.G227]&lt;=[#REF!];1;0)" office:value-type="string" office:string-value="" calcext:value-type="error">
            <text:p>#REF!</text:p>
          </table:table-cell>
          <table:table-cell table:formula="of:=IF([.H227]&lt;=[#REF!];1;0)" office:value-type="string" office:string-value="" calcext:value-type="error">
            <text:p>#REF!</text:p>
          </table:table-cell>
          <table:table-cell table:formula="of:=IF([.I227]&lt;=[#REF!];1;0)" office:value-type="string" office:string-value="" calcext:value-type="error">
            <text:p>#REF!</text:p>
          </table:table-cell>
          <table:table-cell table:formula="of:=IF([.J227]&lt;=[#REF!];1;0)" office:value-type="string" office:string-value="" calcext:value-type="error">
            <text:p>#REF!</text:p>
          </table:table-cell>
          <table:table-cell table:formula="of:=IF([.K227]&lt;=[#REF!];1;0)" office:value-type="string" office:string-value="" calcext:value-type="error">
            <text:p>#REF!</text:p>
          </table:table-cell>
          <table:table-cell table:style-name="ce5" table:formula="of:=SUM([.B330:.K330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B228]&lt;=[#REF!];1;0)" office:value-type="string" office:string-value="" calcext:value-type="error">
            <text:p>#REF!</text:p>
          </table:table-cell>
          <table:table-cell table:formula="of:=IF([.C228]&lt;=[#REF!];1;0)" office:value-type="string" office:string-value="" calcext:value-type="error">
            <text:p>#REF!</text:p>
          </table:table-cell>
          <table:table-cell table:formula="of:=IF([.D228]&lt;=[#REF!];1;0)" office:value-type="string" office:string-value="" calcext:value-type="error">
            <text:p>#REF!</text:p>
          </table:table-cell>
          <table:table-cell table:formula="of:=IF([.E228]&lt;=[#REF!];1;0)" office:value-type="string" office:string-value="" calcext:value-type="error">
            <text:p>#REF!</text:p>
          </table:table-cell>
          <table:table-cell table:formula="of:=IF([.F228]&lt;=[#REF!];1;0)" office:value-type="string" office:string-value="" calcext:value-type="error">
            <text:p>#REF!</text:p>
          </table:table-cell>
          <table:table-cell table:formula="of:=IF([.G228]&lt;=[#REF!];1;0)" office:value-type="string" office:string-value="" calcext:value-type="error">
            <text:p>#REF!</text:p>
          </table:table-cell>
          <table:table-cell table:formula="of:=IF([.H228]&lt;=[#REF!];1;0)" office:value-type="string" office:string-value="" calcext:value-type="error">
            <text:p>#REF!</text:p>
          </table:table-cell>
          <table:table-cell table:formula="of:=IF([.I228]&lt;=[#REF!];1;0)" office:value-type="string" office:string-value="" calcext:value-type="error">
            <text:p>#REF!</text:p>
          </table:table-cell>
          <table:table-cell table:formula="of:=IF([.J228]&lt;=[#REF!];1;0)" office:value-type="string" office:string-value="" calcext:value-type="error">
            <text:p>#REF!</text:p>
          </table:table-cell>
          <table:table-cell table:formula="of:=IF([.K228]&lt;=[#REF!];1;0)" office:value-type="string" office:string-value="" calcext:value-type="error">
            <text:p>#REF!</text:p>
          </table:table-cell>
          <table:table-cell table:style-name="ce5" table:formula="of:=SUM([.B331:.K331])" office:value-type="string" office:string-value="" calcext:value-type="error">
            <text:p>#REF!</text:p>
          </table:table-cell>
          <table:table-cell table:number-columns-repeated="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B229]&lt;=[#REF!];1;0)" office:value-type="string" office:string-value="" calcext:value-type="error">
            <text:p>#REF!</text:p>
          </table:table-cell>
          <table:table-cell table:formula="of:=IF([.C229]&lt;=[#REF!];1;0)" office:value-type="string" office:string-value="" calcext:value-type="error">
            <text:p>#REF!</text:p>
          </table:table-cell>
          <table:table-cell table:formula="of:=IF([.D229]&lt;=[#REF!];1;0)" office:value-type="string" office:string-value="" calcext:value-type="error">
            <text:p>#REF!</text:p>
          </table:table-cell>
          <table:table-cell table:formula="of:=IF([.E229]&lt;=[#REF!];1;0)" office:value-type="string" office:string-value="" calcext:value-type="error">
            <text:p>#REF!</text:p>
          </table:table-cell>
          <table:table-cell table:formula="of:=IF([.F229]&lt;=[#REF!];1;0)" office:value-type="string" office:string-value="" calcext:value-type="error">
            <text:p>#REF!</text:p>
          </table:table-cell>
          <table:table-cell table:formula="of:=IF([.G229]&lt;=[#REF!];1;0)" office:value-type="string" office:string-value="" calcext:value-type="error">
            <text:p>#REF!</text:p>
          </table:table-cell>
          <table:table-cell table:formula="of:=IF([.H229]&lt;=[#REF!];1;0)" office:value-type="string" office:string-value="" calcext:value-type="error">
            <text:p>#REF!</text:p>
          </table:table-cell>
          <table:table-cell table:formula="of:=IF([.I229]&lt;=[#REF!];1;0)" office:value-type="string" office:string-value="" calcext:value-type="error">
            <text:p>#REF!</text:p>
          </table:table-cell>
          <table:table-cell table:formula="of:=IF([.J229]&lt;=[#REF!];1;0)" office:value-type="string" office:string-value="" calcext:value-type="error">
            <text:p>#REF!</text:p>
          </table:table-cell>
          <table:table-cell table:formula="of:=IF([.K229]&lt;=[#REF!];1;0)" office:value-type="string" office:string-value="" calcext:value-type="error">
            <text:p>#REF!</text:p>
          </table:table-cell>
          <table:table-cell table:style-name="ce5" table:formula="of:=SUM([.B332:.K332])" office:value-type="string" office:string-value="" calcext:value-type="error">
            <text:p>#REF!</text:p>
          </table:table-cell>
          <table:table-cell table:number-columns-repeated="18"/>
        </table:table-row>
        <calcext:conditional-formats>
          <calcext:conditional-format calcext:target-range-address="Sheet1.L233:Sheet1.L332">
            <calcext:condition calcext:apply-style-name="Untitled1" calcext:value="=0" calcext:base-cell-address="Sheet1.L2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8:31:59.483734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44:43.902614533</meta:creation-date>
    <dc:date>2018-01-31T00:13:06.356231193</dc:date>
    <meta:editing-duration>PT5H42M3S</meta:editing-duration>
    <meta:editing-cycles>2</meta:editing-cycles>
    <meta:generator>LibreOffice/5.1.6.2$Linux_X86_64 LibreOffice_project/10m0$Build-2</meta:generator>
    <meta:document-statistic meta:table-count="1" meta:cell-count="29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14.773cm" xlink:href=".." xlink:type="simple" chart:class="chart:scatter" chart:style-name="ch1">
        <chart:legend chart:legend-position="end" svg:x="14.318cm" svg:y="6.838cm" style:legend-expansion="high" chart:style-name="ch2"/>
        <chart:plot-area chart:style-name="ch3" table:cell-range-address="Sheet1.C104:Sheet1.D113 Sheet1.B2:Sheet1.C101" chart:data-source-has-labels="both" svg:x="0.319cm" svg:y="0.295cm" svg:width="13.68cm" svg:height="14.183cm">
          <chartooo:coordinate-region svg:x="0.94cm" svg:y="0.494cm" svg:width="12.593cm" svg:height="13.337cm"/>
          <chart:axis chart:dimension="x" chart:name="primary-x" chart:style-name="ch4" chartooo:axis-type="auto">
            <chart:categories table:cell-range-address="Sheet1.D104:Sheet1.D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1" loext:label-string="nodes" chart:class="chart:scatter">
            <chart:domain table:cell-range-address="Sheet1.B2:Sheet1.B101"/>
            <chart:data-point chart:repeated="100"/>
          </chart:series>
          <chart:series chart:style-name="ch7" chart:values-cell-range-address="Sheet1.C104:Sheet1.C113" loext:label-string="bases" chart:class="chart:scatter">
            <chart:domain table:cell-range-address="Sheet1.B104:Sheet1.B113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</text:p>
              </table:table-cell>
              <table:table-cell office:value-type="string">
                <text:p>Column B</text:p>
              </table:table-cell>
              <table:table-cell office:value-type="string">
                <text:p>base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104:Sheet1.D113</svg:desc>
                </draw:g>
              </table:table-cell>
              <table:table-cell office:value-type="float" office:value="10">
                <text:p>10</text:p>
                <draw:g>
                  <svg:desc>Sheet1.B2:Sheet1.B101</svg:desc>
                </draw:g>
              </table:table-cell>
              <table:table-cell office:value-type="float" office:value="10">
                <text:p>10</text:p>
                <draw:g>
                  <svg:desc>Sheet1.C2:Sheet1.C101</svg:desc>
                </draw:g>
              </table:table-cell>
              <table:table-cell office:value-type="float" office:value="30">
                <text:p>30</text:p>
                <draw:g>
                  <svg:desc>Sheet1.B104:Sheet1.B113</svg:desc>
                </draw:g>
              </table:table-cell>
              <table:table-cell office:value-type="float" office:value="20">
                <text:p>20</text:p>
                <draw:g>
                  <svg:desc>Sheet1.C104:Sheet1.C1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60">
                <text:p>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